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Pictures/2000000D000000FD000000FDEDDD9018.svm" manifest:media-type=""/>
  <manifest:file-entry manifest:full-path="Object 1/Pictures/20000011000000DD000000DDAC1C8ECE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Pictures/2000000D000000FD000000FDEDDD9018.svm" manifest:media-type=""/>
  <manifest:file-entry manifest:full-path="Object 2/Pictures/20000011000000DD000000DDAC1C8ECE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D000000FD000000FDEDDD9018.svm" manifest:media-type=""/>
  <manifest:file-entry manifest:full-path="Object 3/Pictures/20000011000000DD000000DDAC1C8ECE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Pictures/2000000D000000FD000000FDEDDD9018.svm" manifest:media-type=""/>
  <manifest:file-entry manifest:full-path="Object 4/Pictures/20000011000000DD000000DDAC1C8ECE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1x1" table:style-name="ta1">
        <table:shapes>
          <draw:frame draw:z-index="0" draw:style-name="gr1" svg:width="6.8323in" svg:height="7.3386in" svg:x="2.6665in" svg:y="7.2374in">
            <draw:object draw:notify-on-update-of-ranges="1x1.J2:1x1.J42 1x1.T1:1x1.T1 1x1.T2:1x1.T42 1x1.J2:1x1.J42 1x1.U1:1x1.U1 1x1.U2:1x1.U42 1x1.J2:1x1.J42 1x1.K1:1x1.K1 1x1.K2:1x1.K42 1x1.J2:1x1.J42 1x1.L1:1x1.L1 1x1.L2:1x1.L42 1x1.J2:1x1.J42 1x1.M1:1x1.M1 1x1.M2:1x1.M42 1x1.J2:1x1.J42 1x1.N1:1x1.N1 1x1.N2:1x1.N42 1x1.J2:1x1.J42 1x1.O1:1x1.O1 1x1.O2:1x1.O42 1x1.J2:1x1.J42 1x1.P1:1x1.P1 1x1.P2:1x1.P42 1x1.J2:1x1.J42 1x1.Q1:1x1.Q1 1x1.Q2:1x1.Q42 1x1.J2:1x1.J42 1x1.R1:1x1.R1 1x1.R2:1x1.R42 1x1.J2:1x1.J42 1x1.S1:1x1.S1 1x1.S2:1x1.S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9"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  <table:table-cell table:style-name="ce4" office:value-type="string">
            <text:p>N = 7</text:p>
          </table:table-cell>
          <table:table-cell table:style-name="ce4" office:value-type="string">
            <text:p>N = 8</text:p>
          </table:table-cell>
          <table:table-cell table:style-name="ce4" office:value-type="string">
            <text:p>N = 9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/>
        </table:table-row>
        <table:table-row table:style-name="ro2">
          <table:table-cell table:style-name="ce1" office:value-type="float" office:value="0">
            <text:p>0.0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93303258478124E-015">
            <text:p>1.93E-015</text:p>
          </table:table-cell>
          <table:table-cell table:style-name="ce3" office:value-type="float" office:value="8.31854969985186E-015">
            <text:p>8.32E-015</text:p>
          </table:table-cell>
          <table:table-cell table:style-name="ce3" office:value-type="float" office:value="15.0005625140629">
            <text:p>1.50E+001</text:p>
          </table:table-cell>
          <table:table-cell table:style-name="ce3" office:value-type="float" office:value="15.0005625140629">
            <text:p>1.50E+001</text:p>
          </table:table-cell>
          <table:table-cell table:style-name="ce3" office:value-type="float" office:value="59.9932515184505">
            <text:p>6.00E+001</text:p>
          </table:table-cell>
          <table:table-cell table:style-name="ce3" office:value-type="float" office:value="59.9932515184505">
            <text:p>6.00E+001</text:p>
          </table:table-cell>
          <table:table-cell/>
          <table:table-cell table:style-name="ce1" table:formula="of:=2*[.A2]/PI()" office:value-type="float" office:value="0">
            <text:p>0.0000</text:p>
          </table:table-cell>
          <table:table-cell table:style-name="ce1" table:formula="of:=2*SQRT([.C2])/4" office:value-type="float" office:value="0.0000000219831332206151">
            <text:p>0.0000</text:p>
          </table:table-cell>
          <table:table-cell table:style-name="ce1" table:formula="of:=2*SQRT([.D2])/4" office:value-type="float" office:value="0.0000000456030418389274">
            <text:p>0.0000</text:p>
          </table:table-cell>
          <table:table-cell table:style-name="ce1" table:formula="of:=2*SQRT([.E2])/4" office:value-type="float" office:value="1.93652798288992">
            <text:p>1.9365</text:p>
          </table:table-cell>
          <table:table-cell table:style-name="ce1" table:formula="of:=2*SQRT([.F2])/4" office:value-type="float" office:value="1.93652798288992">
            <text:p>1.9365</text:p>
          </table:table-cell>
          <table:table-cell table:style-name="ce1" table:formula="of:=2*SQRT([.G2])/4" office:value-type="float" office:value="3.8727655337772">
            <text:p>3.8728</text:p>
          </table:table-cell>
          <table:table-cell table:style-name="ce1" table:formula="of:=2*SQRT([.H2])/4" office:value-type="float" office:value="3.8727655337772">
            <text:p>3.8728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]/4" office:value-type="float" office:value="0">
            <text:p>0.0000</text:p>
          </table:table-cell>
          <table:table-cell table:style-name="ce1" table:formula="of:=2*[.$B$45]*[.A2]/4" office:value-type="float" office:value="0">
            <text:p>0.0000</text:p>
          </table:table-cell>
          <table:table-cell table:style-name="ce1"/>
        </table:table-row>
        <table:table-row table:style-name="ro2">
          <table:table-cell table:style-name="ce1" office:value-type="float" office:value="0.03926990817">
            <text:p>0.0393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0154218360029413">
            <text:p>1.54E-003</text:p>
          </table:table-cell>
          <table:table-cell table:style-name="ce3" office:value-type="float" office:value="0.00616780927611421">
            <text:p>6.17E-003</text:p>
          </table:table-cell>
          <table:table-cell table:style-name="ce3" office:value-type="float" office:value="14.9697789733723">
            <text:p>1.50E+001</text:p>
          </table:table-cell>
          <table:table-cell table:style-name="ce3" office:value-type="float" office:value="15.0067334941768">
            <text:p>1.50E+001</text:p>
          </table:table-cell>
          <table:table-cell table:style-name="ce3" office:value-type="float" office:value="59.8701358221195">
            <text:p>5.99E+001</text:p>
          </table:table-cell>
          <table:table-cell table:style-name="ce3" office:value-type="float" office:value="59.9947944948792">
            <text:p>6.00E+001</text:p>
          </table:table-cell>
          <table:table-cell/>
          <table:table-cell table:style-name="ce1" table:formula="of:=2*[.A3]/PI()" office:value-type="float" office:value="0.0250000000000812">
            <text:p>0.0250</text:p>
          </table:table-cell>
          <table:table-cell table:style-name="ce1" table:formula="of:=2*SQRT([.C3])/4" office:value-type="float" office:value="0.0196353227646895">
            <text:p>0.0196</text:p>
          </table:table-cell>
          <table:table-cell table:style-name="ce1" table:formula="of:=2*SQRT([.D3])/4" office:value-type="float" office:value="0.0392677007097252">
            <text:p>0.0393</text:p>
          </table:table-cell>
          <table:table-cell table:style-name="ce1" table:formula="of:=2*SQRT([.E3])/4" office:value-type="float" office:value="1.93453993066648">
            <text:p>1.9345</text:p>
          </table:table-cell>
          <table:table-cell table:style-name="ce1" table:formula="of:=2*SQRT([.F3])/4" office:value-type="float" office:value="1.93692626951679">
            <text:p>1.9369</text:p>
          </table:table-cell>
          <table:table-cell table:style-name="ce1" table:formula="of:=2*SQRT([.G3])/4" office:value-type="float" office:value="3.86878972748971">
            <text:p>3.8688</text:p>
          </table:table-cell>
          <table:table-cell table:style-name="ce1" table:formula="of:=2*SQRT([.H3])/4" office:value-type="float" office:value="3.87281533560791">
            <text:p>3.8728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]/4" office:value-type="float" office:value="0.03926990817">
            <text:p>0.0393</text:p>
          </table:table-cell>
          <table:table-cell table:style-name="ce1" table:formula="of:=2*[.$B$45]*[.A3]/4" office:value-type="float" office:value="0.019634954085">
            <text:p>0.0196</text:p>
          </table:table-cell>
          <table:table-cell table:style-name="ce1"/>
        </table:table-row>
        <table:table-row table:style-name="ro2">
          <table:table-cell table:style-name="ce1" office:value-type="float" office:value="0.07853981634">
            <text:p>0.0785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0616873928469184">
            <text:p>6.17E-003</text:p>
          </table:table-cell>
          <table:table-cell table:style-name="ce3" office:value-type="float" office:value="0.0246712566353025">
            <text:p>2.47E-002</text:p>
          </table:table-cell>
          <table:table-cell table:style-name="ce3" office:value-type="float" office:value="14.8781442366526">
            <text:p>1.49E+001</text:p>
          </table:table-cell>
          <table:table-cell table:style-name="ce3" office:value-type="float" office:value="15.0252845196768">
            <text:p>1.50E+001</text:p>
          </table:table-cell>
          <table:table-cell table:style-name="ce3" office:value-type="float" office:value="59.5036518450887">
            <text:p>5.95E+001</text:p>
          </table:table-cell>
          <table:table-cell table:style-name="ce3" office:value-type="float" office:value="59.9994329468829">
            <text:p>6.00E+001</text:p>
          </table:table-cell>
          <table:table-cell/>
          <table:table-cell table:style-name="ce1" table:formula="of:=2*[.A4]/PI()" office:value-type="float" office:value="0.0500000000001625">
            <text:p>0.0500</text:p>
          </table:table-cell>
          <table:table-cell table:style-name="ce1" table:formula="of:=2*SQRT([.C4])/4" office:value-type="float" office:value="0.039270661073796">
            <text:p>0.0393</text:p>
          </table:table-cell>
          <table:table-cell table:style-name="ce1" table:formula="of:=2*SQRT([.D4])/4" office:value-type="float" office:value="0.0785354325054979">
            <text:p>0.0785</text:p>
          </table:table-cell>
          <table:table-cell table:style-name="ce1" table:formula="of:=2*SQRT([.E4])/4" office:value-type="float" office:value="1.92860987738919">
            <text:p>1.9286</text:p>
          </table:table-cell>
          <table:table-cell table:style-name="ce1" table:formula="of:=2*SQRT([.F4])/4" office:value-type="float" office:value="1.93812309462511">
            <text:p>1.9381</text:p>
          </table:table-cell>
          <table:table-cell table:style-name="ce1" table:formula="of:=2*SQRT([.G4])/4" office:value-type="float" office:value="3.85693051029859">
            <text:p>3.8569</text:p>
          </table:table-cell>
          <table:table-cell table:style-name="ce1" table:formula="of:=2*SQRT([.H4])/4" office:value-type="float" office:value="3.87296504460352">
            <text:p>3.8730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4]/4" office:value-type="float" office:value="0.07853981634">
            <text:p>0.0785</text:p>
          </table:table-cell>
          <table:table-cell table:style-name="ce1" table:formula="of:=2*[.$B$45]*[.A4]/4" office:value-type="float" office:value="0.03926990817">
            <text:p>0.0393</text:p>
          </table:table-cell>
          <table:table-cell table:style-name="ce1"/>
        </table:table-row>
        <table:table-row table:style-name="ro2">
          <table:table-cell table:style-name="ce1" office:value-type="float" office:value="0.11780972451">
            <text:p>0.1178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138797109117294">
            <text:p>1.39E-002</text:p>
          </table:table-cell>
          <table:table-cell table:style-name="ce3" office:value-type="float" office:value="0.0555105174856254">
            <text:p>5.55E-002</text:p>
          </table:table-cell>
          <table:table-cell table:style-name="ce3" office:value-type="float" office:value="14.7277641746238">
            <text:p>1.47E+001</text:p>
          </table:table-cell>
          <table:table-cell table:style-name="ce3" office:value-type="float" office:value="15.056330078648">
            <text:p>1.51E+001</text:p>
          </table:table-cell>
          <table:table-cell table:style-name="ce3" office:value-type="float" office:value="58.9022218069687">
            <text:p>5.89E+001</text:p>
          </table:table-cell>
          <table:table-cell table:style-name="ce3" office:value-type="float" office:value="60.0071955007759">
            <text:p>6.00E+001</text:p>
          </table:table-cell>
          <table:table-cell/>
          <table:table-cell table:style-name="ce1" table:formula="of:=2*[.A5]/PI()" office:value-type="float" office:value="0.0750000000002437">
            <text:p>0.0750</text:p>
          </table:table-cell>
          <table:table-cell table:style-name="ce1" table:formula="of:=2*SQRT([.C5])/4" office:value-type="float" office:value="0.058906092451735">
            <text:p>0.0589</text:p>
          </table:table-cell>
          <table:table-cell table:style-name="ce1" table:formula="of:=2*SQRT([.D5])/4" office:value-type="float" office:value="0.117803350425216">
            <text:p>0.1178</text:p>
          </table:table-cell>
          <table:table-cell table:style-name="ce1" table:formula="of:=2*SQRT([.E5])/4" office:value-type="float" office:value="1.91883846210564">
            <text:p>1.9188</text:p>
          </table:table-cell>
          <table:table-cell table:style-name="ce1" table:formula="of:=2*SQRT([.F5])/4" office:value-type="float" office:value="1.94012435675191">
            <text:p>1.9401</text:p>
          </table:table-cell>
          <table:table-cell table:style-name="ce1" table:formula="of:=2*SQRT([.G5])/4" office:value-type="float" office:value="3.83738914520565">
            <text:p>3.8374</text:p>
          </table:table-cell>
          <table:table-cell table:style-name="ce1" table:formula="of:=2*SQRT([.H5])/4" office:value-type="float" office:value="3.87321557303411">
            <text:p>3.8732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5]/4" office:value-type="float" office:value="0.11780972451">
            <text:p>0.1178</text:p>
          </table:table-cell>
          <table:table-cell table:style-name="ce1" table:formula="of:=2*[.$B$45]*[.A5]/4" office:value-type="float" office:value="0.058904862255">
            <text:p>0.0589</text:p>
          </table:table-cell>
          <table:table-cell table:style-name="ce1"/>
        </table:table-row>
        <table:table-row table:style-name="ro2">
          <table:table-cell table:style-name="ce1" office:value-type="float" office:value="0.15707963268">
            <text:p>0.157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246752684163378">
            <text:p>2.47E-002</text:p>
          </table:table-cell>
          <table:table-cell table:style-name="ce3" office:value-type="float" office:value="0.0986862714647776">
            <text:p>9.87E-002</text:p>
          </table:table-cell>
          <table:table-cell table:style-name="ce3" office:value-type="float" office:value="14.5220137879851">
            <text:p>1.45E+001</text:p>
          </table:table-cell>
          <table:table-cell table:style-name="ce3" office:value-type="float" office:value="15.1000617514343">
            <text:p>1.51E+001</text:p>
          </table:table-cell>
          <table:table-cell table:style-name="ce3" office:value-type="float" office:value="58.0793436859609">
            <text:p>5.81E+001</text:p>
          </table:table-cell>
          <table:table-cell table:style-name="ce3" office:value-type="float" office:value="60.0181300588283">
            <text:p>6.00E+001</text:p>
          </table:table-cell>
          <table:table-cell/>
          <table:table-cell table:style-name="ce1" table:formula="of:=2*[.A6]/PI()" office:value-type="float" office:value="0.100000000000325">
            <text:p>0.1000</text:p>
          </table:table-cell>
          <table:table-cell table:style-name="ce1" table:formula="of:=2*SQRT([.C6])/4" office:value-type="float" office:value="0.0785418175501717">
            <text:p>0.0785</text:p>
          </table:table-cell>
          <table:table-cell table:style-name="ce1" table:formula="of:=2*SQRT([.D6])/4" office:value-type="float" office:value="0.157071855741869">
            <text:p>0.1571</text:p>
          </table:table-cell>
          <table:table-cell table:style-name="ce1" table:formula="of:=2*SQRT([.E6])/4" office:value-type="float" office:value="1.9053880043173">
            <text:p>1.9054</text:p>
          </table:table-cell>
          <table:table-cell table:style-name="ce1" table:formula="of:=2*SQRT([.F6])/4" office:value-type="float" office:value="1.9429398955857">
            <text:p>1.9429</text:p>
          </table:table-cell>
          <table:table-cell table:style-name="ce1" table:formula="of:=2*SQRT([.G6])/4" office:value-type="float" office:value="3.81049024686985">
            <text:p>3.8105</text:p>
          </table:table-cell>
          <table:table-cell table:style-name="ce1" table:formula="of:=2*SQRT([.H6])/4" office:value-type="float" office:value="3.87356844714368">
            <text:p>3.8736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6]/4" office:value-type="float" office:value="0.15707963268">
            <text:p>0.1571</text:p>
          </table:table-cell>
          <table:table-cell table:style-name="ce1" table:formula="of:=2*[.$B$45]*[.A6]/4" office:value-type="float" office:value="0.07853981634">
            <text:p>0.0785</text:p>
          </table:table-cell>
          <table:table-cell table:style-name="ce1"/>
        </table:table-row>
        <table:table-row table:style-name="ro2">
          <table:table-cell table:style-name="ce1" office:value-type="float" office:value="0.19634954085">
            <text:p>0.1963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385558512539143">
            <text:p>3.86E-002</text:p>
          </table:table-cell>
          <table:table-cell table:style-name="ce3" office:value-type="float" office:value="0.154200276130683">
            <text:p>1.54E-001</text:p>
          </table:table-cell>
          <table:table-cell table:style-name="ce3" office:value-type="float" office:value="14.2653500178152">
            <text:p>1.43E+001</text:p>
          </table:table-cell>
          <table:table-cell table:style-name="ce3" office:value-type="float" office:value="15.1567493302775">
            <text:p>1.52E+001</text:p>
          </table:table-cell>
          <table:table-cell table:style-name="ce3" office:value-type="float" office:value="57.0528425727499">
            <text:p>5.71E+001</text:p>
          </table:table-cell>
          <table:table-cell table:style-name="ce3" office:value-type="float" office:value="60.032304079217">
            <text:p>6.00E+001</text:p>
          </table:table-cell>
          <table:table-cell/>
          <table:table-cell table:style-name="ce1" table:formula="of:=2*[.A7]/PI()" office:value-type="float" office:value="0.125000000000406">
            <text:p>0.1250</text:p>
          </table:table-cell>
          <table:table-cell table:style-name="ce1" table:formula="of:=2*SQRT([.C7])/4" office:value-type="float" office:value="0.0981782196491593">
            <text:p>0.0982</text:p>
          </table:table-cell>
          <table:table-cell table:style-name="ce1" table:formula="of:=2*SQRT([.D7])/4" office:value-type="float" office:value="0.196341714958056">
            <text:p>0.1963</text:p>
          </table:table-cell>
          <table:table-cell table:style-name="ce1" table:formula="of:=2*SQRT([.E7])/4" office:value-type="float" office:value="1.88847491496546">
            <text:p>1.8885</text:p>
          </table:table-cell>
          <table:table-cell table:style-name="ce1" table:formula="of:=2*SQRT([.F7])/4" office:value-type="float" office:value="1.94658350259355">
            <text:p>1.9466</text:p>
          </table:table-cell>
          <table:table-cell table:style-name="ce1" table:formula="of:=2*SQRT([.G7])/4" office:value-type="float" office:value="3.77666660471738">
            <text:p>3.7767</text:p>
          </table:table-cell>
          <table:table-cell table:style-name="ce1" table:formula="of:=2*SQRT([.H7])/4" office:value-type="float" office:value="3.87402581558309">
            <text:p>3.8740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7]/4" office:value-type="float" office:value="0.19634954085">
            <text:p>0.1963</text:p>
          </table:table-cell>
          <table:table-cell table:style-name="ce1" table:formula="of:=2*[.$B$45]*[.A7]/4" office:value-type="float" office:value="0.098174770425">
            <text:p>0.0982</text:p>
          </table:table-cell>
          <table:table-cell table:style-name="ce1"/>
        </table:table-row>
        <table:table-row table:style-name="ro2">
          <table:table-cell table:style-name="ce1" office:value-type="float" office:value="0.23561944902">
            <text:p>0.2356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555223656733611">
            <text:p>5.55E-002</text:p>
          </table:table-cell>
          <table:table-cell table:style-name="ce3" office:value-type="float" office:value="0.222056155935374">
            <text:p>2.22E-001</text:p>
          </table:table-cell>
          <table:table-cell table:style-name="ce3" office:value-type="float" office:value="13.9630770821313">
            <text:p>1.40E+001</text:p>
          </table:table-cell>
          <table:table-cell table:style-name="ce3" office:value-type="float" office:value="15.2267423221529">
            <text:p>1.52E+001</text:p>
          </table:table-cell>
          <table:table-cell table:style-name="ce3" office:value-type="float" office:value="55.84393215751">
            <text:p>5.58E+001</text:p>
          </table:table-cell>
          <table:table-cell table:style-name="ce3" office:value-type="float" office:value="60.0498049517918">
            <text:p>6.00E+001</text:p>
          </table:table-cell>
          <table:table-cell/>
          <table:table-cell table:style-name="ce1" table:formula="of:=2*[.A8]/PI()" office:value-type="float" office:value="0.150000000000487">
            <text:p>0.1500</text:p>
          </table:table-cell>
          <table:table-cell table:style-name="ce1" table:formula="of:=2*SQRT([.C8])/4" office:value-type="float" office:value="0.117815921752284">
            <text:p>0.1178</text:p>
          </table:table-cell>
          <table:table-cell table:style-name="ce1" table:formula="of:=2*SQRT([.D8])/4" office:value-type="float" office:value="0.235614173987567">
            <text:p>0.2356</text:p>
          </table:table-cell>
          <table:table-cell table:style-name="ce1" table:formula="of:=2*SQRT([.E8])/4" office:value-type="float" office:value="1.86836004842022">
            <text:p>1.8684</text:p>
          </table:table-cell>
          <table:table-cell table:style-name="ce1" table:formula="of:=2*SQRT([.F8])/4" office:value-type="float" office:value="1.95107293060465">
            <text:p>1.9511</text:p>
          </table:table-cell>
          <table:table-cell table:style-name="ce1" table:formula="of:=2*SQRT([.G8])/4" office:value-type="float" office:value="3.73643988836667">
            <text:p>3.7364</text:p>
          </table:table-cell>
          <table:table-cell table:style-name="ce1" table:formula="of:=2*SQRT([.H8])/4" office:value-type="float" office:value="3.87459046067426">
            <text:p>3.8746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8]/4" office:value-type="float" office:value="0.23561944902">
            <text:p>0.2356</text:p>
          </table:table-cell>
          <table:table-cell table:style-name="ce1" table:formula="of:=2*[.$B$45]*[.A8]/4" office:value-type="float" office:value="0.11780972451">
            <text:p>0.1178</text:p>
          </table:table-cell>
          <table:table-cell table:style-name="ce1"/>
        </table:table-row>
        <table:table-row table:style-name="ro2">
          <table:table-cell table:style-name="ce1" office:value-type="float" office:value="0.27488935719">
            <text:p>0.2749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755764324386707">
            <text:p>7.56E-002</text:p>
          </table:table-cell>
          <table:table-cell table:style-name="ce3" office:value-type="float" office:value="0.302260392962549">
            <text:p>3.02E-001</text:p>
          </table:table-cell>
          <table:table-cell table:style-name="ce3" office:value-type="float" office:value="13.6210863684425">
            <text:p>1.36E+001</text:p>
          </table:table-cell>
          <table:table-cell table:style-name="ce3" office:value-type="float" office:value="15.3104717621395">
            <text:p>1.53E+001</text:p>
          </table:table-cell>
          <table:table-cell table:style-name="ce3" office:value-type="float" office:value="54.4761744561525">
            <text:p>5.45E+001</text:p>
          </table:table-cell>
          <table:table-cell table:style-name="ce3" office:value-type="float" office:value="60.0707404514855">
            <text:p>6.01E+001</text:p>
          </table:table-cell>
          <table:table-cell/>
          <table:table-cell table:style-name="ce1" table:formula="of:=2*[.A9]/PI()" office:value-type="float" office:value="0.175000000000569">
            <text:p>0.1750</text:p>
          </table:table-cell>
          <table:table-cell table:style-name="ce1" table:formula="of:=2*SQRT([.C9])/4" office:value-type="float" office:value="0.137455840580412">
            <text:p>0.1375</text:p>
          </table:table-cell>
          <table:table-cell table:style-name="ce1" table:formula="of:=2*SQRT([.D9])/4" office:value-type="float" office:value="0.274891066134637">
            <text:p>0.2749</text:p>
          </table:table-cell>
          <table:table-cell table:style-name="ce1" table:formula="of:=2*SQRT([.E9])/4" office:value-type="float" office:value="1.84533779891667">
            <text:p>1.8453</text:p>
          </table:table-cell>
          <table:table-cell table:style-name="ce1" table:formula="of:=2*SQRT([.F9])/4" office:value-type="float" office:value="1.9564298966574">
            <text:p>1.9564</text:p>
          </table:table-cell>
          <table:table-cell table:style-name="ce1" table:formula="of:=2*SQRT([.G9])/4" office:value-type="float" office:value="3.69039884213592">
            <text:p>3.6904</text:p>
          </table:table-cell>
          <table:table-cell table:style-name="ce1" table:formula="of:=2*SQRT([.H9])/4" office:value-type="float" office:value="3.87526581189876">
            <text:p>3.8753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9]/4" office:value-type="float" office:value="0.27488935719">
            <text:p>0.2749</text:p>
          </table:table-cell>
          <table:table-cell table:style-name="ce1" table:formula="of:=2*[.$B$45]*[.A9]/4" office:value-type="float" office:value="0.137444678595">
            <text:p>0.1374</text:p>
          </table:table-cell>
          <table:table-cell table:style-name="ce1"/>
        </table:table-row>
        <table:table-row table:style-name="ro2">
          <table:table-cell table:style-name="ce1" office:value-type="float" office:value="0.31415926536">
            <text:p>0.3142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987206808786733">
            <text:p>9.87E-002</text:p>
          </table:table-cell>
          <table:table-cell table:style-name="ce3" office:value-type="float" office:value="0.394823502950268">
            <text:p>3.95E-001</text:p>
          </table:table-cell>
          <table:table-cell table:style-name="ce3" office:value-type="float" office:value="13.2455929365137">
            <text:p>1.32E+001</text:p>
          </table:table-cell>
          <table:table-cell table:style-name="ce3" office:value-type="float" office:value="15.4084522318977">
            <text:p>1.54E+001</text:p>
          </table:table-cell>
          <table:table-cell table:style-name="ce3" office:value-type="float" office:value="52.9744259794462">
            <text:p>5.30E+001</text:p>
          </table:table-cell>
          <table:table-cell table:style-name="ce3" office:value-type="float" office:value="60.0952392430088">
            <text:p>6.01E+001</text:p>
          </table:table-cell>
          <table:table-cell/>
          <table:table-cell table:style-name="ce1" table:formula="of:=2*[.A10]/PI()" office:value-type="float" office:value="0.20000000000065">
            <text:p>0.2000</text:p>
          </table:table-cell>
          <table:table-cell table:style-name="ce1" table:formula="of:=2*SQRT([.C10])/4" office:value-type="float" office:value="0.157099236852597">
            <text:p>0.1571</text:p>
          </table:table-cell>
          <table:table-cell table:style-name="ce1" table:formula="of:=2*SQRT([.D10])/4" office:value-type="float" office:value="0.3141749126483">
            <text:p>0.3142</text:p>
          </table:table-cell>
          <table:table-cell table:style-name="ce1" table:formula="of:=2*SQRT([.E10])/4" office:value-type="float" office:value="1.81972476878467">
            <text:p>1.8197</text:p>
          </table:table-cell>
          <table:table-cell table:style-name="ce1" table:formula="of:=2*SQRT([.F10])/4" office:value-type="float" office:value="1.9626800702036">
            <text:p>1.9627</text:p>
          </table:table-cell>
          <table:table-cell table:style-name="ce1" table:formula="of:=2*SQRT([.G10])/4" office:value-type="float" office:value="3.63917662320222">
            <text:p>3.6392</text:p>
          </table:table-cell>
          <table:table-cell table:style-name="ce1" table:formula="of:=2*SQRT([.H10])/4" office:value-type="float" office:value="3.87605596073537">
            <text:p>3.8761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0]/4" office:value-type="float" office:value="0.31415926536">
            <text:p>0.3142</text:p>
          </table:table-cell>
          <table:table-cell table:style-name="ce1" table:formula="of:=2*[.$B$45]*[.A10]/4" office:value-type="float" office:value="0.15707963268">
            <text:p>0.1571</text:p>
          </table:table-cell>
          <table:table-cell table:style-name="ce1"/>
        </table:table-row>
        <table:table-row table:style-name="ro2">
          <table:table-cell table:style-name="ce1" office:value-type="float" office:value="0.35342917353">
            <text:p>0.3534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124959084549865">
            <text:p>1.25E-001</text:p>
          </table:table-cell>
          <table:table-cell table:style-name="ce3" office:value-type="float" office:value="0.499761377740775">
            <text:p>5.00E-001</text:p>
          </table:table-cell>
          <table:table-cell table:style-name="ce3" office:value-type="float" office:value="12.8428879914842">
            <text:p>1.28E+001</text:p>
          </table:table-cell>
          <table:table-cell table:style-name="ce3" office:value-type="float" office:value="15.521283935017">
            <text:p>1.55E+001</text:p>
          </table:table-cell>
          <table:table-cell table:style-name="ce3" office:value-type="float" office:value="51.3638477739802">
            <text:p>5.14E+001</text:p>
          </table:table-cell>
          <table:table-cell table:style-name="ce3" office:value-type="float" office:value="60.1234513997661">
            <text:p>6.01E+001</text:p>
          </table:table-cell>
          <table:table-cell/>
          <table:table-cell table:style-name="ce1" table:formula="of:=2*[.A11]/PI()" office:value-type="float" office:value="0.225000000000731">
            <text:p>0.2250</text:p>
          </table:table-cell>
          <table:table-cell table:style-name="ce1" table:formula="of:=2*SQRT([.C11])/4" office:value-type="float" office:value="0.176747761336506">
            <text:p>0.1767</text:p>
          </table:table-cell>
          <table:table-cell table:style-name="ce1" table:formula="of:=2*SQRT([.D11])/4" office:value-type="float" office:value="0.353469014816283">
            <text:p>0.3535</text:p>
          </table:table-cell>
          <table:table-cell table:style-name="ce1" table:formula="of:=2*SQRT([.E11])/4" office:value-type="float" office:value="1.79184876534574">
            <text:p>1.7918</text:p>
          </table:table-cell>
          <table:table-cell table:style-name="ce1" table:formula="of:=2*SQRT([.F11])/4" office:value-type="float" office:value="1.96985303608017">
            <text:p>1.9699</text:p>
          </table:table-cell>
          <table:table-cell table:style-name="ce1" table:formula="of:=2*SQRT([.G11])/4" office:value-type="float" office:value="3.58342879704551">
            <text:p>3.5834</text:p>
          </table:table-cell>
          <table:table-cell table:style-name="ce1" table:formula="of:=2*SQRT([.H11])/4" office:value-type="float" office:value="3.87696567562076">
            <text:p>3.8770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1]/4" office:value-type="float" office:value="0.35342917353">
            <text:p>0.3534</text:p>
          </table:table-cell>
          <table:table-cell table:style-name="ce1" table:formula="of:=2*[.$B$45]*[.A11]/4" office:value-type="float" office:value="0.176714586765">
            <text:p>0.1767</text:p>
          </table:table-cell>
          <table:table-cell table:style-name="ce1"/>
        </table:table-row>
        <table:table-row table:style-name="ro2">
          <table:table-cell table:style-name="ce1" office:value-type="float" office:value="0.3926990817">
            <text:p>0.3927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154297333354317">
            <text:p>1.54E-001</text:p>
          </table:table-cell>
          <table:table-cell table:style-name="ce3" office:value-type="float" office:value="0.617096773529256">
            <text:p>6.17E-001</text:p>
          </table:table-cell>
          <table:table-cell table:style-name="ce3" office:value-type="float" office:value="12.4191221269203">
            <text:p>1.24E+001</text:p>
          </table:table-cell>
          <table:table-cell table:style-name="ce3" office:value-type="float" office:value="15.6496546247458">
            <text:p>1.56E+001</text:p>
          </table:table-cell>
          <table:table-cell table:style-name="ce3" office:value-type="float" office:value="49.6690385244017">
            <text:p>4.97E+001</text:p>
          </table:table-cell>
          <table:table-cell table:style-name="ce3" office:value-type="float" office:value="60.1555488858584">
            <text:p>6.02E+001</text:p>
          </table:table-cell>
          <table:table-cell/>
          <table:table-cell table:style-name="ce1" table:formula="of:=2*[.A12]/PI()" office:value-type="float" office:value="0.250000000000812">
            <text:p>0.2500</text:p>
          </table:table-cell>
          <table:table-cell table:style-name="ce1" table:formula="of:=2*SQRT([.C12])/4" office:value-type="float" office:value="0.196403496248359">
            <text:p>0.1964</text:p>
          </table:table-cell>
          <table:table-cell table:style-name="ce1" table:formula="of:=2*SQRT([.D12])/4" office:value-type="float" office:value="0.392777536758805">
            <text:p>0.3928</text:p>
          </table:table-cell>
          <table:table-cell table:style-name="ce1" table:formula="of:=2*SQRT([.E12])/4" office:value-type="float" office:value="1.76203874297079">
            <text:p>1.7620</text:p>
          </table:table-cell>
          <table:table-cell table:style-name="ce1" table:formula="of:=2*SQRT([.F12])/4" office:value-type="float" office:value="1.97798221836963">
            <text:p>1.9780</text:p>
          </table:table-cell>
          <table:table-cell table:style-name="ce1" table:formula="of:=2*SQRT([.G12])/4" office:value-type="float" office:value="3.52381322307248">
            <text:p>3.5238</text:p>
          </table:table-cell>
          <table:table-cell table:style-name="ce1" table:formula="of:=2*SQRT([.H12])/4" office:value-type="float" office:value="3.87800041535127">
            <text:p>3.8780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2]/4" office:value-type="float" office:value="0.3926990817">
            <text:p>0.3927</text:p>
          </table:table-cell>
          <table:table-cell table:style-name="ce1" table:formula="of:=2*[.$B$45]*[.A12]/4" office:value-type="float" office:value="0.19634954085">
            <text:p>0.1963</text:p>
          </table:table-cell>
          <table:table-cell table:style-name="ce1"/>
        </table:table-row>
        <table:table-row table:style-name="ro2">
          <table:table-cell table:style-name="ce1" office:value-type="float" office:value="0.43196898987">
            <text:p>0.432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186743236658686">
            <text:p>1.87E-001</text:p>
          </table:table-cell>
          <table:table-cell table:style-name="ce3" office:value-type="float" office:value="0.746860923097468">
            <text:p>7.47E-001</text:p>
          </table:table-cell>
          <table:table-cell table:style-name="ce3" office:value-type="float" office:value="11.9801287258981">
            <text:p>1.20E+001</text:p>
          </table:table-cell>
          <table:table-cell table:style-name="ce3" office:value-type="float" office:value="15.7943411058043">
            <text:p>1.58E+001</text:p>
          </table:table-cell>
          <table:table-cell table:style-name="ce3" office:value-type="float" office:value="47.9133282636848">
            <text:p>4.79E+001</text:p>
          </table:table-cell>
          <table:table-cell table:style-name="ce3" office:value-type="float" office:value="60.1917259315948">
            <text:p>6.02E+001</text:p>
          </table:table-cell>
          <table:table-cell/>
          <table:table-cell table:style-name="ce1" table:formula="of:=2*[.A13]/PI()" office:value-type="float" office:value="0.275000000000893">
            <text:p>0.2750</text:p>
          </table:table-cell>
          <table:table-cell table:style-name="ce1" table:formula="of:=2*SQRT([.C13])/4" office:value-type="float" office:value="0.216068991677824">
            <text:p>0.2161</text:p>
          </table:table-cell>
          <table:table-cell table:style-name="ce1" table:formula="of:=2*SQRT([.D13])/4" office:value-type="float" office:value="0.43210557827268">
            <text:p>0.4321</text:p>
          </table:table-cell>
          <table:table-cell table:style-name="ce1" table:formula="of:=2*SQRT([.E13])/4" office:value-type="float" office:value="1.73061612770554">
            <text:p>1.7306</text:p>
          </table:table-cell>
          <table:table-cell table:style-name="ce1" table:formula="of:=2*SQRT([.F13])/4" office:value-type="float" office:value="1.98710474722675">
            <text:p>1.9871</text:p>
          </table:table-cell>
          <table:table-cell table:style-name="ce1" table:formula="of:=2*SQRT([.G13])/4" office:value-type="float" office:value="3.46097270516847">
            <text:p>3.4610</text:p>
          </table:table-cell>
          <table:table-cell table:style-name="ce1" table:formula="of:=2*SQRT([.H13])/4" office:value-type="float" office:value="3.87916633864787">
            <text:p>3.8792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3]/4" office:value-type="float" office:value="0.43196898987">
            <text:p>0.4320</text:p>
          </table:table-cell>
          <table:table-cell table:style-name="ce1" table:formula="of:=2*[.$B$45]*[.A13]/4" office:value-type="float" office:value="0.215984494935">
            <text:p>0.2160</text:p>
          </table:table-cell>
          <table:table-cell table:style-name="ce1"/>
        </table:table-row>
        <table:table-row table:style-name="ro2">
          <table:table-cell table:style-name="ce1" office:value-type="float" office:value="0.47123889804">
            <text:p>0.4712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222307151790514">
            <text:p>2.22E-001</text:p>
          </table:table-cell>
          <table:table-cell table:style-name="ce3" office:value-type="float" office:value="0.889095249542545">
            <text:p>8.89E-001</text:p>
          </table:table-cell>
          <table:table-cell table:style-name="ce3" office:value-type="float" office:value="11.5312915816736">
            <text:p>1.15E+001</text:p>
          </table:table-cell>
          <table:table-cell table:style-name="ce3" office:value-type="float" office:value="15.9562099356214">
            <text:p>1.60E+001</text:p>
          </table:table-cell>
          <table:table-cell table:style-name="ce3" office:value-type="float" office:value="46.1182489352236">
            <text:p>4.61E+001</text:p>
          </table:table-cell>
          <table:table-cell table:style-name="ce3" office:value-type="float" office:value="60.2321992088267">
            <text:p>6.02E+001</text:p>
          </table:table-cell>
          <table:table-cell/>
          <table:table-cell table:style-name="ce1" table:formula="of:=2*[.A14]/PI()" office:value-type="float" office:value="0.300000000000975">
            <text:p>0.3000</text:p>
          </table:table-cell>
          <table:table-cell table:style-name="ce1" table:formula="of:=2*SQRT([.C14])/4" office:value-type="float" office:value="0.235747296798136">
            <text:p>0.2357</text:p>
          </table:table-cell>
          <table:table-cell table:style-name="ce1" table:formula="of:=2*SQRT([.D14])/4" office:value-type="float" office:value="0.47145923724712">
            <text:p>0.4715</text:p>
          </table:table-cell>
          <table:table-cell table:style-name="ce1" table:formula="of:=2*SQRT([.E14])/4" office:value-type="float" office:value="1.69788777468312">
            <text:p>1.6979</text:p>
          </table:table-cell>
          <table:table-cell table:style-name="ce1" table:formula="of:=2*SQRT([.F14])/4" office:value-type="float" office:value="1.99726124578267">
            <text:p>1.9973</text:p>
          </table:table-cell>
          <table:table-cell table:style-name="ce1" table:formula="of:=2*SQRT([.G14])/4" office:value-type="float" office:value="3.39552090757897">
            <text:p>3.3955</text:p>
          </table:table-cell>
          <table:table-cell table:style-name="ce1" table:formula="of:=2*SQRT([.H14])/4" office:value-type="float" office:value="3.88047030683224">
            <text:p>3.8805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4]/4" office:value-type="float" office:value="0.47123889804">
            <text:p>0.4712</text:p>
          </table:table-cell>
          <table:table-cell table:style-name="ce1" table:formula="of:=2*[.$B$45]*[.A14]/4" office:value-type="float" office:value="0.23561944902">
            <text:p>0.2356</text:p>
          </table:table-cell>
          <table:table-cell table:style-name="ce1"/>
        </table:table-row>
        <table:table-row table:style-name="ro2">
          <table:table-cell table:style-name="ce1" office:value-type="float" office:value="0.51050880621">
            <text:p>0.5105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261002432213651">
            <text:p>2.61E-001</text:p>
          </table:table-cell>
          <table:table-cell table:style-name="ce3" office:value-type="float" office:value="1.04385315870938">
            <text:p>1.04E+000</text:p>
          </table:table-cell>
          <table:table-cell table:style-name="ce3" office:value-type="float" office:value="11.0774562503418">
            <text:p>1.11E+001</text:p>
          </table:table-cell>
          <table:table-cell table:style-name="ce3" office:value-type="float" office:value="16.1362168255588">
            <text:p>1.61E+001</text:p>
          </table:table-cell>
          <table:table-cell table:style-name="ce3" office:value-type="float" office:value="44.3031798566461">
            <text:p>4.43E+001</text:p>
          </table:table-cell>
          <table:table-cell table:style-name="ce3" office:value-type="float" office:value="60.277207681232">
            <text:p>6.03E+001</text:p>
          </table:table-cell>
          <table:table-cell/>
          <table:table-cell table:style-name="ce1" table:formula="of:=2*[.A15]/PI()" office:value-type="float" office:value="0.325000000001056">
            <text:p>0.3250</text:p>
          </table:table-cell>
          <table:table-cell table:style-name="ce1" table:formula="of:=2*SQRT([.C15])/4" office:value-type="float" office:value="0.255441985690318">
            <text:p>0.2554</text:p>
          </table:table-cell>
          <table:table-cell table:style-name="ce1" table:formula="of:=2*SQRT([.D15])/4" office:value-type="float" office:value="0.510845661308135">
            <text:p>0.5108</text:p>
          </table:table-cell>
          <table:table-cell table:style-name="ce1" table:formula="of:=2*SQRT([.E15])/4" office:value-type="float" office:value="1.66414063786251">
            <text:p>1.6641</text:p>
          </table:table-cell>
          <table:table-cell table:style-name="ce1" table:formula="of:=2*SQRT([.F15])/4" office:value-type="float" office:value="2.0084955081826">
            <text:p>2.0085</text:p>
          </table:table-cell>
          <table:table-cell table:style-name="ce1" table:formula="of:=2*SQRT([.G15])/4" office:value-type="float" office:value="3.32803169518584">
            <text:p>3.3280</text:p>
          </table:table-cell>
          <table:table-cell table:style-name="ce1" table:formula="of:=2*SQRT([.H15])/4" office:value-type="float" office:value="3.88191987556518">
            <text:p>3.8819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5]/4" office:value-type="float" office:value="0.51050880621">
            <text:p>0.5105</text:p>
          </table:table-cell>
          <table:table-cell table:style-name="ce1" table:formula="of:=2*[.$B$45]*[.A15]/4" office:value-type="float" office:value="0.255254403105">
            <text:p>0.2553</text:p>
          </table:table-cell>
          <table:table-cell table:style-name="ce1"/>
        </table:table-row>
        <table:table-row table:style-name="ro2">
          <table:table-cell table:style-name="ce1" office:value-type="float" office:value="0.54977871438">
            <text:p>0.5498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30284588965351">
            <text:p>3.03E-001</text:p>
          </table:table-cell>
          <table:table-cell table:style-name="ce3" office:value-type="float" office:value="1.21120188741448">
            <text:p>1.21E+000</text:p>
          </table:table-cell>
          <table:table-cell table:style-name="ce3" office:value-type="float" office:value="10.6228812612931">
            <text:p>1.06E+001</text:p>
          </table:table-cell>
          <table:table-cell table:style-name="ce3" office:value-type="float" office:value="16.3354040826956">
            <text:p>1.63E+001</text:p>
          </table:table-cell>
          <table:table-cell table:style-name="ce3" office:value-type="float" office:value="42.4851525909067">
            <text:p>4.25E+001</text:p>
          </table:table-cell>
          <table:table-cell table:style-name="ce3" office:value-type="float" office:value="60.3270119646648">
            <text:p>6.03E+001</text:p>
          </table:table-cell>
          <table:table-cell/>
          <table:table-cell table:style-name="ce1" table:formula="of:=2*[.A16]/PI()" office:value-type="float" office:value="0.350000000001137">
            <text:p>0.3500</text:p>
          </table:table-cell>
          <table:table-cell table:style-name="ce1" table:formula="of:=2*SQRT([.C16])/4" office:value-type="float" office:value="0.275157177651933">
            <text:p>0.2752</text:p>
          </table:table-cell>
          <table:table-cell table:style-name="ce1" table:formula="of:=2*SQRT([.D16])/4" office:value-type="float" office:value="0.550273088433025">
            <text:p>0.5503</text:p>
          </table:table-cell>
          <table:table-cell table:style-name="ce1" table:formula="of:=2*SQRT([.E16])/4" office:value-type="float" office:value="1.62963809335793">
            <text:p>1.6296</text:p>
          </table:table-cell>
          <table:table-cell table:style-name="ce1" table:formula="of:=2*SQRT([.F16])/4" office:value-type="float" office:value="2.02085403250059">
            <text:p>2.0209</text:p>
          </table:table-cell>
          <table:table-cell table:style-name="ce1" table:formula="of:=2*SQRT([.G16])/4" office:value-type="float" office:value="3.2590317807175">
            <text:p>3.2590</text:p>
          </table:table-cell>
          <table:table-cell table:style-name="ce1" table:formula="of:=2*SQRT([.H16])/4" office:value-type="float" office:value="3.88352327032634">
            <text:p>3.8835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6]/4" office:value-type="float" office:value="0.54977871438">
            <text:p>0.5498</text:p>
          </table:table-cell>
          <table:table-cell table:style-name="ce1" table:formula="of:=2*[.$B$45]*[.A16]/4" office:value-type="float" office:value="0.27488935719">
            <text:p>0.2749</text:p>
          </table:table-cell>
          <table:table-cell table:style-name="ce1"/>
        </table:table-row>
        <table:table-row table:style-name="ro2">
          <table:table-cell table:style-name="ce1" office:value-type="float" office:value="0.58904862255">
            <text:p>0.589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34785826439187">
            <text:p>3.48E-001</text:p>
          </table:table-cell>
          <table:table-cell table:style-name="ce3" office:value-type="float" office:value="1.39122438434351">
            <text:p>1.39E+000</text:p>
          </table:table-cell>
          <table:table-cell table:style-name="ce3" office:value-type="float" office:value="10.1712231865054">
            <text:p>1.02E+001</text:p>
          </table:table-cell>
          <table:table-cell table:style-name="ce3" office:value-type="float" office:value="16.554895230102">
            <text:p>1.66E+001</text:p>
          </table:table-cell>
          <table:table-cell table:style-name="ce3" office:value-type="float" office:value="40.6787912324125">
            <text:p>4.07E+001</text:p>
          </table:table-cell>
          <table:table-cell table:style-name="ce3" office:value-type="float" office:value="60.3818929820229">
            <text:p>6.04E+001</text:p>
          </table:table-cell>
          <table:table-cell/>
          <table:table-cell table:style-name="ce1" table:formula="of:=2*[.A17]/PI()" office:value-type="float" office:value="0.375000000001218">
            <text:p>0.3750</text:p>
          </table:table-cell>
          <table:table-cell table:style-name="ce1" table:formula="of:=2*SQRT([.C17])/4" office:value-type="float" office:value="0.294897551868386">
            <text:p>0.2949</text:p>
          </table:table-cell>
          <table:table-cell table:style-name="ce1" table:formula="of:=2*SQRT([.D17])/4" office:value-type="float" office:value="0.589750876290894">
            <text:p>0.5898</text:p>
          </table:table-cell>
          <table:table-cell table:style-name="ce1" table:formula="of:=2*SQRT([.E17])/4" office:value-type="float" office:value="1.59461775878308">
            <text:p>1.5946</text:p>
          </table:table-cell>
          <table:table-cell table:style-name="ce1" table:formula="of:=2*SQRT([.F17])/4" office:value-type="float" office:value="2.03438536357434">
            <text:p>2.0344</text:p>
          </table:table-cell>
          <table:table-cell table:style-name="ce1" table:formula="of:=2*SQRT([.G17])/4" office:value-type="float" office:value="3.18899636376449">
            <text:p>3.1890</text:p>
          </table:table-cell>
          <table:table-cell table:style-name="ce1" table:formula="of:=2*SQRT([.H17])/4" office:value-type="float" office:value="3.88528933871156">
            <text:p>3.8853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7]/4" office:value-type="float" office:value="0.58904862255">
            <text:p>0.5890</text:p>
          </table:table-cell>
          <table:table-cell table:style-name="ce1" table:formula="of:=2*[.$B$45]*[.A17]/4" office:value-type="float" office:value="0.294524311275">
            <text:p>0.2945</text:p>
          </table:table-cell>
          <table:table-cell table:style-name="ce1"/>
        </table:table-row>
        <table:table-row table:style-name="ro2">
          <table:table-cell table:style-name="ce1" office:value-type="float" office:value="0.62831853072">
            <text:p>0.6283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396064697791021">
            <text:p>3.96E-001</text:p>
          </table:table-cell>
          <table:table-cell table:style-name="ce3" office:value-type="float" office:value="1.5840211998637">
            <text:p>1.58E+000</text:p>
          </table:table-cell>
          <table:table-cell table:style-name="ce3" office:value-type="float" office:value="9.72554859318628">
            <text:p>9.73E+000</text:p>
          </table:table-cell>
          <table:table-cell table:style-name="ce3" office:value-type="float" office:value="16.795885690667">
            <text:p>1.68E+001</text:p>
          </table:table-cell>
          <table:table-cell table:style-name="ce3" office:value-type="float" office:value="38.8963602104216">
            <text:p>3.89E+001</text:p>
          </table:table-cell>
          <table:table-cell table:style-name="ce3" office:value-type="float" office:value="60.4421496338546">
            <text:p>6.04E+001</text:p>
          </table:table-cell>
          <table:table-cell/>
          <table:table-cell table:style-name="ce1" table:formula="of:=2*[.A18]/PI()" office:value-type="float" office:value="0.4000000000013">
            <text:p>0.4000</text:p>
          </table:table-cell>
          <table:table-cell table:style-name="ce1" table:formula="of:=2*SQRT([.C18])/4" office:value-type="float" office:value="0.314668356286035">
            <text:p>0.3147</text:p>
          </table:table-cell>
          <table:table-cell table:style-name="ce1" table:formula="of:=2*SQRT([.D18])/4" office:value-type="float" office:value="0.629289519987362">
            <text:p>0.6293</text:p>
          </table:table-cell>
          <table:table-cell table:style-name="ce1" table:formula="of:=2*SQRT([.E18])/4" office:value-type="float" office:value="1.55929059135768">
            <text:p>1.5593</text:p>
          </table:table-cell>
          <table:table-cell table:style-name="ce1" table:formula="of:=2*SQRT([.F18])/4" office:value-type="float" office:value="2.0491391906522">
            <text:p>2.0491</text:p>
          </table:table-cell>
          <table:table-cell table:style-name="ce1" table:formula="of:=2*SQRT([.G18])/4" office:value-type="float" office:value="3.11834732712785">
            <text:p>3.1183</text:p>
          </table:table-cell>
          <table:table-cell table:style-name="ce1" table:formula="of:=2*SQRT([.H18])/4" office:value-type="float" office:value="3.88722747063555">
            <text:p>3.8872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8]/4" office:value-type="float" office:value="0.62831853072">
            <text:p>0.6283</text:p>
          </table:table-cell>
          <table:table-cell table:style-name="ce1" table:formula="of:=2*[.$B$45]*[.A18]/4" office:value-type="float" office:value="0.31415926536">
            <text:p>0.3142</text:p>
          </table:table-cell>
          <table:table-cell table:style-name="ce1"/>
        </table:table-row>
        <table:table-row table:style-name="ro2">
          <table:table-cell table:style-name="ce1" office:value-type="float" office:value="0.66758843889">
            <text:p>0.6676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447495200719797">
            <text:p>4.47E-001</text:p>
          </table:table-cell>
          <table:table-cell table:style-name="ce3" office:value-type="float" office:value="1.78971235944747">
            <text:p>1.79E+000</text:p>
          </table:table-cell>
          <table:table-cell table:style-name="ce3" office:value-type="float" office:value="9.28836583940839">
            <text:p>9.29E+000</text:p>
          </table:table-cell>
          <table:table-cell table:style-name="ce3" office:value-type="float" office:value="17.0596281099085">
            <text:p>1.71E+001</text:p>
          </table:table-cell>
          <table:table-cell table:style-name="ce3" office:value-type="float" office:value="37.1478914525109">
            <text:p>3.71E+001</text:p>
          </table:table-cell>
          <table:table-cell table:style-name="ce3" office:value-type="float" office:value="60.5080951285113">
            <text:p>6.05E+001</text:p>
          </table:table-cell>
          <table:table-cell/>
          <table:table-cell table:style-name="ce1" table:formula="of:=2*[.A19]/PI()" office:value-type="float" office:value="0.425000000001381">
            <text:p>0.4250</text:p>
          </table:table-cell>
          <table:table-cell table:style-name="ce1" table:formula="of:=2*SQRT([.C19])/4" office:value-type="float" office:value="0.334475410426461">
            <text:p>0.3345</text:p>
          </table:table-cell>
          <table:table-cell table:style-name="ce1" table:formula="of:=2*SQRT([.D19])/4" office:value-type="float" office:value="0.668900657692806">
            <text:p>0.6689</text:p>
          </table:table-cell>
          <table:table-cell table:style-name="ce1" table:formula="of:=2*SQRT([.E19])/4" office:value-type="float" office:value="1.52384102184319">
            <text:p>1.5238</text:p>
          </table:table-cell>
          <table:table-cell table:style-name="ce1" table:formula="of:=2*SQRT([.F19])/4" office:value-type="float" office:value="2.06516513322231">
            <text:p>2.0652</text:p>
          </table:table-cell>
          <table:table-cell table:style-name="ce1" table:formula="of:=2*SQRT([.G19])/4" office:value-type="float" office:value="3.04745350467037">
            <text:p>3.0475</text:p>
          </table:table-cell>
          <table:table-cell table:style-name="ce1" table:formula="of:=2*SQRT([.H19])/4" office:value-type="float" office:value="3.88934747510785">
            <text:p>3.8893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9]/4" office:value-type="float" office:value="0.66758843889">
            <text:p>0.6676</text:p>
          </table:table-cell>
          <table:table-cell table:style-name="ce1" table:formula="of:=2*[.$B$45]*[.A19]/4" office:value-type="float" office:value="0.333794219445">
            <text:p>0.3338</text:p>
          </table:table-cell>
          <table:table-cell table:style-name="ce1"/>
        </table:table-row>
        <table:table-row table:style-name="ro2">
          <table:table-cell table:style-name="ce1" office:value-type="float" office:value="0.70685834706">
            <text:p>0.7069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502185110783497">
            <text:p>5.02E-001</text:p>
          </table:table-cell>
          <table:table-cell table:style-name="ce3" office:value-type="float" office:value="2.00843919231766">
            <text:p>2.01E+000</text:p>
          </table:table-cell>
          <table:table-cell table:style-name="ce3" office:value-type="float" office:value="8.86167024013916">
            <text:p>8.86E+000</text:p>
          </table:table-cell>
          <table:table-cell table:style-name="ce3" office:value-type="float" office:value="17.3474105232173">
            <text:p>1.73E+001</text:p>
          </table:table-cell>
          <table:table-cell table:style-name="ce3" office:value-type="float" office:value="35.4413650216004">
            <text:p>3.54E+001</text:p>
          </table:table-cell>
          <table:table-cell table:style-name="ce3" office:value-type="float" office:value="60.5800515231394">
            <text:p>6.06E+001</text:p>
          </table:table-cell>
          <table:table-cell/>
          <table:table-cell table:style-name="ce1" table:formula="of:=2*[.A20]/PI()" office:value-type="float" office:value="0.450000000001462">
            <text:p>0.4500</text:p>
          </table:table-cell>
          <table:table-cell table:style-name="ce1" table:formula="of:=2*SQRT([.C20])/4" office:value-type="float" office:value="0.354325101701635">
            <text:p>0.3543</text:p>
          </table:table-cell>
          <table:table-cell table:style-name="ce1" table:formula="of:=2*SQRT([.D20])/4" office:value-type="float" office:value="0.708597063273209">
            <text:p>0.7086</text:p>
          </table:table-cell>
          <table:table-cell table:style-name="ce1" table:formula="of:=2*SQRT([.E20])/4" office:value-type="float" office:value="1.48842788204024">
            <text:p>1.4884</text:p>
          </table:table-cell>
          <table:table-cell table:style-name="ce1" table:formula="of:=2*SQRT([.F20])/4" office:value-type="float" office:value="2.0825111358176">
            <text:p>2.0825</text:p>
          </table:table-cell>
          <table:table-cell table:style-name="ce1" table:formula="of:=2*SQRT([.G20])/4" office:value-type="float" office:value="2.97663253617239">
            <text:p>2.9766</text:p>
          </table:table-cell>
          <table:table-cell table:style-name="ce1" table:formula="of:=2*SQRT([.H20])/4" office:value-type="float" office:value="3.89165939938028">
            <text:p>3.8917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0]/4" office:value-type="float" office:value="0.70685834706">
            <text:p>0.7069</text:p>
          </table:table-cell>
          <table:table-cell table:style-name="ce1" table:formula="of:=2*[.$B$45]*[.A20]/4" office:value-type="float" office:value="0.35342917353">
            <text:p>0.3534</text:p>
          </table:table-cell>
          <table:table-cell table:style-name="ce1"/>
        </table:table-row>
        <table:table-row table:style-name="ro2">
          <table:table-cell table:style-name="ce1" office:value-type="float" office:value="0.74612825523">
            <text:p>0.746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560175529876743">
            <text:p>5.60E-001</text:p>
          </table:table-cell>
          <table:table-cell table:style-name="ce3" office:value-type="float" office:value="2.24036608139669">
            <text:p>2.24E+000</text:p>
          </table:table-cell>
          <table:table-cell table:style-name="ce3" office:value-type="float" office:value="8.44699706794746">
            <text:p>8.45E+000</text:p>
          </table:table-cell>
          <table:table-cell table:style-name="ce3" office:value-type="float" office:value="17.6605251454466">
            <text:p>1.77E+001</text:p>
          </table:table-cell>
          <table:table-cell table:style-name="ce3" office:value-type="float" office:value="33.782921086986">
            <text:p>3.38E+001</text:p>
          </table:table-cell>
          <table:table-cell table:style-name="ce3" office:value-type="float" office:value="60.6583419199079">
            <text:p>6.07E+001</text:p>
          </table:table-cell>
          <table:table-cell/>
          <table:table-cell table:style-name="ce1" table:formula="of:=2*[.A21]/PI()" office:value-type="float" office:value="0.475000000001543">
            <text:p>0.4750</text:p>
          </table:table-cell>
          <table:table-cell table:style-name="ce1" table:formula="of:=2*SQRT([.C21])/4" office:value-type="float" office:value="0.374224374499024">
            <text:p>0.3742</text:p>
          </table:table-cell>
          <table:table-cell table:style-name="ce1" table:formula="of:=2*SQRT([.D21])/4" office:value-type="float" office:value="0.748392624462036">
            <text:p>0.7484</text:p>
          </table:table-cell>
          <table:table-cell table:style-name="ce1" table:formula="of:=2*SQRT([.E21])/4" office:value-type="float" office:value="1.45318590241815">
            <text:p>1.4532</text:p>
          </table:table-cell>
          <table:table-cell table:style-name="ce1" table:formula="of:=2*SQRT([.F21])/4" office:value-type="float" office:value="2.10122137966509">
            <text:p>2.1012</text:p>
          </table:table-cell>
          <table:table-cell table:style-name="ce1" table:formula="of:=2*SQRT([.G21])/4" office:value-type="float" office:value="2.90615386236629">
            <text:p>2.9062</text:p>
          </table:table-cell>
          <table:table-cell table:style-name="ce1" table:formula="of:=2*SQRT([.H21])/4" office:value-type="float" office:value="3.8941732729781">
            <text:p>3.8942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1]/4" office:value-type="float" office:value="0.74612825523">
            <text:p>0.7461</text:p>
          </table:table-cell>
          <table:table-cell table:style-name="ce1" table:formula="of:=2*[.$B$45]*[.A21]/4" office:value-type="float" office:value="0.373064127615">
            <text:p>0.3731</text:p>
          </table:table-cell>
          <table:table-cell table:style-name="ce1"/>
        </table:table-row>
        <table:table-row table:style-name="ro2">
          <table:table-cell table:style-name="ce1" office:value-type="float" office:value="0.7853981634">
            <text:p>0.7854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621513731257678">
            <text:p>6.22E-001</text:p>
          </table:table-cell>
          <table:table-cell table:style-name="ce3" office:value-type="float" office:value="2.48568209135866">
            <text:p>2.49E+000</text:p>
          </table:table-cell>
          <table:table-cell table:style-name="ce3" office:value-type="float" office:value="8.04547794351265">
            <text:p>8.05E+000</text:p>
          </table:table-cell>
          <table:table-cell table:style-name="ce3" office:value-type="float" office:value="18.0002250900083">
            <text:p>1.80E+001</text:p>
          </table:table-cell>
          <table:table-cell table:style-name="ce3" office:value-type="float" office:value="32.1770854525488">
            <text:p>3.22E+001</text:p>
          </table:table-cell>
          <table:table-cell table:style-name="ce3" office:value-type="float" office:value="60.7432796441594">
            <text:p>6.07E+001</text:p>
          </table:table-cell>
          <table:table-cell/>
          <table:table-cell table:style-name="ce1" table:formula="of:=2*[.A22]/PI()" office:value-type="float" office:value="0.500000000001624">
            <text:p>0.5000</text:p>
          </table:table-cell>
          <table:table-cell table:style-name="ce1" table:formula="of:=2*SQRT([.C22])/4" office:value-type="float" office:value="0.394180710860412">
            <text:p>0.3942</text:p>
          </table:table-cell>
          <table:table-cell table:style-name="ce1" table:formula="of:=2*SQRT([.D22])/4" office:value-type="float" office:value="0.788302304220701">
            <text:p>0.7883</text:p>
          </table:table-cell>
          <table:table-cell table:style-name="ce1" table:formula="of:=2*SQRT([.E22])/4" office:value-type="float" office:value="1.41822758606585">
            <text:p>1.4182</text:p>
          </table:table-cell>
          <table:table-cell table:style-name="ce1" table:formula="of:=2*SQRT([.F22])/4" office:value-type="float" office:value="2.12133360707412">
            <text:p>2.1213</text:p>
          </table:table-cell>
          <table:table-cell table:style-name="ce1" table:formula="of:=2*SQRT([.G22])/4" office:value-type="float" office:value="2.83624247255717">
            <text:p>2.8362</text:p>
          </table:table-cell>
          <table:table-cell table:style-name="ce1" table:formula="of:=2*SQRT([.H22])/4" office:value-type="float" office:value="3.8968987555542">
            <text:p>3.8969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2]/4" office:value-type="float" office:value="0.7853981634">
            <text:p>0.7854</text:p>
          </table:table-cell>
          <table:table-cell table:style-name="ce1" table:formula="of:=2*[.$B$45]*[.A22]/4" office:value-type="float" office:value="0.3926990817">
            <text:p>0.3927</text:p>
          </table:table-cell>
          <table:table-cell table:style-name="ce1"/>
        </table:table-row>
        <table:table-row table:style-name="ro2">
          <table:table-cell table:style-name="ce1" office:value-type="float" office:value="0.82466807157">
            <text:p>0.8247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686253521581878">
            <text:p>6.86E-001</text:p>
          </table:table-cell>
          <table:table-cell table:style-name="ce3" office:value-type="float" office:value="2.7446024165485">
            <text:p>2.74E+000</text:p>
          </table:table-cell>
          <table:table-cell table:style-name="ce3" office:value-type="float" office:value="7.65789726082975">
            <text:p>7.66E+000</text:p>
          </table:table-cell>
          <table:table-cell table:style-name="ce3" office:value-type="float" office:value="18.3676658444689">
            <text:p>1.84E+001</text:p>
          </table:table-cell>
          <table:table-cell table:style-name="ce3" office:value-type="float" office:value="30.6269952237265">
            <text:p>3.06E+001</text:p>
          </table:table-cell>
          <table:table-cell table:style-name="ce3" office:value-type="float" office:value="60.8351536111139">
            <text:p>6.08E+001</text:p>
          </table:table-cell>
          <table:table-cell/>
          <table:table-cell table:style-name="ce1" table:formula="of:=2*[.A23]/PI()" office:value-type="float" office:value="0.525000000001706">
            <text:p>0.5250</text:p>
          </table:table-cell>
          <table:table-cell table:style-name="ce1" table:formula="of:=2*SQRT([.C23])/4" office:value-type="float" office:value="0.414202100906634">
            <text:p>0.4142</text:p>
          </table:table-cell>
          <table:table-cell table:style-name="ce1" table:formula="of:=2*SQRT([.D23])/4" office:value-type="float" office:value="0.828342081592578">
            <text:p>0.8283</text:p>
          </table:table-cell>
          <table:table-cell table:style-name="ce1" table:formula="of:=2*SQRT([.E23])/4" office:value-type="float" office:value="1.38364529963695">
            <text:p>1.3836</text:p>
          </table:table-cell>
          <table:table-cell table:style-name="ce1" table:formula="of:=2*SQRT([.F23])/4" office:value-type="float" office:value="2.14287574560851">
            <text:p>2.1429</text:p>
          </table:table-cell>
          <table:table-cell table:style-name="ce1" table:formula="of:=2*SQRT([.G23])/4" office:value-type="float" office:value="2.76708308619955">
            <text:p>2.7671</text:p>
          </table:table-cell>
          <table:table-cell table:style-name="ce1" table:formula="of:=2*SQRT([.H23])/4" office:value-type="float" office:value="3.89984466392938">
            <text:p>3.8998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3]/4" office:value-type="float" office:value="0.82466807157">
            <text:p>0.8247</text:p>
          </table:table-cell>
          <table:table-cell table:style-name="ce1" table:formula="of:=2*[.$B$45]*[.A23]/4" office:value-type="float" office:value="0.412334035785">
            <text:p>0.4123</text:p>
          </table:table-cell>
          <table:table-cell/>
        </table:table-row>
        <table:table-row table:style-name="ro2">
          <table:table-cell table:style-name="ce1" office:value-type="float" office:value="0.86393797974">
            <text:p>0.8639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754455537358166">
            <text:p>7.54E-001</text:p>
          </table:table-cell>
          <table:table-cell table:style-name="ce3" office:value-type="float" office:value="3.01736956662683">
            <text:p>3.02E+000</text:p>
          </table:table-cell>
          <table:table-cell table:style-name="ce3" office:value-type="float" office:value="7.2847462833798">
            <text:p>7.28E+000</text:p>
          </table:table-cell>
          <table:table-cell table:style-name="ce3" office:value-type="float" office:value="18.7638279044531">
            <text:p>1.88E+001</text:p>
          </table:table-cell>
          <table:table-cell table:style-name="ce3" office:value-type="float" office:value="29.134615159744">
            <text:p>2.91E+001</text:p>
          </table:table-cell>
          <table:table-cell table:style-name="ce3" office:value-type="float" office:value="60.9342089814445">
            <text:p>6.09E+001</text:p>
          </table:table-cell>
          <table:table-cell/>
          <table:table-cell table:style-name="ce1" table:formula="of:=2*[.A24]/PI()" office:value-type="float" office:value="0.550000000001787">
            <text:p>0.5500</text:p>
          </table:table-cell>
          <table:table-cell table:style-name="ce1" table:formula="of:=2*SQRT([.C24])/4" office:value-type="float" office:value="0.434297000150291">
            <text:p>0.4343</text:p>
          </table:table-cell>
          <table:table-cell table:style-name="ce1" table:formula="of:=2*SQRT([.D24])/4" office:value-type="float" office:value="0.868528866334739">
            <text:p>0.8685</text:p>
          </table:table-cell>
          <table:table-cell table:style-name="ce1" table:formula="of:=2*SQRT([.E24])/4" office:value-type="float" office:value="1.34951345708183">
            <text:p>1.3495</text:p>
          </table:table-cell>
          <table:table-cell table:style-name="ce1" table:formula="of:=2*SQRT([.F24])/4" office:value-type="float" office:value="2.16586171675693">
            <text:p>2.1659</text:p>
          </table:table-cell>
          <table:table-cell table:style-name="ce1" table:formula="of:=2*SQRT([.G24])/4" office:value-type="float" office:value="2.69882452003386">
            <text:p>2.6988</text:p>
          </table:table-cell>
          <table:table-cell table:style-name="ce1" table:formula="of:=2*SQRT([.H24])/4" office:value-type="float" office:value="3.90301835063085">
            <text:p>3.9030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4]/4" office:value-type="float" office:value="0.86393797974">
            <text:p>0.8639</text:p>
          </table:table-cell>
          <table:table-cell table:style-name="ce1" table:formula="of:=2*[.$B$45]*[.A24]/4" office:value-type="float" office:value="0.43196898987">
            <text:p>0.4320</text:p>
          </table:table-cell>
          <table:table-cell/>
        </table:table-row>
        <table:table-row table:style-name="ro2">
          <table:table-cell table:style-name="ce1" office:value-type="float" office:value="0.90320788791">
            <text:p>0.9032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826187445831288">
            <text:p>8.26E-001</text:p>
          </table:table-cell>
          <table:table-cell table:style-name="ce3" office:value-type="float" office:value="3.30425416998034">
            <text:p>3.30E+000</text:p>
          </table:table-cell>
          <table:table-cell table:style-name="ce3" office:value-type="float" office:value="6.92627339096234">
            <text:p>6.93E+000</text:p>
          </table:table-cell>
          <table:table-cell table:style-name="ce3" office:value-type="float" office:value="19.1894167071136">
            <text:p>1.92E+001</text:p>
          </table:table-cell>
          <table:table-cell table:style-name="ce3" office:value-type="float" office:value="27.7009386308015">
            <text:p>2.77E+001</text:p>
          </table:table-cell>
          <table:table-cell table:style-name="ce3" office:value-type="float" office:value="61.0406221408917">
            <text:p>6.10E+001</text:p>
          </table:table-cell>
          <table:table-cell/>
          <table:table-cell table:style-name="ce1" table:formula="of:=2*[.A25]/PI()" office:value-type="float" office:value="0.575000000001868">
            <text:p>0.5750</text:p>
          </table:table-cell>
          <table:table-cell table:style-name="ce1" table:formula="of:=2*SQRT([.C25])/4" office:value-type="float" office:value="0.454474269302259">
            <text:p>0.4545</text:p>
          </table:table-cell>
          <table:table-cell table:style-name="ce1" table:formula="of:=2*SQRT([.D25])/4" office:value-type="float" office:value="0.908880378540039">
            <text:p>0.9089</text:p>
          </table:table-cell>
          <table:table-cell table:style-name="ce1" table:formula="of:=2*SQRT([.E25])/4" office:value-type="float" office:value="1.31589070508937">
            <text:p>1.3159</text:p>
          </table:table-cell>
          <table:table-cell table:style-name="ce1" table:formula="of:=2*SQRT([.F25])/4" office:value-type="float" office:value="2.19028632301314">
            <text:p>2.1903</text:p>
          </table:table-cell>
          <table:table-cell table:style-name="ce1" table:formula="of:=2*SQRT([.G25])/4" office:value-type="float" office:value="2.63158405864232">
            <text:p>2.6316</text:p>
          </table:table-cell>
          <table:table-cell table:style-name="ce1" table:formula="of:=2*SQRT([.H25])/4" office:value-type="float" office:value="3.90642490459281">
            <text:p>3.9064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5]/4" office:value-type="float" office:value="0.90320788791">
            <text:p>0.9032</text:p>
          </table:table-cell>
          <table:table-cell table:style-name="ce1" table:formula="of:=2*[.$B$45]*[.A25]/4" office:value-type="float" office:value="0.451603943955">
            <text:p>0.4516</text:p>
          </table:table-cell>
          <table:table-cell/>
        </table:table-row>
        <table:table-row table:style-name="ro2">
          <table:table-cell table:style-name="ce1" office:value-type="float" office:value="0.94247779608">
            <text:p>0.9425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901524005268768">
            <text:p>9.02E-001</text:p>
          </table:table-cell>
          <table:table-cell table:style-name="ce3" office:value-type="float" office:value="3.60555521483316">
            <text:p>3.61E+000</text:p>
          </table:table-cell>
          <table:table-cell table:style-name="ce3" office:value-type="float" office:value="6.58252963821482">
            <text:p>6.58E+000</text:p>
          </table:table-cell>
          <table:table-cell table:style-name="ce3" office:value-type="float" office:value="19.6447360820316">
            <text:p>1.96E+001</text:p>
          </table:table-cell>
          <table:table-cell table:style-name="ce3" office:value-type="float" office:value="26.3261698248219">
            <text:p>2.63E+001</text:p>
          </table:table-cell>
          <table:table-cell table:style-name="ce3" office:value-type="float" office:value="61.1544690582441">
            <text:p>6.12E+001</text:p>
          </table:table-cell>
          <table:table-cell/>
          <table:table-cell table:style-name="ce1" table:formula="of:=2*[.A26]/PI()" office:value-type="float" office:value="0.600000000001949">
            <text:p>0.6000</text:p>
          </table:table-cell>
          <table:table-cell table:style-name="ce1" table:formula="of:=2*SQRT([.C26])/4" office:value-type="float" office:value="0.474743089804572">
            <text:p>0.4747</text:p>
          </table:table-cell>
          <table:table-cell table:style-name="ce1" table:formula="of:=2*SQRT([.D26])/4" office:value-type="float" office:value="0.949414979715557">
            <text:p>0.9494</text:p>
          </table:table-cell>
          <table:table-cell table:style-name="ce1" table:formula="of:=2*SQRT([.E26])/4" office:value-type="float" office:value="1.28282204905969">
            <text:p>1.2828</text:p>
          </table:table-cell>
          <table:table-cell table:style-name="ce1" table:formula="of:=2*SQRT([.F26])/4" office:value-type="float" office:value="2.21611913499882">
            <text:p>2.2161</text:p>
          </table:table-cell>
          <table:table-cell table:style-name="ce1" table:formula="of:=2*SQRT([.G26])/4" office:value-type="float" office:value="2.56545170607546">
            <text:p>2.5655</text:p>
          </table:table-cell>
          <table:table-cell table:style-name="ce1" table:formula="of:=2*SQRT([.H26])/4" office:value-type="float" office:value="3.91006614580381">
            <text:p>3.9101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6]/4" office:value-type="float" office:value="0.94247779608">
            <text:p>0.9425</text:p>
          </table:table-cell>
          <table:table-cell table:style-name="ce1" table:formula="of:=2*[.$B$45]*[.A26]/4" office:value-type="float" office:value="0.47123889804">
            <text:p>0.4712</text:p>
          </table:table-cell>
          <table:table-cell/>
        </table:table-row>
        <table:table-row table:style-name="ro2">
          <table:table-cell table:style-name="ce1" office:value-type="float" office:value="0.98174770425">
            <text:p>0.9817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98054691544893">
            <text:p>9.81E-001</text:p>
          </table:table-cell>
          <table:table-cell table:style-name="ce3" office:value-type="float" office:value="3.92159945128855">
            <text:p>3.92E+000</text:p>
          </table:table-cell>
          <table:table-cell table:style-name="ce3" office:value-type="float" office:value="6.25340931491287">
            <text:p>6.25E+000</text:p>
          </table:table-cell>
          <table:table-cell table:style-name="ce3" office:value-type="float" office:value="20.1295321041187">
            <text:p>2.01E+001</text:p>
          </table:table-cell>
          <table:table-cell table:style-name="ce3" office:value-type="float" office:value="25.0098859643216">
            <text:p>2.50E+001</text:p>
          </table:table-cell>
          <table:table-cell table:style-name="ce3" office:value-type="float" office:value="61.2756862427078">
            <text:p>6.13E+001</text:p>
          </table:table-cell>
          <table:table-cell/>
          <table:table-cell table:style-name="ce1" table:formula="of:=2*[.A27]/PI()" office:value-type="float" office:value="0.62500000000203">
            <text:p>0.6250</text:p>
          </table:table-cell>
          <table:table-cell table:style-name="ce1" table:formula="of:=2*SQRT([.C27])/4" office:value-type="float" office:value="0.495112844574075">
            <text:p>0.4951</text:p>
          </table:table-cell>
          <table:table-cell table:style-name="ce1" table:formula="of:=2*SQRT([.D27])/4" office:value-type="float" office:value="0.990151434287775">
            <text:p>0.9902</text:p>
          </table:table-cell>
          <table:table-cell table:style-name="ce1" table:formula="of:=2*SQRT([.E27])/4" office:value-type="float" office:value="1.25034088501025">
            <text:p>1.2503</text:p>
          </table:table-cell>
          <table:table-cell table:style-name="ce1" table:formula="of:=2*SQRT([.F27])/4" office:value-type="float" office:value="2.24329735568642">
            <text:p>2.2433</text:p>
          </table:table-cell>
          <table:table-cell table:style-name="ce1" table:formula="of:=2*SQRT([.G27])/4" office:value-type="float" office:value="2.5004942493596">
            <text:p>2.5005</text:p>
          </table:table-cell>
          <table:table-cell table:style-name="ce1" table:formula="of:=2*SQRT([.H27])/4" office:value-type="float" office:value="3.91393939154363">
            <text:p>3.9139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7]/4" office:value-type="float" office:value="0.98174770425">
            <text:p>0.9817</text:p>
          </table:table-cell>
          <table:table-cell table:style-name="ce1" table:formula="of:=2*[.$B$45]*[.A27]/4" office:value-type="float" office:value="0.490873852125">
            <text:p>0.4909</text:p>
          </table:table-cell>
          <table:table-cell/>
        </table:table-row>
        <table:table-row table:style-name="ro2">
          <table:table-cell table:style-name="ce1" office:value-type="float" office:value="1.02101761242">
            <text:p>1.021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06334434951242">
            <text:p>1.06E+000</text:p>
          </table:table-cell>
          <table:table-cell table:style-name="ce3" office:value-type="float" office:value="4.25273951901578">
            <text:p>4.25E+000</text:p>
          </table:table-cell>
          <table:table-cell table:style-name="ce3" office:value-type="float" office:value="5.93868560016424">
            <text:p>5.94E+000</text:p>
          </table:table-cell>
          <table:table-cell table:style-name="ce3" office:value-type="float" office:value="20.6428058341915">
            <text:p>2.06E+001</text:p>
          </table:table-cell>
          <table:table-cell table:style-name="ce3" office:value-type="float" office:value="23.7511799017966">
            <text:p>2.38E+001</text:p>
          </table:table-cell>
          <table:table-cell table:style-name="ce3" office:value-type="float" office:value="61.4040239220285">
            <text:p>6.14E+001</text:p>
          </table:table-cell>
          <table:table-cell/>
          <table:table-cell table:style-name="ce1" table:formula="of:=2*[.A28]/PI()" office:value-type="float" office:value="0.650000000002112">
            <text:p>0.6500</text:p>
          </table:table-cell>
          <table:table-cell table:style-name="ce1" table:formula="of:=2*SQRT([.C28])/4" office:value-type="float" office:value="0.515592947370409">
            <text:p>0.5156</text:p>
          </table:table-cell>
          <table:table-cell table:style-name="ce1" table:formula="of:=2*SQRT([.D28])/4" office:value-type="float" office:value="1.03110856836414">
            <text:p>1.0311</text:p>
          </table:table-cell>
          <table:table-cell table:style-name="ce1" table:formula="of:=2*SQRT([.E28])/4" office:value-type="float" office:value="1.21847092703973">
            <text:p>1.2185</text:p>
          </table:table-cell>
          <table:table-cell table:style-name="ce1" table:formula="of:=2*SQRT([.F28])/4" office:value-type="float" office:value="2.27171773302668">
            <text:p>2.2717</text:p>
          </table:table-cell>
          <table:table-cell table:style-name="ce1" table:formula="of:=2*SQRT([.G28])/4" office:value-type="float" office:value="2.43675911313555">
            <text:p>2.4368</text:p>
          </table:table-cell>
          <table:table-cell table:style-name="ce1" table:formula="of:=2*SQRT([.H28])/4" office:value-type="float" office:value="3.91803598509599">
            <text:p>3.9180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8]/4" office:value-type="float" office:value="1.02101761242">
            <text:p>1.0210</text:p>
          </table:table-cell>
          <table:table-cell table:style-name="ce1" table:formula="of:=2*[.$B$45]*[.A28]/4" office:value-type="float" office:value="0.51050880621">
            <text:p>0.5105</text:p>
          </table:table-cell>
          <table:table-cell/>
        </table:table-row>
        <table:table-row table:style-name="ro2">
          <table:table-cell table:style-name="ce1" office:value-type="float" office:value="1.06028752059">
            <text:p>1.0603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15000999179174">
            <text:p>1.15E+000</text:p>
          </table:table-cell>
          <table:table-cell table:style-name="ce3" office:value-type="float" office:value="4.5993500991455">
            <text:p>4.60E+000</text:p>
          </table:table-cell>
          <table:table-cell table:style-name="ce3" office:value-type="float" office:value="5.63804171338545">
            <text:p>5.64E+000</text:p>
          </table:table-cell>
          <table:table-cell table:style-name="ce3" office:value-type="float" office:value="21.1825963956502">
            <text:p>2.12E+001</text:p>
          </table:table-cell>
          <table:table-cell table:style-name="ce3" office:value-type="float" office:value="22.5487847049435">
            <text:p>2.25E+001</text:p>
          </table:table-cell>
          <table:table-cell table:style-name="ce3" office:value-type="float" office:value="61.5389918035272">
            <text:p>6.15E+001</text:p>
          </table:table-cell>
          <table:table-cell/>
          <table:table-cell table:style-name="ce1" table:formula="of:=2*[.A29]/PI()" office:value-type="float" office:value="0.675000000002193">
            <text:p>0.6750</text:p>
          </table:table-cell>
          <table:table-cell table:style-name="ce1" table:formula="of:=2*SQRT([.C29])/4" office:value-type="float" office:value="0.536192594081582">
            <text:p>0.5362</text:p>
          </table:table-cell>
          <table:table-cell table:style-name="ce1" table:formula="of:=2*SQRT([.D29])/4" office:value-type="float" office:value="1.07230477234151">
            <text:p>1.0723</text:p>
          </table:table-cell>
          <table:table-cell table:style-name="ce1" table:formula="of:=2*SQRT([.E29])/4" office:value-type="float" office:value="1.18722804395211">
            <text:p>1.1872</text:p>
          </table:table-cell>
          <table:table-cell table:style-name="ce1" table:formula="of:=2*SQRT([.F29])/4" office:value-type="float" office:value="2.30122773729863">
            <text:p>2.3012</text:p>
          </table:table-cell>
          <table:table-cell table:style-name="ce1" table:formula="of:=2*SQRT([.G29])/4" office:value-type="float" office:value="2.37427803263137">
            <text:p>2.3743</text:p>
          </table:table-cell>
          <table:table-cell table:style-name="ce1" table:formula="of:=2*SQRT([.H29])/4" office:value-type="float" office:value="3.92233960167676">
            <text:p>3.9223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9]/4" office:value-type="float" office:value="1.06028752059">
            <text:p>1.0603</text:p>
          </table:table-cell>
          <table:table-cell table:style-name="ce1" table:formula="of:=2*[.$B$45]*[.A29]/4" office:value-type="float" office:value="0.530143760295">
            <text:p>0.5301</text:p>
          </table:table-cell>
          <table:table-cell/>
        </table:table-row>
        <table:table-row table:style-name="ro2">
          <table:table-cell table:style-name="ce1" office:value-type="float" office:value="1.09955742876">
            <text:p>1.0996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24064129120025">
            <text:p>1.24E+000</text:p>
          </table:table-cell>
          <table:table-cell table:style-name="ce3" office:value-type="float" office:value="4.9618209288735">
            <text:p>4.96E+000</text:p>
          </table:table-cell>
          <table:table-cell table:style-name="ce3" office:value-type="float" office:value="5.35109823112511">
            <text:p>5.35E+000</text:p>
          </table:table-cell>
          <table:table-cell table:style-name="ce3" office:value-type="float" office:value="21.4011829075652">
            <text:p>2.14E+001</text:p>
          </table:table-cell>
          <table:table-cell table:style-name="ce3" office:value-type="float" office:value="21.7457406219559">
            <text:p>2.17E+001</text:p>
          </table:table-cell>
          <table:table-cell table:style-name="ce3" office:value-type="float" office:value="61.6797989769563">
            <text:p>6.17E+001</text:p>
          </table:table-cell>
          <table:table-cell/>
          <table:table-cell table:style-name="ce1" table:formula="of:=2*[.A30]/PI()" office:value-type="float" office:value="0.700000000002274">
            <text:p>0.7000</text:p>
          </table:table-cell>
          <table:table-cell table:style-name="ce1" table:formula="of:=2*SQRT([.C30])/4" office:value-type="float" office:value="0.556920391797664">
            <text:p>0.5569</text:p>
          </table:table-cell>
          <table:table-cell table:style-name="ce1" table:formula="of:=2*SQRT([.D30])/4" office:value-type="float" office:value="1.11375725910917">
            <text:p>1.1138</text:p>
          </table:table-cell>
          <table:table-cell table:style-name="ce1" table:formula="of:=2*SQRT([.E30])/4" office:value-type="float" office:value="1.15662204621098">
            <text:p>1.1566</text:p>
          </table:table-cell>
          <table:table-cell table:style-name="ce1" table:formula="of:=2*SQRT([.F30])/4" office:value-type="float" office:value="2.31307062730287">
            <text:p>2.3131</text:p>
          </table:table-cell>
          <table:table-cell table:style-name="ce1" table:formula="of:=2*SQRT([.G30])/4" office:value-type="float" office:value="2.33161642546303">
            <text:p>2.3316</text:p>
          </table:table-cell>
          <table:table-cell table:style-name="ce1" table:formula="of:=2*SQRT([.H30])/4" office:value-type="float" office:value="3.92682438418617">
            <text:p>3.9268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0]/4" office:value-type="float" office:value="1.09955742876">
            <text:p>1.0996</text:p>
          </table:table-cell>
          <table:table-cell table:style-name="ce1" table:formula="of:=2*[.$B$45]*[.A30]/4" office:value-type="float" office:value="0.54977871438">
            <text:p>0.5498</text:p>
          </table:table-cell>
          <table:table-cell/>
        </table:table-row>
        <table:table-row table:style-name="ro2">
          <table:table-cell table:style-name="ce1" office:value-type="float" office:value="1.13882733693">
            <text:p>1.1388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33533643401425">
            <text:p>1.34E+000</text:p>
          </table:table-cell>
          <table:table-cell table:style-name="ce3" office:value-type="float" office:value="5.07743752561552">
            <text:p>5.08E+000</text:p>
          </table:table-cell>
          <table:table-cell table:style-name="ce3" office:value-type="float" office:value="5.34054469440495">
            <text:p>5.34E+000</text:p>
          </table:table-cell>
          <table:table-cell table:style-name="ce3" office:value-type="float" office:value="20.3067042491174">
            <text:p>2.03E+001</text:p>
          </table:table-cell>
          <table:table-cell table:style-name="ce3" office:value-type="float" office:value="22.3276224993149">
            <text:p>2.23E+001</text:p>
          </table:table-cell>
          <table:table-cell table:style-name="ce3" office:value-type="float" office:value="61.8252912657754">
            <text:p>6.18E+001</text:p>
          </table:table-cell>
          <table:table-cell/>
          <table:table-cell table:style-name="ce1" table:formula="of:=2*[.A31]/PI()" office:value-type="float" office:value="0.725000000002355">
            <text:p>0.7250</text:p>
          </table:table-cell>
          <table:table-cell table:style-name="ce1" table:formula="of:=2*SQRT([.C31])/4" office:value-type="float" office:value="0.577783790447225">
            <text:p>0.5778</text:p>
          </table:table-cell>
          <table:table-cell table:style-name="ce1" table:formula="of:=2*SQRT([.D31])/4" office:value-type="float" office:value="1.12665850256583">
            <text:p>1.1267</text:p>
          </table:table-cell>
          <table:table-cell table:style-name="ce1" table:formula="of:=2*SQRT([.E31])/4" office:value-type="float" office:value="1.15548092740696">
            <text:p>1.1555</text:p>
          </table:table-cell>
          <table:table-cell table:style-name="ce1" table:formula="of:=2*SQRT([.F31])/4" office:value-type="float" office:value="2.25314803381388">
            <text:p>2.2531</text:p>
          </table:table-cell>
          <table:table-cell table:style-name="ce1" table:formula="of:=2*SQRT([.G31])/4" office:value-type="float" office:value="2.36260568543054">
            <text:p>2.3626</text:p>
          </table:table-cell>
          <table:table-cell table:style-name="ce1" table:formula="of:=2*SQRT([.H31])/4" office:value-type="float" office:value="3.9314530159273">
            <text:p>3.9315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1]/4" office:value-type="float" office:value="1.13882733693">
            <text:p>1.1388</text:p>
          </table:table-cell>
          <table:table-cell table:style-name="ce1" table:formula="of:=2*[.$B$45]*[.A31]/4" office:value-type="float" office:value="0.569413668465">
            <text:p>0.5694</text:p>
          </table:table-cell>
          <table:table-cell/>
        </table:table-row>
        <table:table-row table:style-name="ro2">
          <table:table-cell table:style-name="ce1" office:value-type="float" office:value="1.1780972451">
            <text:p>1.178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43418915704304">
            <text:p>1.43E+000</text:p>
          </table:table-cell>
          <table:table-cell table:style-name="ce3" office:value-type="float" office:value="4.81662669441947">
            <text:p>4.82E+000</text:p>
          </table:table-cell>
          <table:table-cell table:style-name="ce3" office:value-type="float" office:value="5.73589628674624">
            <text:p>5.74E+000</text:p>
          </table:table-cell>
          <table:table-cell table:style-name="ce3" office:value-type="float" office:value="19.2636173795408">
            <text:p>1.93E+001</text:p>
          </table:table-cell>
          <table:table-cell table:style-name="ce3" office:value-type="float" office:value="22.9219349060784">
            <text:p>2.29E+001</text:p>
          </table:table-cell>
          <table:table-cell table:style-name="ce3" office:value-type="float" office:value="61.9738916530673">
            <text:p>6.20E+001</text:p>
          </table:table-cell>
          <table:table-cell/>
          <table:table-cell table:style-name="ce1" table:formula="of:=2*[.A32]/PI()" office:value-type="float" office:value="0.750000000002437">
            <text:p>0.7500</text:p>
          </table:table-cell>
          <table:table-cell table:style-name="ce1" table:formula="of:=2*SQRT([.C32])/4" office:value-type="float" office:value="0.598788183968889">
            <text:p>0.5988</text:p>
          </table:table-cell>
          <table:table-cell table:style-name="ce1" table:formula="of:=2*SQRT([.D32])/4" office:value-type="float" office:value="1.09734072812635">
            <text:p>1.0973</text:p>
          </table:table-cell>
          <table:table-cell table:style-name="ce1" table:formula="of:=2*SQRT([.E32])/4" office:value-type="float" office:value="1.19748656430315">
            <text:p>1.1975</text:p>
          </table:table-cell>
          <table:table-cell table:style-name="ce1" table:formula="of:=2*SQRT([.F32])/4" office:value-type="float" office:value="2.19451688188658">
            <text:p>2.1945</text:p>
          </table:table-cell>
          <table:table-cell table:style-name="ce1" table:formula="of:=2*SQRT([.G32])/4" office:value-type="float" office:value="2.39384287841111">
            <text:p>2.3938</text:p>
          </table:table-cell>
          <table:table-cell table:style-name="ce1" table:formula="of:=2*SQRT([.H32])/4" office:value-type="float" office:value="3.93617490887623">
            <text:p>3.9362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2]/4" office:value-type="float" office:value="1.1780972451">
            <text:p>1.1781</text:p>
          </table:table-cell>
          <table:table-cell table:style-name="ce1" table:formula="of:=2*[.$B$45]*[.A32]/4" office:value-type="float" office:value="0.58904862255">
            <text:p>0.5890</text:p>
          </table:table-cell>
          <table:table-cell/>
        </table:table-row>
        <table:table-row table:style-name="ro2">
          <table:table-cell table:style-name="ce1" office:value-type="float" office:value="1.21736715327">
            <text:p>1.2174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53727977654174">
            <text:p>1.54E+000</text:p>
          </table:table-cell>
          <table:table-cell table:style-name="ce3" office:value-type="float" office:value="4.56824109227054">
            <text:p>4.57E+000</text:p>
          </table:table-cell>
          <table:table-cell table:style-name="ce3" office:value-type="float" office:value="6.14819692273769">
            <text:p>6.15E+000</text:p>
          </table:table-cell>
          <table:table-cell table:style-name="ce3" office:value-type="float" office:value="18.2702239725061">
            <text:p>1.83E+001</text:p>
          </table:table-cell>
          <table:table-cell table:style-name="ce3" office:value-type="float" office:value="23.5204871780026">
            <text:p>2.35E+001</text:p>
          </table:table-cell>
          <table:table-cell table:style-name="ce3" office:value-type="float" office:value="62.1235521656363">
            <text:p>6.21E+001</text:p>
          </table:table-cell>
          <table:table-cell/>
          <table:table-cell table:style-name="ce1" table:formula="of:=2*[.A33]/PI()" office:value-type="float" office:value="0.775000000002518">
            <text:p>0.7750</text:p>
          </table:table-cell>
          <table:table-cell table:style-name="ce1" table:formula="of:=2*SQRT([.C33])/4" office:value-type="float" office:value="0.61993543545714">
            <text:p>0.6199</text:p>
          </table:table-cell>
          <table:table-cell table:style-name="ce1" table:formula="of:=2*SQRT([.D33])/4" office:value-type="float" office:value="1.06867220094266">
            <text:p>1.0687</text:p>
          </table:table-cell>
          <table:table-cell table:style-name="ce1" table:formula="of:=2*SQRT([.E33])/4" office:value-type="float" office:value="1.2397778957073">
            <text:p>1.2398</text:p>
          </table:table-cell>
          <table:table-cell table:style-name="ce1" table:formula="of:=2*SQRT([.F33])/4" office:value-type="float" office:value="2.13718412709961">
            <text:p>2.1372</text:p>
          </table:table-cell>
          <table:table-cell table:style-name="ce1" table:formula="of:=2*SQRT([.G33])/4" office:value-type="float" office:value="2.42489624406915">
            <text:p>2.4249</text:p>
          </table:table-cell>
          <table:table-cell table:style-name="ce1" table:formula="of:=2*SQRT([.H33])/4" office:value-type="float" office:value="3.94092476982358">
            <text:p>3.9409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3]/4" office:value-type="float" office:value="1.21736715327">
            <text:p>1.2174</text:p>
          </table:table-cell>
          <table:table-cell table:style-name="ce1" table:formula="of:=2*[.$B$45]*[.A33]/4" office:value-type="float" office:value="0.608683576635">
            <text:p>0.6087</text:p>
          </table:table-cell>
          <table:table-cell/>
        </table:table-row>
        <table:table-row table:style-name="ro2">
          <table:table-cell table:style-name="ce1" office:value-type="float" office:value="1.25663706144">
            <text:p>1.2566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64465927703857">
            <text:p>1.64E+000</text:p>
          </table:table-cell>
          <table:table-cell table:style-name="ce3" office:value-type="float" office:value="4.33189208118936">
            <text:p>4.33E+000</text:p>
          </table:table-cell>
          <table:table-cell table:style-name="ce3" office:value-type="float" office:value="6.57765050990771">
            <text:p>6.58E+000</text:p>
          </table:table-cell>
          <table:table-cell table:style-name="ce3" office:value-type="float" office:value="17.3249697092319">
            <text:p>1.73E+001</text:p>
          </table:table-cell>
          <table:table-cell table:style-name="ce3" office:value-type="float" office:value="24.1131032499783">
            <text:p>2.41E+001</text:p>
          </table:table-cell>
          <table:table-cell table:style-name="ce3" office:value-type="float" office:value="62.2717284056218">
            <text:p>6.23E+001</text:p>
          </table:table-cell>
          <table:table-cell/>
          <table:table-cell table:style-name="ce1" table:formula="of:=2*[.A34]/PI()" office:value-type="float" office:value="0.800000000002599">
            <text:p>0.8000</text:p>
          </table:table-cell>
          <table:table-cell table:style-name="ce1" table:formula="of:=2*SQRT([.C34])/4" office:value-type="float" office:value="0.641221349659884">
            <text:p>0.6412</text:p>
          </table:table-cell>
          <table:table-cell table:style-name="ce1" table:formula="of:=2*SQRT([.D34])/4" office:value-type="float" office:value="1.04065989655475">
            <text:p>1.0407</text:p>
          </table:table-cell>
          <table:table-cell table:style-name="ce1" table:formula="of:=2*SQRT([.E34])/4" office:value-type="float" office:value="1.28234653174441">
            <text:p>1.2823</text:p>
          </table:table-cell>
          <table:table-cell table:style-name="ce1" table:formula="of:=2*SQRT([.F34])/4" office:value-type="float" office:value="2.08116371948676">
            <text:p>2.0812</text:p>
          </table:table-cell>
          <table:table-cell table:style-name="ce1" table:formula="of:=2*SQRT([.G34])/4" office:value-type="float" office:value="2.45525473474639">
            <text:p>2.4553</text:p>
          </table:table-cell>
          <table:table-cell table:style-name="ce1" table:formula="of:=2*SQRT([.H34])/4" office:value-type="float" office:value="3.94562189032419">
            <text:p>3.9456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4]/4" office:value-type="float" office:value="1.25663706144">
            <text:p>1.2566</text:p>
          </table:table-cell>
          <table:table-cell table:style-name="ce1" table:formula="of:=2*[.$B$45]*[.A34]/4" office:value-type="float" office:value="0.62831853072">
            <text:p>0.6283</text:p>
          </table:table-cell>
          <table:table-cell/>
        </table:table-row>
        <table:table-row table:style-name="ro2">
          <table:table-cell table:style-name="ce1" office:value-type="float" office:value="1.29590696961">
            <text:p>1.2959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75631995972807">
            <text:p>1.76E+000</text:p>
          </table:table-cell>
          <table:table-cell table:style-name="ce3" office:value-type="float" office:value="4.10726592008146">
            <text:p>4.11E+000</text:p>
          </table:table-cell>
          <table:table-cell table:style-name="ce3" office:value-type="float" office:value="7.02422625765268">
            <text:p>7.02E+000</text:p>
          </table:table-cell>
          <table:table-cell table:style-name="ce3" office:value-type="float" office:value="16.4265998135471">
            <text:p>1.64E+001</text:p>
          </table:table-cell>
          <table:table-cell table:style-name="ce3" office:value-type="float" office:value="24.6876636222692">
            <text:p>2.47E+001</text:p>
          </table:table-cell>
          <table:table-cell table:style-name="ce3" office:value-type="float" office:value="62.4153900436313">
            <text:p>6.24E+001</text:p>
          </table:table-cell>
          <table:table-cell/>
          <table:table-cell table:style-name="ce1" table:formula="of:=2*[.A35]/PI()" office:value-type="float" office:value="0.825000000002681">
            <text:p>0.8250</text:p>
          </table:table-cell>
          <table:table-cell table:style-name="ce1" table:formula="of:=2*SQRT([.C35])/4" office:value-type="float" office:value="0.662631111503239">
            <text:p>0.6626</text:p>
          </table:table-cell>
          <table:table-cell table:style-name="ce1" table:formula="of:=2*SQRT([.D35])/4" office:value-type="float" office:value="1.01331953500382">
            <text:p>1.0133</text:p>
          </table:table-cell>
          <table:table-cell table:style-name="ce1" table:formula="of:=2*SQRT([.E35])/4" office:value-type="float" office:value="1.32516284448862">
            <text:p>1.3252</text:p>
          </table:table-cell>
          <table:table-cell table:style-name="ce1" table:formula="of:=2*SQRT([.F35])/4" office:value-type="float" office:value="2.02648709677283">
            <text:p>2.0265</text:p>
          </table:table-cell>
          <table:table-cell table:style-name="ce1" table:formula="of:=2*SQRT([.G35])/4" office:value-type="float" office:value="2.48433409701016">
            <text:p>2.4843</text:p>
          </table:table-cell>
          <table:table-cell table:style-name="ce1" table:formula="of:=2*SQRT([.H35])/4" office:value-type="float" office:value="3.9501705673183">
            <text:p>3.9502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5]/4" office:value-type="float" office:value="1.29590696961">
            <text:p>1.2959</text:p>
          </table:table-cell>
          <table:table-cell table:style-name="ce1" table:formula="of:=2*[.$B$45]*[.A35]/4" office:value-type="float" office:value="0.647953484805">
            <text:p>0.6480</text:p>
          </table:table-cell>
          <table:table-cell/>
        </table:table-row>
        <table:table-row table:style-name="ro2">
          <table:table-cell table:style-name="ce1" office:value-type="float" office:value="1.33517687778">
            <text:p>1.3352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87213829508828">
            <text:p>1.87E+000</text:p>
          </table:table-cell>
          <table:table-cell table:style-name="ce3" office:value-type="float" office:value="3.89418852389432">
            <text:p>3.89E+000</text:p>
          </table:table-cell>
          <table:table-cell table:style-name="ce3" office:value-type="float" office:value="7.48743012198777">
            <text:p>7.49E+000</text:p>
          </table:table-cell>
          <table:table-cell table:style-name="ce3" office:value-type="float" office:value="15.5744180496721">
            <text:p>1.56E+001</text:p>
          </table:table-cell>
          <table:table-cell table:style-name="ce3" office:value-type="float" office:value="25.2303458720104">
            <text:p>2.52E+001</text:p>
          </table:table-cell>
          <table:table-cell table:style-name="ce3" office:value-type="float" office:value="62.5510809556335">
            <text:p>6.26E+001</text:p>
          </table:table-cell>
          <table:table-cell/>
          <table:table-cell table:style-name="ce1" table:formula="of:=2*[.A36]/PI()" office:value-type="float" office:value="0.850000000002762">
            <text:p>0.8500</text:p>
          </table:table-cell>
          <table:table-cell table:style-name="ce1" table:formula="of:=2*SQRT([.C36])/4" office:value-type="float" office:value="0.684130523929514">
            <text:p>0.6841</text:p>
          </table:table-cell>
          <table:table-cell table:style-name="ce1" table:formula="of:=2*SQRT([.D36])/4" office:value-type="float" office:value="0.98668491980651">
            <text:p>0.9867</text:p>
          </table:table-cell>
          <table:table-cell table:style-name="ce1" table:formula="of:=2*SQRT([.E36])/4" office:value-type="float" office:value="1.36815844495327">
            <text:p>1.3682</text:p>
          </table:table-cell>
          <table:table-cell table:style-name="ce1" table:formula="of:=2*SQRT([.F36])/4" office:value-type="float" office:value="1.97322186092138">
            <text:p>1.9732</text:p>
          </table:table-cell>
          <table:table-cell table:style-name="ce1" table:formula="of:=2*SQRT([.G36])/4" office:value-type="float" office:value="2.51149088551056">
            <text:p>2.5115</text:p>
          </table:table-cell>
          <table:table-cell table:style-name="ce1" table:formula="of:=2*SQRT([.H36])/4" office:value-type="float" office:value="3.95446206694518">
            <text:p>3.9545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6]/4" office:value-type="float" office:value="1.33517687778">
            <text:p>1.3352</text:p>
          </table:table-cell>
          <table:table-cell table:style-name="ce1" table:formula="of:=2*[.$B$45]*[.A36]/4" office:value-type="float" office:value="0.66758843889">
            <text:p>0.6676</text:p>
          </table:table-cell>
          <table:table-cell/>
        </table:table-row>
        <table:table-row table:style-name="ro2">
          <table:table-cell table:style-name="ce1" office:value-type="float" office:value="1.37444678595">
            <text:p>1.3744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99175552543339">
            <text:p>1.99E+000</text:p>
          </table:table-cell>
          <table:table-cell table:style-name="ce3" office:value-type="float" office:value="3.69275087291351">
            <text:p>3.69E+000</text:p>
          </table:table-cell>
          <table:table-cell table:style-name="ce3" office:value-type="float" office:value="7.96582728738119">
            <text:p>7.97E+000</text:p>
          </table:table-cell>
          <table:table-cell table:style-name="ce3" office:value-type="float" office:value="14.7687882841718">
            <text:p>1.48E+001</text:p>
          </table:table-cell>
          <table:table-cell table:style-name="ce3" office:value-type="float" office:value="25.7261078570549">
            <text:p>2.57E+001</text:p>
          </table:table-cell>
          <table:table-cell table:style-name="ce3" office:value-type="float" office:value="62.6750400420395">
            <text:p>6.27E+001</text:p>
          </table:table-cell>
          <table:table-cell/>
          <table:table-cell table:style-name="ce1" table:formula="of:=2*[.A37]/PI()" office:value-type="float" office:value="0.875000000002843">
            <text:p>0.8750</text:p>
          </table:table-cell>
          <table:table-cell table:style-name="ce1" table:formula="of:=2*SQRT([.C37])/4" office:value-type="float" office:value="0.705647845145402">
            <text:p>0.7056</text:p>
          </table:table-cell>
          <table:table-cell table:style-name="ce1" table:formula="of:=2*SQRT([.D37])/4" office:value-type="float" office:value="0.960826580725355">
            <text:p>0.9608</text:p>
          </table:table-cell>
          <table:table-cell table:style-name="ce1" table:formula="of:=2*SQRT([.E37])/4" office:value-type="float" office:value="1.41118986031125">
            <text:p>1.4112</text:p>
          </table:table-cell>
          <table:table-cell table:style-name="ce1" table:formula="of:=2*SQRT([.F37])/4" office:value-type="float" office:value="1.92150906087974">
            <text:p>1.9215</text:p>
          </table:table-cell>
          <table:table-cell table:style-name="ce1" table:formula="of:=2*SQRT([.G37])/4" office:value-type="float" office:value="2.53604553670941">
            <text:p>2.5360</text:p>
          </table:table-cell>
          <table:table-cell table:style-name="ce1" table:formula="of:=2*SQRT([.H37])/4" office:value-type="float" office:value="3.95837845721071">
            <text:p>3.9584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7]/4" office:value-type="float" office:value="1.37444678595">
            <text:p>1.3744</text:p>
          </table:table-cell>
          <table:table-cell table:style-name="ce1" table:formula="of:=2*[.$B$45]*[.A37]/4" office:value-type="float" office:value="0.687223392975">
            <text:p>0.6872</text:p>
          </table:table-cell>
          <table:table-cell/>
        </table:table-row>
        <table:table-row table:style-name="ro2">
          <table:table-cell table:style-name="ce1" office:value-type="float" office:value="1.41371669412">
            <text:p>1.4137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2.11430468703341">
            <text:p>2.11E+000</text:p>
          </table:table-cell>
          <table:table-cell table:style-name="ce3" office:value-type="float" office:value="3.50358668090305">
            <text:p>3.50E+000</text:p>
          </table:table-cell>
          <table:table-cell table:style-name="ce3" office:value-type="float" office:value="8.45595041898728">
            <text:p>8.46E+000</text:p>
          </table:table-cell>
          <table:table-cell table:style-name="ce3" office:value-type="float" office:value="14.01224499195">
            <text:p>1.40E+001</text:p>
          </table:table-cell>
          <table:table-cell table:style-name="ce3" office:value-type="float" office:value="26.1594310448892">
            <text:p>2.62E+001</text:p>
          </table:table-cell>
          <table:table-cell table:style-name="ce3" office:value-type="float" office:value="62.7833870878051">
            <text:p>6.28E+001</text:p>
          </table:table-cell>
          <table:table-cell/>
          <table:table-cell table:style-name="ce1" table:formula="of:=2*[.A38]/PI()" office:value-type="float" office:value="0.900000000002924">
            <text:p>0.9000</text:p>
          </table:table-cell>
          <table:table-cell table:style-name="ce1" table:formula="of:=2*SQRT([.C38])/4" office:value-type="float" office:value="0.727032442026044">
            <text:p>0.7270</text:p>
          </table:table-cell>
          <table:table-cell table:style-name="ce1" table:formula="of:=2*SQRT([.D38])/4" office:value-type="float" office:value="0.935893514362485">
            <text:p>0.9359</text:p>
          </table:table-cell>
          <table:table-cell table:style-name="ce1" table:formula="of:=2*SQRT([.E38])/4" office:value-type="float" office:value="1.45395584690417">
            <text:p>1.4540</text:p>
          </table:table-cell>
          <table:table-cell table:style-name="ce1" table:formula="of:=2*SQRT([.F38])/4" office:value-type="float" office:value="1.87164666750632">
            <text:p>1.8716</text:p>
          </table:table-cell>
          <table:table-cell table:style-name="ce1" table:formula="of:=2*SQRT([.G38])/4" office:value-type="float" office:value="2.55731456047595">
            <text:p>2.5573</text:p>
          </table:table-cell>
          <table:table-cell table:style-name="ce1" table:formula="of:=2*SQRT([.H38])/4" office:value-type="float" office:value="3.96179842646635">
            <text:p>3.9618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8]/4" office:value-type="float" office:value="1.41371669412">
            <text:p>1.4137</text:p>
          </table:table-cell>
          <table:table-cell table:style-name="ce1" table:formula="of:=2*[.$B$45]*[.A38]/4" office:value-type="float" office:value="0.70685834706">
            <text:p>0.7069</text:p>
          </table:table-cell>
          <table:table-cell/>
        </table:table-row>
        <table:table-row table:style-name="ro2">
          <table:table-cell table:style-name="ce1" office:value-type="float" office:value="1.45298660229">
            <text:p>1.453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2.23771248604459">
            <text:p>2.24E+000</text:p>
          </table:table-cell>
          <table:table-cell table:style-name="ce3" office:value-type="float" office:value="3.32857412036886">
            <text:p>3.33E+000</text:p>
          </table:table-cell>
          <table:table-cell table:style-name="ce3" office:value-type="float" office:value="8.94950758515855">
            <text:p>8.95E+000</text:p>
          </table:table-cell>
          <table:table-cell table:style-name="ce3" office:value-type="float" office:value="13.3122997363523">
            <text:p>1.33E+001</text:p>
          </table:table-cell>
          <table:table-cell table:style-name="ce3" office:value-type="float" office:value="26.5152979301399">
            <text:p>2.65E+001</text:p>
          </table:table-cell>
          <table:table-cell table:style-name="ce3" office:value-type="float" office:value="62.8723671534588">
            <text:p>6.29E+001</text:p>
          </table:table-cell>
          <table:table-cell/>
          <table:table-cell table:style-name="ce1" table:formula="of:=2*[.A39]/PI()" office:value-type="float" office:value="0.925000000003006">
            <text:p>0.9250</text:p>
          </table:table-cell>
          <table:table-cell table:style-name="ce1" table:formula="of:=2*SQRT([.C39])/4" office:value-type="float" office:value="0.747949277365216">
            <text:p>0.7479</text:p>
          </table:table-cell>
          <table:table-cell table:style-name="ce1" table:formula="of:=2*SQRT([.D39])/4" office:value-type="float" office:value="0.912219014322885">
            <text:p>0.9122</text:p>
          </table:table-cell>
          <table:table-cell table:style-name="ce1" table:formula="of:=2*SQRT([.E39])/4" office:value-type="float" office:value="1.49578638056697">
            <text:p>1.4958</text:p>
          </table:table-cell>
          <table:table-cell table:style-name="ce1" table:formula="of:=2*SQRT([.F39])/4" office:value-type="float" office:value="1.82430121802516">
            <text:p>1.8243</text:p>
          </table:table-cell>
          <table:table-cell table:style-name="ce1" table:formula="of:=2*SQRT([.G39])/4" office:value-type="float" office:value="2.57465036122091">
            <text:p>2.5747</text:p>
          </table:table-cell>
          <table:table-cell table:style-name="ce1" table:formula="of:=2*SQRT([.H39])/4" office:value-type="float" office:value="3.96460487165678">
            <text:p>3.9646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9]/4" office:value-type="float" office:value="1.45298660229">
            <text:p>1.4530</text:p>
          </table:table-cell>
          <table:table-cell table:style-name="ce1" table:formula="of:=2*[.$B$45]*[.A39]/4" office:value-type="float" office:value="0.726493301145">
            <text:p>0.7265</text:p>
          </table:table-cell>
          <table:table-cell/>
        </table:table-row>
        <table:table-row table:style-name="ro2">
          <table:table-cell table:style-name="ce1" office:value-type="float" office:value="1.49225651046">
            <text:p>1.4923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2.35667336115889">
            <text:p>2.36E+000</text:p>
          </table:table-cell>
          <table:table-cell table:style-name="ce3" office:value-type="float" office:value="3.17286446168277">
            <text:p>3.17E+000</text:p>
          </table:table-cell>
          <table:table-cell table:style-name="ce3" office:value-type="float" office:value="9.42527972336317">
            <text:p>9.43E+000</text:p>
          </table:table-cell>
          <table:table-cell table:style-name="ce3" office:value-type="float" office:value="12.6895545087217">
            <text:p>1.27E+001</text:p>
          </table:table-cell>
          <table:table-cell table:style-name="ce3" office:value-type="float" office:value="26.7803227736642">
            <text:p>2.68E+001</text:p>
          </table:table-cell>
          <table:table-cell table:style-name="ce3" office:value-type="float" office:value="62.9386333022747">
            <text:p>6.29E+001</text:p>
          </table:table-cell>
          <table:table-cell/>
          <table:table-cell table:style-name="ce1" table:formula="of:=2*[.A40]/PI()" office:value-type="float" office:value="0.950000000003087">
            <text:p>0.9500</text:p>
          </table:table-cell>
          <table:table-cell table:style-name="ce1" table:formula="of:=2*SQRT([.C40])/4" office:value-type="float" office:value="0.76757301951653">
            <text:p>0.7676</text:p>
          </table:table-cell>
          <table:table-cell table:style-name="ce1" table:formula="of:=2*SQRT([.D40])/4" office:value-type="float" office:value="0.890626810409776">
            <text:p>0.8906</text:p>
          </table:table-cell>
          <table:table-cell table:style-name="ce1" table:formula="of:=2*SQRT([.E40])/4" office:value-type="float" office:value="1.53503092178653">
            <text:p>1.5350</text:p>
          </table:table-cell>
          <table:table-cell table:style-name="ce1" table:formula="of:=2*SQRT([.F40])/4" office:value-type="float" office:value="1.78112004850331">
            <text:p>1.7811</text:p>
          </table:table-cell>
          <table:table-cell table:style-name="ce1" table:formula="of:=2*SQRT([.G40])/4" office:value-type="float" office:value="2.58748539965273">
            <text:p>2.5875</text:p>
          </table:table-cell>
          <table:table-cell table:style-name="ce1" table:formula="of:=2*SQRT([.H40])/4" office:value-type="float" office:value="3.96669362638062">
            <text:p>3.9667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40]/4" office:value-type="float" office:value="1.49225651046">
            <text:p>1.4923</text:p>
          </table:table-cell>
          <table:table-cell table:style-name="ce1" table:formula="of:=2*[.$B$45]*[.A40]/4" office:value-type="float" office:value="0.74612825523">
            <text:p>0.7461</text:p>
          </table:table-cell>
          <table:table-cell/>
        </table:table-row>
        <table:table-row table:style-name="ro2">
          <table:table-cell table:style-name="ce1" office:value-type="float" office:value="1.53152641863">
            <text:p>1.5315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2.45635507940565">
            <text:p>2.46E+000</text:p>
          </table:table-cell>
          <table:table-cell table:style-name="ce3" office:value-type="float" office:value="3.05117842955906">
            <text:p>3.05E+000</text:p>
          </table:table-cell>
          <table:table-cell table:style-name="ce3" office:value-type="float" office:value="9.82394679927864">
            <text:p>9.82E+000</text:p>
          </table:table-cell>
          <table:table-cell table:style-name="ce3" office:value-type="float" office:value="12.2028833772467">
            <text:p>1.22E+001</text:p>
          </table:table-cell>
          <table:table-cell table:style-name="ce3" office:value-type="float" office:value="26.9439015720694">
            <text:p>2.69E+001</text:p>
          </table:table-cell>
          <table:table-cell table:style-name="ce3" office:value-type="float" office:value="62.9795341357742">
            <text:p>6.30E+001</text:p>
          </table:table-cell>
          <table:table-cell/>
          <table:table-cell table:style-name="ce1" table:formula="of:=2*[.A41]/PI()" office:value-type="float" office:value="0.975000000003168">
            <text:p>0.9750</text:p>
          </table:table-cell>
          <table:table-cell table:style-name="ce1" table:formula="of:=2*SQRT([.C41])/4" office:value-type="float" office:value="0.783638162579779">
            <text:p>0.7836</text:p>
          </table:table-cell>
          <table:table-cell table:style-name="ce1" table:formula="of:=2*SQRT([.D41])/4" office:value-type="float" office:value="0.873381135238085">
            <text:p>0.8734</text:p>
          </table:table-cell>
          <table:table-cell table:style-name="ce1" table:formula="of:=2*SQRT([.E41])/4" office:value-type="float" office:value="1.56715879853308">
            <text:p>1.5672</text:p>
          </table:table-cell>
          <table:table-cell table:style-name="ce1" table:formula="of:=2*SQRT([.F41])/4" office:value-type="float" office:value="1.7466312845909">
            <text:p>1.7466</text:p>
          </table:table-cell>
          <table:table-cell table:style-name="ce1" table:formula="of:=2*SQRT([.G41])/4" office:value-type="float" office:value="2.59537577106232">
            <text:p>2.5954</text:p>
          </table:table-cell>
          <table:table-cell table:style-name="ce1" table:formula="of:=2*SQRT([.H41])/4" office:value-type="float" office:value="3.96798230010462">
            <text:p>3.9680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41]/4" office:value-type="float" office:value="1.53152641863">
            <text:p>1.5315</text:p>
          </table:table-cell>
          <table:table-cell table:style-name="ce1" table:formula="of:=2*[.$B$45]*[.A41]/4" office:value-type="float" office:value="0.765763209315">
            <text:p>0.7658</text:p>
          </table:table-cell>
          <table:table-cell/>
        </table:table-row>
        <table:table-row table:style-name="ro2">
          <table:table-cell table:style-name="ce1" office:value-type="float" office:value="1.5707963268">
            <text:p>1.5708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2.50009375234381">
            <text:p>2.50E+000</text:p>
          </table:table-cell>
          <table:table-cell table:style-name="ce3" office:value-type="float" office:value="3.00011250281256">
            <text:p>3.00E+000</text:p>
          </table:table-cell>
          <table:table-cell table:style-name="ce3" office:value-type="float" office:value="9.9988752530751">
            <text:p>1.00E+001</text:p>
          </table:table-cell>
          <table:table-cell table:style-name="ce3" office:value-type="float" office:value="11.9986503036901">
            <text:p>1.20E+001</text:p>
          </table:table-cell>
          <table:table-cell table:style-name="ce3" office:value-type="float" office:value="26.9992128177529">
            <text:p>2.70E+001</text:p>
          </table:table-cell>
          <table:table-cell table:style-name="ce3" office:value-type="float" office:value="62.9933640212631">
            <text:p>6.30E+001</text:p>
          </table:table-cell>
          <table:table-cell/>
          <table:table-cell table:style-name="ce1" table:formula="of:=2*[.A42]/PI()" office:value-type="float" office:value="1.00000000000325">
            <text:p>1.0000</text:p>
          </table:table-cell>
          <table:table-cell table:style-name="ce1" table:formula="of:=2*SQRT([.C42])/4" office:value-type="float" office:value="0.790584238450244">
            <text:p>0.7906</text:p>
          </table:table-cell>
          <table:table-cell table:style-name="ce1" table:formula="of:=2*SQRT([.D42])/4" office:value-type="float" office:value="0.866041642014482">
            <text:p>0.8660</text:p>
          </table:table-cell>
          <table:table-cell table:style-name="ce1" table:formula="of:=2*SQRT([.E42])/4" office:value-type="float" office:value="1.58104990853191">
            <text:p>1.5810</text:p>
          </table:table-cell>
          <table:table-cell table:style-name="ce1" table:formula="of:=2*SQRT([.F42])/4" office:value-type="float" office:value="1.73195339888882">
            <text:p>1.7320</text:p>
          </table:table-cell>
          <table:table-cell table:style-name="ce1" table:formula="of:=2*SQRT([.G42])/4" office:value-type="float" office:value="2.59803833775374">
            <text:p>2.5980</text:p>
          </table:table-cell>
          <table:table-cell table:style-name="ce1" table:formula="of:=2*SQRT([.H42])/4" office:value-type="float" office:value="3.96841794740874">
            <text:p>3.9684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42]/4" office:value-type="float" office:value="1.5707963268">
            <text:p>1.5708</text:p>
          </table:table-cell>
          <table:table-cell table:style-name="ce1" table:formula="of:=2*[.$B$45]*[.A42]/4" office:value-type="float" office:value="0.7853981634">
            <text:p>0.7854</text:p>
          </table:table-cell>
          <table:table-cell/>
        </table:table-row>
        <table:table-row table:style-name="ro2">
          <table:table-cell table:number-columns-repeated="22"/>
        </table:table-row>
        <table:table-row table:style-name="ro2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number-columns-repeated="20"/>
        </table:table-row>
        <table:table-row table:style-name="ro2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number-columns-repeated="20"/>
        </table:table-row>
        <table:table-row table:style-name="ro2" table:number-rows-repeated="104853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4x4" table:style-name="ta1">
        <table:shapes>
          <draw:frame draw:z-index="0" draw:style-name="gr1" svg:width="6.8323in" svg:height="7.3386in" svg:x="2.6665in" svg:y="7.2374in">
            <draw:object draw:notify-on-update-of-ranges="4x4.J2:4x4.J42 4x4.T1:4x4.T1 4x4.T2:4x4.T42 4x4.J2:4x4.J42 4x4.U1:4x4.U1 4x4.U2:4x4.U42 4x4.J2:4x4.J42 4x4.K1:4x4.K1 4x4.K2:4x4.K42 4x4.J2:4x4.J42 4x4.L1:4x4.L1 4x4.L2:4x4.L42 4x4.J2:4x4.J42 4x4.M1:4x4.M1 4x4.M2:4x4.M42 4x4.J2:4x4.J42 4x4.N1:4x4.N1 4x4.N2:4x4.N42 4x4.J2:4x4.J42 4x4.O1:4x4.O1 4x4.O2:4x4.O42 4x4.J2:4x4.J42 4x4.P1:4x4.P1 4x4.P2:4x4.P42 4x4.J2:4x4.J42 4x4.Q1:4x4.Q1 4x4.Q2:4x4.Q42 4x4.J2:4x4.J42 4x4.R1:4x4.R1 4x4.R2:4x4.R42 4x4.J2:4x4.J42 4x4.S1:4x4.S1 4x4.S2:4x4.S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9"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  <table:table-cell table:style-name="ce4" office:value-type="string">
            <text:p>N = 7</text:p>
          </table:table-cell>
          <table:table-cell table:style-name="ce4" office:value-type="string">
            <text:p>N = 8</text:p>
          </table:table-cell>
          <table:table-cell table:style-name="ce4" office:value-type="string">
            <text:p>N = 9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/>
        </table:table-row>
        <table:table-row table:style-name="ro2">
          <table:table-cell table:style-name="ce1" office:value-type="float" office:value="0">
            <text:p>0.000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00000000000227931844336387">
            <text:p>2.28E-013</text:p>
          </table:table-cell>
          <table:table-cell table:style-name="ce3" office:value-type="float" office:value="0.000000000000291636198714242">
            <text:p>2.92E-013</text:p>
          </table:table-cell>
          <table:table-cell table:style-name="ce3" office:value-type="float" office:value="9.94421970005691">
            <text:p>9.94E+000</text:p>
          </table:table-cell>
          <table:table-cell table:style-name="ce3" office:value-type="float" office:value="9.94421970005722">
            <text:p>9.94E+000</text:p>
          </table:table-cell>
          <table:table-cell table:style-name="ce3" office:value-type="float" office:value="9.9442197000573">
            <text:p>9.94E+000</text:p>
          </table:table-cell>
          <table:table-cell table:style-name="ce3" office:value-type="float" office:value="9.94421970005737">
            <text:p>9.94E+000</text:p>
          </table:table-cell>
          <table:table-cell/>
          <table:table-cell table:style-name="ce1" table:formula="of:=2*[.A2]/PI()" office:value-type="float" office:value="0">
            <text:p>0.0000</text:p>
          </table:table-cell>
          <table:table-cell table:style-name="ce1" table:formula="of:=2*SQRT([.C2])/4" office:value-type="float" office:value="0.000000238711040976526">
            <text:p>0.0000</text:p>
          </table:table-cell>
          <table:table-cell table:style-name="ce1" table:formula="of:=2*SQRT([.D2])/4" office:value-type="float" office:value="0.000000270016758143935">
            <text:p>0.0000</text:p>
          </table:table-cell>
          <table:table-cell table:style-name="ce1" table:formula="of:=2*SQRT([.E2])/4" office:value-type="float" office:value="1.57672284343642">
            <text:p>1.5767</text:p>
          </table:table-cell>
          <table:table-cell table:style-name="ce1" table:formula="of:=2*SQRT([.F2])/4" office:value-type="float" office:value="1.57672284343644">
            <text:p>1.5767</text:p>
          </table:table-cell>
          <table:table-cell table:style-name="ce1" table:formula="of:=2*SQRT([.G2])/4" office:value-type="float" office:value="1.57672284343645">
            <text:p>1.5767</text:p>
          </table:table-cell>
          <table:table-cell table:style-name="ce1" table:formula="of:=2*SQRT([.H2])/4" office:value-type="float" office:value="1.57672284343646">
            <text:p>1.5767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]/4" office:value-type="float" office:value="0">
            <text:p>0.0000</text:p>
          </table:table-cell>
          <table:table-cell table:style-name="ce1" table:formula="of:=2*[.$B$45]*[.A2]/4" office:value-type="float" office:value="0">
            <text:p>0.0000</text:p>
          </table:table-cell>
          <table:table-cell table:style-name="ce1"/>
        </table:table-row>
        <table:table-row table:style-name="ro2">
          <table:table-cell table:style-name="ce1" office:value-type="float" office:value="0.03926990817">
            <text:p>0.0393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0154218351935529">
            <text:p>1.54E-003</text:p>
          </table:table-cell>
          <table:table-cell table:style-name="ce3" office:value-type="float" office:value="0.00616780895149235">
            <text:p>6.17E-003</text:p>
          </table:table-cell>
          <table:table-cell table:style-name="ce3" office:value-type="float" office:value="9.69379997579914">
            <text:p>9.69E+000</text:p>
          </table:table-cell>
          <table:table-cell table:style-name="ce3" office:value-type="float" office:value="9.94579792374809">
            <text:p>9.95E+000</text:p>
          </table:table-cell>
          <table:table-cell table:style-name="ce3" office:value-type="float" office:value="9.94579792374818">
            <text:p>9.95E+000</text:p>
          </table:table-cell>
          <table:table-cell table:style-name="ce3" office:value-type="float" office:value="10.19804047872">
            <text:p>1.02E+001</text:p>
          </table:table-cell>
          <table:table-cell/>
          <table:table-cell table:style-name="ce1" table:formula="of:=2*[.A3]/PI()" office:value-type="float" office:value="0.0250000000000812">
            <text:p>0.0250</text:p>
          </table:table-cell>
          <table:table-cell table:style-name="ce1" table:formula="of:=2*SQRT([.C3])/4" office:value-type="float" office:value="0.0196353222494265">
            <text:p>0.0196</text:p>
          </table:table-cell>
          <table:table-cell table:style-name="ce1" table:formula="of:=2*SQRT([.D3])/4" office:value-type="float" office:value="0.0392676996763636">
            <text:p>0.0393</text:p>
          </table:table-cell>
          <table:table-cell table:style-name="ce1" table:formula="of:=2*SQRT([.E3])/4" office:value-type="float" office:value="1.55674339373892">
            <text:p>1.5567</text:p>
          </table:table-cell>
          <table:table-cell table:style-name="ce1" table:formula="of:=2*SQRT([.F3])/4" office:value-type="float" office:value="1.57684795745723">
            <text:p>1.5768</text:p>
          </table:table-cell>
          <table:table-cell table:style-name="ce1" table:formula="of:=2*SQRT([.G3])/4" office:value-type="float" office:value="1.57684795745723">
            <text:p>1.5768</text:p>
          </table:table-cell>
          <table:table-cell table:style-name="ce1" table:formula="of:=2*SQRT([.H3])/4" office:value-type="float" office:value="1.59671854742155">
            <text:p>1.5967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]/4" office:value-type="float" office:value="0.03926990817">
            <text:p>0.0393</text:p>
          </table:table-cell>
          <table:table-cell table:style-name="ce1" table:formula="of:=2*[.$B$45]*[.A3]/4" office:value-type="float" office:value="0.019634954085">
            <text:p>0.0196</text:p>
          </table:table-cell>
          <table:table-cell table:style-name="ce1"/>
        </table:table-row>
        <table:table-row table:style-name="ro2">
          <table:table-cell table:style-name="ce1" office:value-type="float" office:value="0.07853981634">
            <text:p>0.0785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0616873409567944">
            <text:p>6.17E-003</text:p>
          </table:table-cell>
          <table:table-cell table:style-name="ce3" office:value-type="float" office:value="0.0246712358824716">
            <text:p>2.47E-002</text:p>
          </table:table-cell>
          <table:table-cell table:style-name="ce3" office:value-type="float" office:value="9.44676722948607">
            <text:p>9.45E+000</text:p>
          </table:table-cell>
          <table:table-cell table:style-name="ce3" office:value-type="float" office:value="9.95053256634039">
            <text:p>9.95E+000</text:p>
          </table:table-cell>
          <table:table-cell table:style-name="ce3" office:value-type="float" office:value="9.95053256634054">
            <text:p>9.95E+000</text:p>
          </table:table-cell>
          <table:table-cell table:style-name="ce3" office:value-type="float" office:value="10.4552768160219">
            <text:p>1.05E+001</text:p>
          </table:table-cell>
          <table:table-cell/>
          <table:table-cell table:style-name="ce1" table:formula="of:=2*[.A4]/PI()" office:value-type="float" office:value="0.0500000000001625">
            <text:p>0.0500</text:p>
          </table:table-cell>
          <table:table-cell table:style-name="ce1" table:formula="of:=2*SQRT([.C4])/4" office:value-type="float" office:value="0.0392706445569698">
            <text:p>0.0393</text:p>
          </table:table-cell>
          <table:table-cell table:style-name="ce1" table:formula="of:=2*SQRT([.D4])/4" office:value-type="float" office:value="0.0785353994744911">
            <text:p>0.0785</text:p>
          </table:table-cell>
          <table:table-cell table:style-name="ce1" table:formula="of:=2*SQRT([.E4])/4" office:value-type="float" office:value="1.53677968732396">
            <text:p>1.5368</text:p>
          </table:table-cell>
          <table:table-cell table:style-name="ce1" table:formula="of:=2*SQRT([.F4])/4" office:value-type="float" office:value="1.57722323771402">
            <text:p>1.5772</text:p>
          </table:table-cell>
          <table:table-cell table:style-name="ce1" table:formula="of:=2*SQRT([.G4])/4" office:value-type="float" office:value="1.57722323771403">
            <text:p>1.5772</text:p>
          </table:table-cell>
          <table:table-cell table:style-name="ce1" table:formula="of:=2*SQRT([.H4])/4" office:value-type="float" office:value="1.6167310240128">
            <text:p>1.6167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4]/4" office:value-type="float" office:value="0.07853981634">
            <text:p>0.0785</text:p>
          </table:table-cell>
          <table:table-cell table:style-name="ce1" table:formula="of:=2*[.$B$45]*[.A4]/4" office:value-type="float" office:value="0.03926990817">
            <text:p>0.0393</text:p>
          </table:table-cell>
          <table:table-cell table:style-name="ce1"/>
        </table:table-row>
        <table:table-row table:style-name="ro2">
          <table:table-cell table:style-name="ce1" office:value-type="float" office:value="0.11780972451">
            <text:p>0.1178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138796519018029">
            <text:p>1.39E-002</text:p>
          </table:table-cell>
          <table:table-cell table:style-name="ce3" office:value-type="float" office:value="0.0555102814809787">
            <text:p>5.55E-002</text:p>
          </table:table-cell>
          <table:table-cell table:style-name="ce3" office:value-type="float" office:value="9.20310780819381">
            <text:p>9.20E+000</text:p>
          </table:table-cell>
          <table:table-cell table:style-name="ce3" office:value-type="float" office:value="9.95842354290858">
            <text:p>9.96E+000</text:p>
          </table:table-cell>
          <table:table-cell table:style-name="ce3" office:value-type="float" office:value="9.95842354290865">
            <text:p>9.96E+000</text:p>
          </table:table-cell>
          <table:table-cell table:style-name="ce3" office:value-type="float" office:value="10.7159436478529">
            <text:p>1.07E+001</text:p>
          </table:table-cell>
          <table:table-cell/>
          <table:table-cell table:style-name="ce1" table:formula="of:=2*[.A5]/PI()" office:value-type="float" office:value="0.0750000000002437">
            <text:p>0.0750</text:p>
          </table:table-cell>
          <table:table-cell table:style-name="ce1" table:formula="of:=2*SQRT([.C5])/4" office:value-type="float" office:value="0.0589059672312639">
            <text:p>0.0589</text:p>
          </table:table-cell>
          <table:table-cell table:style-name="ce1" table:formula="of:=2*SQRT([.D5])/4" office:value-type="float" office:value="0.117803100002694">
            <text:p>0.1178</text:p>
          </table:table-cell>
          <table:table-cell table:style-name="ce1" table:formula="of:=2*SQRT([.E5])/4" office:value-type="float" office:value="1.51683122068622">
            <text:p>1.5168</text:p>
          </table:table-cell>
          <table:table-cell table:style-name="ce1" table:formula="of:=2*SQRT([.F5])/4" office:value-type="float" office:value="1.57784849897801">
            <text:p>1.5778</text:p>
          </table:table-cell>
          <table:table-cell table:style-name="ce1" table:formula="of:=2*SQRT([.G5])/4" office:value-type="float" office:value="1.57784849897801">
            <text:p>1.5778</text:p>
          </table:table-cell>
          <table:table-cell table:style-name="ce1" table:formula="of:=2*SQRT([.H5])/4" office:value-type="float" office:value="1.63676079863957">
            <text:p>1.6368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5]/4" office:value-type="float" office:value="0.11780972451">
            <text:p>0.1178</text:p>
          </table:table-cell>
          <table:table-cell table:style-name="ce1" table:formula="of:=2*[.$B$45]*[.A5]/4" office:value-type="float" office:value="0.058904862255">
            <text:p>0.0589</text:p>
          </table:table-cell>
          <table:table-cell table:style-name="ce1"/>
        </table:table-row>
        <table:table-row table:style-name="ro2">
          <table:table-cell table:style-name="ce1" office:value-type="float" office:value="0.15707963268">
            <text:p>0.157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246749376050787">
            <text:p>2.47E-002</text:p>
          </table:table-cell>
          <table:table-cell table:style-name="ce3" office:value-type="float" office:value="0.0986849484179312">
            <text:p>9.87E-002</text:p>
          </table:table-cell>
          <table:table-cell table:style-name="ce3" office:value-type="float" office:value="8.96280847796608">
            <text:p>8.96E+000</text:p>
          </table:table-cell>
          <table:table-cell table:style-name="ce3" office:value-type="float" office:value="9.96947071361687">
            <text:p>9.97E+000</text:p>
          </table:table-cell>
          <table:table-cell table:style-name="ce3" office:value-type="float" office:value="9.96947071361697">
            <text:p>9.97E+000</text:p>
          </table:table-cell>
          <table:table-cell table:style-name="ce3" office:value-type="float" office:value="10.9800563452409">
            <text:p>1.10E+001</text:p>
          </table:table-cell>
          <table:table-cell/>
          <table:table-cell table:style-name="ce1" table:formula="of:=2*[.A6]/PI()" office:value-type="float" office:value="0.100000000000325">
            <text:p>0.1000</text:p>
          </table:table-cell>
          <table:table-cell table:style-name="ce1" table:formula="of:=2*SQRT([.C6])/4" office:value-type="float" office:value="0.0785412910593509">
            <text:p>0.0785</text:p>
          </table:table-cell>
          <table:table-cell table:style-name="ce1" table:formula="of:=2*SQRT([.D6])/4" office:value-type="float" office:value="0.157070802838983">
            <text:p>0.1571</text:p>
          </table:table-cell>
          <table:table-cell table:style-name="ce1" table:formula="of:=2*SQRT([.E6])/4" office:value-type="float" office:value="1.49689749799093">
            <text:p>1.4969</text:p>
          </table:table-cell>
          <table:table-cell table:style-name="ce1" table:formula="of:=2*SQRT([.F6])/4" office:value-type="float" office:value="1.57872343315864">
            <text:p>1.5787</text:p>
          </table:table-cell>
          <table:table-cell table:style-name="ce1" table:formula="of:=2*SQRT([.G6])/4" office:value-type="float" office:value="1.57872343315865">
            <text:p>1.5787</text:p>
          </table:table-cell>
          <table:table-cell table:style-name="ce1" table:formula="of:=2*SQRT([.H6])/4" office:value-type="float" office:value="1.65680840362132">
            <text:p>1.6568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6]/4" office:value-type="float" office:value="0.15707963268">
            <text:p>0.1571</text:p>
          </table:table-cell>
          <table:table-cell table:style-name="ce1" table:formula="of:=2*[.$B$45]*[.A6]/4" office:value-type="float" office:value="0.07853981634">
            <text:p>0.0785</text:p>
          </table:table-cell>
          <table:table-cell table:style-name="ce1"/>
        </table:table-row>
        <table:table-row table:style-name="ro2">
          <table:table-cell table:style-name="ce1" office:value-type="float" office:value="0.19634954085">
            <text:p>0.1963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385545929427918">
            <text:p>3.86E-002</text:p>
          </table:table-cell>
          <table:table-cell table:style-name="ce3" office:value-type="float" office:value="0.154195243641208">
            <text:p>1.54E-001</text:p>
          </table:table-cell>
          <table:table-cell table:style-name="ce3" office:value-type="float" office:value="8.72585641894644">
            <text:p>8.73E+000</text:p>
          </table:table-cell>
          <table:table-cell table:style-name="ce3" office:value-type="float" office:value="9.98367388627307">
            <text:p>9.98E+000</text:p>
          </table:table-cell>
          <table:table-cell table:style-name="ce3" office:value-type="float" office:value="9.98367388627318">
            <text:p>9.98E+000</text:p>
          </table:table-cell>
          <table:table-cell table:style-name="ce3" office:value-type="float" office:value="11.2476307174008">
            <text:p>1.12E+001</text:p>
          </table:table-cell>
          <table:table-cell/>
          <table:table-cell table:style-name="ce1" table:formula="of:=2*[.A7]/PI()" office:value-type="float" office:value="0.125000000000406">
            <text:p>0.1250</text:p>
          </table:table-cell>
          <table:table-cell table:style-name="ce1" table:formula="of:=2*SQRT([.C7])/4" office:value-type="float" office:value="0.0981766175608935">
            <text:p>0.0982</text:p>
          </table:table-cell>
          <table:table-cell table:style-name="ce1" table:formula="of:=2*SQRT([.D7])/4" office:value-type="float" office:value="0.196338511021914">
            <text:p>0.1963</text:p>
          </table:table-cell>
          <table:table-cell table:style-name="ce1" table:formula="of:=2*SQRT([.E7])/4" office:value-type="float" office:value="1.47697803123019">
            <text:p>1.4770</text:p>
          </table:table-cell>
          <table:table-cell table:style-name="ce1" table:formula="of:=2*SQRT([.F7])/4" office:value-type="float" office:value="1.57984761023596">
            <text:p>1.5798</text:p>
          </table:table-cell>
          <table:table-cell table:style-name="ce1" table:formula="of:=2*SQRT([.G7])/4" office:value-type="float" office:value="1.57984761023597">
            <text:p>1.5798</text:p>
          </table:table-cell>
          <table:table-cell table:style-name="ce1" table:formula="of:=2*SQRT([.H7])/4" office:value-type="float" office:value="1.67687437792764">
            <text:p>1.6769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7]/4" office:value-type="float" office:value="0.19634954085">
            <text:p>0.1963</text:p>
          </table:table-cell>
          <table:table-cell table:style-name="ce1" table:formula="of:=2*[.$B$45]*[.A7]/4" office:value-type="float" office:value="0.098174770425">
            <text:p>0.0982</text:p>
          </table:table-cell>
          <table:table-cell table:style-name="ce1"/>
        </table:table-row>
        <table:table-row table:style-name="ro2">
          <table:table-cell table:style-name="ce1" office:value-type="float" office:value="0.23561944902">
            <text:p>0.2356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555186215206973">
            <text:p>5.55E-002</text:p>
          </table:table-cell>
          <table:table-cell table:style-name="ce3" office:value-type="float" office:value="0.222041181571688">
            <text:p>2.22E-001</text:p>
          </table:table-cell>
          <table:table-cell table:style-name="ce3" office:value-type="float" office:value="8.49223922024243">
            <text:p>8.49E+000</text:p>
          </table:table-cell>
          <table:table-cell table:style-name="ce3" office:value-type="float" office:value="10.0010328198786">
            <text:p>1.00E+001</text:p>
          </table:table-cell>
          <table:table-cell table:style-name="ce3" office:value-type="float" office:value="10.0010328198787">
            <text:p>1.00E+001</text:p>
          </table:table-cell>
          <table:table-cell table:style-name="ce3" office:value-type="float" office:value="11.518683014304">
            <text:p>1.15E+001</text:p>
          </table:table-cell>
          <table:table-cell/>
          <table:table-cell table:style-name="ce1" table:formula="of:=2*[.A8]/PI()" office:value-type="float" office:value="0.150000000000487">
            <text:p>0.1500</text:p>
          </table:table-cell>
          <table:table-cell table:style-name="ce1" table:formula="of:=2*SQRT([.C8])/4" office:value-type="float" office:value="0.117811949224917">
            <text:p>0.1178</text:p>
          </table:table-cell>
          <table:table-cell table:style-name="ce1" table:formula="of:=2*SQRT([.D8])/4" office:value-type="float" office:value="0.235606229529106">
            <text:p>0.2356</text:p>
          </table:table-cell>
          <table:table-cell table:style-name="ce1" table:formula="of:=2*SQRT([.E8])/4" office:value-type="float" office:value="1.45707234036633">
            <text:p>1.4571</text:p>
          </table:table-cell>
          <table:table-cell table:style-name="ce1" table:formula="of:=2*SQRT([.F8])/4" office:value-type="float" office:value="1.58122047955674">
            <text:p>1.5812</text:p>
          </table:table-cell>
          <table:table-cell table:style-name="ce1" table:formula="of:=2*SQRT([.G8])/4" office:value-type="float" office:value="1.58122047955675">
            <text:p>1.5812</text:p>
          </table:table-cell>
          <table:table-cell table:style-name="ce1" table:formula="of:=2*SQRT([.H8])/4" office:value-type="float" office:value="1.69695926691715">
            <text:p>1.6970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8]/4" office:value-type="float" office:value="0.23561944902">
            <text:p>0.2356</text:p>
          </table:table-cell>
          <table:table-cell table:style-name="ce1" table:formula="of:=2*[.$B$45]*[.A8]/4" office:value-type="float" office:value="0.11780972451">
            <text:p>0.1178</text:p>
          </table:table-cell>
          <table:table-cell table:style-name="ce1"/>
        </table:table-row>
        <table:table-row table:style-name="ro2">
          <table:table-cell table:style-name="ce1" office:value-type="float" office:value="0.27488935719">
            <text:p>0.2749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755670298413023">
            <text:p>7.56E-002</text:p>
          </table:table-cell>
          <table:table-cell table:style-name="ce3" office:value-type="float" office:value="0.302222788213215">
            <text:p>3.02E-001</text:p>
          </table:table-cell>
          <table:table-cell table:style-name="ce3" office:value-type="float" office:value="8.26194487453658">
            <text:p>8.26E+000</text:p>
          </table:table-cell>
          <table:table-cell table:style-name="ce3" office:value-type="float" office:value="10.0215472291531">
            <text:p>1.00E+001</text:p>
          </table:table-cell>
          <table:table-cell table:style-name="ce3" office:value-type="float" office:value="10.0215472291531">
            <text:p>1.00E+001</text:p>
          </table:table-cell>
          <table:table-cell table:style-name="ce3" office:value-type="float" office:value="11.7932299287157">
            <text:p>1.18E+001</text:p>
          </table:table-cell>
          <table:table-cell/>
          <table:table-cell table:style-name="ce1" table:formula="of:=2*[.A9]/PI()" office:value-type="float" office:value="0.175000000000569">
            <text:p>0.1750</text:p>
          </table:table-cell>
          <table:table-cell table:style-name="ce1" table:formula="of:=2*SQRT([.C9])/4" office:value-type="float" office:value="0.137447289752565">
            <text:p>0.1374</text:p>
          </table:table-cell>
          <table:table-cell table:style-name="ce1" table:formula="of:=2*SQRT([.D9])/4" office:value-type="float" office:value="0.274873965761226">
            <text:p>0.2749</text:p>
          </table:table-cell>
          <table:table-cell table:style-name="ce1" table:formula="of:=2*SQRT([.E9])/4" office:value-type="float" office:value="1.43717995346239">
            <text:p>1.4372</text:p>
          </table:table-cell>
          <table:table-cell table:style-name="ce1" table:formula="of:=2*SQRT([.F9])/4" office:value-type="float" office:value="1.58284137148618">
            <text:p>1.5828</text:p>
          </table:table-cell>
          <table:table-cell table:style-name="ce1" table:formula="of:=2*SQRT([.G9])/4" office:value-type="float" office:value="1.58284137148619">
            <text:p>1.5828</text:p>
          </table:table-cell>
          <table:table-cell table:style-name="ce1" table:formula="of:=2*SQRT([.H9])/4" office:value-type="float" office:value="1.71706362205333">
            <text:p>1.7171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9]/4" office:value-type="float" office:value="0.27488935719">
            <text:p>0.2749</text:p>
          </table:table-cell>
          <table:table-cell table:style-name="ce1" table:formula="of:=2*[.$B$45]*[.A9]/4" office:value-type="float" office:value="0.137444678595">
            <text:p>0.1374</text:p>
          </table:table-cell>
          <table:table-cell table:style-name="ce1"/>
        </table:table-row>
        <table:table-row table:style-name="ro2">
          <table:table-cell table:style-name="ce1" office:value-type="float" office:value="0.31415926536">
            <text:p>0.3142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098699828555107">
            <text:p>9.87E-002</text:p>
          </table:table-cell>
          <table:table-cell table:style-name="ce3" office:value-type="float" office:value="0.394740106164944">
            <text:p>3.95E-001</text:p>
          </table:table-cell>
          <table:table-cell table:style-name="ce3" office:value-type="float" office:value="8.03496177247747">
            <text:p>8.03E+000</text:p>
          </table:table-cell>
          <table:table-cell table:style-name="ce3" office:value-type="float" office:value="10.0452167900107">
            <text:p>1.00E+001</text:p>
          </table:table-cell>
          <table:table-cell table:style-name="ce3" office:value-type="float" office:value="10.0452167900108">
            <text:p>1.00E+001</text:p>
          </table:table-cell>
          <table:table-cell table:style-name="ce3" office:value-type="float" office:value="12.071288597658">
            <text:p>1.21E+001</text:p>
          </table:table-cell>
          <table:table-cell/>
          <table:table-cell table:style-name="ce1" table:formula="of:=2*[.A10]/PI()" office:value-type="float" office:value="0.20000000000065">
            <text:p>0.2000</text:p>
          </table:table-cell>
          <table:table-cell table:style-name="ce1" table:formula="of:=2*SQRT([.C10])/4" office:value-type="float" office:value="0.157082644295214">
            <text:p>0.1571</text:p>
          </table:table-cell>
          <table:table-cell table:style-name="ce1" table:formula="of:=2*SQRT([.D10])/4" office:value-type="float" office:value="0.314141730022033">
            <text:p>0.3141</text:p>
          </table:table-cell>
          <table:table-cell table:style-name="ce1" table:formula="of:=2*SQRT([.E10])/4" office:value-type="float" office:value="1.41730040680138">
            <text:p>1.4173</text:p>
          </table:table-cell>
          <table:table-cell table:style-name="ce1" table:formula="of:=2*SQRT([.F10])/4" office:value-type="float" office:value="1.58470949940444">
            <text:p>1.5847</text:p>
          </table:table-cell>
          <table:table-cell table:style-name="ce1" table:formula="of:=2*SQRT([.G10])/4" office:value-type="float" office:value="1.58470949940445">
            <text:p>1.5847</text:p>
          </table:table-cell>
          <table:table-cell table:style-name="ce1" table:formula="of:=2*SQRT([.H10])/4" office:value-type="float" office:value="1.73718800059593">
            <text:p>1.7372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0]/4" office:value-type="float" office:value="0.31415926536">
            <text:p>0.3142</text:p>
          </table:table-cell>
          <table:table-cell table:style-name="ce1" table:formula="of:=2*[.$B$45]*[.A10]/4" office:value-type="float" office:value="0.15707963268">
            <text:p>0.1571</text:p>
          </table:table-cell>
          <table:table-cell table:style-name="ce1"/>
        </table:table-row>
        <table:table-row table:style-name="ro2">
          <table:table-cell table:style-name="ce1" office:value-type="float" office:value="0.35342917353">
            <text:p>0.3534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124917033941103">
            <text:p>1.25E-001</text:p>
          </table:table-cell>
          <table:table-cell table:style-name="ce3" office:value-type="float" office:value="0.499593200531411">
            <text:p>5.00E-001</text:p>
          </table:table-cell>
          <table:table-cell table:style-name="ce3" office:value-type="float" office:value="7.81127869685711">
            <text:p>7.81E+000</text:p>
          </table:table-cell>
          <table:table-cell table:style-name="ce3" office:value-type="float" office:value="10.0720411459499">
            <text:p>1.01E+001</text:p>
          </table:table-cell>
          <table:table-cell table:style-name="ce3" office:value-type="float" office:value="10.07204114595">
            <text:p>1.01E+001</text:p>
          </table:table-cell>
          <table:table-cell table:style-name="ce3" office:value-type="float" office:value="12.3528766032216">
            <text:p>1.24E+001</text:p>
          </table:table-cell>
          <table:table-cell/>
          <table:table-cell table:style-name="ce1" table:formula="of:=2*[.A11]/PI()" office:value-type="float" office:value="0.225000000000731">
            <text:p>0.2250</text:p>
          </table:table-cell>
          <table:table-cell table:style-name="ce1" table:formula="of:=2*SQRT([.C11])/4" office:value-type="float" office:value="0.176718019696">
            <text:p>0.1767</text:p>
          </table:table-cell>
          <table:table-cell table:style-name="ce1" table:formula="of:=2*SQRT([.D11])/4" office:value-type="float" office:value="0.353409535995922">
            <text:p>0.3534</text:p>
          </table:table-cell>
          <table:table-cell table:style-name="ce1" table:formula="of:=2*SQRT([.E11])/4" office:value-type="float" office:value="1.39743324499393">
            <text:p>1.3974</text:p>
          </table:table-cell>
          <table:table-cell table:style-name="ce1" table:formula="of:=2*SQRT([.F11])/4" office:value-type="float" office:value="1.58682396203469">
            <text:p>1.5868</text:p>
          </table:table-cell>
          <table:table-cell table:style-name="ce1" table:formula="of:=2*SQRT([.G11])/4" office:value-type="float" office:value="1.5868239620347">
            <text:p>1.5868</text:p>
          </table:table-cell>
          <table:table-cell table:style-name="ce1" table:formula="of:=2*SQRT([.H11])/4" office:value-type="float" office:value="1.75733296526452">
            <text:p>1.7573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1]/4" office:value-type="float" office:value="0.35342917353">
            <text:p>0.3534</text:p>
          </table:table-cell>
          <table:table-cell table:style-name="ce1" table:formula="of:=2*[.$B$45]*[.A11]/4" office:value-type="float" office:value="0.176714586765">
            <text:p>0.1767</text:p>
          </table:table-cell>
          <table:table-cell table:style-name="ce1"/>
        </table:table-row>
        <table:table-row table:style-name="ro2">
          <table:table-cell table:style-name="ce1" office:value-type="float" office:value="0.3926990817">
            <text:p>0.3927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154218669606425">
            <text:p>1.54E-001</text:p>
          </table:table-cell>
          <table:table-cell table:style-name="ce3" office:value-type="float" office:value="0.616782165725694">
            <text:p>6.17E-001</text:p>
          </table:table-cell>
          <table:table-cell table:style-name="ce3" office:value-type="float" office:value="7.59088481661041">
            <text:p>7.59E+000</text:p>
          </table:table-cell>
          <table:table-cell table:style-name="ce3" office:value-type="float" office:value="10.1020199153194">
            <text:p>1.01E+001</text:p>
          </table:table-cell>
          <table:table-cell table:style-name="ce3" office:value-type="float" office:value="10.1020199153196">
            <text:p>1.01E+001</text:p>
          </table:table-cell>
          <table:table-cell table:style-name="ce3" office:value-type="float" office:value="12.6380119726723">
            <text:p>1.26E+001</text:p>
          </table:table-cell>
          <table:table-cell/>
          <table:table-cell table:style-name="ce1" table:formula="of:=2*[.A12]/PI()" office:value-type="float" office:value="0.250000000000812">
            <text:p>0.2500</text:p>
          </table:table-cell>
          <table:table-cell table:style-name="ce1" table:formula="of:=2*SQRT([.C12])/4" office:value-type="float" office:value="0.196353424725942">
            <text:p>0.1964</text:p>
          </table:table-cell>
          <table:table-cell table:style-name="ce1" table:formula="of:=2*SQRT([.D12])/4" office:value-type="float" office:value="0.392677401223222">
            <text:p>0.3927</text:p>
          </table:table-cell>
          <table:table-cell table:style-name="ce1" table:formula="of:=2*SQRT([.E12])/4" office:value-type="float" office:value="1.37757802107634">
            <text:p>1.3776</text:p>
          </table:table-cell>
          <table:table-cell table:style-name="ce1" table:formula="of:=2*SQRT([.F12])/4" office:value-type="float" office:value="1.58918374608786">
            <text:p>1.5892</text:p>
          </table:table-cell>
          <table:table-cell table:style-name="ce1" table:formula="of:=2*SQRT([.G12])/4" office:value-type="float" office:value="1.58918374608788">
            <text:p>1.5892</text:p>
          </table:table-cell>
          <table:table-cell table:style-name="ce1" table:formula="of:=2*SQRT([.H12])/4" office:value-type="float" office:value="1.77749908387264">
            <text:p>1.7775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2]/4" office:value-type="float" office:value="0.3926990817">
            <text:p>0.3927</text:p>
          </table:table-cell>
          <table:table-cell table:style-name="ce1" table:formula="of:=2*[.$B$45]*[.A12]/4" office:value-type="float" office:value="0.19634954085">
            <text:p>0.1963</text:p>
          </table:table-cell>
          <table:table-cell table:style-name="ce1"/>
        </table:table-row>
        <table:table-row table:style-name="ro2">
          <table:table-cell table:style-name="ce1" office:value-type="float" office:value="0.43196898987">
            <text:p>0.432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186604768406568">
            <text:p>1.87E-001</text:p>
          </table:table-cell>
          <table:table-cell table:style-name="ce3" office:value-type="float" office:value="0.746307133152378">
            <text:p>7.46E-001</text:p>
          </table:table-cell>
          <table:table-cell table:style-name="ce3" office:value-type="float" office:value="7.37376968063496">
            <text:p>7.37E+000</text:p>
          </table:table-cell>
          <table:table-cell table:style-name="ce3" office:value-type="float" office:value="10.1351526994207">
            <text:p>1.01E+001</text:p>
          </table:table-cell>
          <table:table-cell table:style-name="ce3" office:value-type="float" office:value="10.1351526994208">
            <text:p>1.01E+001</text:p>
          </table:table-cell>
          <table:table-cell table:style-name="ce3" office:value-type="float" office:value="12.9267131777707">
            <text:p>1.29E+001</text:p>
          </table:table-cell>
          <table:table-cell/>
          <table:table-cell table:style-name="ce1" table:formula="of:=2*[.A13]/PI()" office:value-type="float" office:value="0.275000000000893">
            <text:p>0.2750</text:p>
          </table:table-cell>
          <table:table-cell table:style-name="ce1" table:formula="of:=2*SQRT([.C13])/4" office:value-type="float" office:value="0.215988870318917">
            <text:p>0.2160</text:p>
          </table:table-cell>
          <table:table-cell table:style-name="ce1" table:formula="of:=2*SQRT([.D13])/4" office:value-type="float" office:value="0.431945347570841">
            <text:p>0.4319</text:p>
          </table:table-cell>
          <table:table-cell table:style-name="ce1" table:formula="of:=2*SQRT([.E13])/4" office:value-type="float" office:value="1.3577342965981">
            <text:p>1.3577</text:p>
          </table:table-cell>
          <table:table-cell table:style-name="ce1" table:formula="of:=2*SQRT([.F13])/4" office:value-type="float" office:value="1.59178772920738">
            <text:p>1.5918</text:p>
          </table:table-cell>
          <table:table-cell table:style-name="ce1" table:formula="of:=2*SQRT([.G13])/4" office:value-type="float" office:value="1.59178772920738">
            <text:p>1.5918</text:p>
          </table:table-cell>
          <table:table-cell table:style-name="ce1" table:formula="of:=2*SQRT([.H13])/4" office:value-type="float" office:value="1.79768692892914">
            <text:p>1.7977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3]/4" office:value-type="float" office:value="0.43196898987">
            <text:p>0.4320</text:p>
          </table:table-cell>
          <table:table-cell table:style-name="ce1" table:formula="of:=2*[.$B$45]*[.A13]/4" office:value-type="float" office:value="0.215984494935">
            <text:p>0.2160</text:p>
          </table:table-cell>
          <table:table-cell table:style-name="ce1"/>
        </table:table-row>
        <table:table-row table:style-name="ro2">
          <table:table-cell table:style-name="ce1" office:value-type="float" office:value="0.47123889804">
            <text:p>0.4712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22207537458733">
            <text:p>2.22E-001</text:p>
          </table:table-cell>
          <table:table-cell table:style-name="ce3" office:value-type="float" office:value="0.888168279769847">
            <text:p>8.88E-001</text:p>
          </table:table-cell>
          <table:table-cell table:style-name="ce3" office:value-type="float" office:value="7.15992321146174">
            <text:p>7.16E+000</text:p>
          </table:table-cell>
          <table:table-cell table:style-name="ce3" office:value-type="float" office:value="10.1714390913976">
            <text:p>1.02E+001</text:p>
          </table:table-cell>
          <table:table-cell table:style-name="ce3" office:value-type="float" office:value="10.1714390913977">
            <text:p>1.02E+001</text:p>
          </table:table-cell>
          <table:table-cell table:style-name="ce3" office:value-type="float" office:value="13.2189991332245">
            <text:p>1.32E+001</text:p>
          </table:table-cell>
          <table:table-cell/>
          <table:table-cell table:style-name="ce1" table:formula="of:=2*[.A14]/PI()" office:value-type="float" office:value="0.300000000000975">
            <text:p>0.3000</text:p>
          </table:table-cell>
          <table:table-cell table:style-name="ce1" table:formula="of:=2*SQRT([.C14])/4" office:value-type="float" office:value="0.235624369806759">
            <text:p>0.2356</text:p>
          </table:table-cell>
          <table:table-cell table:style-name="ce1" table:formula="of:=2*SQRT([.D14])/4" office:value-type="float" office:value="0.471213401700824">
            <text:p>0.4712</text:p>
          </table:table-cell>
          <table:table-cell table:style-name="ce1" table:formula="of:=2*SQRT([.E14])/4" office:value-type="float" office:value="1.3379016417007">
            <text:p>1.3379</text:p>
          </table:table-cell>
          <table:table-cell table:style-name="ce1" table:formula="of:=2*SQRT([.F14])/4" office:value-type="float" office:value="1.59463468319531">
            <text:p>1.5946</text:p>
          </table:table-cell>
          <table:table-cell table:style-name="ce1" table:formula="of:=2*SQRT([.G14])/4" office:value-type="float" office:value="1.59463468319531">
            <text:p>1.5946</text:p>
          </table:table-cell>
          <table:table-cell table:style-name="ce1" table:formula="of:=2*SQRT([.H14])/4" office:value-type="float" office:value="1.8178970772038">
            <text:p>1.8179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4]/4" office:value-type="float" office:value="0.47123889804">
            <text:p>0.4712</text:p>
          </table:table-cell>
          <table:table-cell table:style-name="ce1" table:formula="of:=2*[.$B$45]*[.A14]/4" office:value-type="float" office:value="0.23561944902">
            <text:p>0.2356</text:p>
          </table:table-cell>
          <table:table-cell table:style-name="ce1"/>
        </table:table-row>
        <table:table-row table:style-name="ro2">
          <table:table-cell table:style-name="ce1" office:value-type="float" office:value="0.51050880621">
            <text:p>0.5105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260630546143676">
            <text:p>2.61E-001</text:p>
          </table:table-cell>
          <table:table-cell table:style-name="ce3" office:value-type="float" office:value="1.04236583751707">
            <text:p>1.04E+000</text:p>
          </table:table-cell>
          <table:table-cell table:style-name="ce3" office:value-type="float" office:value="6.9493356987818">
            <text:p>6.95E+000</text:p>
          </table:table-cell>
          <table:table-cell table:style-name="ce3" office:value-type="float" office:value="10.210878685865">
            <text:p>1.02E+001</text:p>
          </table:table-cell>
          <table:table-cell table:style-name="ce3" office:value-type="float" office:value="10.2108786858651">
            <text:p>1.02E+001</text:p>
          </table:table-cell>
          <table:table-cell table:style-name="ce3" office:value-type="float" office:value="13.5148891941723">
            <text:p>1.35E+001</text:p>
          </table:table-cell>
          <table:table-cell/>
          <table:table-cell table:style-name="ce1" table:formula="of:=2*[.A15]/PI()" office:value-type="float" office:value="0.325000000001056">
            <text:p>0.3250</text:p>
          </table:table-cell>
          <table:table-cell table:style-name="ce1" table:formula="of:=2*SQRT([.C15])/4" office:value-type="float" office:value="0.255259939152071">
            <text:p>0.2553</text:p>
          </table:table-cell>
          <table:table-cell table:style-name="ce1" table:formula="of:=2*SQRT([.D15])/4" office:value-type="float" office:value="0.510481595534323">
            <text:p>0.5105</text:p>
          </table:table-cell>
          <table:table-cell table:style-name="ce1" table:formula="of:=2*SQRT([.E15])/4" office:value-type="float" office:value="1.31807963518729">
            <text:p>1.3181</text:p>
          </table:table-cell>
          <table:table-cell table:style-name="ce1" table:formula="of:=2*SQRT([.F15])/4" office:value-type="float" office:value="1.59772327750029">
            <text:p>1.5977</text:p>
          </table:table-cell>
          <table:table-cell table:style-name="ce1" table:formula="of:=2*SQRT([.G15])/4" office:value-type="float" office:value="1.59772327750029">
            <text:p>1.5977</text:p>
          </table:table-cell>
          <table:table-cell table:style-name="ce1" table:formula="of:=2*SQRT([.H15])/4" office:value-type="float" office:value="1.83813010925317">
            <text:p>1.8381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5]/4" office:value-type="float" office:value="0.51050880621">
            <text:p>0.5105</text:p>
          </table:table-cell>
          <table:table-cell table:style-name="ce1" table:formula="of:=2*[.$B$45]*[.A15]/4" office:value-type="float" office:value="0.255254403105">
            <text:p>0.2553</text:p>
          </table:table-cell>
          <table:table-cell table:style-name="ce1"/>
        </table:table-row>
        <table:table-row table:style-name="ro2">
          <table:table-cell table:style-name="ce1" office:value-type="float" office:value="0.54977871438">
            <text:p>0.5498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302270357385801">
            <text:p>3.02E-001</text:p>
          </table:table-cell>
          <table:table-cell table:style-name="ce3" office:value-type="float" office:value="1.20890010359411">
            <text:p>1.21E+000</text:p>
          </table:table-cell>
          <table:table-cell table:style-name="ce3" office:value-type="float" office:value="6.74199779284579">
            <text:p>6.74E+000</text:p>
          </table:table-cell>
          <table:table-cell table:style-name="ce3" office:value-type="float" office:value="10.2534710892235">
            <text:p>1.03E+001</text:p>
          </table:table-cell>
          <table:table-cell table:style-name="ce3" office:value-type="float" office:value="10.2534710892236">
            <text:p>1.03E+001</text:p>
          </table:table-cell>
          <table:table-cell table:style-name="ce3" office:value-type="float" office:value="13.8144031526065">
            <text:p>1.38E+001</text:p>
          </table:table-cell>
          <table:table-cell/>
          <table:table-cell table:style-name="ce1" table:formula="of:=2*[.A16]/PI()" office:value-type="float" office:value="0.350000000001137">
            <text:p>0.3500</text:p>
          </table:table-cell>
          <table:table-cell table:style-name="ce1" table:formula="of:=2*SQRT([.C16])/4" office:value-type="float" office:value="0.274895597175455">
            <text:p>0.2749</text:p>
          </table:table-cell>
          <table:table-cell table:style-name="ce1" table:formula="of:=2*SQRT([.D16])/4" office:value-type="float" office:value="0.549749966710802">
            <text:p>0.5497</text:p>
          </table:table-cell>
          <table:table-cell table:style-name="ce1" table:formula="of:=2*SQRT([.E16])/4" office:value-type="float" office:value="1.29826786458398">
            <text:p>1.2983</text:p>
          </table:table-cell>
          <table:table-cell table:style-name="ce1" table:formula="of:=2*SQRT([.F16])/4" office:value-type="float" office:value="1.60105208294604">
            <text:p>1.6011</text:p>
          </table:table-cell>
          <table:table-cell table:style-name="ce1" table:formula="of:=2*SQRT([.G16])/4" office:value-type="float" office:value="1.60105208294605">
            <text:p>1.6011</text:p>
          </table:table-cell>
          <table:table-cell table:style-name="ce1" table:formula="of:=2*SQRT([.H16])/4" office:value-type="float" office:value="1.85838660890344">
            <text:p>1.8584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6]/4" office:value-type="float" office:value="0.54977871438">
            <text:p>0.5498</text:p>
          </table:table-cell>
          <table:table-cell table:style-name="ce1" table:formula="of:=2*[.$B$45]*[.A16]/4" office:value-type="float" office:value="0.27488935719">
            <text:p>0.2749</text:p>
          </table:table-cell>
          <table:table-cell table:style-name="ce1"/>
        </table:table-row>
        <table:table-row table:style-name="ro2">
          <table:table-cell table:style-name="ce1" office:value-type="float" office:value="0.58904862255">
            <text:p>0.589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346994901724743">
            <text:p>3.47E-001</text:p>
          </table:table-cell>
          <table:table-cell table:style-name="ce3" office:value-type="float" office:value="1.38777145158904">
            <text:p>1.39E+000</text:p>
          </table:table-cell>
          <table:table-cell table:style-name="ce3" office:value-type="float" office:value="6.53790049774751">
            <text:p>6.54E+000</text:p>
          </table:table-cell>
          <table:table-cell table:style-name="ce3" office:value-type="float" office:value="10.2992159306071">
            <text:p>1.03E+001</text:p>
          </table:table-cell>
          <table:table-cell table:style-name="ce3" office:value-type="float" office:value="10.2992159306072">
            <text:p>1.03E+001</text:p>
          </table:table-cell>
          <table:table-cell table:style-name="ce3" office:value-type="float" office:value="14.1175612326007">
            <text:p>1.41E+001</text:p>
          </table:table-cell>
          <table:table-cell/>
          <table:table-cell table:style-name="ce1" table:formula="of:=2*[.A17]/PI()" office:value-type="float" office:value="0.375000000001218">
            <text:p>0.3750</text:p>
          </table:table-cell>
          <table:table-cell table:style-name="ce1" table:formula="of:=2*SQRT([.C17])/4" office:value-type="float" office:value="0.294531365785014">
            <text:p>0.2945</text:p>
          </table:table-cell>
          <table:table-cell table:style-name="ce1" table:formula="of:=2*SQRT([.D17])/4" office:value-type="float" office:value="0.589018559043142">
            <text:p>0.5890</text:p>
          </table:table-cell>
          <table:table-cell table:style-name="ce1" table:formula="of:=2*SQRT([.E17])/4" office:value-type="float" office:value="1.27846592619314">
            <text:p>1.2785</text:p>
          </table:table-cell>
          <table:table-cell table:style-name="ce1" table:formula="of:=2*SQRT([.F17])/4" office:value-type="float" office:value="1.60461957567885">
            <text:p>1.6046</text:p>
          </table:table-cell>
          <table:table-cell table:style-name="ce1" table:formula="of:=2*SQRT([.G17])/4" office:value-type="float" office:value="1.60461957567886">
            <text:p>1.6046</text:p>
          </table:table-cell>
          <table:table-cell table:style-name="ce1" table:formula="of:=2*SQRT([.H17])/4" office:value-type="float" office:value="1.8786671626848">
            <text:p>1.8787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7]/4" office:value-type="float" office:value="0.58904862255">
            <text:p>0.5890</text:p>
          </table:table-cell>
          <table:table-cell table:style-name="ce1" table:formula="of:=2*[.$B$45]*[.A17]/4" office:value-type="float" office:value="0.294524311275">
            <text:p>0.2945</text:p>
          </table:table-cell>
          <table:table-cell table:style-name="ce1"/>
        </table:table-row>
        <table:table-row table:style-name="ro2">
          <table:table-cell table:style-name="ce1" office:value-type="float" office:value="0.62831853072">
            <text:p>0.6283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394804294661838">
            <text:p>3.95E-001</text:p>
          </table:table-cell>
          <table:table-cell table:style-name="ce3" office:value-type="float" office:value="1.5789803434363">
            <text:p>1.58E+000</text:p>
          </table:table-cell>
          <table:table-cell table:style-name="ce3" office:value-type="float" office:value="6.33703516460447">
            <text:p>6.34E+000</text:p>
          </table:table-cell>
          <table:table-cell table:style-name="ce3" office:value-type="float" office:value="10.3481128734086">
            <text:p>1.03E+001</text:p>
          </table:table-cell>
          <table:table-cell table:style-name="ce3" office:value-type="float" office:value="10.3481128734086">
            <text:p>1.03E+001</text:p>
          </table:table-cell>
          <table:table-cell table:style-name="ce3" office:value-type="float" office:value="14.4243840842202">
            <text:p>1.44E+001</text:p>
          </table:table-cell>
          <table:table-cell/>
          <table:table-cell table:style-name="ce1" table:formula="of:=2*[.A18]/PI()" office:value-type="float" office:value="0.4000000000013">
            <text:p>0.4000</text:p>
          </table:table-cell>
          <table:table-cell table:style-name="ce1" table:formula="of:=2*SQRT([.C18])/4" office:value-type="float" office:value="0.314167270200859">
            <text:p>0.3142</text:p>
          </table:table-cell>
          <table:table-cell table:style-name="ce1" table:formula="of:=2*SQRT([.D18])/4" office:value-type="float" office:value="0.628287422967447">
            <text:p>0.6283</text:p>
          </table:table-cell>
          <table:table-cell table:style-name="ce1" table:formula="of:=2*SQRT([.E18])/4" office:value-type="float" office:value="1.25867342513899">
            <text:p>1.2587</text:p>
          </table:table-cell>
          <table:table-cell table:style-name="ce1" table:formula="of:=2*SQRT([.F18])/4" office:value-type="float" office:value="1.60842414131104">
            <text:p>1.6084</text:p>
          </table:table-cell>
          <table:table-cell table:style-name="ce1" table:formula="of:=2*SQRT([.G18])/4" office:value-type="float" office:value="1.60842414131104">
            <text:p>1.6084</text:p>
          </table:table-cell>
          <table:table-cell table:style-name="ce1" table:formula="of:=2*SQRT([.H18])/4" office:value-type="float" office:value="1.89897235921302">
            <text:p>1.8990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8]/4" office:value-type="float" office:value="0.62831853072">
            <text:p>0.6283</text:p>
          </table:table-cell>
          <table:table-cell table:style-name="ce1" table:formula="of:=2*[.$B$45]*[.A18]/4" office:value-type="float" office:value="0.31415926536">
            <text:p>0.3142</text:p>
          </table:table-cell>
          <table:table-cell table:style-name="ce1"/>
        </table:table-row>
        <table:table-row table:style-name="ro2">
          <table:table-cell table:style-name="ce1" office:value-type="float" office:value="0.66758843889">
            <text:p>0.6676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445698676981787">
            <text:p>4.46E-001</text:p>
          </table:table-cell>
          <table:table-cell table:style-name="ce3" office:value-type="float" office:value="1.78252734219297">
            <text:p>1.78E+000</text:p>
          </table:table-cell>
          <table:table-cell table:style-name="ce3" office:value-type="float" office:value="6.13939348464191">
            <text:p>6.14E+000</text:p>
          </table:table-cell>
          <table:table-cell table:style-name="ce3" office:value-type="float" office:value="10.4001616273243">
            <text:p>1.04E+001</text:p>
          </table:table-cell>
          <table:table-cell table:style-name="ce3" office:value-type="float" office:value="10.4001616273245">
            <text:p>1.04E+001</text:p>
          </table:table-cell>
          <table:table-cell table:style-name="ce3" office:value-type="float" office:value="14.7348927759621">
            <text:p>1.47E+001</text:p>
          </table:table-cell>
          <table:table-cell/>
          <table:table-cell table:style-name="ce1" table:formula="of:=2*[.A19]/PI()" office:value-type="float" office:value="0.425000000001381">
            <text:p>0.4250</text:p>
          </table:table-cell>
          <table:table-cell table:style-name="ce1" table:formula="of:=2*SQRT([.C19])/4" office:value-type="float" office:value="0.333803339176598">
            <text:p>0.3338</text:p>
          </table:table-cell>
          <table:table-cell table:style-name="ce1" table:formula="of:=2*SQRT([.D19])/4" office:value-type="float" office:value="0.667556615987171">
            <text:p>0.6676</text:p>
          </table:table-cell>
          <table:table-cell table:style-name="ce1" table:formula="of:=2*SQRT([.E19])/4" office:value-type="float" office:value="1.2388899754056">
            <text:p>1.2389</text:p>
          </table:table-cell>
          <table:table-cell table:style-name="ce1" table:formula="of:=2*SQRT([.F19])/4" office:value-type="float" office:value="1.61246407923745">
            <text:p>1.6125</text:p>
          </table:table-cell>
          <table:table-cell table:style-name="ce1" table:formula="of:=2*SQRT([.G19])/4" office:value-type="float" office:value="1.61246407923746">
            <text:p>1.6125</text:p>
          </table:table-cell>
          <table:table-cell table:style-name="ce1" table:formula="of:=2*SQRT([.H19])/4" office:value-type="float" office:value="1.91930278851216">
            <text:p>1.9193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19]/4" office:value-type="float" office:value="0.66758843889">
            <text:p>0.6676</text:p>
          </table:table-cell>
          <table:table-cell table:style-name="ce1" table:formula="of:=2*[.$B$45]*[.A19]/4" office:value-type="float" office:value="0.333794219445">
            <text:p>0.3338</text:p>
          </table:table-cell>
          <table:table-cell table:style-name="ce1"/>
        </table:table-row>
        <table:table-row table:style-name="ro2">
          <table:table-cell table:style-name="ce1" office:value-type="float" office:value="0.70685834706">
            <text:p>0.7069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4996782181504">
            <text:p>5.00E-001</text:p>
          </table:table-cell>
          <table:table-cell table:style-name="ce3" office:value-type="float" office:value="1.99841312562175">
            <text:p>2.00E+000</text:p>
          </table:table-cell>
          <table:table-cell table:style-name="ce3" office:value-type="float" office:value="5.94496748219383">
            <text:p>5.94E+000</text:p>
          </table:table-cell>
          <table:table-cell table:style-name="ce3" office:value-type="float" office:value="10.455361960868">
            <text:p>1.05E+001</text:p>
          </table:table-cell>
          <table:table-cell table:style-name="ce3" office:value-type="float" office:value="10.4553619608681">
            <text:p>1.05E+001</text:p>
          </table:table-cell>
          <table:table-cell table:style-name="ce3" office:value-type="float" office:value="15.0491087855544">
            <text:p>1.50E+001</text:p>
          </table:table-cell>
          <table:table-cell/>
          <table:table-cell table:style-name="ce1" table:formula="of:=2*[.A20]/PI()" office:value-type="float" office:value="0.450000000001462">
            <text:p>0.4500</text:p>
          </table:table-cell>
          <table:table-cell table:style-name="ce1" table:formula="of:=2*SQRT([.C20])/4" office:value-type="float" office:value="0.353439605219336">
            <text:p>0.3534</text:p>
          </table:table-cell>
          <table:table-cell table:style-name="ce1" table:formula="of:=2*SQRT([.D20])/4" office:value-type="float" office:value="0.706826203111796">
            <text:p>0.7068</text:p>
          </table:table-cell>
          <table:table-cell table:style-name="ce1" table:formula="of:=2*SQRT([.E20])/4" office:value-type="float" office:value="1.2191151998677">
            <text:p>1.2191</text:p>
          </table:table-cell>
          <table:table-cell table:style-name="ce1" table:formula="of:=2*SQRT([.F20])/4" office:value-type="float" office:value="1.61673760710172">
            <text:p>1.6167</text:p>
          </table:table-cell>
          <table:table-cell table:style-name="ce1" table:formula="of:=2*SQRT([.G20])/4" office:value-type="float" office:value="1.61673760710173">
            <text:p>1.6167</text:p>
          </table:table-cell>
          <table:table-cell table:style-name="ce1" table:formula="of:=2*SQRT([.H20])/4" office:value-type="float" office:value="1.9396590412721">
            <text:p>1.9397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0]/4" office:value-type="float" office:value="0.70685834706">
            <text:p>0.7069</text:p>
          </table:table-cell>
          <table:table-cell table:style-name="ce1" table:formula="of:=2*[.$B$45]*[.A20]/4" office:value-type="float" office:value="0.35342917353">
            <text:p>0.3534</text:p>
          </table:table-cell>
          <table:table-cell table:style-name="ce1"/>
        </table:table-row>
        <table:table-row table:style-name="ro2">
          <table:table-cell table:style-name="ce1" office:value-type="float" office:value="0.74612825523">
            <text:p>0.746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556743119910344">
            <text:p>5.57E-001</text:p>
          </table:table-cell>
          <table:table-cell table:style-name="ce3" office:value-type="float" office:value="2.22663850056435">
            <text:p>2.23E+000</text:p>
          </table:table-cell>
          <table:table-cell table:style-name="ce3" office:value-type="float" office:value="5.75374950763177">
            <text:p>5.75E+000</text:p>
          </table:table-cell>
          <table:table-cell table:style-name="ce3" office:value-type="float" office:value="10.5137137142909">
            <text:p>1.05E+001</text:p>
          </table:table-cell>
          <table:table-cell table:style-name="ce3" office:value-type="float" office:value="10.513713714291">
            <text:p>1.05E+001</text:p>
          </table:table-cell>
          <table:table-cell table:style-name="ce3" office:value-type="float" office:value="15.36705398892">
            <text:p>1.54E+001</text:p>
          </table:table-cell>
          <table:table-cell/>
          <table:table-cell table:style-name="ce1" table:formula="of:=2*[.A21]/PI()" office:value-type="float" office:value="0.475000000001543">
            <text:p>0.4750</text:p>
          </table:table-cell>
          <table:table-cell table:style-name="ce1" table:formula="of:=2*SQRT([.C21])/4" office:value-type="float" office:value="0.373076104806494">
            <text:p>0.3731</text:p>
          </table:table-cell>
          <table:table-cell table:style-name="ce1" table:formula="of:=2*SQRT([.D21])/4" office:value-type="float" office:value="0.74609625728929">
            <text:p>0.7461</text:p>
          </table:table-cell>
          <table:table-cell table:style-name="ce1" table:formula="of:=2*SQRT([.E21])/4" office:value-type="float" office:value="1.19934873031489">
            <text:p>1.1993</text:p>
          </table:table-cell>
          <table:table-cell table:style-name="ce1" table:formula="of:=2*SQRT([.F21])/4" office:value-type="float" office:value="1.62124286538838">
            <text:p>1.6212</text:p>
          </table:table-cell>
          <table:table-cell table:style-name="ce1" table:formula="of:=2*SQRT([.G21])/4" office:value-type="float" office:value="1.62124286538839">
            <text:p>1.6212</text:p>
          </table:table-cell>
          <table:table-cell table:style-name="ce1" table:formula="of:=2*SQRT([.H21])/4" office:value-type="float" office:value="1.96004170803328">
            <text:p>1.9600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1]/4" office:value-type="float" office:value="0.74612825523">
            <text:p>0.7461</text:p>
          </table:table-cell>
          <table:table-cell table:style-name="ce1" table:formula="of:=2*[.$B$45]*[.A21]/4" office:value-type="float" office:value="0.373064127615">
            <text:p>0.3731</text:p>
          </table:table-cell>
          <table:table-cell table:style-name="ce1"/>
        </table:table-row>
        <table:table-row table:style-name="ro2">
          <table:table-cell table:style-name="ce1" office:value-type="float" office:value="0.7853981634">
            <text:p>0.7854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616893620062835">
            <text:p>6.17E-001</text:p>
          </table:table-cell>
          <table:table-cell table:style-name="ce3" office:value-type="float" office:value="2.46720441809048">
            <text:p>2.47E+000</text:p>
          </table:table-cell>
          <table:table-cell table:style-name="ce3" office:value-type="float" office:value="5.56573223022174">
            <text:p>5.57E+000</text:p>
          </table:table-cell>
          <table:table-cell table:style-name="ce3" office:value-type="float" office:value="10.5752168128624">
            <text:p>1.06E+001</text:p>
          </table:table-cell>
          <table:table-cell table:style-name="ce3" office:value-type="float" office:value="10.5752168128626">
            <text:p>1.06E+001</text:p>
          </table:table-cell>
          <table:table-cell table:style-name="ce3" office:value-type="float" office:value="15.6445369931834">
            <text:p>1.56E+001</text:p>
          </table:table-cell>
          <table:table-cell/>
          <table:table-cell table:style-name="ce1" table:formula="of:=2*[.A22]/PI()" office:value-type="float" office:value="0.500000000001624">
            <text:p>0.5000</text:p>
          </table:table-cell>
          <table:table-cell table:style-name="ce1" table:formula="of:=2*SQRT([.C22])/4" office:value-type="float" office:value="0.392712878596703">
            <text:p>0.3927</text:p>
          </table:table-cell>
          <table:table-cell table:style-name="ce1" table:formula="of:=2*SQRT([.D22])/4" office:value-type="float" office:value="0.785366859832156">
            <text:p>0.7854</text:p>
          </table:table-cell>
          <table:table-cell table:style-name="ce1" table:formula="of:=2*SQRT([.E22])/4" office:value-type="float" office:value="1.17959020746844">
            <text:p>1.1796</text:p>
          </table:table-cell>
          <table:table-cell table:style-name="ce1" table:formula="of:=2*SQRT([.F22])/4" office:value-type="float" office:value="1.62597792211813">
            <text:p>1.6260</text:p>
          </table:table-cell>
          <table:table-cell table:style-name="ce1" table:formula="of:=2*SQRT([.G22])/4" office:value-type="float" office:value="1.62597792211814">
            <text:p>1.6260</text:p>
          </table:table-cell>
          <table:table-cell table:style-name="ce1" table:formula="of:=2*SQRT([.H22])/4" office:value-type="float" office:value="1.97765877954107">
            <text:p>1.9777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2]/4" office:value-type="float" office:value="0.7853981634">
            <text:p>0.7854</text:p>
          </table:table-cell>
          <table:table-cell table:style-name="ce1" table:formula="of:=2*[.$B$45]*[.A22]/4" office:value-type="float" office:value="0.3926990817">
            <text:p>0.3927</text:p>
          </table:table-cell>
          <table:table-cell table:style-name="ce1"/>
        </table:table-row>
        <table:table-row table:style-name="ro2">
          <table:table-cell table:style-name="ce1" office:value-type="float" office:value="0.82466807157">
            <text:p>0.8247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680129996451651">
            <text:p>6.80E-001</text:p>
          </table:table-cell>
          <table:table-cell table:style-name="ce3" office:value-type="float" office:value="2.7201119894073">
            <text:p>2.72E+000</text:p>
          </table:table-cell>
          <table:table-cell table:style-name="ce3" office:value-type="float" office:value="5.3809086309297">
            <text:p>5.38E+000</text:p>
          </table:table-cell>
          <table:table-cell table:style-name="ce3" office:value-type="float" office:value="10.6398712804542">
            <text:p>1.06E+001</text:p>
          </table:table-cell>
          <table:table-cell table:style-name="ce3" office:value-type="float" office:value="10.6398712804543">
            <text:p>1.06E+001</text:p>
          </table:table-cell>
          <table:table-cell table:style-name="ce3" office:value-type="float" office:value="15.4543021426138">
            <text:p>1.55E+001</text:p>
          </table:table-cell>
          <table:table-cell/>
          <table:table-cell table:style-name="ce1" table:formula="of:=2*[.A23]/PI()" office:value-type="float" office:value="0.525000000001706">
            <text:p>0.5250</text:p>
          </table:table-cell>
          <table:table-cell table:style-name="ce1" table:formula="of:=2*SQRT([.C23])/4" office:value-type="float" office:value="0.412349971641702">
            <text:p>0.4123</text:p>
          </table:table-cell>
          <table:table-cell table:style-name="ce1" table:formula="of:=2*SQRT([.D23])/4" office:value-type="float" office:value="0.82463810083686">
            <text:p>0.8246</text:p>
          </table:table-cell>
          <table:table-cell table:style-name="ce1" table:formula="of:=2*SQRT([.E23])/4" office:value-type="float" office:value="1.15983928099217">
            <text:p>1.1598</text:p>
          </table:table-cell>
          <table:table-cell table:style-name="ce1" table:formula="of:=2*SQRT([.F23])/4" office:value-type="float" office:value="1.63094077762301">
            <text:p>1.6309</text:p>
          </table:table-cell>
          <table:table-cell table:style-name="ce1" table:formula="of:=2*SQRT([.G23])/4" office:value-type="float" office:value="1.63094077762302">
            <text:p>1.6309</text:p>
          </table:table-cell>
          <table:table-cell table:style-name="ce1" table:formula="of:=2*SQRT([.H23])/4" office:value-type="float" office:value="1.96559800967885">
            <text:p>1.9656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3]/4" office:value-type="float" office:value="0.82466807157">
            <text:p>0.8247</text:p>
          </table:table-cell>
          <table:table-cell table:style-name="ce1" table:formula="of:=2*[.$B$45]*[.A23]/4" office:value-type="float" office:value="0.412334035785">
            <text:p>0.4123</text:p>
          </table:table-cell>
          <table:table-cell/>
        </table:table-row>
        <table:table-row table:style-name="ro2">
          <table:table-cell table:style-name="ce1" office:value-type="float" office:value="0.86393797974">
            <text:p>0.8639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746452571123856">
            <text:p>7.46E-001</text:p>
          </table:table-cell>
          <table:table-cell table:style-name="ce3" office:value-type="float" office:value="2.98536250250919">
            <text:p>2.99E+000</text:p>
          </table:table-cell>
          <table:table-cell table:style-name="ce3" office:value-type="float" office:value="5.19927199517189">
            <text:p>5.20E+000</text:p>
          </table:table-cell>
          <table:table-cell table:style-name="ce3" office:value-type="float" office:value="10.7076772533794">
            <text:p>1.07E+001</text:p>
          </table:table-cell>
          <table:table-cell table:style-name="ce3" office:value-type="float" office:value="10.7076772533796">
            <text:p>1.07E+001</text:p>
          </table:table-cell>
          <table:table-cell table:style-name="ce3" office:value-type="float" office:value="15.2674504616567">
            <text:p>1.53E+001</text:p>
          </table:table-cell>
          <table:table-cell/>
          <table:table-cell table:style-name="ce1" table:formula="of:=2*[.A24]/PI()" office:value-type="float" office:value="0.550000000001787">
            <text:p>0.5500</text:p>
          </table:table-cell>
          <table:table-cell table:style-name="ce1" table:formula="of:=2*SQRT([.C24])/4" office:value-type="float" office:value="0.431987433591492">
            <text:p>0.4320</text:p>
          </table:table-cell>
          <table:table-cell table:style-name="ce1" table:formula="of:=2*SQRT([.D24])/4" office:value-type="float" office:value="0.863910079595844">
            <text:p>0.8639</text:p>
          </table:table-cell>
          <table:table-cell table:style-name="ce1" table:formula="of:=2*SQRT([.E24])/4" office:value-type="float" office:value="1.1400956094964">
            <text:p>1.1401</text:p>
          </table:table-cell>
          <table:table-cell table:style-name="ce1" table:formula="of:=2*SQRT([.F24])/4" office:value-type="float" office:value="1.6361293693791">
            <text:p>1.6361</text:p>
          </table:table-cell>
          <table:table-cell table:style-name="ce1" table:formula="of:=2*SQRT([.G24])/4" office:value-type="float" office:value="1.63612936937912">
            <text:p>1.6361</text:p>
          </table:table-cell>
          <table:table-cell table:style-name="ce1" table:formula="of:=2*SQRT([.H24])/4" office:value-type="float" office:value="1.95367925090435">
            <text:p>1.9537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4]/4" office:value-type="float" office:value="0.86393797974">
            <text:p>0.8639</text:p>
          </table:table-cell>
          <table:table-cell table:style-name="ce1" table:formula="of:=2*[.$B$45]*[.A24]/4" office:value-type="float" office:value="0.43196898987">
            <text:p>0.4320</text:p>
          </table:table-cell>
          <table:table-cell/>
        </table:table-row>
        <table:table-row table:style-name="ro2">
          <table:table-cell table:style-name="ce1" office:value-type="float" office:value="0.90320788791">
            <text:p>0.9032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815861714675616">
            <text:p>8.16E-001</text:p>
          </table:table-cell>
          <table:table-cell table:style-name="ce3" office:value-type="float" office:value="3.26295743955716">
            <text:p>3.26E+000</text:p>
          </table:table-cell>
          <table:table-cell table:style-name="ce3" office:value-type="float" office:value="5.02081590552786">
            <text:p>5.02E+000</text:p>
          </table:table-cell>
          <table:table-cell table:style-name="ce3" office:value-type="float" office:value="10.7786349944424">
            <text:p>1.08E+001</text:p>
          </table:table-cell>
          <table:table-cell table:style-name="ce3" office:value-type="float" office:value="10.7786349944426">
            <text:p>1.08E+001</text:p>
          </table:table-cell>
          <table:table-cell table:style-name="ce3" office:value-type="float" office:value="15.0839666425362">
            <text:p>1.51E+001</text:p>
          </table:table-cell>
          <table:table-cell/>
          <table:table-cell table:style-name="ce1" table:formula="of:=2*[.A25]/PI()" office:value-type="float" office:value="0.575000000001868">
            <text:p>0.5750</text:p>
          </table:table-cell>
          <table:table-cell table:style-name="ce1" table:formula="of:=2*SQRT([.C25])/4" office:value-type="float" office:value="0.451625318897096">
            <text:p>0.4516</text:p>
          </table:table-cell>
          <table:table-cell table:style-name="ce1" table:formula="of:=2*SQRT([.D25])/4" office:value-type="float" office:value="0.903182905002796">
            <text:p>0.9032</text:p>
          </table:table-cell>
          <table:table-cell table:style-name="ce1" table:formula="of:=2*SQRT([.E25])/4" office:value-type="float" office:value="1.1203588605362">
            <text:p>1.1204</text:p>
          </table:table-cell>
          <table:table-cell table:style-name="ce1" table:formula="of:=2*SQRT([.F25])/4" office:value-type="float" office:value="1.64154157687541">
            <text:p>1.6415</text:p>
          </table:table-cell>
          <table:table-cell table:style-name="ce1" table:formula="of:=2*SQRT([.G25])/4" office:value-type="float" office:value="1.64154157687542">
            <text:p>1.6415</text:p>
          </table:table-cell>
          <table:table-cell table:style-name="ce1" table:formula="of:=2*SQRT([.H25])/4" office:value-type="float" office:value="1.94190413270945">
            <text:p>1.9419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5]/4" office:value-type="float" office:value="0.90320788791">
            <text:p>0.9032</text:p>
          </table:table-cell>
          <table:table-cell table:style-name="ce1" table:formula="of:=2*[.$B$45]*[.A25]/4" office:value-type="float" office:value="0.451603943955">
            <text:p>0.4516</text:p>
          </table:table-cell>
          <table:table-cell/>
        </table:table-row>
        <table:table-row table:style-name="ro2">
          <table:table-cell table:style-name="ce1" office:value-type="float" office:value="0.94247779608">
            <text:p>0.9425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888357850773387">
            <text:p>8.88E-001</text:p>
          </table:table-cell>
          <table:table-cell table:style-name="ce3" office:value-type="float" office:value="3.55289849496582">
            <text:p>3.55E+000</text:p>
          </table:table-cell>
          <table:table-cell table:style-name="ce3" office:value-type="float" office:value="4.84553423441082">
            <text:p>4.85E+000</text:p>
          </table:table-cell>
          <table:table-cell table:style-name="ce3" office:value-type="float" office:value="10.8527449071528">
            <text:p>1.09E+001</text:p>
          </table:table-cell>
          <table:table-cell table:style-name="ce3" office:value-type="float" office:value="10.8527449071529">
            <text:p>1.09E+001</text:p>
          </table:table-cell>
          <table:table-cell table:style-name="ce3" office:value-type="float" office:value="14.9038360791707">
            <text:p>1.49E+001</text:p>
          </table:table-cell>
          <table:table-cell/>
          <table:table-cell table:style-name="ce1" table:formula="of:=2*[.A26]/PI()" office:value-type="float" office:value="0.600000000001949">
            <text:p>0.6000</text:p>
          </table:table-cell>
          <table:table-cell table:style-name="ce1" table:formula="of:=2*SQRT([.C26])/4" office:value-type="float" office:value="0.471263687009032">
            <text:p>0.4713</text:p>
          </table:table-cell>
          <table:table-cell table:style-name="ce1" table:formula="of:=2*SQRT([.D26])/4" office:value-type="float" office:value="0.942456695950247">
            <text:p>0.9425</text:p>
          </table:table-cell>
          <table:table-cell table:style-name="ce1" table:formula="of:=2*SQRT([.E26])/4" office:value-type="float" office:value="1.10062871060258">
            <text:p>1.1006</text:p>
          </table:table-cell>
          <table:table-cell table:style-name="ce1" table:formula="of:=2*SQRT([.F26])/4" office:value-type="float" office:value="1.64717522649783">
            <text:p>1.6472</text:p>
          </table:table-cell>
          <table:table-cell table:style-name="ce1" table:formula="of:=2*SQRT([.G26])/4" office:value-type="float" office:value="1.64717522649784">
            <text:p>1.6472</text:p>
          </table:table-cell>
          <table:table-cell table:style-name="ce1" table:formula="of:=2*SQRT([.H26])/4" office:value-type="float" office:value="1.93027433796149">
            <text:p>1.9303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6]/4" office:value-type="float" office:value="0.94247779608">
            <text:p>0.9425</text:p>
          </table:table-cell>
          <table:table-cell table:style-name="ce1" table:formula="of:=2*[.$B$45]*[.A26]/4" office:value-type="float" office:value="0.47123889804">
            <text:p>0.4712</text:p>
          </table:table-cell>
          <table:table-cell/>
        </table:table-row>
        <table:table-row table:style-name="ro2">
          <table:table-cell table:style-name="ce1" office:value-type="float" office:value="0.98174770425">
            <text:p>0.9817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0.963941460850968">
            <text:p>9.64E-001</text:p>
          </table:table-cell>
          <table:table-cell table:style-name="ce3" office:value-type="float" office:value="3.85518759417735">
            <text:p>3.86E+000</text:p>
          </table:table-cell>
          <table:table-cell table:style-name="ce3" office:value-type="float" office:value="4.67342113671728">
            <text:p>4.67E+000</text:p>
          </table:table-cell>
          <table:table-cell table:style-name="ce3" office:value-type="float" office:value="10.9300075500667">
            <text:p>1.09E+001</text:p>
          </table:table-cell>
          <table:table-cell table:style-name="ce3" office:value-type="float" office:value="10.9300075500668">
            <text:p>1.09E+001</text:p>
          </table:table-cell>
          <table:table-cell table:style-name="ce3" office:value-type="float" office:value="14.727044847089">
            <text:p>1.47E+001</text:p>
          </table:table-cell>
          <table:table-cell/>
          <table:table-cell table:style-name="ce1" table:formula="of:=2*[.A27]/PI()" office:value-type="float" office:value="0.62500000000203">
            <text:p>0.6250</text:p>
          </table:table-cell>
          <table:table-cell table:style-name="ce1" table:formula="of:=2*SQRT([.C27])/4" office:value-type="float" office:value="0.490902602572793">
            <text:p>0.4909</text:p>
          </table:table-cell>
          <table:table-cell table:style-name="ce1" table:formula="of:=2*SQRT([.D27])/4" office:value-type="float" office:value="0.981731581718923">
            <text:p>0.9817</text:p>
          </table:table-cell>
          <table:table-cell table:style-name="ce1" table:formula="of:=2*SQRT([.E27])/4" office:value-type="float" office:value="1.08090484510863">
            <text:p>1.0809</text:p>
          </table:table-cell>
          <table:table-cell table:style-name="ce1" table:formula="of:=2*SQRT([.F27])/4" office:value-type="float" office:value="1.65302809640873">
            <text:p>1.6530</text:p>
          </table:table-cell>
          <table:table-cell table:style-name="ce1" table:formula="of:=2*SQRT([.G27])/4" office:value-type="float" office:value="1.65302809640874">
            <text:p>1.6530</text:p>
          </table:table-cell>
          <table:table-cell table:style-name="ce1" table:formula="of:=2*SQRT([.H27])/4" office:value-type="float" office:value="1.91879160196522">
            <text:p>1.9188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7]/4" office:value-type="float" office:value="0.98174770425">
            <text:p>0.9817</text:p>
          </table:table-cell>
          <table:table-cell table:style-name="ce1" table:formula="of:=2*[.$B$45]*[.A27]/4" office:value-type="float" office:value="0.490873852125">
            <text:p>0.4909</text:p>
          </table:table-cell>
          <table:table-cell/>
        </table:table-row>
        <table:table-row table:style-name="ro2">
          <table:table-cell table:style-name="ce1" office:value-type="float" office:value="1.02101761242">
            <text:p>1.021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04261308896877">
            <text:p>1.04E+000</text:p>
          </table:table-cell>
          <table:table-cell table:style-name="ce3" office:value-type="float" office:value="4.16982691310843">
            <text:p>4.17E+000</text:p>
          </table:table-cell>
          <table:table-cell table:style-name="ce3" office:value-type="float" office:value="4.50447104244963">
            <text:p>4.50E+000</text:p>
          </table:table-cell>
          <table:table-cell table:style-name="ce3" office:value-type="float" office:value="11.0104236512168">
            <text:p>1.10E+001</text:p>
          </table:table-cell>
          <table:table-cell table:style-name="ce3" office:value-type="float" office:value="11.0104236512169">
            <text:p>1.10E+001</text:p>
          </table:table-cell>
          <table:table-cell table:style-name="ce3" office:value-type="float" office:value="14.5535796838334">
            <text:p>1.46E+001</text:p>
          </table:table-cell>
          <table:table-cell/>
          <table:table-cell table:style-name="ce1" table:formula="of:=2*[.A28]/PI()" office:value-type="float" office:value="0.650000000002112">
            <text:p>0.6500</text:p>
          </table:table-cell>
          <table:table-cell table:style-name="ce1" table:formula="of:=2*SQRT([.C28])/4" office:value-type="float" office:value="0.510542135618787">
            <text:p>0.5105</text:p>
          </table:table-cell>
          <table:table-cell table:style-name="ce1" table:formula="of:=2*SQRT([.D28])/4" office:value-type="float" office:value="1.02100770235934">
            <text:p>1.0210</text:p>
          </table:table-cell>
          <table:table-cell table:style-name="ce1" table:formula="of:=2*SQRT([.E28])/4" office:value-type="float" office:value="1.06118695836898">
            <text:p>1.0612</text:p>
          </table:table-cell>
          <table:table-cell table:style-name="ce1" table:formula="of:=2*SQRT([.F28])/4" office:value-type="float" office:value="1.65909792140314">
            <text:p>1.6591</text:p>
          </table:table-cell>
          <table:table-cell table:style-name="ce1" table:formula="of:=2*SQRT([.G28])/4" office:value-type="float" office:value="1.65909792140314">
            <text:p>1.6591</text:p>
          </table:table-cell>
          <table:table-cell table:style-name="ce1" table:formula="of:=2*SQRT([.H28])/4" office:value-type="float" office:value="1.90745771144693">
            <text:p>1.9075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8]/4" office:value-type="float" office:value="1.02101761242">
            <text:p>1.0210</text:p>
          </table:table-cell>
          <table:table-cell table:style-name="ce1" table:formula="of:=2*[.$B$45]*[.A28]/4" office:value-type="float" office:value="0.51050880621">
            <text:p>0.5105</text:p>
          </table:table-cell>
          <table:table-cell/>
        </table:table-row>
        <table:table-row table:style-name="ro2">
          <table:table-cell table:style-name="ce1" office:value-type="float" office:value="1.06028752059">
            <text:p>1.0603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12437334684005">
            <text:p>1.12E+000</text:p>
          </table:table-cell>
          <table:table-cell table:style-name="ce3" office:value-type="float" office:value="4.3386786493248">
            <text:p>4.34E+000</text:p>
          </table:table-cell>
          <table:table-cell table:style-name="ce3" office:value-type="float" office:value="4.49681889825129">
            <text:p>4.50E+000</text:p>
          </table:table-cell>
          <table:table-cell table:style-name="ce3" office:value-type="float" office:value="11.0939941226035">
            <text:p>1.11E+001</text:p>
          </table:table-cell>
          <table:table-cell table:style-name="ce3" office:value-type="float" office:value="11.0939941226036">
            <text:p>1.11E+001</text:p>
          </table:table-cell>
          <table:table-cell table:style-name="ce3" office:value-type="float" office:value="14.3834279698352">
            <text:p>1.44E+001</text:p>
          </table:table-cell>
          <table:table-cell/>
          <table:table-cell table:style-name="ce1" table:formula="of:=2*[.A29]/PI()" office:value-type="float" office:value="0.675000000002193">
            <text:p>0.6750</text:p>
          </table:table-cell>
          <table:table-cell table:style-name="ce1" table:formula="of:=2*SQRT([.C29])/4" office:value-type="float" office:value="0.530182361749249">
            <text:p>0.5302</text:p>
          </table:table-cell>
          <table:table-cell table:style-name="ce1" table:formula="of:=2*SQRT([.D29])/4" office:value-type="float" office:value="1.0414747535736">
            <text:p>1.0415</text:p>
          </table:table-cell>
          <table:table-cell table:style-name="ce1" table:formula="of:=2*SQRT([.E29])/4" office:value-type="float" office:value="1.06028520906538">
            <text:p>1.0603</text:p>
          </table:table-cell>
          <table:table-cell table:style-name="ce1" table:formula="of:=2*SQRT([.F29])/4" office:value-type="float" office:value="1.66538239772458">
            <text:p>1.6654</text:p>
          </table:table-cell>
          <table:table-cell table:style-name="ce1" table:formula="of:=2*SQRT([.G29])/4" office:value-type="float" office:value="1.66538239772459">
            <text:p>1.6654</text:p>
          </table:table-cell>
          <table:table-cell table:style-name="ce1" table:formula="of:=2*SQRT([.H29])/4" office:value-type="float" office:value="1.8962745034564">
            <text:p>1.8963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29]/4" office:value-type="float" office:value="1.06028752059">
            <text:p>1.0603</text:p>
          </table:table-cell>
          <table:table-cell table:style-name="ce1" table:formula="of:=2*[.$B$45]*[.A29]/4" office:value-type="float" office:value="0.530143760295">
            <text:p>0.5301</text:p>
          </table:table-cell>
          <table:table-cell/>
        </table:table-row>
        <table:table-row table:style-name="ro2">
          <table:table-cell table:style-name="ce1" office:value-type="float" office:value="1.09955742876">
            <text:p>1.0996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20922291901874">
            <text:p>1.21E+000</text:p>
          </table:table-cell>
          <table:table-cell table:style-name="ce3" office:value-type="float" office:value="4.17603891537695">
            <text:p>4.18E+000</text:p>
          </table:table-cell>
          <table:table-cell table:style-name="ce3" office:value-type="float" office:value="4.83616628740086">
            <text:p>4.84E+000</text:p>
          </table:table-cell>
          <table:table-cell table:style-name="ce3" office:value-type="float" office:value="11.1807200747145">
            <text:p>1.12E+001</text:p>
          </table:table-cell>
          <table:table-cell table:style-name="ce3" office:value-type="float" office:value="11.1807200747146">
            <text:p>1.12E+001</text:p>
          </table:table-cell>
          <table:table-cell table:style-name="ce3" office:value-type="float" office:value="14.2165777097563">
            <text:p>1.42E+001</text:p>
          </table:table-cell>
          <table:table-cell/>
          <table:table-cell table:style-name="ce1" table:formula="of:=2*[.A30]/PI()" office:value-type="float" office:value="0.700000000002274">
            <text:p>0.7000</text:p>
          </table:table-cell>
          <table:table-cell table:style-name="ce1" table:formula="of:=2*SQRT([.C30])/4" office:value-type="float" office:value="0.549823362321651">
            <text:p>0.5498</text:p>
          </table:table-cell>
          <table:table-cell table:style-name="ce1" table:formula="of:=2*SQRT([.D30])/4" office:value-type="float" office:value="1.0217679427562">
            <text:p>1.0218</text:p>
          </table:table-cell>
          <table:table-cell table:style-name="ce1" table:formula="of:=2*SQRT([.E30])/4" office:value-type="float" office:value="1.09956426453856">
            <text:p>1.0996</text:p>
          </table:table-cell>
          <table:table-cell table:style-name="ce1" table:formula="of:=2*SQRT([.F30])/4" office:value-type="float" office:value="1.67187918782388">
            <text:p>1.6719</text:p>
          </table:table-cell>
          <table:table-cell table:style-name="ce1" table:formula="of:=2*SQRT([.G30])/4" office:value-type="float" office:value="1.67187918782388">
            <text:p>1.6719</text:p>
          </table:table-cell>
          <table:table-cell table:style-name="ce1" table:formula="of:=2*SQRT([.H30])/4" office:value-type="float" office:value="1.88524386418284">
            <text:p>1.8852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0]/4" office:value-type="float" office:value="1.09955742876">
            <text:p>1.0996</text:p>
          </table:table-cell>
          <table:table-cell table:style-name="ce1" table:formula="of:=2*[.$B$45]*[.A30]/4" office:value-type="float" office:value="0.54977871438">
            <text:p>0.5498</text:p>
          </table:table-cell>
          <table:table-cell/>
        </table:table-row>
        <table:table-row table:style-name="ro2">
          <table:table-cell table:style-name="ce1" office:value-type="float" office:value="1.13882733693">
            <text:p>1.1388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29716256822822">
            <text:p>1.30E+000</text:p>
          </table:table-cell>
          <table:table-cell table:style-name="ce3" office:value-type="float" office:value="4.0165470515501">
            <text:p>4.02E+000</text:p>
          </table:table-cell>
          <table:table-cell table:style-name="ce3" office:value-type="float" office:value="5.1878721309997">
            <text:p>5.19E+000</text:p>
          </table:table-cell>
          <table:table-cell table:style-name="ce3" office:value-type="float" office:value="11.2706028310544">
            <text:p>1.13E+001</text:p>
          </table:table-cell>
          <table:table-cell table:style-name="ce3" office:value-type="float" office:value="11.2706028310545">
            <text:p>1.13E+001</text:p>
          </table:table-cell>
          <table:table-cell table:style-name="ce3" office:value-type="float" office:value="14.0530175142745">
            <text:p>1.41E+001</text:p>
          </table:table-cell>
          <table:table-cell/>
          <table:table-cell table:style-name="ce1" table:formula="of:=2*[.A31]/PI()" office:value-type="float" office:value="0.725000000002355">
            <text:p>0.7250</text:p>
          </table:table-cell>
          <table:table-cell table:style-name="ce1" table:formula="of:=2*SQRT([.C31])/4" office:value-type="float" office:value="0.569465224624872">
            <text:p>0.5695</text:p>
          </table:table-cell>
          <table:table-cell table:style-name="ce1" table:formula="of:=2*SQRT([.D31])/4" office:value-type="float" office:value="1.00206624675593">
            <text:p>1.0021</text:p>
          </table:table-cell>
          <table:table-cell table:style-name="ce1" table:formula="of:=2*SQRT([.E31])/4" office:value-type="float" office:value="1.13884504334432">
            <text:p>1.1388</text:p>
          </table:table-cell>
          <table:table-cell table:style-name="ce1" table:formula="of:=2*SQRT([.F31])/4" office:value-type="float" office:value="1.67858592504632">
            <text:p>1.6786</text:p>
          </table:table-cell>
          <table:table-cell table:style-name="ce1" table:formula="of:=2*SQRT([.G31])/4" office:value-type="float" office:value="1.67858592504632">
            <text:p>1.6786</text:p>
          </table:table-cell>
          <table:table-cell table:style-name="ce1" table:formula="of:=2*SQRT([.H31])/4" office:value-type="float" office:value="1.87436772768009">
            <text:p>1.8744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1]/4" office:value-type="float" office:value="1.13882733693">
            <text:p>1.1388</text:p>
          </table:table-cell>
          <table:table-cell table:style-name="ce1" table:formula="of:=2*[.$B$45]*[.A31]/4" office:value-type="float" office:value="0.569413668465">
            <text:p>0.5694</text:p>
          </table:table-cell>
          <table:table-cell/>
        </table:table-row>
        <table:table-row table:style-name="ro2">
          <table:table-cell table:style-name="ce1" office:value-type="float" office:value="1.1780972451">
            <text:p>1.1781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38819314085099">
            <text:p>1.39E+000</text:p>
          </table:table-cell>
          <table:table-cell table:style-name="ce3" office:value-type="float" office:value="3.86019851430332">
            <text:p>3.86E+000</text:p>
          </table:table-cell>
          <table:table-cell table:style-name="ce3" office:value-type="float" office:value="5.55193981407145">
            <text:p>5.55E+000</text:p>
          </table:table-cell>
          <table:table-cell table:style-name="ce3" office:value-type="float" office:value="11.3636439426647">
            <text:p>1.14E+001</text:p>
          </table:table-cell>
          <table:table-cell table:style-name="ce3" office:value-type="float" office:value="11.3636439426649">
            <text:p>1.14E+001</text:p>
          </table:table-cell>
          <table:table-cell table:style-name="ce3" office:value-type="float" office:value="13.892736582307">
            <text:p>1.39E+001</text:p>
          </table:table-cell>
          <table:table-cell/>
          <table:table-cell table:style-name="ce1" table:formula="of:=2*[.A32]/PI()" office:value-type="float" office:value="0.750000000002437">
            <text:p>0.7500</text:p>
          </table:table-cell>
          <table:table-cell table:style-name="ce1" table:formula="of:=2*SQRT([.C32])/4" office:value-type="float" office:value="0.589108042054043">
            <text:p>0.5891</text:p>
          </table:table-cell>
          <table:table-cell table:style-name="ce1" table:formula="of:=2*SQRT([.D32])/4" office:value-type="float" office:value="0.982369395174661">
            <text:p>0.9824</text:p>
          </table:table-cell>
          <table:table-cell table:style-name="ce1" table:formula="of:=2*SQRT([.E32])/4" office:value-type="float" office:value="1.17812773225905">
            <text:p>1.1781</text:p>
          </table:table-cell>
          <table:table-cell table:style-name="ce1" table:formula="of:=2*SQRT([.F32])/4" office:value-type="float" office:value="1.6855002182338">
            <text:p>1.6855</text:p>
          </table:table-cell>
          <table:table-cell table:style-name="ce1" table:formula="of:=2*SQRT([.G32])/4" office:value-type="float" office:value="1.68550021823381">
            <text:p>1.6855</text:p>
          </table:table-cell>
          <table:table-cell table:style-name="ce1" table:formula="of:=2*SQRT([.H32])/4" office:value-type="float" office:value="1.8636480744971">
            <text:p>1.8636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2]/4" office:value-type="float" office:value="1.1780972451">
            <text:p>1.1781</text:p>
          </table:table-cell>
          <table:table-cell table:style-name="ce1" table:formula="of:=2*[.$B$45]*[.A32]/4" office:value-type="float" office:value="0.58904862255">
            <text:p>0.5890</text:p>
          </table:table-cell>
          <table:table-cell/>
        </table:table-row>
        <table:table-row table:style-name="ro2">
          <table:table-cell table:style-name="ce1" office:value-type="float" office:value="1.21736715327">
            <text:p>1.2174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48231557255613">
            <text:p>1.48E+000</text:p>
          </table:table-cell>
          <table:table-cell table:style-name="ce3" office:value-type="float" office:value="3.70698899821477">
            <text:p>3.71E+000</text:p>
          </table:table-cell>
          <table:table-cell table:style-name="ce3" office:value-type="float" office:value="5.92837307872366">
            <text:p>5.93E+000</text:p>
          </table:table-cell>
          <table:table-cell table:style-name="ce3" office:value-type="float" office:value="11.4598452026168">
            <text:p>1.15E+001</text:p>
          </table:table-cell>
          <table:table-cell table:style-name="ce3" office:value-type="float" office:value="11.459845202617">
            <text:p>1.15E+001</text:p>
          </table:table-cell>
          <table:table-cell table:style-name="ce3" office:value-type="float" office:value="13.7357246836402">
            <text:p>1.37E+001</text:p>
          </table:table-cell>
          <table:table-cell/>
          <table:table-cell table:style-name="ce1" table:formula="of:=2*[.A33]/PI()" office:value-type="float" office:value="0.775000000002518">
            <text:p>0.7750</text:p>
          </table:table-cell>
          <table:table-cell table:style-name="ce1" table:formula="of:=2*SQRT([.C33])/4" office:value-type="float" office:value="0.608751914279563">
            <text:p>0.6088</text:p>
          </table:table-cell>
          <table:table-cell table:style-name="ce1" table:formula="of:=2*SQRT([.D33])/4" office:value-type="float" office:value="0.962677126327251">
            <text:p>0.9627</text:p>
          </table:table-cell>
          <table:table-cell table:style-name="ce1" table:formula="of:=2*SQRT([.E33])/4" office:value-type="float" office:value="1.21741253060781">
            <text:p>1.2174</text:p>
          </table:table-cell>
          <table:table-cell table:style-name="ce1" table:formula="of:=2*SQRT([.F33])/4" office:value-type="float" office:value="1.69261965622942">
            <text:p>1.6926</text:p>
          </table:table-cell>
          <table:table-cell table:style-name="ce1" table:formula="of:=2*SQRT([.G33])/4" office:value-type="float" office:value="1.69261965622943">
            <text:p>1.6926</text:p>
          </table:table-cell>
          <table:table-cell table:style-name="ce1" table:formula="of:=2*SQRT([.H33])/4" office:value-type="float" office:value="1.85308693020863">
            <text:p>1.8531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3]/4" office:value-type="float" office:value="1.21736715327">
            <text:p>1.2174</text:p>
          </table:table-cell>
          <table:table-cell table:style-name="ce1" table:formula="of:=2*[.$B$45]*[.A33]/4" office:value-type="float" office:value="0.608683576635">
            <text:p>0.6087</text:p>
          </table:table-cell>
          <table:table-cell/>
        </table:table-row>
        <table:table-row table:style-name="ro2">
          <table:table-cell table:style-name="ce1" office:value-type="float" office:value="1.25663706144">
            <text:p>1.2566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57953089405894">
            <text:p>1.58E+000</text:p>
          </table:table-cell>
          <table:table-cell table:style-name="ce3" office:value-type="float" office:value="3.55691442860946">
            <text:p>3.56E+000</text:p>
          </table:table-cell>
          <table:table-cell table:style-name="ce3" office:value-type="float" office:value="6.3171760472043">
            <text:p>6.32E+000</text:p>
          </table:table-cell>
          <table:table-cell table:style-name="ce3" office:value-type="float" office:value="11.5592086604741">
            <text:p>1.16E+001</text:p>
          </table:table-cell>
          <table:table-cell table:style-name="ce3" office:value-type="float" office:value="11.5592086604743">
            <text:p>1.16E+001</text:p>
          </table:table-cell>
          <table:table-cell table:style-name="ce3" office:value-type="float" office:value="13.5819721419547">
            <text:p>1.36E+001</text:p>
          </table:table-cell>
          <table:table-cell/>
          <table:table-cell table:style-name="ce1" table:formula="of:=2*[.A34]/PI()" office:value-type="float" office:value="0.800000000002599">
            <text:p>0.8000</text:p>
          </table:table-cell>
          <table:table-cell table:style-name="ce1" table:formula="of:=2*SQRT([.C34])/4" office:value-type="float" office:value="0.62839694741042">
            <text:p>0.6284</text:p>
          </table:table-cell>
          <table:table-cell table:style-name="ce1" table:formula="of:=2*SQRT([.D34])/4" office:value-type="float" office:value="0.942989187187406">
            <text:p>0.9430</text:p>
          </table:table-cell>
          <table:table-cell table:style-name="ce1" table:formula="of:=2*SQRT([.E34])/4" office:value-type="float" office:value="1.2566996505932">
            <text:p>1.2567</text:p>
          </table:table-cell>
          <table:table-cell table:style-name="ce1" table:formula="of:=2*SQRT([.F34])/4" office:value-type="float" office:value="1.69994181227432">
            <text:p>1.6999</text:p>
          </table:table-cell>
          <table:table-cell table:style-name="ce1" table:formula="of:=2*SQRT([.G34])/4" office:value-type="float" office:value="1.69994181227434">
            <text:p>1.6999</text:p>
          </table:table-cell>
          <table:table-cell table:style-name="ce1" table:formula="of:=2*SQRT([.H34])/4" office:value-type="float" office:value="1.84268636384184">
            <text:p>1.8427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4]/4" office:value-type="float" office:value="1.25663706144">
            <text:p>1.2566</text:p>
          </table:table-cell>
          <table:table-cell table:style-name="ce1" table:formula="of:=2*[.$B$45]*[.A34]/4" office:value-type="float" office:value="0.62831853072">
            <text:p>0.6283</text:p>
          </table:table-cell>
          <table:table-cell/>
        </table:table-row>
        <table:table-row table:style-name="ro2">
          <table:table-cell table:style-name="ce1" office:value-type="float" office:value="1.29590696961">
            <text:p>1.2959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67984023702096">
            <text:p>1.68E+000</text:p>
          </table:table-cell>
          <table:table-cell table:style-name="ce3" office:value-type="float" office:value="3.40997095420318">
            <text:p>3.41E+000</text:p>
          </table:table-cell>
          <table:table-cell table:style-name="ce3" office:value-type="float" office:value="6.71835324548331">
            <text:p>6.72E+000</text:p>
          </table:table-cell>
          <table:table-cell table:style-name="ce3" office:value-type="float" office:value="11.6617366367129">
            <text:p>1.17E+001</text:p>
          </table:table-cell>
          <table:table-cell table:style-name="ce3" office:value-type="float" office:value="11.661736636713">
            <text:p>1.17E+001</text:p>
          </table:table-cell>
          <table:table-cell table:style-name="ce3" office:value-type="float" office:value="13.4314698182117">
            <text:p>1.34E+001</text:p>
          </table:table-cell>
          <table:table-cell/>
          <table:table-cell table:style-name="ce1" table:formula="of:=2*[.A35]/PI()" office:value-type="float" office:value="0.825000000002681">
            <text:p>0.8250</text:p>
          </table:table-cell>
          <table:table-cell table:style-name="ce1" table:formula="of:=2*SQRT([.C35])/4" office:value-type="float" office:value="0.648043254154566">
            <text:p>0.6480</text:p>
          </table:table-cell>
          <table:table-cell table:style-name="ce1" table:formula="of:=2*SQRT([.D35])/4" office:value-type="float" office:value="0.923305333327385">
            <text:p>0.9233</text:p>
          </table:table-cell>
          <table:table-cell table:style-name="ce1" table:formula="of:=2*SQRT([.E35])/4" office:value-type="float" office:value="1.29598931761447">
            <text:p>1.2960</text:p>
          </table:table-cell>
          <table:table-cell table:style-name="ce1" table:formula="of:=2*SQRT([.F35])/4" office:value-type="float" office:value="1.70746424828698">
            <text:p>1.7075</text:p>
          </table:table-cell>
          <table:table-cell table:style-name="ce1" table:formula="of:=2*SQRT([.G35])/4" office:value-type="float" office:value="1.70746424828699">
            <text:p>1.7075</text:p>
          </table:table-cell>
          <table:table-cell table:style-name="ce1" table:formula="of:=2*SQRT([.H35])/4" office:value-type="float" office:value="1.83244848619352">
            <text:p>1.8324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5]/4" office:value-type="float" office:value="1.29590696961">
            <text:p>1.2959</text:p>
          </table:table-cell>
          <table:table-cell table:style-name="ce1" table:formula="of:=2*[.$B$45]*[.A35]/4" office:value-type="float" office:value="0.647953484805">
            <text:p>0.6480</text:p>
          </table:table-cell>
          <table:table-cell/>
        </table:table-row>
        <table:table-row table:style-name="ro2">
          <table:table-cell table:style-name="ce1" office:value-type="float" office:value="1.33517687778">
            <text:p>1.3352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78324484007386">
            <text:p>1.78E+000</text:p>
          </table:table-cell>
          <table:table-cell table:style-name="ce3" office:value-type="float" office:value="3.26615493977211">
            <text:p>3.27E+000</text:p>
          </table:table-cell>
          <table:table-cell table:style-name="ce3" office:value-type="float" office:value="7.13190962733855">
            <text:p>7.13E+000</text:p>
          </table:table-cell>
          <table:table-cell table:style-name="ce3" office:value-type="float" office:value="11.7674317371028">
            <text:p>1.18E+001</text:p>
          </table:table-cell>
          <table:table-cell table:style-name="ce3" office:value-type="float" office:value="11.767431737103">
            <text:p>1.18E+001</text:p>
          </table:table-cell>
          <table:table-cell table:style-name="ce3" office:value-type="float" office:value="13.0626604579846">
            <text:p>1.31E+001</text:p>
          </table:table-cell>
          <table:table-cell/>
          <table:table-cell table:style-name="ce1" table:formula="of:=2*[.A36]/PI()" office:value-type="float" office:value="0.850000000002762">
            <text:p>0.8500</text:p>
          </table:table-cell>
          <table:table-cell table:style-name="ce1" table:formula="of:=2*SQRT([.C36])/4" office:value-type="float" office:value="0.667690953973816">
            <text:p>0.6677</text:p>
          </table:table-cell>
          <table:table-cell table:style-name="ce1" table:formula="of:=2*SQRT([.D36])/4" office:value-type="float" office:value="0.903625328852079">
            <text:p>0.9036</text:p>
          </table:table-cell>
          <table:table-cell table:style-name="ce1" table:formula="of:=2*SQRT([.E36])/4" office:value-type="float" office:value="1.33528177057677">
            <text:p>1.3353</text:p>
          </table:table-cell>
          <table:table-cell table:style-name="ce1" table:formula="of:=2*SQRT([.F36])/4" office:value-type="float" office:value="1.71518451901704">
            <text:p>1.7152</text:p>
          </table:table-cell>
          <table:table-cell table:style-name="ce1" table:formula="of:=2*SQRT([.G36])/4" office:value-type="float" office:value="1.71518451901705">
            <text:p>1.7152</text:p>
          </table:table-cell>
          <table:table-cell table:style-name="ce1" table:formula="of:=2*SQRT([.H36])/4" office:value-type="float" office:value="1.80711513592691">
            <text:p>1.8071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6]/4" office:value-type="float" office:value="1.33517687778">
            <text:p>1.3352</text:p>
          </table:table-cell>
          <table:table-cell table:style-name="ce1" table:formula="of:=2*[.$B$45]*[.A36]/4" office:value-type="float" office:value="0.66758843889">
            <text:p>0.6676</text:p>
          </table:table-cell>
          <table:table-cell/>
        </table:table-row>
        <table:table-row table:style-name="ro2">
          <table:table-cell table:style-name="ce1" office:value-type="float" office:value="1.37444678595">
            <text:p>1.3744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8897460549605">
            <text:p>1.89E+000</text:p>
          </table:table-cell>
          <table:table-cell table:style-name="ce3" office:value-type="float" office:value="3.12546295885669">
            <text:p>3.13E+000</text:p>
          </table:table-cell>
          <table:table-cell table:style-name="ce3" office:value-type="float" office:value="7.5578505989338">
            <text:p>7.56E+000</text:p>
          </table:table-cell>
          <table:table-cell table:style-name="ce3" office:value-type="float" office:value="11.8762968670493">
            <text:p>1.19E+001</text:p>
          </table:table-cell>
          <table:table-cell table:style-name="ce3" office:value-type="float" office:value="11.8762968670494">
            <text:p>1.19E+001</text:p>
          </table:table-cell>
          <table:table-cell table:style-name="ce3" office:value-type="float" office:value="12.4999769326324">
            <text:p>1.25E+001</text:p>
          </table:table-cell>
          <table:table-cell/>
          <table:table-cell table:style-name="ce1" table:formula="of:=2*[.A37]/PI()" office:value-type="float" office:value="0.875000000002843">
            <text:p>0.8750</text:p>
          </table:table-cell>
          <table:table-cell table:style-name="ce1" table:formula="of:=2*SQRT([.C37])/4" office:value-type="float" office:value="0.687340173233113">
            <text:p>0.6873</text:p>
          </table:table-cell>
          <table:table-cell table:style-name="ce1" table:formula="of:=2*SQRT([.D37])/4" office:value-type="float" office:value="0.883948946327881">
            <text:p>0.8839</text:p>
          </table:table-cell>
          <table:table-cell table:style-name="ce1" table:formula="of:=2*SQRT([.E37])/4" office:value-type="float" office:value="1.37457726219134">
            <text:p>1.3746</text:p>
          </table:table-cell>
          <table:table-cell table:style-name="ce1" table:formula="of:=2*SQRT([.F37])/4" office:value-type="float" office:value="1.72310017606706">
            <text:p>1.7231</text:p>
          </table:table-cell>
          <table:table-cell table:style-name="ce1" table:formula="of:=2*SQRT([.G37])/4" office:value-type="float" office:value="1.72310017606707">
            <text:p>1.7231</text:p>
          </table:table-cell>
          <table:table-cell table:style-name="ce1" table:formula="of:=2*SQRT([.H37])/4" office:value-type="float" office:value="1.76776532185641">
            <text:p>1.7678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7]/4" office:value-type="float" office:value="1.37444678595">
            <text:p>1.3744</text:p>
          </table:table-cell>
          <table:table-cell table:style-name="ce1" table:formula="of:=2*[.$B$45]*[.A37]/4" office:value-type="float" office:value="0.687223392975">
            <text:p>0.6872</text:p>
          </table:table-cell>
          <table:table-cell/>
        </table:table-row>
        <table:table-row table:style-name="ro2">
          <table:table-cell table:style-name="ce1" office:value-type="float" office:value="1.41371669412">
            <text:p>1.4137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1.99934535279779">
            <text:p>2.00E+000</text:p>
          </table:table-cell>
          <table:table-cell table:style-name="ce3" office:value-type="float" office:value="2.98789178650394">
            <text:p>2.99E+000</text:p>
          </table:table-cell>
          <table:table-cell table:style-name="ce3" office:value-type="float" office:value="7.99618204385288">
            <text:p>8.00E+000</text:p>
          </table:table-cell>
          <table:table-cell table:style-name="ce3" office:value-type="float" office:value="11.9497747694179">
            <text:p>1.19E+001</text:p>
          </table:table-cell>
          <table:table-cell table:style-name="ce3" office:value-type="float" office:value="11.9883352459038">
            <text:p>1.20E+001</text:p>
          </table:table-cell>
          <table:table-cell table:style-name="ce3" office:value-type="float" office:value="11.988335245904">
            <text:p>1.20E+001</text:p>
          </table:table-cell>
          <table:table-cell/>
          <table:table-cell table:style-name="ce1" table:formula="of:=2*[.A38]/PI()" office:value-type="float" office:value="0.900000000002924">
            <text:p>0.9000</text:p>
          </table:table-cell>
          <table:table-cell table:style-name="ce1" table:formula="of:=2*SQRT([.C38])/4" office:value-type="float" office:value="0.706991045346013">
            <text:p>0.7070</text:p>
          </table:table-cell>
          <table:table-cell table:style-name="ce1" table:formula="of:=2*SQRT([.D38])/4" office:value-type="float" office:value="0.864275966706228">
            <text:p>0.8643</text:p>
          </table:table-cell>
          <table:table-cell table:style-name="ce1" table:formula="of:=2*SQRT([.E38])/4" office:value-type="float" office:value="1.41387605926517">
            <text:p>1.4139</text:p>
          </table:table-cell>
          <table:table-cell table:style-name="ce1" table:formula="of:=2*SQRT([.F38])/4" office:value-type="float" office:value="1.72842231308048">
            <text:p>1.7284</text:p>
          </table:table-cell>
          <table:table-cell table:style-name="ce1" table:formula="of:=2*SQRT([.G38])/4" office:value-type="float" office:value="1.73120877177651">
            <text:p>1.7312</text:p>
          </table:table-cell>
          <table:table-cell table:style-name="ce1" table:formula="of:=2*SQRT([.H38])/4" office:value-type="float" office:value="1.73120877177653">
            <text:p>1.7312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8]/4" office:value-type="float" office:value="1.41371669412">
            <text:p>1.4137</text:p>
          </table:table-cell>
          <table:table-cell table:style-name="ce1" table:formula="of:=2*[.$B$45]*[.A38]/4" office:value-type="float" office:value="0.70685834706">
            <text:p>0.7069</text:p>
          </table:table-cell>
          <table:table-cell/>
        </table:table-row>
        <table:table-row table:style-name="ro2">
          <table:table-cell table:style-name="ce1" office:value-type="float" office:value="1.45298660229">
            <text:p>1.4530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2.11204433044545">
            <text:p>2.11E+000</text:p>
          </table:table-cell>
          <table:table-cell table:style-name="ce3" office:value-type="float" office:value="2.853438392048">
            <text:p>2.85E+000</text:p>
          </table:table-cell>
          <table:table-cell table:style-name="ce3" office:value-type="float" office:value="8.44691034857744">
            <text:p>8.45E+000</text:p>
          </table:table-cell>
          <table:table-cell table:style-name="ce3" office:value-type="float" office:value="11.4120418475005">
            <text:p>1.14E+001</text:p>
          </table:table-cell>
          <table:table-cell table:style-name="ce3" office:value-type="float" office:value="12.1035504212525">
            <text:p>1.21E+001</text:p>
          </table:table-cell>
          <table:table-cell table:style-name="ce3" office:value-type="float" office:value="12.1035504212526">
            <text:p>1.21E+001</text:p>
          </table:table-cell>
          <table:table-cell/>
          <table:table-cell table:style-name="ce1" table:formula="of:=2*[.A39]/PI()" office:value-type="float" office:value="0.925000000003006">
            <text:p>0.9250</text:p>
          </table:table-cell>
          <table:table-cell table:style-name="ce1" table:formula="of:=2*SQRT([.C39])/4" office:value-type="float" office:value="0.72664371091434">
            <text:p>0.7266</text:p>
          </table:table-cell>
          <table:table-cell table:style-name="ce1" table:formula="of:=2*SQRT([.D39])/4" office:value-type="float" office:value="0.844606179240952">
            <text:p>0.8446</text:p>
          </table:table-cell>
          <table:table-cell table:style-name="ce1" table:formula="of:=2*SQRT([.E39])/4" office:value-type="float" office:value="1.45317844298089">
            <text:p>1.4532</text:p>
          </table:table-cell>
          <table:table-cell table:style-name="ce1" table:formula="of:=2*SQRT([.F39])/4" office:value-type="float" office:value="1.68908568813874">
            <text:p>1.6891</text:p>
          </table:table-cell>
          <table:table-cell table:style-name="ce1" table:formula="of:=2*SQRT([.G39])/4" office:value-type="float" office:value="1.73950786296387">
            <text:p>1.7395</text:p>
          </table:table-cell>
          <table:table-cell table:style-name="ce1" table:formula="of:=2*SQRT([.H39])/4" office:value-type="float" office:value="1.73950786296388">
            <text:p>1.7395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39]/4" office:value-type="float" office:value="1.45298660229">
            <text:p>1.4530</text:p>
          </table:table-cell>
          <table:table-cell table:style-name="ce1" table:formula="of:=2*[.$B$45]*[.A39]/4" office:value-type="float" office:value="0.726493301145">
            <text:p>0.7265</text:p>
          </table:table-cell>
          <table:table-cell/>
        </table:table-row>
        <table:table-row table:style-name="ro2">
          <table:table-cell table:style-name="ce1" office:value-type="float" office:value="1.49225651046">
            <text:p>1.4923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2.22784471698175">
            <text:p>2.23E+000</text:p>
          </table:table-cell>
          <table:table-cell table:style-name="ce3" office:value-type="float" office:value="2.72209993194722">
            <text:p>2.72E+000</text:p>
          </table:table-cell>
          <table:table-cell table:style-name="ce3" office:value-type="float" office:value="8.91004242838509">
            <text:p>8.91E+000</text:p>
          </table:table-cell>
          <table:table-cell table:style-name="ce3" office:value-type="float" office:value="10.8867667944161">
            <text:p>1.09E+001</text:p>
          </table:table-cell>
          <table:table-cell table:style-name="ce3" office:value-type="float" office:value="12.2219462831965">
            <text:p>1.22E+001</text:p>
          </table:table-cell>
          <table:table-cell table:style-name="ce3" office:value-type="float" office:value="12.2219462831968">
            <text:p>1.22E+001</text:p>
          </table:table-cell>
          <table:table-cell/>
          <table:table-cell table:style-name="ce1" table:formula="of:=2*[.A40]/PI()" office:value-type="float" office:value="0.950000000003087">
            <text:p>0.9500</text:p>
          </table:table-cell>
          <table:table-cell table:style-name="ce1" table:formula="of:=2*SQRT([.C40])/4" office:value-type="float" office:value="0.746298317863197">
            <text:p>0.7463</text:p>
          </table:table-cell>
          <table:table-cell table:style-name="ce1" table:formula="of:=2*SQRT([.D40])/4" office:value-type="float" office:value="0.824939381401328">
            <text:p>0.8249</text:p>
          </table:table-cell>
          <table:table-cell table:style-name="ce1" table:formula="of:=2*SQRT([.E40])/4" office:value-type="float" office:value="1.49248470916665">
            <text:p>1.4925</text:p>
          </table:table-cell>
          <table:table-cell table:style-name="ce1" table:formula="of:=2*SQRT([.F40])/4" office:value-type="float" office:value="1.64975504199988">
            <text:p>1.6498</text:p>
          </table:table-cell>
          <table:table-cell table:style-name="ce1" table:formula="of:=2*SQRT([.G40])/4" office:value-type="float" office:value="1.74799501452353">
            <text:p>1.7480</text:p>
          </table:table-cell>
          <table:table-cell table:style-name="ce1" table:formula="of:=2*SQRT([.H40])/4" office:value-type="float" office:value="1.74799501452355">
            <text:p>1.7480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40]/4" office:value-type="float" office:value="1.49225651046">
            <text:p>1.4923</text:p>
          </table:table-cell>
          <table:table-cell table:style-name="ce1" table:formula="of:=2*[.$B$45]*[.A40]/4" office:value-type="float" office:value="0.74612825523">
            <text:p>0.7461</text:p>
          </table:table-cell>
          <table:table-cell/>
        </table:table-row>
        <table:table-row table:style-name="ro2">
          <table:table-cell table:style-name="ce1" office:value-type="float" office:value="1.53152641863">
            <text:p>1.5315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2.34674838027905">
            <text:p>2.35E+000</text:p>
          </table:table-cell>
          <table:table-cell table:style-name="ce3" office:value-type="float" office:value="2.5938737426685">
            <text:p>2.59E+000</text:p>
          </table:table-cell>
          <table:table-cell table:style-name="ce3" office:value-type="float" office:value="9.38558575364137">
            <text:p>9.39E+000</text:p>
          </table:table-cell>
          <table:table-cell table:style-name="ce3" office:value-type="float" office:value="10.3739389576316">
            <text:p>1.04E+001</text:p>
          </table:table-cell>
          <table:table-cell table:style-name="ce3" office:value-type="float" office:value="12.343527078638">
            <text:p>1.23E+001</text:p>
          </table:table-cell>
          <table:table-cell table:style-name="ce3" office:value-type="float" office:value="12.3435270786381">
            <text:p>1.23E+001</text:p>
          </table:table-cell>
          <table:table-cell/>
          <table:table-cell table:style-name="ce1" table:formula="of:=2*[.A41]/PI()" office:value-type="float" office:value="0.975000000003168">
            <text:p>0.9750</text:p>
          </table:table-cell>
          <table:table-cell table:style-name="ce1" table:formula="of:=2*SQRT([.C41])/4" office:value-type="float" office:value="0.765955021570955">
            <text:p>0.7660</text:p>
          </table:table-cell>
          <table:table-cell table:style-name="ce1" table:formula="of:=2*SQRT([.D41])/4" office:value-type="float" office:value="0.805275378778666">
            <text:p>0.8053</text:p>
          </table:table-cell>
          <table:table-cell table:style-name="ce1" table:formula="of:=2*SQRT([.E41])/4" office:value-type="float" office:value="1.53179516855562">
            <text:p>1.5318</text:p>
          </table:table-cell>
          <table:table-cell table:style-name="ce1" table:formula="of:=2*SQRT([.F41])/4" office:value-type="float" office:value="1.61042998587579">
            <text:p>1.6104</text:p>
          </table:table-cell>
          <table:table-cell table:style-name="ce1" table:formula="of:=2*SQRT([.G41])/4" office:value-type="float" office:value="1.75666780287552">
            <text:p>1.7567</text:p>
          </table:table-cell>
          <table:table-cell table:style-name="ce1" table:formula="of:=2*SQRT([.H41])/4" office:value-type="float" office:value="1.75666780287552">
            <text:p>1.7567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41]/4" office:value-type="float" office:value="1.53152641863">
            <text:p>1.5315</text:p>
          </table:table-cell>
          <table:table-cell table:style-name="ce1" table:formula="of:=2*[.$B$45]*[.A41]/4" office:value-type="float" office:value="0.765763209315">
            <text:p>0.7658</text:p>
          </table:table-cell>
          <table:table-cell/>
        </table:table-row>
        <table:table-row table:style-name="ro2">
          <table:table-cell table:style-name="ce1" office:value-type="float" office:value="1.5707963268">
            <text:p>1.5708</text:p>
          </table:table-cell>
          <table:table-cell table:style-name="ce3" office:value-type="float" office:value="0">
            <text:p>0.00E+000</text:p>
          </table:table-cell>
          <table:table-cell table:style-name="ce3" office:value-type="float" office:value="2.46875733363675">
            <text:p>2.47E+000</text:p>
          </table:table-cell>
          <table:table-cell table:style-name="ce3" office:value-type="float" office:value="2.46875733366888">
            <text:p>2.47E+000</text:p>
          </table:table-cell>
          <table:table-cell table:style-name="ce3" office:value-type="float" office:value="9.87354837633966">
            <text:p>9.87E+000</text:p>
          </table:table-cell>
          <table:table-cell table:style-name="ce3" office:value-type="float" office:value="9.8735483764681">
            <text:p>9.87E+000</text:p>
          </table:table-cell>
          <table:table-cell table:style-name="ce3" office:value-type="float" office:value="12.4682974255597">
            <text:p>1.25E+001</text:p>
          </table:table-cell>
          <table:table-cell table:style-name="ce3" office:value-type="float" office:value="12.4682974255598">
            <text:p>1.25E+001</text:p>
          </table:table-cell>
          <table:table-cell/>
          <table:table-cell table:style-name="ce1" table:formula="of:=2*[.A42]/PI()" office:value-type="float" office:value="1.00000000000325">
            <text:p>1.0000</text:p>
          </table:table-cell>
          <table:table-cell table:style-name="ce1" table:formula="of:=2*SQRT([.C42])/4" office:value-type="float" office:value="0.785613984988293">
            <text:p>0.7856</text:p>
          </table:table-cell>
          <table:table-cell table:style-name="ce1" table:formula="of:=2*SQRT([.D42])/4" office:value-type="float" office:value="0.785613984993406">
            <text:p>0.7856</text:p>
          </table:table-cell>
          <table:table-cell table:style-name="ce1" table:formula="of:=2*SQRT([.E42])/4" office:value-type="float" office:value="1.571110147025">
            <text:p>1.5711</text:p>
          </table:table-cell>
          <table:table-cell table:style-name="ce1" table:formula="of:=2*SQRT([.F42])/4" office:value-type="float" office:value="1.57111014703522">
            <text:p>1.5711</text:p>
          </table:table-cell>
          <table:table-cell table:style-name="ce1" table:formula="of:=2*SQRT([.G42])/4" office:value-type="float" office:value="1.76552381926439">
            <text:p>1.7655</text:p>
          </table:table-cell>
          <table:table-cell table:style-name="ce1" table:formula="of:=2*SQRT([.H42])/4" office:value-type="float" office:value="1.7655238192644">
            <text:p>1.7655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SQRT([#REF!])/4" office:value-type="float" office:value="0">
            <text:p>#REF!</text:p>
          </table:table-cell>
          <table:table-cell table:style-name="ce1" table:formula="of:=2*[.$B$44]*[.A42]/4" office:value-type="float" office:value="1.5707963268">
            <text:p>1.5708</text:p>
          </table:table-cell>
          <table:table-cell table:style-name="ce1" table:formula="of:=2*[.$B$45]*[.A42]/4" office:value-type="float" office:value="0.7853981634">
            <text:p>0.7854</text:p>
          </table:table-cell>
          <table:table-cell/>
        </table:table-row>
        <table:table-row table:style-name="ro2">
          <table:table-cell table:number-columns-repeated="22"/>
        </table:table-row>
        <table:table-row table:style-name="ro2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number-columns-repeated="20"/>
        </table:table-row>
        <table:table-row table:style-name="ro2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number-columns-repeated="20"/>
        </table:table-row>
        <table:table-row table:style-name="ro2" table:number-rows-repeated="104853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8x8" table:style-name="ta1">
        <table:shapes>
          <draw:frame draw:z-index="0" draw:style-name="gr1" svg:width="6.8323in" svg:height="7.3386in" svg:x="2.6665in" svg:y="7.2374in">
            <draw:object draw:notify-on-update-of-ranges="8x8.J2:8x8.J42 8x8.Q1:8x8.Q1 8x8.Q2:8x8.Q42 8x8.J2:8x8.J42 8x8.R1:8x8.R1 8x8.R2:8x8.R42 8x8.J2:8x8.J42 8x8.K1:8x8.K1 8x8.K2:8x8.K42 8x8.J2:8x8.J42 8x8.L1:8x8.L1 8x8.L2:8x8.L42 8x8.J2:8x8.J42 8x8.M1:8x8.M1 8x8.M2:8x8.M42 8x8.J2:8x8.J42 8x8.N1:8x8.N1 8x8.N2:8x8.N42 8x8.J2:8x8.J42 8x8.O1:8x8.O1 8x8.O2:8x8.O42 8x8.J2:8x8.J42 8x8.P1:8x8.P1 8x8.P2:8x8.P42 8x8.J2:8x8.J42 8x8.Q1:8x8.Q1 8x8.Q2:8x8.Q42 8x8.J2:8x8.J42 8x8.Q1:8x8.Q1 8x8.Q2:8x8.Q42 8x8.J2:8x8.J42 8x8.Q1:8x8.Q1 8x8.Q2:8x8.Q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9"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/>
        </table:table-row>
        <table:table-row table:style-name="ro2">
          <table:table-cell table:number-columns-repeated="2" table:style-name="ce1" office:value-type="float" office:value="0">
            <text:p>0.0000</text:p>
          </table:table-cell>
          <table:table-cell table:style-name="ce1" office:value-type="float" office:value="0.00000000000208228968914029">
            <text:p>0.0000</text:p>
          </table:table-cell>
          <table:table-cell table:style-name="ce1" office:value-type="float" office:value="0.000000000000745539241541158">
            <text:p>0.0000</text:p>
          </table:table-cell>
          <table:table-cell table:style-name="ce1" office:value-type="float" office:value="9.87502933461022">
            <text:p>9.8750</text:p>
          </table:table-cell>
          <table:table-cell table:style-name="ce1" office:value-type="float" office:value="9.87502933461225">
            <text:p>9.8750</text:p>
          </table:table-cell>
          <table:table-cell table:style-name="ce1" office:value-type="float" office:value="9.87502933461279">
            <text:p>9.8750</text:p>
          </table:table-cell>
          <table:table-cell table:style-name="ce1" office:value-type="float" office:value="9.87502933461319">
            <text:p>9.8750</text:p>
          </table:table-cell>
          <table:table-cell/>
          <table:table-cell table:style-name="ce1" table:formula="of:=2*[.A2]/PI()" office:value-type="float" office:value="0">
            <text:p>0.0000</text:p>
          </table:table-cell>
          <table:table-cell table:style-name="ce1" table:formula="of:=2*SQRT([.C2])/4" office:value-type="float" office:value="0.000000721507049366167">
            <text:p>0.0000</text:p>
          </table:table-cell>
          <table:table-cell table:style-name="ce1" table:formula="of:=2*SQRT([.D2])/4" office:value-type="float" office:value="0.000000431723071407227">
            <text:p>0.0000</text:p>
          </table:table-cell>
          <table:table-cell table:style-name="ce1" table:formula="of:=2*SQRT([.E2])/4" office:value-type="float" office:value="1.57122796998162">
            <text:p>1.5712</text:p>
          </table:table-cell>
          <table:table-cell table:style-name="ce1" table:formula="of:=2*SQRT([.F2])/4" office:value-type="float" office:value="1.57122796998178">
            <text:p>1.5712</text:p>
          </table:table-cell>
          <table:table-cell table:style-name="ce1" table:formula="of:=2*SQRT([.G2])/4" office:value-type="float" office:value="1.57122796998182">
            <text:p>1.5712</text:p>
          </table:table-cell>
          <table:table-cell table:style-name="ce1" table:formula="of:=2*SQRT([.H2])/4" office:value-type="float" office:value="1.57122796998185">
            <text:p>1.5712</text:p>
          </table:table-cell>
          <table:table-cell table:style-name="ce1" table:formula="of:=2*[.$B$44]*[.A2]/4" office:value-type="float" office:value="0">
            <text:p>0.0000</text:p>
          </table:table-cell>
          <table:table-cell table:style-name="ce1" table:formula="of:=2*[.$B$45]*[.A2]/4" office:value-type="float" office:value="0">
            <text:p>0.0000</text:p>
          </table:table-cell>
          <table:table-cell table:style-name="ce1"/>
        </table:table-row>
        <table:table-row table:style-name="ro2">
          <table:table-cell table:style-name="ce1" office:value-type="float" office:value="0.03927">
            <text:p>0.0393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00154219073181139">
            <text:p>0.0015</text:p>
          </table:table-cell>
          <table:table-cell table:style-name="ce1" office:value-type="float" office:value="0.00616783779559604">
            <text:p>0.0062</text:p>
          </table:table-cell>
          <table:table-cell table:style-name="ce1" office:value-type="float" office:value="9.62945768536923">
            <text:p>9.6295</text:p>
          </table:table-cell>
          <table:table-cell table:style-name="ce1" office:value-type="float" office:value="9.87657390622618">
            <text:p>9.8766</text:p>
          </table:table-cell>
          <table:table-cell table:style-name="ce1" office:value-type="float" office:value="9.87657390622735">
            <text:p>9.8766</text:p>
          </table:table-cell>
          <table:table-cell table:style-name="ce1" office:value-type="float" office:value="10.12370844409">
            <text:p>10.1237</text:p>
          </table:table-cell>
          <table:table-cell/>
          <table:table-cell table:style-name="ce1" table:formula="of:=2*[.A3]/PI()" office:value-type="float" office:value="0.0250000584608749">
            <text:p>0.0250</text:p>
          </table:table-cell>
          <table:table-cell table:style-name="ce1" table:formula="of:=2*SQRT([.C3])/4" office:value-type="float" office:value="0.0196353681644335">
            <text:p>0.0196</text:p>
          </table:table-cell>
          <table:table-cell table:style-name="ce1" table:formula="of:=2*SQRT([.D3])/4" office:value-type="float" office:value="0.0392677914950537">
            <text:p>0.0393</text:p>
          </table:table-cell>
          <table:table-cell table:style-name="ce1" table:formula="of:=2*SQRT([.E3])/4" office:value-type="float" office:value="1.55156837469133">
            <text:p>1.5516</text:p>
          </table:table-cell>
          <table:table-cell table:style-name="ce1" table:formula="of:=2*SQRT([.F3])/4" office:value-type="float" office:value="1.57135084451454">
            <text:p>1.5714</text:p>
          </table:table-cell>
          <table:table-cell table:style-name="ce1" table:formula="of:=2*SQRT([.G3])/4" office:value-type="float" office:value="1.57135084451463">
            <text:p>1.5714</text:p>
          </table:table-cell>
          <table:table-cell table:style-name="ce1" table:formula="of:=2*SQRT([.H3])/4" office:value-type="float" office:value="1.59088878021768">
            <text:p>1.5909</text:p>
          </table:table-cell>
          <table:table-cell table:style-name="ce1" table:formula="of:=2*[.$B$44]*[.A3]/4" office:value-type="float" office:value="0.03927">
            <text:p>0.0393</text:p>
          </table:table-cell>
          <table:table-cell table:style-name="ce1" table:formula="of:=2*[.$B$45]*[.A3]/4" office:value-type="float" office:value="0.019635">
            <text:p>0.0196</text:p>
          </table:table-cell>
          <table:table-cell table:style-name="ce1"/>
        </table:table-row>
        <table:table-row table:style-name="ro2">
          <table:table-cell table:style-name="ce1" office:value-type="float" office:value="0.07854">
            <text:p>0.0785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00616876292770222">
            <text:p>0.0062</text:p>
          </table:table-cell>
          <table:table-cell table:style-name="ce1" office:value-type="float" office:value="0.0246713511904879">
            <text:p>0.0247</text:p>
          </table:table-cell>
          <table:table-cell table:style-name="ce1" office:value-type="float" office:value="9.38699239434118">
            <text:p>9.3870</text:p>
          </table:table-cell>
          <table:table-cell table:style-name="ce1" office:value-type="float" office:value="9.88120761694744">
            <text:p>9.8812</text:p>
          </table:table-cell>
          <table:table-cell table:style-name="ce1" office:value-type="float" office:value="9.88120761694881">
            <text:p>9.8812</text:p>
          </table:table-cell>
          <table:table-cell table:style-name="ce1" office:value-type="float" office:value="10.3754961555839">
            <text:p>10.3755</text:p>
          </table:table-cell>
          <table:table-cell/>
          <table:table-cell table:style-name="ce1" table:formula="of:=2*[.A4]/PI()" office:value-type="float" office:value="0.0500001169217498">
            <text:p>0.0500</text:p>
          </table:table-cell>
          <table:table-cell table:style-name="ce1" table:formula="of:=2*SQRT([.C4])/4" office:value-type="float" office:value="0.0392707363303205">
            <text:p>0.0393</text:p>
          </table:table-cell>
          <table:table-cell table:style-name="ce1" table:formula="of:=2*SQRT([.D4])/4" office:value-type="float" office:value="0.0785355830030056">
            <text:p>0.0785</text:p>
          </table:table-cell>
          <table:table-cell table:style-name="ce1" table:formula="of:=2*SQRT([.E4])/4" office:value-type="float" office:value="1.53190995119991">
            <text:p>1.5319</text:p>
          </table:table-cell>
          <table:table-cell table:style-name="ce1" table:formula="of:=2*SQRT([.F4])/4" office:value-type="float" office:value="1.57171941014828">
            <text:p>1.5717</text:p>
          </table:table-cell>
          <table:table-cell table:style-name="ce1" table:formula="of:=2*SQRT([.G4])/4" office:value-type="float" office:value="1.57171941014839">
            <text:p>1.5717</text:p>
          </table:table-cell>
          <table:table-cell table:style-name="ce1" table:formula="of:=2*SQRT([.H4])/4" office:value-type="float" office:value="1.61055084952198">
            <text:p>1.6106</text:p>
          </table:table-cell>
          <table:table-cell table:style-name="ce1" table:formula="of:=2*[.$B$44]*[.A4]/4" office:value-type="float" office:value="0.07854">
            <text:p>0.0785</text:p>
          </table:table-cell>
          <table:table-cell table:style-name="ce1" table:formula="of:=2*[.$B$45]*[.A4]/4" office:value-type="float" office:value="0.03927">
            <text:p>0.0393</text:p>
          </table:table-cell>
          <table:table-cell table:style-name="ce1"/>
        </table:table-row>
        <table:table-row table:style-name="ro2">
          <table:table-cell table:style-name="ce1" office:value-type="float" office:value="0.11781">
            <text:p>0.1178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0138797165960796">
            <text:p>0.0139</text:p>
          </table:table-cell>
          <table:table-cell table:style-name="ce1" office:value-type="float" office:value="0.0555105402241782">
            <text:p>0.0555</text:p>
          </table:table-cell>
          <table:table-cell table:style-name="ce1" office:value-type="float" office:value="9.1476323984109">
            <text:p>9.1476</text:p>
          </table:table-cell>
          <table:table-cell table:style-name="ce1" office:value-type="float" office:value="9.88893045446474">
            <text:p>9.8889</text:p>
          </table:table-cell>
          <table:table-cell table:style-name="ce1" office:value-type="float" office:value="9.8889304544663">
            <text:p>9.8889</text:p>
          </table:table-cell>
          <table:table-cell table:style-name="ce1" office:value-type="float" office:value="10.6303936515044">
            <text:p>10.6304</text:p>
          </table:table-cell>
          <table:table-cell/>
          <table:table-cell table:style-name="ce1" table:formula="of:=2*[.A5]/PI()" office:value-type="float" office:value="0.0750001753826248">
            <text:p>0.0750</text:p>
          </table:table-cell>
          <table:table-cell table:style-name="ce1" table:formula="of:=2*SQRT([.C5])/4" office:value-type="float" office:value="0.0589061045140475">
            <text:p>0.0589</text:p>
          </table:table-cell>
          <table:table-cell table:style-name="ce1" table:formula="of:=2*SQRT([.D5])/4" office:value-type="float" office:value="0.117803374552873">
            <text:p>0.1178</text:p>
          </table:table-cell>
          <table:table-cell table:style-name="ce1" table:formula="of:=2*SQRT([.E5])/4" office:value-type="float" office:value="1.51225265733036">
            <text:p>1.5123</text:p>
          </table:table-cell>
          <table:table-cell table:style-name="ce1" table:formula="of:=2*SQRT([.F5])/4" office:value-type="float" office:value="1.5723334931293">
            <text:p>1.5723</text:p>
          </table:table-cell>
          <table:table-cell table:style-name="ce1" table:formula="of:=2*SQRT([.G5])/4" office:value-type="float" office:value="1.57233349312942">
            <text:p>1.5723</text:p>
          </table:table-cell>
          <table:table-cell table:style-name="ce1" table:formula="of:=2*SQRT([.H5])/4" office:value-type="float" office:value="1.63021422300141">
            <text:p>1.6302</text:p>
          </table:table-cell>
          <table:table-cell table:style-name="ce1" table:formula="of:=2*[.$B$44]*[.A5]/4" office:value-type="float" office:value="0.11781">
            <text:p>0.1178</text:p>
          </table:table-cell>
          <table:table-cell table:style-name="ce1" table:formula="of:=2*[.$B$45]*[.A5]/4" office:value-type="float" office:value="0.058905">
            <text:p>0.0589</text:p>
          </table:table-cell>
          <table:table-cell table:style-name="ce1"/>
        </table:table-row>
        <table:table-row table:style-name="ro2">
          <table:table-cell table:style-name="ce1" office:value-type="float" office:value="0.15708">
            <text:p>0.1571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0246750517859489">
            <text:p>0.0247</text:p>
          </table:table-cell>
          <table:table-cell table:style-name="ce1" office:value-type="float" office:value="0.0986854050648908">
            <text:p>0.0987</text:p>
          </table:table-cell>
          <table:table-cell table:style-name="ce1" office:value-type="float" office:value="8.91137667251202">
            <text:p>8.9114</text:p>
          </table:table-cell>
          <table:table-cell table:style-name="ce1" office:value-type="float" office:value="9.899742398411">
            <text:p>9.8997</text:p>
          </table:table-cell>
          <table:table-cell table:style-name="ce1" office:value-type="float" office:value="9.89974239841152">
            <text:p>9.8997</text:p>
          </table:table-cell>
          <table:table-cell table:style-name="ce1" office:value-type="float" office:value="10.8884021557455">
            <text:p>10.8884</text:p>
          </table:table-cell>
          <table:table-cell/>
          <table:table-cell table:style-name="ce1" table:formula="of:=2*[.A6]/PI()" office:value-type="float" office:value="0.1000002338435">
            <text:p>0.1000</text:p>
          </table:table-cell>
          <table:table-cell table:style-name="ce1" table:formula="of:=2*SQRT([.C6])/4" office:value-type="float" office:value="0.0785414727802276">
            <text:p>0.0785</text:p>
          </table:table-cell>
          <table:table-cell table:style-name="ce1" table:formula="of:=2*SQRT([.D6])/4" office:value-type="float" office:value="0.157071166247095">
            <text:p>0.1571</text:p>
          </table:table-cell>
          <table:table-cell table:style-name="ce1" table:formula="of:=2*SQRT([.E6])/4" office:value-type="float" office:value="1.49259645186769">
            <text:p>1.4926</text:p>
          </table:table-cell>
          <table:table-cell table:style-name="ce1" table:formula="of:=2*SQRT([.F6])/4" office:value-type="float" office:value="1.57319280433224">
            <text:p>1.5732</text:p>
          </table:table-cell>
          <table:table-cell table:style-name="ce1" table:formula="of:=2*SQRT([.G6])/4" office:value-type="float" office:value="1.57319280433229">
            <text:p>1.5732</text:p>
          </table:table-cell>
          <table:table-cell table:style-name="ce1" table:formula="of:=2*SQRT([.H6])/4" office:value-type="float" office:value="1.64987894675227">
            <text:p>1.6499</text:p>
          </table:table-cell>
          <table:table-cell table:style-name="ce1" table:formula="of:=2*[.$B$44]*[.A6]/4" office:value-type="float" office:value="0.15708">
            <text:p>0.1571</text:p>
          </table:table-cell>
          <table:table-cell table:style-name="ce1" table:formula="of:=2*[.$B$45]*[.A6]/4" office:value-type="float" office:value="0.07854">
            <text:p>0.0785</text:p>
          </table:table-cell>
          <table:table-cell table:style-name="ce1"/>
        </table:table-row>
        <table:table-row table:style-name="ro2">
          <table:table-cell table:style-name="ce1" office:value-type="float" office:value="0.19635">
            <text:p>0.1964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0385547685956808">
            <text:p>0.0386</text:p>
          </table:table-cell>
          <table:table-cell table:style-name="ce1" office:value-type="float" office:value="0.154195946151572">
            <text:p>0.1542</text:p>
          </table:table-cell>
          <table:table-cell table:style-name="ce1" office:value-type="float" office:value="8.67822422879573">
            <text:p>8.6782</text:p>
          </table:table-cell>
          <table:table-cell table:style-name="ce1" office:value-type="float" office:value="9.9136434206215">
            <text:p>9.9136</text:p>
          </table:table-cell>
          <table:table-cell table:style-name="ce1" office:value-type="float" office:value="9.91364342062247">
            <text:p>9.9136</text:p>
          </table:table-cell>
          <table:table-cell table:style-name="ce1" office:value-type="float" office:value="11.1495229345664">
            <text:p>11.1495</text:p>
          </table:table-cell>
          <table:table-cell/>
          <table:table-cell table:style-name="ce1" table:formula="of:=2*[.A7]/PI()" office:value-type="float" office:value="0.125000292304375">
            <text:p>0.1250</text:p>
          </table:table-cell>
          <table:table-cell table:style-name="ce1" table:formula="of:=2*SQRT([.C7])/4" office:value-type="float" office:value="0.0981768412046355">
            <text:p>0.0982</text:p>
          </table:table-cell>
          <table:table-cell table:style-name="ce1" table:formula="of:=2*SQRT([.D7])/4" office:value-type="float" office:value="0.196338958278517">
            <text:p>0.1963</text:p>
          </table:table-cell>
          <table:table-cell table:style-name="ce1" table:formula="of:=2*SQRT([.E7])/4" office:value-type="float" office:value="1.47294129455282">
            <text:p>1.4729</text:p>
          </table:table-cell>
          <table:table-cell table:style-name="ce1" table:formula="of:=2*SQRT([.F7])/4" office:value-type="float" office:value="1.57429693995617">
            <text:p>1.5743</text:p>
          </table:table-cell>
          <table:table-cell table:style-name="ce1" table:formula="of:=2*SQRT([.G7])/4" office:value-type="float" office:value="1.57429693995625">
            <text:p>1.5743</text:p>
          </table:table-cell>
          <table:table-cell table:style-name="ce1" table:formula="of:=2*SQRT([.H7])/4" office:value-type="float" office:value="1.66954506786777">
            <text:p>1.6695</text:p>
          </table:table-cell>
          <table:table-cell table:style-name="ce1" table:formula="of:=2*[.$B$44]*[.A7]/4" office:value-type="float" office:value="0.19635">
            <text:p>0.1964</text:p>
          </table:table-cell>
          <table:table-cell table:style-name="ce1" table:formula="of:=2*[.$B$45]*[.A7]/4" office:value-type="float" office:value="0.098175">
            <text:p>0.0982</text:p>
          </table:table-cell>
          <table:table-cell table:style-name="ce1"/>
        </table:table-row>
        <table:table-row table:style-name="ro2">
          <table:table-cell table:style-name="ce1" office:value-type="float" office:value="0.23562">
            <text:p>0.2356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0555188672572055">
            <text:p>0.0555</text:p>
          </table:table-cell>
          <table:table-cell table:style-name="ce1" office:value-type="float" office:value="0.22204216437833">
            <text:p>0.2220</text:p>
          </table:table-cell>
          <table:table-cell table:style-name="ce1" office:value-type="float" office:value="8.4481741157498">
            <text:p>8.4482</text:p>
          </table:table-cell>
          <table:table-cell table:style-name="ce1" office:value-type="float" office:value="9.93063348545139">
            <text:p>9.9306</text:p>
          </table:table-cell>
          <table:table-cell table:style-name="ce1" office:value-type="float" office:value="9.93063348545164">
            <text:p>9.9306</text:p>
          </table:table-cell>
          <table:table-cell table:style-name="ce1" office:value-type="float" office:value="11.4137572974638">
            <text:p>11.4138</text:p>
          </table:table-cell>
          <table:table-cell/>
          <table:table-cell table:style-name="ce1" table:formula="of:=2*[.A8]/PI()" office:value-type="float" office:value="0.15000035076525">
            <text:p>0.1500</text:p>
          </table:table-cell>
          <table:table-cell table:style-name="ce1" table:formula="of:=2*SQRT([.C8])/4" office:value-type="float" office:value="0.117812209954238">
            <text:p>0.1178</text:p>
          </table:table-cell>
          <table:table-cell table:style-name="ce1" table:formula="of:=2*SQRT([.D8])/4" office:value-type="float" office:value="0.235606750952901">
            <text:p>0.2356</text:p>
          </table:table-cell>
          <table:table-cell table:style-name="ce1" table:formula="of:=2*SQRT([.E8])/4" office:value-type="float" office:value="1.45328714607178">
            <text:p>1.4533</text:p>
          </table:table-cell>
          <table:table-cell table:style-name="ce1" table:formula="of:=2*SQRT([.F8])/4" office:value-type="float" office:value="1.57564538249025">
            <text:p>1.5756</text:p>
          </table:table-cell>
          <table:table-cell table:style-name="ce1" table:formula="of:=2*SQRT([.G8])/4" office:value-type="float" office:value="1.57564538249027">
            <text:p>1.5756</text:p>
          </table:table-cell>
          <table:table-cell table:style-name="ce1" table:formula="of:=2*SQRT([.H8])/4" office:value-type="float" office:value="1.68921263444421">
            <text:p>1.6892</text:p>
          </table:table-cell>
          <table:table-cell table:style-name="ce1" table:formula="of:=2*[.$B$44]*[.A8]/4" office:value-type="float" office:value="0.23562">
            <text:p>0.2356</text:p>
          </table:table-cell>
          <table:table-cell table:style-name="ce1" table:formula="of:=2*[.$B$45]*[.A8]/4" office:value-type="float" office:value="0.11781">
            <text:p>0.1178</text:p>
          </table:table-cell>
          <table:table-cell table:style-name="ce1"/>
        </table:table-row>
        <table:table-row table:style-name="ro2">
          <table:table-cell table:style-name="ce1" office:value-type="float" office:value="0.27489">
            <text:p>0.2749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0755673481762548">
            <text:p>0.0756</text:p>
          </table:table-cell>
          <table:table-cell table:style-name="ce1" office:value-type="float" office:value="0.302224061378413">
            <text:p>0.3022</text:p>
          </table:table-cell>
          <table:table-cell table:style-name="ce1" office:value-type="float" office:value="8.22122541741233">
            <text:p>8.2212</text:p>
          </table:table-cell>
          <table:table-cell table:style-name="ce1" office:value-type="float" office:value="9.95071255021267">
            <text:p>9.9507</text:p>
          </table:table-cell>
          <table:table-cell table:style-name="ce1" office:value-type="float" office:value="9.9507125502135">
            <text:p>9.9507</text:p>
          </table:table-cell>
          <table:table-cell table:style-name="ce1" office:value-type="float" office:value="11.6811065980568">
            <text:p>11.6811</text:p>
          </table:table-cell>
          <table:table-cell/>
          <table:table-cell table:style-name="ce1" table:formula="of:=2*[.A9]/PI()" office:value-type="float" office:value="0.175000409226124">
            <text:p>0.1750</text:p>
          </table:table-cell>
          <table:table-cell table:style-name="ce1" table:formula="of:=2*SQRT([.C9])/4" office:value-type="float" office:value="0.137447579258653">
            <text:p>0.1374</text:p>
          </table:table-cell>
          <table:table-cell table:style-name="ce1" table:formula="of:=2*SQRT([.D9])/4" office:value-type="float" office:value="0.274874544737419">
            <text:p>0.2749</text:p>
          </table:table-cell>
          <table:table-cell table:style-name="ce1" table:formula="of:=2*SQRT([.E9])/4" office:value-type="float" office:value="1.4336339680522">
            <text:p>1.4336</text:p>
          </table:table-cell>
          <table:table-cell table:style-name="ce1" table:formula="of:=2*SQRT([.F9])/4" office:value-type="float" office:value="1.57723750194863">
            <text:p>1.5772</text:p>
          </table:table-cell>
          <table:table-cell table:style-name="ce1" table:formula="of:=2*SQRT([.G9])/4" office:value-type="float" office:value="1.5772375019487">
            <text:p>1.5772</text:p>
          </table:table-cell>
          <table:table-cell table:style-name="ce1" table:formula="of:=2*SQRT([.H9])/4" office:value-type="float" office:value="1.70888169558755">
            <text:p>1.7089</text:p>
          </table:table-cell>
          <table:table-cell table:style-name="ce1" table:formula="of:=2*[.$B$44]*[.A9]/4" office:value-type="float" office:value="0.27489">
            <text:p>0.2749</text:p>
          </table:table-cell>
          <table:table-cell table:style-name="ce1" table:formula="of:=2*[.$B$45]*[.A9]/4" office:value-type="float" office:value="0.137445">
            <text:p>0.1374</text:p>
          </table:table-cell>
          <table:table-cell table:style-name="ce1"/>
        </table:table-row>
        <table:table-row table:style-name="ro2">
          <table:table-cell table:style-name="ce1" office:value-type="float" office:value="0.31416">
            <text:p>0.3142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0987002120233028">
            <text:p>0.0987</text:p>
          </table:table-cell>
          <table:table-cell table:style-name="ce1" office:value-type="float" office:value="0.39474163981762">
            <text:p>0.3947</text:p>
          </table:table-cell>
          <table:table-cell table:style-name="ce1" office:value-type="float" office:value="7.99737725250757">
            <text:p>7.9974</text:p>
          </table:table-cell>
          <table:table-cell table:style-name="ce1" office:value-type="float" office:value="9.97388056568384">
            <text:p>9.9739</text:p>
          </table:table-cell>
          <table:table-cell table:style-name="ce1" office:value-type="float" office:value="9.9738805656845">
            <text:p>9.9739</text:p>
          </table:table-cell>
          <table:table-cell table:style-name="ce1" office:value-type="float" office:value="11.9515722349532">
            <text:p>11.9516</text:p>
          </table:table-cell>
          <table:table-cell/>
          <table:table-cell table:style-name="ce1" table:formula="of:=2*[.A10]/PI()" office:value-type="float" office:value="0.200000467686999">
            <text:p>0.2000</text:p>
          </table:table-cell>
          <table:table-cell table:style-name="ce1" table:formula="of:=2*SQRT([.C10])/4" office:value-type="float" office:value="0.157082949443362">
            <text:p>0.1571</text:p>
          </table:table-cell>
          <table:table-cell table:style-name="ce1" table:formula="of:=2*SQRT([.D10])/4" office:value-type="float" office:value="0.314142340276514">
            <text:p>0.3141</text:p>
          </table:table-cell>
          <table:table-cell table:style-name="ce1" table:formula="of:=2*SQRT([.E10])/4" office:value-type="float" office:value="1.41398172305263">
            <text:p>1.4140</text:p>
          </table:table-cell>
          <table:table-cell table:style-name="ce1" table:formula="of:=2*SQRT([.F10])/4" office:value-type="float" office:value="1.57907255736428">
            <text:p>1.5791</text:p>
          </table:table-cell>
          <table:table-cell table:style-name="ce1" table:formula="of:=2*SQRT([.G10])/4" office:value-type="float" office:value="1.57907255736433">
            <text:p>1.5791</text:p>
          </table:table-cell>
          <table:table-cell table:style-name="ce1" table:formula="of:=2*SQRT([.H10])/4" office:value-type="float" office:value="1.72855230141824">
            <text:p>1.7286</text:p>
          </table:table-cell>
          <table:table-cell table:style-name="ce1" table:formula="of:=2*[.$B$44]*[.A10]/4" office:value-type="float" office:value="0.31416">
            <text:p>0.3142</text:p>
          </table:table-cell>
          <table:table-cell table:style-name="ce1" table:formula="of:=2*[.$B$45]*[.A10]/4" office:value-type="float" office:value="0.15708">
            <text:p>0.1571</text:p>
          </table:table-cell>
          <table:table-cell table:style-name="ce1"/>
        </table:table-row>
        <table:table-row table:style-name="ro2">
          <table:table-cell table:style-name="ce1" office:value-type="float" office:value="0.35343">
            <text:p>0.3534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124917459815043">
            <text:p>0.1249</text:p>
          </table:table-cell>
          <table:table-cell table:style-name="ce1" office:value-type="float" office:value="0.499594903775326">
            <text:p>0.4996</text:p>
          </table:table-cell>
          <table:table-cell table:style-name="ce1" office:value-type="float" office:value="7.77662877363422">
            <text:p>7.7766</text:p>
          </table:table-cell>
          <table:table-cell table:style-name="ce1" office:value-type="float" office:value="10.0001374767033">
            <text:p>10.0001</text:p>
          </table:table-cell>
          <table:table-cell table:style-name="ce1" office:value-type="float" office:value="10.0001374767044">
            <text:p>10.0001</text:p>
          </table:table-cell>
          <table:table-cell table:style-name="ce1" office:value-type="float" office:value="12.2251556526643">
            <text:p>12.2252</text:p>
          </table:table-cell>
          <table:table-cell/>
          <table:table-cell table:style-name="ce1" table:formula="of:=2*[.A11]/PI()" office:value-type="float" office:value="0.225000526147874">
            <text:p>0.2250</text:p>
          </table:table-cell>
          <table:table-cell table:style-name="ce1" table:formula="of:=2*SQRT([.C11])/4" office:value-type="float" office:value="0.176718320934081">
            <text:p>0.1767</text:p>
          </table:table-cell>
          <table:table-cell table:style-name="ce1" table:formula="of:=2*SQRT([.D11])/4" office:value-type="float" office:value="0.353410138428189">
            <text:p>0.3534</text:p>
          </table:table-cell>
          <table:table-cell table:style-name="ce1" table:formula="of:=2*SQRT([.E11])/4" office:value-type="float" office:value="1.39433037455567">
            <text:p>1.3943</text:p>
          </table:table-cell>
          <table:table-cell table:style-name="ce1" table:formula="of:=2*SQRT([.F11])/4" office:value-type="float" office:value="1.58114969853452">
            <text:p>1.5811</text:p>
          </table:table-cell>
          <table:table-cell table:style-name="ce1" table:formula="of:=2*SQRT([.G11])/4" office:value-type="float" office:value="1.58114969853462">
            <text:p>1.5811</text:p>
          </table:table-cell>
          <table:table-cell table:style-name="ce1" table:formula="of:=2*SQRT([.H11])/4" office:value-type="float" office:value="1.74822450307907">
            <text:p>1.7482</text:p>
          </table:table-cell>
          <table:table-cell table:style-name="ce1" table:formula="of:=2*[.$B$44]*[.A11]/4" office:value-type="float" office:value="0.35343">
            <text:p>0.3534</text:p>
          </table:table-cell>
          <table:table-cell table:style-name="ce1" table:formula="of:=2*[.$B$45]*[.A11]/4" office:value-type="float" office:value="0.176715">
            <text:p>0.1767</text:p>
          </table:table-cell>
          <table:table-cell table:style-name="ce1"/>
        </table:table-row>
        <table:table-row table:style-name="ro2">
          <table:table-cell table:style-name="ce1" office:value-type="float" office:value="0.3927">
            <text:p>0.3927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154219093034155">
            <text:p>0.1542</text:p>
          </table:table-cell>
          <table:table-cell table:style-name="ce1" office:value-type="float" office:value="0.616783859170485">
            <text:p>0.6168</text:p>
          </table:table-cell>
          <table:table-cell table:style-name="ce1" office:value-type="float" office:value="7.55897916643664">
            <text:p>7.5590</text:p>
          </table:table-cell>
          <table:table-cell table:style-name="ce1" office:value-type="float" office:value="10.0294832228612">
            <text:p>10.0295</text:p>
          </table:table-cell>
          <table:table-cell table:style-name="ce1" office:value-type="float" office:value="10.0294832228619">
            <text:p>10.0295</text:p>
          </table:table-cell>
          <table:table-cell table:style-name="ce1" office:value-type="float" office:value="12.5018583424709">
            <text:p>12.5019</text:p>
          </table:table-cell>
          <table:table-cell/>
          <table:table-cell table:style-name="ce1" table:formula="of:=2*[.A12]/PI()" office:value-type="float" office:value="0.250000584608749">
            <text:p>0.2500</text:p>
          </table:table-cell>
          <table:table-cell table:style-name="ce1" table:formula="of:=2*SQRT([.C12])/4" office:value-type="float" office:value="0.196353694282891">
            <text:p>0.1964</text:p>
          </table:table-cell>
          <table:table-cell table:style-name="ce1" table:formula="of:=2*SQRT([.D12])/4" office:value-type="float" office:value="0.392677940292832">
            <text:p>0.3927</text:p>
          </table:table-cell>
          <table:table-cell table:style-name="ce1" table:formula="of:=2*SQRT([.E12])/4" office:value-type="float" office:value="1.37467988695884">
            <text:p>1.3747</text:p>
          </table:table-cell>
          <table:table-cell table:style-name="ce1" table:formula="of:=2*SQRT([.F12])/4" office:value-type="float" office:value="1.5834679680105">
            <text:p>1.5835</text:p>
          </table:table-cell>
          <table:table-cell table:style-name="ce1" table:formula="of:=2*SQRT([.G12])/4" office:value-type="float" office:value="1.58346796801056">
            <text:p>1.5835</text:p>
          </table:table-cell>
          <table:table-cell table:style-name="ce1" table:formula="of:=2*SQRT([.H12])/4" office:value-type="float" office:value="1.76789835273913">
            <text:p>1.7679</text:p>
          </table:table-cell>
          <table:table-cell table:style-name="ce1" table:formula="of:=2*[.$B$44]*[.A12]/4" office:value-type="float" office:value="0.3927">
            <text:p>0.3927</text:p>
          </table:table-cell>
          <table:table-cell table:style-name="ce1" table:formula="of:=2*[.$B$45]*[.A12]/4" office:value-type="float" office:value="0.19635">
            <text:p>0.1964</text:p>
          </table:table-cell>
          <table:table-cell table:style-name="ce1"/>
        </table:table-row>
        <table:table-row table:style-name="ro2">
          <table:table-cell table:style-name="ce1" office:value-type="float" office:value="0.43197">
            <text:p>0.4320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186605113730468">
            <text:p>0.1866</text:p>
          </table:table-cell>
          <table:table-cell table:style-name="ce1" office:value-type="float" office:value="0.746308514248418">
            <text:p>0.7463</text:p>
          </table:table-cell>
          <table:table-cell table:style-name="ce1" office:value-type="float" office:value="7.34442764880098">
            <text:p>7.3444</text:p>
          </table:table-cell>
          <table:table-cell table:style-name="ce1" office:value-type="float" office:value="10.0619177392415">
            <text:p>10.0619</text:p>
          </table:table-cell>
          <table:table-cell table:style-name="ce1" office:value-type="float" office:value="10.0619177392432">
            <text:p>10.0619</text:p>
          </table:table-cell>
          <table:table-cell table:style-name="ce1" office:value-type="float" office:value="12.7816818433261">
            <text:p>12.7817</text:p>
          </table:table-cell>
          <table:table-cell/>
          <table:table-cell table:style-name="ce1" table:formula="of:=2*[.A13]/PI()" office:value-type="float" office:value="0.275000643069624">
            <text:p>0.2750</text:p>
          </table:table-cell>
          <table:table-cell table:style-name="ce1" table:formula="of:=2*SQRT([.C13])/4" office:value-type="float" office:value="0.215989070169342">
            <text:p>0.2160</text:p>
          </table:table-cell>
          <table:table-cell table:style-name="ce1" table:formula="of:=2*SQRT([.D13])/4" office:value-type="float" office:value="0.431945747243916">
            <text:p>0.4319</text:p>
          </table:table-cell>
          <table:table-cell table:style-name="ce1" table:formula="of:=2*SQRT([.E13])/4" office:value-type="float" office:value="1.35503022556703">
            <text:p>1.3550</text:p>
          </table:table-cell>
          <table:table-cell table:style-name="ce1" table:formula="of:=2*SQRT([.F13])/4" office:value-type="float" office:value="1.58602630331605">
            <text:p>1.5860</text:p>
          </table:table-cell>
          <table:table-cell table:style-name="ce1" table:formula="of:=2*SQRT([.G13])/4" office:value-type="float" office:value="1.58602630331618">
            <text:p>1.5860</text:p>
          </table:table-cell>
          <table:table-cell table:style-name="ce1" table:formula="of:=2*SQRT([.H13])/4" office:value-type="float" office:value="1.78757390359994">
            <text:p>1.7876</text:p>
          </table:table-cell>
          <table:table-cell table:style-name="ce1" table:formula="of:=2*[.$B$44]*[.A13]/4" office:value-type="float" office:value="0.43197">
            <text:p>0.4320</text:p>
          </table:table-cell>
          <table:table-cell table:style-name="ce1" table:formula="of:=2*[.$B$45]*[.A13]/4" office:value-type="float" office:value="0.215985">
            <text:p>0.2160</text:p>
          </table:table-cell>
          <table:table-cell table:style-name="ce1"/>
        </table:table-row>
        <table:table-row table:style-name="ro2">
          <table:table-cell table:style-name="ce1" office:value-type="float" office:value="0.47124">
            <text:p>0.4712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222075524698649">
            <text:p>0.2221</text:p>
          </table:table-cell>
          <table:table-cell table:style-name="ce1" office:value-type="float" office:value="0.888168880117206">
            <text:p>0.8882</text:p>
          </table:table-cell>
          <table:table-cell table:style-name="ce1" office:value-type="float" office:value="7.1329734700502">
            <text:p>7.1330</text:p>
          </table:table-cell>
          <table:table-cell table:style-name="ce1" office:value-type="float" office:value="10.097440957244">
            <text:p>10.0974</text:p>
          </table:table-cell>
          <table:table-cell table:style-name="ce1" office:value-type="float" office:value="10.0974409572452">
            <text:p>10.0974</text:p>
          </table:table-cell>
          <table:table-cell table:style-name="ce1" office:value-type="float" office:value="13.0646277427633">
            <text:p>13.0646</text:p>
          </table:table-cell>
          <table:table-cell/>
          <table:table-cell table:style-name="ce1" table:formula="of:=2*[.A14]/PI()" office:value-type="float" office:value="0.300000701530499">
            <text:p>0.3000</text:p>
          </table:table-cell>
          <table:table-cell table:style-name="ce1" table:formula="of:=2*SQRT([.C14])/4" office:value-type="float" office:value="0.235624449441611">
            <text:p>0.2356</text:p>
          </table:table-cell>
          <table:table-cell table:style-name="ce1" table:formula="of:=2*SQRT([.D14])/4" office:value-type="float" office:value="0.471213560956496">
            <text:p>0.4712</text:p>
          </table:table-cell>
          <table:table-cell table:style-name="ce1" table:formula="of:=2*SQRT([.E14])/4" office:value-type="float" office:value="1.33538135658416">
            <text:p>1.3354</text:p>
          </table:table-cell>
          <table:table-cell table:style-name="ce1" table:formula="of:=2*SQRT([.F14])/4" office:value-type="float" office:value="1.58882353938724">
            <text:p>1.5888</text:p>
          </table:table-cell>
          <table:table-cell table:style-name="ce1" table:formula="of:=2*SQRT([.G14])/4" office:value-type="float" office:value="1.58882353938734">
            <text:p>1.5888</text:p>
          </table:table-cell>
          <table:table-cell table:style-name="ce1" table:formula="of:=2*SQRT([.H14])/4" office:value-type="float" office:value="1.8072512099016">
            <text:p>1.8073</text:p>
          </table:table-cell>
          <table:table-cell table:style-name="ce1" table:formula="of:=2*[.$B$44]*[.A14]/4" office:value-type="float" office:value="0.47124">
            <text:p>0.4712</text:p>
          </table:table-cell>
          <table:table-cell table:style-name="ce1" table:formula="of:=2*[.$B$45]*[.A14]/4" office:value-type="float" office:value="0.23562">
            <text:p>0.2356</text:p>
          </table:table-cell>
          <table:table-cell table:style-name="ce1"/>
        </table:table-row>
        <table:table-row table:style-name="ro2">
          <table:table-cell table:style-name="ce1" office:value-type="float" office:value="0.51051">
            <text:p>0.5105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260630329572194">
            <text:p>0.2606</text:p>
          </table:table-cell>
          <table:table-cell table:style-name="ce1" office:value-type="float" office:value="1.04236497136655">
            <text:p>1.0424</text:p>
          </table:table-cell>
          <table:table-cell table:style-name="ce1" office:value-type="float" office:value="6.92461591013579">
            <text:p>6.9246</text:p>
          </table:table-cell>
          <table:table-cell table:style-name="ce1" office:value-type="float" office:value="10.1360528054871">
            <text:p>10.1361</text:p>
          </table:table-cell>
          <table:table-cell table:style-name="ce1" office:value-type="float" office:value="10.1360528054881">
            <text:p>10.1361</text:p>
          </table:table-cell>
          <table:table-cell table:style-name="ce1" office:value-type="float" office:value="13.3506976777791">
            <text:p>13.3507</text:p>
          </table:table-cell>
          <table:table-cell/>
          <table:table-cell table:style-name="ce1" table:formula="of:=2*[.A15]/PI()" office:value-type="float" office:value="0.325000759991374">
            <text:p>0.3250</text:p>
          </table:table-cell>
          <table:table-cell table:style-name="ce1" table:formula="of:=2*SQRT([.C15])/4" office:value-type="float" office:value="0.255259833097667">
            <text:p>0.2553</text:p>
          </table:table-cell>
          <table:table-cell table:style-name="ce1" table:formula="of:=2*SQRT([.D15])/4" office:value-type="float" office:value="0.510481383442764">
            <text:p>0.5105</text:p>
          </table:table-cell>
          <table:table-cell table:style-name="ce1" table:formula="of:=2*SQRT([.E15])/4" office:value-type="float" office:value="1.31573324710366">
            <text:p>1.3157</text:p>
          </table:table-cell>
          <table:table-cell table:style-name="ce1" table:formula="of:=2*SQRT([.F15])/4" office:value-type="float" office:value="1.59185841121998">
            <text:p>1.5919</text:p>
          </table:table-cell>
          <table:table-cell table:style-name="ce1" table:formula="of:=2*SQRT([.G15])/4" office:value-type="float" office:value="1.59185841122005">
            <text:p>1.5919</text:p>
          </table:table-cell>
          <table:table-cell table:style-name="ce1" table:formula="of:=2*SQRT([.H15])/4" office:value-type="float" office:value="1.82693032692678">
            <text:p>1.8269</text:p>
          </table:table-cell>
          <table:table-cell table:style-name="ce1" table:formula="of:=2*[.$B$44]*[.A15]/4" office:value-type="float" office:value="0.51051">
            <text:p>0.5105</text:p>
          </table:table-cell>
          <table:table-cell table:style-name="ce1" table:formula="of:=2*[.$B$45]*[.A15]/4" office:value-type="float" office:value="0.255255">
            <text:p>0.2553</text:p>
          </table:table-cell>
          <table:table-cell table:style-name="ce1"/>
        </table:table-row>
        <table:table-row table:style-name="ro2">
          <table:table-cell table:style-name="ce1" office:value-type="float" office:value="0.54978">
            <text:p>0.5498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302269533034888">
            <text:p>0.3023</text:p>
          </table:table-cell>
          <table:table-cell table:style-name="ce1" office:value-type="float" office:value="1.20889680668323">
            <text:p>1.2089</text:p>
          </table:table-cell>
          <table:table-cell table:style-name="ce1" office:value-type="float" office:value="6.71935427885159">
            <text:p>6.7194</text:p>
          </table:table-cell>
          <table:table-cell table:style-name="ce1" office:value-type="float" office:value="10.1777532107349">
            <text:p>10.1778</text:p>
          </table:table-cell>
          <table:table-cell table:style-name="ce1" office:value-type="float" office:value="10.1777532107354">
            <text:p>10.1778</text:p>
          </table:table-cell>
          <table:table-cell table:style-name="ce1" office:value-type="float" office:value="13.639893335749">
            <text:p>13.6399</text:p>
          </table:table-cell>
          <table:table-cell/>
          <table:table-cell table:style-name="ce1" table:formula="of:=2*[.A16]/PI()" office:value-type="float" office:value="0.350000818452249">
            <text:p>0.3500</text:p>
          </table:table-cell>
          <table:table-cell table:style-name="ce1" table:formula="of:=2*SQRT([.C16])/4" office:value-type="float" office:value="0.27489522232793">
            <text:p>0.2749</text:p>
          </table:table-cell>
          <table:table-cell table:style-name="ce1" table:formula="of:=2*SQRT([.D16])/4" office:value-type="float" office:value="0.549749217071572">
            <text:p>0.5497</text:p>
          </table:table-cell>
          <table:table-cell table:style-name="ce1" table:formula="of:=2*SQRT([.E16])/4" office:value-type="float" office:value="1.29608586510034">
            <text:p>1.2961</text:p>
          </table:table-cell>
          <table:table-cell table:style-name="ce1" table:formula="of:=2*SQRT([.F16])/4" office:value-type="float" office:value="1.59512955670809">
            <text:p>1.5951</text:p>
          </table:table-cell>
          <table:table-cell table:style-name="ce1" table:formula="of:=2*SQRT([.G16])/4" office:value-type="float" office:value="1.59512955670812">
            <text:p>1.5951</text:p>
          </table:table-cell>
          <table:table-cell table:style-name="ce1" table:formula="of:=2*SQRT([.H16])/4" office:value-type="float" office:value="1.84661131100653">
            <text:p>1.8466</text:p>
          </table:table-cell>
          <table:table-cell table:style-name="ce1" table:formula="of:=2*[.$B$44]*[.A16]/4" office:value-type="float" office:value="0.54978">
            <text:p>0.5498</text:p>
          </table:table-cell>
          <table:table-cell table:style-name="ce1" table:formula="of:=2*[.$B$45]*[.A16]/4" office:value-type="float" office:value="0.27489">
            <text:p>0.2749</text:p>
          </table:table-cell>
          <table:table-cell table:style-name="ce1"/>
        </table:table-row>
        <table:table-row table:style-name="ro2">
          <table:table-cell table:style-name="ce1" office:value-type="float" office:value="0.58905">
            <text:p>0.5891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346993140966788">
            <text:p>0.3470</text:p>
          </table:table-cell>
          <table:table-cell table:style-name="ce1" office:value-type="float" office:value="1.38776440960651">
            <text:p>1.3878</text:p>
          </table:table-cell>
          <table:table-cell table:style-name="ce1" office:value-type="float" office:value="6.51718791504372">
            <text:p>6.5172</text:p>
          </table:table-cell>
          <table:table-cell table:style-name="ce1" office:value-type="float" office:value="10.2225420989132">
            <text:p>10.2225</text:p>
          </table:table-cell>
          <table:table-cell table:style-name="ce1" office:value-type="float" office:value="10.2225420989157">
            <text:p>10.2225</text:p>
          </table:table-cell>
          <table:table-cell table:style-name="ce1" office:value-type="float" office:value="13.9322164553317">
            <text:p>13.9322</text:p>
          </table:table-cell>
          <table:table-cell/>
          <table:table-cell table:style-name="ce1" table:formula="of:=2*[.A17]/PI()" office:value-type="float" office:value="0.375000876913124">
            <text:p>0.3750</text:p>
          </table:table-cell>
          <table:table-cell table:style-name="ce1" table:formula="of:=2*SQRT([.C17])/4" office:value-type="float" office:value="0.294530618513079">
            <text:p>0.2945</text:p>
          </table:table-cell>
          <table:table-cell table:style-name="ce1" table:formula="of:=2*SQRT([.D17])/4" office:value-type="float" office:value="0.589017064609869">
            <text:p>0.5890</text:p>
          </table:table-cell>
          <table:table-cell table:style-name="ce1" table:formula="of:=2*SQRT([.E17])/4" office:value-type="float" office:value="1.27643917942099">
            <text:p>1.2764</text:p>
          </table:table-cell>
          <table:table-cell table:style-name="ce1" table:formula="of:=2*SQRT([.F17])/4" office:value-type="float" office:value="1.59863551966303">
            <text:p>1.5986</text:p>
          </table:table-cell>
          <table:table-cell table:style-name="ce1" table:formula="of:=2*SQRT([.G17])/4" office:value-type="float" office:value="1.59863551966323">
            <text:p>1.5986</text:p>
          </table:table-cell>
          <table:table-cell table:style-name="ce1" table:formula="of:=2*SQRT([.H17])/4" office:value-type="float" office:value="1.86629421952514">
            <text:p>1.8663</text:p>
          </table:table-cell>
          <table:table-cell table:style-name="ce1" table:formula="of:=2*[.$B$44]*[.A17]/4" office:value-type="float" office:value="0.58905">
            <text:p>0.5891</text:p>
          </table:table-cell>
          <table:table-cell table:style-name="ce1" table:formula="of:=2*[.$B$45]*[.A17]/4" office:value-type="float" office:value="0.294525">
            <text:p>0.2945</text:p>
          </table:table-cell>
          <table:table-cell table:style-name="ce1"/>
        </table:table-row>
        <table:table-row table:style-name="ro2">
          <table:table-cell table:style-name="ce1" office:value-type="float" office:value="0.62832">
            <text:p>0.6283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39480116064927">
            <text:p>0.3948</text:p>
          </table:table-cell>
          <table:table-cell table:style-name="ce1" office:value-type="float" office:value="1.57896780925955">
            <text:p>1.5790</text:p>
          </table:table-cell>
          <table:table-cell table:style-name="ce1" office:value-type="float" office:value="6.318116185835">
            <text:p>6.3181</text:p>
          </table:table-cell>
          <table:table-cell table:style-name="ce1" office:value-type="float" office:value="10.2704193961535">
            <text:p>10.2704</text:p>
          </table:table-cell>
          <table:table-cell table:style-name="ce1" office:value-type="float" office:value="10.2704193961538">
            <text:p>10.2704</text:p>
          </table:table-cell>
          <table:table-cell table:style-name="ce1" office:value-type="float" office:value="14.2276688273734">
            <text:p>14.2277</text:p>
          </table:table-cell>
          <table:table-cell/>
          <table:table-cell table:style-name="ce1" table:formula="of:=2*[.A18]/PI()" office:value-type="float" office:value="0.400000935373999">
            <text:p>0.4000</text:p>
          </table:table-cell>
          <table:table-cell table:style-name="ce1" table:formula="of:=2*SQRT([.C18])/4" office:value-type="float" office:value="0.314166023246177">
            <text:p>0.3142</text:p>
          </table:table-cell>
          <table:table-cell table:style-name="ce1" table:formula="of:=2*SQRT([.D18])/4" office:value-type="float" office:value="0.6282849292438">
            <text:p>0.6283</text:p>
          </table:table-cell>
          <table:table-cell table:style-name="ce1" table:formula="of:=2*SQRT([.E18])/4" office:value-type="float" office:value="1.25679315977561">
            <text:p>1.2568</text:p>
          </table:table-cell>
          <table:table-cell table:style-name="ce1" table:formula="of:=2*SQRT([.F18])/4" office:value-type="float" office:value="1.60237475299581">
            <text:p>1.6024</text:p>
          </table:table-cell>
          <table:table-cell table:style-name="ce1" table:formula="of:=2*SQRT([.G18])/4" office:value-type="float" office:value="1.60237475299583">
            <text:p>1.6024</text:p>
          </table:table-cell>
          <table:table-cell table:style-name="ce1" table:formula="of:=2*SQRT([.H18])/4" office:value-type="float" office:value="1.88597911092444">
            <text:p>1.8860</text:p>
          </table:table-cell>
          <table:table-cell table:style-name="ce1" table:formula="of:=2*[.$B$44]*[.A18]/4" office:value-type="float" office:value="0.62832">
            <text:p>0.6283</text:p>
          </table:table-cell>
          <table:table-cell table:style-name="ce1" table:formula="of:=2*[.$B$45]*[.A18]/4" office:value-type="float" office:value="0.31416">
            <text:p>0.3142</text:p>
          </table:table-cell>
          <table:table-cell table:style-name="ce1"/>
        </table:table-row>
        <table:table-row table:style-name="ro2">
          <table:table-cell table:style-name="ce1" office:value-type="float" office:value="0.66759">
            <text:p>0.6676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44569360097239">
            <text:p>0.4457</text:p>
          </table:table-cell>
          <table:table-cell table:style-name="ce1" office:value-type="float" office:value="1.78250704120345">
            <text:p>1.7825</text:p>
          </table:table-cell>
          <table:table-cell table:style-name="ce1" office:value-type="float" office:value="6.12213848584645">
            <text:p>6.1221</text:p>
          </table:table-cell>
          <table:table-cell table:style-name="ce1" office:value-type="float" office:value="10.3213850298603">
            <text:p>10.3214</text:p>
          </table:table-cell>
          <table:table-cell table:style-name="ce1" office:value-type="float" office:value="10.3213850298603">
            <text:p>10.3214</text:p>
          </table:table-cell>
          <table:table-cell table:style-name="ce1" office:value-type="float" office:value="14.526252295826">
            <text:p>14.5263</text:p>
          </table:table-cell>
          <table:table-cell/>
          <table:table-cell table:style-name="ce1" table:formula="of:=2*[.A19]/PI()" office:value-type="float" office:value="0.425000993834874">
            <text:p>0.4250</text:p>
          </table:table-cell>
          <table:table-cell table:style-name="ce1" table:formula="of:=2*SQRT([.C19])/4" office:value-type="float" office:value="0.333801438347856">
            <text:p>0.3338</text:p>
          </table:table-cell>
          <table:table-cell table:style-name="ce1" table:formula="of:=2*SQRT([.D19])/4" office:value-type="float" office:value="0.667552814615339">
            <text:p>0.6676</text:p>
          </table:table-cell>
          <table:table-cell table:style-name="ce1" table:formula="of:=2*SQRT([.E19])/4" office:value-type="float" office:value="1.23714777672743">
            <text:p>1.2371</text:p>
          </table:table-cell>
          <table:table-cell table:style-name="ce1" table:formula="of:=2*SQRT([.F19])/4" office:value-type="float" office:value="1.6063456220456">
            <text:p>1.6063</text:p>
          </table:table-cell>
          <table:table-cell table:style-name="ce1" table:formula="of:=2*SQRT([.G19])/4" office:value-type="float" office:value="1.60634562204561">
            <text:p>1.6063</text:p>
          </table:table-cell>
          <table:table-cell table:style-name="ce1" table:formula="of:=2*SQRT([.H19])/4" office:value-type="float" office:value="1.90566604470891">
            <text:p>1.9057</text:p>
          </table:table-cell>
          <table:table-cell table:style-name="ce1" table:formula="of:=2*[.$B$44]*[.A19]/4" office:value-type="float" office:value="0.66759">
            <text:p>0.6676</text:p>
          </table:table-cell>
          <table:table-cell table:style-name="ce1" table:formula="of:=2*[.$B$45]*[.A19]/4" office:value-type="float" office:value="0.333795">
            <text:p>0.3338</text:p>
          </table:table-cell>
          <table:table-cell table:style-name="ce1"/>
        </table:table-row>
        <table:table-row table:style-name="ro2">
          <table:table-cell table:style-name="ce1" office:value-type="float" office:value="0.70686">
            <text:p>0.7069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499670472651577">
            <text:p>0.4997</text:p>
          </table:table-cell>
          <table:table-cell table:style-name="ce1" office:value-type="float" office:value="1.99838214828012">
            <text:p>1.9984</text:p>
          </table:table-cell>
          <table:table-cell table:style-name="ce1" office:value-type="float" office:value="5.9292542364477">
            <text:p>5.9293</text:p>
          </table:table-cell>
          <table:table-cell table:style-name="ce1" office:value-type="float" office:value="10.3754389298536">
            <text:p>10.3754</text:p>
          </table:table-cell>
          <table:table-cell table:style-name="ce1" office:value-type="float" office:value="10.375438929854">
            <text:p>10.3754</text:p>
          </table:table-cell>
          <table:table-cell table:style-name="ce1" office:value-type="float" office:value="14.8279687586495">
            <text:p>14.8280</text:p>
          </table:table-cell>
          <table:table-cell/>
          <table:table-cell table:style-name="ce1" table:formula="of:=2*[.A20]/PI()" office:value-type="float" office:value="0.450001052295749">
            <text:p>0.4500</text:p>
          </table:table-cell>
          <table:table-cell table:style-name="ce1" table:formula="of:=2*SQRT([.C20])/4" office:value-type="float" office:value="0.353436865879741">
            <text:p>0.3534</text:p>
          </table:table-cell>
          <table:table-cell table:style-name="ce1" table:formula="of:=2*SQRT([.D20])/4" office:value-type="float" office:value="0.70682072484473">
            <text:p>0.7068</text:p>
          </table:table-cell>
          <table:table-cell table:style-name="ce1" table:formula="of:=2*SQRT([.E20])/4" office:value-type="float" office:value="1.21750300168498">
            <text:p>1.2175</text:p>
          </table:table-cell>
          <table:table-cell table:style-name="ce1" table:formula="of:=2*SQRT([.F20])/4" office:value-type="float" office:value="1.61054640804399">
            <text:p>1.6105</text:p>
          </table:table-cell>
          <table:table-cell table:style-name="ce1" table:formula="of:=2*SQRT([.G20])/4" office:value-type="float" office:value="1.61054640804402">
            <text:p>1.6105</text:p>
          </table:table-cell>
          <table:table-cell table:style-name="ce1" table:formula="of:=2*SQRT([.H20])/4" office:value-type="float" office:value="1.92535508144923">
            <text:p>1.9254</text:p>
          </table:table-cell>
          <table:table-cell table:style-name="ce1" table:formula="of:=2*[.$B$44]*[.A20]/4" office:value-type="float" office:value="0.70686">
            <text:p>0.7069</text:p>
          </table:table-cell>
          <table:table-cell table:style-name="ce1" table:formula="of:=2*[.$B$45]*[.A20]/4" office:value-type="float" office:value="0.35343">
            <text:p>0.3534</text:p>
          </table:table-cell>
          <table:table-cell table:style-name="ce1"/>
        </table:table-row>
        <table:table-row table:style-name="ro2">
          <table:table-cell table:style-name="ce1" office:value-type="float" office:value="0.74613">
            <text:p>0.7461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556731788462912">
            <text:p>0.5567</text:p>
          </table:table-cell>
          <table:table-cell table:style-name="ce1" office:value-type="float" office:value="2.2265931815732">
            <text:p>2.2266</text:p>
          </table:table-cell>
          <table:table-cell table:style-name="ce1" office:value-type="float" office:value="5.73946288498304">
            <text:p>5.7395</text:p>
          </table:table-cell>
          <table:table-cell table:style-name="ce1" office:value-type="float" office:value="10.4325810295">
            <text:p>10.4326</text:p>
          </table:table-cell>
          <table:table-cell table:style-name="ce1" office:value-type="float" office:value="10.4325810295005">
            <text:p>10.4326</text:p>
          </table:table-cell>
          <table:table-cell table:style-name="ce1" office:value-type="float" office:value="15.1328201687409">
            <text:p>15.1328</text:p>
          </table:table-cell>
          <table:table-cell/>
          <table:table-cell table:style-name="ce1" table:formula="of:=2*[.A21]/PI()" office:value-type="float" office:value="0.475001110756624">
            <text:p>0.4750</text:p>
          </table:table-cell>
          <table:table-cell table:style-name="ce1" table:formula="of:=2*SQRT([.C21])/4" office:value-type="float" office:value="0.373072308159863">
            <text:p>0.3731</text:p>
          </table:table-cell>
          <table:table-cell table:style-name="ce1" table:formula="of:=2*SQRT([.D21])/4" office:value-type="float" office:value="0.746088664565614">
            <text:p>0.7461</text:p>
          </table:table-cell>
          <table:table-cell table:style-name="ce1" table:formula="of:=2*SQRT([.E21])/4" office:value-type="float" office:value="1.19785880689076">
            <text:p>1.1979</text:p>
          </table:table-cell>
          <table:table-cell table:style-name="ce1" table:formula="of:=2*SQRT([.F21])/4" office:value-type="float" office:value="1.6149753116921">
            <text:p>1.6150</text:p>
          </table:table-cell>
          <table:table-cell table:style-name="ce1" table:formula="of:=2*SQRT([.G21])/4" office:value-type="float" office:value="1.61497531169214">
            <text:p>1.6150</text:p>
          </table:table-cell>
          <table:table-cell table:style-name="ce1" table:formula="of:=2*SQRT([.H21])/4" office:value-type="float" office:value="1.94504628278744">
            <text:p>1.9450</text:p>
          </table:table-cell>
          <table:table-cell table:style-name="ce1" table:formula="of:=2*[.$B$44]*[.A21]/4" office:value-type="float" office:value="0.74613">
            <text:p>0.7461</text:p>
          </table:table-cell>
          <table:table-cell table:style-name="ce1" table:formula="of:=2*[.$B$45]*[.A21]/4" office:value-type="float" office:value="0.373065">
            <text:p>0.3731</text:p>
          </table:table-cell>
          <table:table-cell table:style-name="ce1"/>
        </table:table-row>
        <table:table-row table:style-name="ro2">
          <table:table-cell table:style-name="ce1" office:value-type="float" office:value="0.7854">
            <text:p>0.7854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616877563481238">
            <text:p>0.6169</text:p>
          </table:table-cell>
          <table:table-cell table:style-name="ce1" office:value-type="float" office:value="2.46714020138705">
            <text:p>2.4671</text:p>
          </table:table-cell>
          <table:table-cell table:style-name="ce1" office:value-type="float" office:value="5.55276390402424">
            <text:p>5.5528</text:p>
          </table:table-cell>
          <table:table-cell table:style-name="ce1" office:value-type="float" office:value="10.4928112668838">
            <text:p>10.4928</text:p>
          </table:table-cell>
          <table:table-cell table:style-name="ce1" office:value-type="float" office:value="10.4928112668842">
            <text:p>10.4928</text:p>
          </table:table-cell>
          <table:table-cell table:style-name="ce1" office:value-type="float" office:value="15.4353344596016">
            <text:p>15.4353</text:p>
          </table:table-cell>
          <table:table-cell/>
          <table:table-cell table:style-name="ce1" table:formula="of:=2*[.A22]/PI()" office:value-type="float" office:value="0.500001169217499">
            <text:p>0.5000</text:p>
          </table:table-cell>
          <table:table-cell table:style-name="ce1" table:formula="of:=2*SQRT([.C22])/4" office:value-type="float" office:value="0.392707767774346">
            <text:p>0.3927</text:p>
          </table:table-cell>
          <table:table-cell table:style-name="ce1" table:formula="of:=2*SQRT([.D22])/4" office:value-type="float" office:value="0.785356638952497">
            <text:p>0.7854</text:p>
          </table:table-cell>
          <table:table-cell table:style-name="ce1" table:formula="of:=2*SQRT([.E22])/4" office:value-type="float" office:value="1.17821516541167">
            <text:p>1.1782</text:p>
          </table:table-cell>
          <table:table-cell table:style-name="ce1" table:formula="of:=2*SQRT([.F22])/4" office:value-type="float" office:value="1.61963045683914">
            <text:p>1.6196</text:p>
          </table:table-cell>
          <table:table-cell table:style-name="ce1" table:formula="of:=2*SQRT([.G22])/4" office:value-type="float" office:value="1.61963045683917">
            <text:p>1.6196</text:p>
          </table:table-cell>
          <table:table-cell table:style-name="ce1" table:formula="of:=2*SQRT([.H22])/4" office:value-type="float" office:value="1.96439141081924">
            <text:p>1.9644</text:p>
          </table:table-cell>
          <table:table-cell table:style-name="ce1" table:formula="of:=2*[.$B$44]*[.A22]/4" office:value-type="float" office:value="0.7854">
            <text:p>0.7854</text:p>
          </table:table-cell>
          <table:table-cell table:style-name="ce1" table:formula="of:=2*[.$B$45]*[.A22]/4" office:value-type="float" office:value="0.3927">
            <text:p>0.3927</text:p>
          </table:table-cell>
          <table:table-cell table:style-name="ce1"/>
        </table:table-row>
        <table:table-row table:style-name="ro2">
          <table:table-cell table:style-name="ce1" office:value-type="float" office:value="0.82467">
            <text:p>0.8247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6801078153447">
            <text:p>0.6801</text:p>
          </table:table-cell>
          <table:table-cell table:style-name="ce1" office:value-type="float" office:value="2.72002327829252">
            <text:p>2.7200</text:p>
          </table:table-cell>
          <table:table-cell table:style-name="ce1" office:value-type="float" office:value="5.36915679064559">
            <text:p>5.3692</text:p>
          </table:table-cell>
          <table:table-cell table:style-name="ce1" office:value-type="float" office:value="10.5561295859868">
            <text:p>10.5561</text:p>
          </table:table-cell>
          <table:table-cell table:style-name="ce1" office:value-type="float" office:value="10.5561295859885">
            <text:p>10.5561</text:p>
          </table:table-cell>
          <table:table-cell table:style-name="ce1" office:value-type="float" office:value="15.2514426276924">
            <text:p>15.2514</text:p>
          </table:table-cell>
          <table:table-cell/>
          <table:table-cell table:style-name="ce1" table:formula="of:=2*[.A23]/PI()" office:value-type="float" office:value="0.525001227678374">
            <text:p>0.5250</text:p>
          </table:table-cell>
          <table:table-cell table:style-name="ce1" table:formula="of:=2*SQRT([.C23])/4" office:value-type="float" office:value="0.412343247593768">
            <text:p>0.4123</text:p>
          </table:table-cell>
          <table:table-cell table:style-name="ce1" table:formula="of:=2*SQRT([.D23])/4" office:value-type="float" office:value="0.824624653750499">
            <text:p>0.8246</text:p>
          </table:table-cell>
          <table:table-cell table:style-name="ce1" table:formula="of:=2*SQRT([.E23])/4" office:value-type="float" office:value="1.15857205113079">
            <text:p>1.1586</text:p>
          </table:table-cell>
          <table:table-cell table:style-name="ce1" table:formula="of:=2*SQRT([.F23])/4" office:value-type="float" office:value="1.62450989424401">
            <text:p>1.6245</text:p>
          </table:table-cell>
          <table:table-cell table:style-name="ce1" table:formula="of:=2*SQRT([.G23])/4" office:value-type="float" office:value="1.62450989424415">
            <text:p>1.6245</text:p>
          </table:table-cell>
          <table:table-cell table:style-name="ce1" table:formula="of:=2*SQRT([.H23])/4" office:value-type="float" office:value="1.95265477156693">
            <text:p>1.9527</text:p>
          </table:table-cell>
          <table:table-cell table:style-name="ce1" table:formula="of:=2*[.$B$44]*[.A23]/4" office:value-type="float" office:value="0.82467">
            <text:p>0.8247</text:p>
          </table:table-cell>
          <table:table-cell table:style-name="ce1" table:formula="of:=2*[.$B$45]*[.A23]/4" office:value-type="float" office:value="0.412335">
            <text:p>0.4123</text:p>
          </table:table-cell>
          <table:table-cell/>
        </table:table-row>
        <table:table-row table:style-name="ro2">
          <table:table-cell table:style-name="ce1" office:value-type="float" office:value="0.86394">
            <text:p>0.8639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746422564550747">
            <text:p>0.7464</text:p>
          </table:table-cell>
          <table:table-cell table:style-name="ce1" office:value-type="float" office:value="2.98524249421382">
            <text:p>2.9852</text:p>
          </table:table-cell>
          <table:table-cell table:style-name="ce1" office:value-type="float" office:value="5.188641065674">
            <text:p>5.1886</text:p>
          </table:table-cell>
          <table:table-cell table:style-name="ce1" office:value-type="float" office:value="10.6225359378858">
            <text:p>10.6225</text:p>
          </table:table-cell>
          <table:table-cell table:style-name="ce1" office:value-type="float" office:value="10.6225359378866">
            <text:p>10.6225</text:p>
          </table:table-cell>
          <table:table-cell table:style-name="ce1" office:value-type="float" office:value="15.0706522074535">
            <text:p>15.0707</text:p>
          </table:table-cell>
          <table:table-cell/>
          <table:table-cell table:style-name="ce1" table:formula="of:=2*[.A24]/PI()" office:value-type="float" office:value="0.550001286139248">
            <text:p>0.5500</text:p>
          </table:table-cell>
          <table:table-cell table:style-name="ce1" table:formula="of:=2*SQRT([.C24])/4" office:value-type="float" office:value="0.431978750794164">
            <text:p>0.4320</text:p>
          </table:table-cell>
          <table:table-cell table:style-name="ce1" table:formula="of:=2*SQRT([.D24])/4" office:value-type="float" office:value="0.863892715302922">
            <text:p>0.8639</text:p>
          </table:table-cell>
          <table:table-cell table:style-name="ce1" table:formula="of:=2*SQRT([.E24])/4" office:value-type="float" office:value="1.13892943873556">
            <text:p>1.1389</text:p>
          </table:table-cell>
          <table:table-cell table:style-name="ce1" table:formula="of:=2*SQRT([.F24])/4" office:value-type="float" office:value="1.62961160540524">
            <text:p>1.6296</text:p>
          </table:table-cell>
          <table:table-cell table:style-name="ce1" table:formula="of:=2*SQRT([.G24])/4" office:value-type="float" office:value="1.6296116054053">
            <text:p>1.6296</text:p>
          </table:table-cell>
          <table:table-cell table:style-name="ce1" table:formula="of:=2*SQRT([.H24])/4" office:value-type="float" office:value="1.94104689584342">
            <text:p>1.9410</text:p>
          </table:table-cell>
          <table:table-cell table:style-name="ce1" table:formula="of:=2*[.$B$44]*[.A24]/4" office:value-type="float" office:value="0.86394">
            <text:p>0.8639</text:p>
          </table:table-cell>
          <table:table-cell table:style-name="ce1" table:formula="of:=2*[.$B$45]*[.A24]/4" office:value-type="float" office:value="0.43197">
            <text:p>0.4320</text:p>
          </table:table-cell>
          <table:table-cell/>
        </table:table-row>
        <table:table-row table:style-name="ro2">
          <table:table-cell table:style-name="ce1" office:value-type="float" office:value="0.90321">
            <text:p>0.9032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815821834707939">
            <text:p>0.8158</text:p>
          </table:table-cell>
          <table:table-cell table:style-name="ce1" office:value-type="float" office:value="3.2627979436017">
            <text:p>3.2628</text:p>
          </table:table-cell>
          <table:table-cell table:style-name="ce1" office:value-type="float" office:value="5.01121627297017">
            <text:p>5.0112</text:p>
          </table:table-cell>
          <table:table-cell table:style-name="ce1" office:value-type="float" office:value="10.6920302819368">
            <text:p>10.6920</text:p>
          </table:table-cell>
          <table:table-cell table:style-name="ce1" office:value-type="float" office:value="10.6920302819376">
            <text:p>10.6920</text:p>
          </table:table-cell>
          <table:table-cell table:style-name="ce1" office:value-type="float" office:value="14.8929622850547">
            <text:p>14.8930</text:p>
          </table:table-cell>
          <table:table-cell/>
          <table:table-cell table:style-name="ce1" table:formula="of:=2*[.A25]/PI()" office:value-type="float" office:value="0.575001344600123">
            <text:p>0.5750</text:p>
          </table:table-cell>
          <table:table-cell table:style-name="ce1" table:formula="of:=2*SQRT([.C25])/4" office:value-type="float" office:value="0.451614280860321">
            <text:p>0.4516</text:p>
          </table:table-cell>
          <table:table-cell table:style-name="ce1" table:formula="of:=2*SQRT([.D25])/4" office:value-type="float" office:value="0.903160830583581">
            <text:p>0.9032</text:p>
          </table:table-cell>
          <table:table-cell table:style-name="ce1" table:formula="of:=2*SQRT([.E25])/4" office:value-type="float" office:value="1.11928730370828">
            <text:p>1.1193</text:p>
          </table:table-cell>
          <table:table-cell table:style-name="ce1" table:formula="of:=2*SQRT([.F25])/4" office:value-type="float" office:value="1.63493350644123">
            <text:p>1.6349</text:p>
          </table:table-cell>
          <table:table-cell table:style-name="ce1" table:formula="of:=2*SQRT([.G25])/4" office:value-type="float" office:value="1.63493350644128">
            <text:p>1.6349</text:p>
          </table:table-cell>
          <table:table-cell table:style-name="ce1" table:formula="of:=2*SQRT([.H25])/4" office:value-type="float" office:value="1.9295700482915">
            <text:p>1.9296</text:p>
          </table:table-cell>
          <table:table-cell table:style-name="ce1" table:formula="of:=2*[.$B$44]*[.A25]/4" office:value-type="float" office:value="0.90321">
            <text:p>0.9032</text:p>
          </table:table-cell>
          <table:table-cell table:style-name="ce1" table:formula="of:=2*[.$B$45]*[.A25]/4" office:value-type="float" office:value="0.451605">
            <text:p>0.4516</text:p>
          </table:table-cell>
          <table:table-cell/>
        </table:table-row>
        <table:table-row table:style-name="ro2">
          <table:table-cell table:style-name="ce1" office:value-type="float" office:value="0.942480000000001">
            <text:p>0.9425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888305652855287">
            <text:p>0.8883</text:p>
          </table:table-cell>
          <table:table-cell table:style-name="ce1" office:value-type="float" office:value="3.55268973461">
            <text:p>3.5527</text:p>
          </table:table-cell>
          <table:table-cell table:style-name="ce1" office:value-type="float" office:value="4.83688197870987">
            <text:p>4.8369</text:p>
          </table:table-cell>
          <table:table-cell table:style-name="ce1" office:value-type="float" office:value="10.7646125869716">
            <text:p>10.7646</text:p>
          </table:table-cell>
          <table:table-cell table:style-name="ce1" office:value-type="float" office:value="10.7646125869719">
            <text:p>10.7646</text:p>
          </table:table-cell>
          <table:table-cell table:style-name="ce1" office:value-type="float" office:value="14.7183719842282">
            <text:p>14.7184</text:p>
          </table:table-cell>
          <table:table-cell/>
          <table:table-cell table:style-name="ce1" table:formula="of:=2*[.A26]/PI()" office:value-type="float" office:value="0.600001403060998">
            <text:p>0.6000</text:p>
          </table:table-cell>
          <table:table-cell table:style-name="ce1" table:formula="of:=2*SQRT([.C26])/4" office:value-type="float" office:value="0.47124984160615">
            <text:p>0.4712</text:p>
          </table:table-cell>
          <table:table-cell table:style-name="ce1" table:formula="of:=2*SQRT([.D26])/4" office:value-type="float" office:value="0.942429007221499">
            <text:p>0.9424</text:p>
          </table:table-cell>
          <table:table-cell table:style-name="ce1" table:formula="of:=2*SQRT([.E26])/4" office:value-type="float" office:value="1.09964562231542">
            <text:p>1.0996</text:p>
          </table:table-cell>
          <table:table-cell table:style-name="ce1" table:formula="of:=2*SQRT([.F26])/4" office:value-type="float" office:value="1.64047345200795">
            <text:p>1.6405</text:p>
          </table:table-cell>
          <table:table-cell table:style-name="ce1" table:formula="of:=2*SQRT([.G26])/4" office:value-type="float" office:value="1.64047345200798">
            <text:p>1.6405</text:p>
          </table:table-cell>
          <table:table-cell table:style-name="ce1" table:formula="of:=2*SQRT([.H26])/4" office:value-type="float" office:value="1.91822652365592">
            <text:p>1.9182</text:p>
          </table:table-cell>
          <table:table-cell table:style-name="ce1" table:formula="of:=2*[.$B$44]*[.A26]/4" office:value-type="float" office:value="0.942480000000001">
            <text:p>0.9425</text:p>
          </table:table-cell>
          <table:table-cell table:style-name="ce1" table:formula="of:=2*[.$B$45]*[.A26]/4" office:value-type="float" office:value="0.47124">
            <text:p>0.4712</text:p>
          </table:table-cell>
          <table:table-cell/>
        </table:table-row>
        <table:table-row table:style-name="ro2">
          <table:table-cell table:style-name="ce1" office:value-type="float" office:value="0.98175">
            <text:p>0.9818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0.963874049790766">
            <text:p>0.9639</text:p>
          </table:table-cell>
          <table:table-cell table:style-name="ce1" office:value-type="float" office:value="3.85491799037696">
            <text:p>3.8549</text:p>
          </table:table-cell>
          <table:table-cell table:style-name="ce1" office:value-type="float" office:value="4.66563777068462">
            <text:p>4.6656</text:p>
          </table:table-cell>
          <table:table-cell table:style-name="ce1" office:value-type="float" office:value="10.8402828324851">
            <text:p>10.8403</text:p>
          </table:table-cell>
          <table:table-cell table:style-name="ce1" office:value-type="float" office:value="10.8402828324868">
            <text:p>10.8403</text:p>
          </table:table-cell>
          <table:table-cell table:style-name="ce1" office:value-type="float" office:value="14.546880465735">
            <text:p>14.5469</text:p>
          </table:table-cell>
          <table:table-cell/>
          <table:table-cell table:style-name="ce1" table:formula="of:=2*[.A27]/PI()" office:value-type="float" office:value="0.625001461521873">
            <text:p>0.6250</text:p>
          </table:table-cell>
          <table:table-cell table:style-name="ce1" table:formula="of:=2*SQRT([.C27])/4" office:value-type="float" office:value="0.49088543719252">
            <text:p>0.4909</text:p>
          </table:table-cell>
          <table:table-cell table:style-name="ce1" table:formula="of:=2*SQRT([.D27])/4" office:value-type="float" office:value="0.981697253533003">
            <text:p>0.9817</text:p>
          </table:table-cell>
          <table:table-cell table:style-name="ce1" table:formula="of:=2*SQRT([.E27])/4" office:value-type="float" office:value="1.08000437159817">
            <text:p>1.0800</text:p>
          </table:table-cell>
          <table:table-cell table:style-name="ce1" table:formula="of:=2*SQRT([.F27])/4" office:value-type="float" office:value="1.64622923923774">
            <text:p>1.6462</text:p>
          </table:table-cell>
          <table:table-cell table:style-name="ce1" table:formula="of:=2*SQRT([.G27])/4" office:value-type="float" office:value="1.64622923923787">
            <text:p>1.6462</text:p>
          </table:table-cell>
          <table:table-cell table:style-name="ce1" table:formula="of:=2*SQRT([.H27])/4" office:value-type="float" office:value="1.90701864606347">
            <text:p>1.9070</text:p>
          </table:table-cell>
          <table:table-cell table:style-name="ce1" table:formula="of:=2*[.$B$44]*[.A27]/4" office:value-type="float" office:value="0.98175">
            <text:p>0.9818</text:p>
          </table:table-cell>
          <table:table-cell table:style-name="ce1" table:formula="of:=2*[.$B$45]*[.A27]/4" office:value-type="float" office:value="0.490875">
            <text:p>0.4909</text:p>
          </table:table-cell>
          <table:table-cell/>
        </table:table-row>
        <table:table-row table:style-name="ro2">
          <table:table-cell table:style-name="ce1" office:value-type="float" office:value="1.02102">
            <text:p>1.0210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1.04252706037104">
            <text:p>1.0425</text:p>
          </table:table-cell>
          <table:table-cell table:style-name="ce1" office:value-type="float" office:value="4.16948285033078">
            <text:p>4.1695</text:p>
          </table:table-cell>
          <table:table-cell table:style-name="ce1" office:value-type="float" office:value="4.4974832575909">
            <text:p>4.4975</text:p>
          </table:table-cell>
          <table:table-cell table:style-name="ce1" office:value-type="float" office:value="10.9190410098139">
            <text:p>10.9190</text:p>
          </table:table-cell>
          <table:table-cell table:style-name="ce1" office:value-type="float" office:value="10.9190410098144">
            <text:p>10.9190</text:p>
          </table:table-cell>
          <table:table-cell table:style-name="ce1" office:value-type="float" office:value="14.3784869268431">
            <text:p>14.3785</text:p>
          </table:table-cell>
          <table:table-cell/>
          <table:table-cell table:style-name="ce1" table:formula="of:=2*[.A28]/PI()" office:value-type="float" office:value="0.650001519982748">
            <text:p>0.6500</text:p>
          </table:table-cell>
          <table:table-cell table:style-name="ce1" table:formula="of:=2*SQRT([.C28])/4" office:value-type="float" office:value="0.510521072133912">
            <text:p>0.5105</text:p>
          </table:table-cell>
          <table:table-cell table:style-name="ce1" table:formula="of:=2*SQRT([.D28])/4" office:value-type="float" office:value="1.02096557854939">
            <text:p>1.0210</text:p>
          </table:table-cell>
          <table:table-cell table:style-name="ce1" table:formula="of:=2*SQRT([.E28])/4" office:value-type="float" office:value="1.06036352936044">
            <text:p>1.0604</text:p>
          </table:table-cell>
          <table:table-cell table:style-name="ce1" table:formula="of:=2*SQRT([.F28])/4" office:value-type="float" office:value="1.65219861168489">
            <text:p>1.6522</text:p>
          </table:table-cell>
          <table:table-cell table:style-name="ce1" table:formula="of:=2*SQRT([.G28])/4" office:value-type="float" office:value="1.65219861168492">
            <text:p>1.6522</text:p>
          </table:table-cell>
          <table:table-cell table:style-name="ce1" table:formula="of:=2*SQRT([.H28])/4" office:value-type="float" office:value="1.8959487682189">
            <text:p>1.8959</text:p>
          </table:table-cell>
          <table:table-cell table:style-name="ce1" table:formula="of:=2*[.$B$44]*[.A28]/4" office:value-type="float" office:value="1.02102">
            <text:p>1.0210</text:p>
          </table:table-cell>
          <table:table-cell table:style-name="ce1" table:formula="of:=2*[.$B$45]*[.A28]/4" office:value-type="float" office:value="0.51051">
            <text:p>0.5105</text:p>
          </table:table-cell>
          <table:table-cell/>
        </table:table-row>
        <table:table-row table:style-name="ro2">
          <table:table-cell table:style-name="ce1" office:value-type="float" office:value="1.06029">
            <text:p>1.0603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1.12426472387613">
            <text:p>1.1243</text:p>
          </table:table-cell>
          <table:table-cell table:style-name="ce1" office:value-type="float" office:value="4.33241806834265">
            <text:p>4.3324</text:p>
          </table:table-cell>
          <table:table-cell table:style-name="ce1" office:value-type="float" office:value="4.4963844715562">
            <text:p>4.4964</text:p>
          </table:table-cell>
          <table:table-cell table:style-name="ce1" office:value-type="float" office:value="11.0008871232914">
            <text:p>11.0009</text:p>
          </table:table-cell>
          <table:table-cell table:style-name="ce1" office:value-type="float" office:value="11.0008871232929">
            <text:p>11.0009</text:p>
          </table:table-cell>
          <table:table-cell table:style-name="ce1" office:value-type="float" office:value="14.2131906008079">
            <text:p>14.2132</text:p>
          </table:table-cell>
          <table:table-cell/>
          <table:table-cell table:style-name="ce1" table:formula="of:=2*[.A29]/PI()" office:value-type="float" office:value="0.675001578443623">
            <text:p>0.6750</text:p>
          </table:table-cell>
          <table:table-cell table:style-name="ce1" table:formula="of:=2*SQRT([.C29])/4" office:value-type="float" office:value="0.530156751318921">
            <text:p>0.5302</text:p>
          </table:table-cell>
          <table:table-cell table:style-name="ce1" table:formula="of:=2*SQRT([.D29])/4" office:value-type="float" office:value="1.04072307415838">
            <text:p>1.0407</text:p>
          </table:table-cell>
          <table:table-cell table:style-name="ce1" table:formula="of:=2*SQRT([.E29])/4" office:value-type="float" office:value="1.06023399204565">
            <text:p>1.0602</text:p>
          </table:table-cell>
          <table:table-cell table:style-name="ce1" table:formula="of:=2*SQRT([.F29])/4" office:value-type="float" office:value="1.65837926326364">
            <text:p>1.6584</text:p>
          </table:table-cell>
          <table:table-cell table:style-name="ce1" table:formula="of:=2*SQRT([.G29])/4" office:value-type="float" office:value="1.65837926326376">
            <text:p>1.6584</text:p>
          </table:table-cell>
          <table:table-cell table:style-name="ce1" table:formula="of:=2*SQRT([.H29])/4" office:value-type="float" office:value="1.8850192705121">
            <text:p>1.8850</text:p>
          </table:table-cell>
          <table:table-cell table:style-name="ce1" table:formula="of:=2*[.$B$44]*[.A29]/4" office:value-type="float" office:value="1.06029">
            <text:p>1.0603</text:p>
          </table:table-cell>
          <table:table-cell table:style-name="ce1" table:formula="of:=2*[.$B$45]*[.A29]/4" office:value-type="float" office:value="0.530145">
            <text:p>0.5301</text:p>
          </table:table-cell>
          <table:table-cell/>
        </table:table-row>
        <table:table-row table:style-name="ro2">
          <table:table-cell table:style-name="ce1" office:value-type="float" office:value="1.09956">
            <text:p>1.0996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1.20908708434974">
            <text:p>1.2091</text:p>
          </table:table-cell>
          <table:table-cell table:style-name="ce1" office:value-type="float" office:value="4.17044185140096">
            <text:p>4.1704</text:p>
          </table:table-cell>
          <table:table-cell table:style-name="ce1" office:value-type="float" office:value="4.83562303020378">
            <text:p>4.8356</text:p>
          </table:table-cell>
          <table:table-cell table:style-name="ce1" office:value-type="float" office:value="11.0858211913878">
            <text:p>11.0858</text:p>
          </table:table-cell>
          <table:table-cell table:style-name="ce1" office:value-type="float" office:value="11.0858211913887">
            <text:p>11.0858</text:p>
          </table:table-cell>
          <table:table-cell table:style-name="ce1" office:value-type="float" office:value="14.0509907563402">
            <text:p>14.0510</text:p>
          </table:table-cell>
          <table:table-cell/>
          <table:table-cell table:style-name="ce1" table:formula="of:=2*[.A30]/PI()" office:value-type="float" office:value="0.700001636904498">
            <text:p>0.7000</text:p>
          </table:table-cell>
          <table:table-cell table:style-name="ce1" table:formula="of:=2*SQRT([.C30])/4" office:value-type="float" office:value="0.549792480020812">
            <text:p>0.5498</text:p>
          </table:table-cell>
          <table:table-cell table:style-name="ce1" table:formula="of:=2*SQRT([.D30])/4" office:value-type="float" office:value="1.02108298529074">
            <text:p>1.0211</text:p>
          </table:table-cell>
          <table:table-cell table:style-name="ce1" table:formula="of:=2*SQRT([.E30])/4" office:value-type="float" office:value="1.09950250456784">
            <text:p>1.0995</text:p>
          </table:table-cell>
          <table:table-cell table:style-name="ce1" table:formula="of:=2*SQRT([.F30])/4" office:value-type="float" office:value="1.66476884216607">
            <text:p>1.6648</text:p>
          </table:table-cell>
          <table:table-cell table:style-name="ce1" table:formula="of:=2*SQRT([.G30])/4" office:value-type="float" office:value="1.66476884216614">
            <text:p>1.6648</text:p>
          </table:table-cell>
          <table:table-cell table:style-name="ce1" table:formula="of:=2*SQRT([.H30])/4" office:value-type="float" office:value="1.87423256003225">
            <text:p>1.8742</text:p>
          </table:table-cell>
          <table:table-cell table:style-name="ce1" table:formula="of:=2*[.$B$44]*[.A30]/4" office:value-type="float" office:value="1.09956">
            <text:p>1.0996</text:p>
          </table:table-cell>
          <table:table-cell table:style-name="ce1" table:formula="of:=2*[.$B$45]*[.A30]/4" office:value-type="float" office:value="0.54978">
            <text:p>0.5498</text:p>
          </table:table-cell>
          <table:table-cell/>
        </table:table-row>
        <table:table-row table:style-name="ro2">
          <table:table-cell table:style-name="ce1" office:value-type="float" office:value="1.13883">
            <text:p>1.1388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1.29699419096586">
            <text:p>1.2970</text:p>
          </table:table-cell>
          <table:table-cell table:style-name="ce1" office:value-type="float" office:value="4.01155427408322">
            <text:p>4.0116</text:p>
          </table:table-cell>
          <table:table-cell table:style-name="ce1" office:value-type="float" office:value="5.18719872296579">
            <text:p>5.1872</text:p>
          </table:table-cell>
          <table:table-cell table:style-name="ce1" office:value-type="float" office:value="11.1738432478393">
            <text:p>11.1738</text:p>
          </table:table-cell>
          <table:table-cell table:style-name="ce1" office:value-type="float" office:value="11.1738432478397">
            <text:p>11.1738</text:p>
          </table:table-cell>
          <table:table-cell table:style-name="ce1" office:value-type="float" office:value="13.8918866970904">
            <text:p>13.8919</text:p>
          </table:table-cell>
          <table:table-cell/>
          <table:table-cell table:style-name="ce1" table:formula="of:=2*[.A31]/PI()" office:value-type="float" office:value="0.725001695365373">
            <text:p>0.7250</text:p>
          </table:table-cell>
          <table:table-cell table:style-name="ce1" table:formula="of:=2*SQRT([.C31])/4" office:value-type="float" office:value="0.569428263911676">
            <text:p>0.5694</text:p>
          </table:table-cell>
          <table:table-cell table:style-name="ce1" table:formula="of:=2*SQRT([.D31])/4" office:value-type="float" office:value="1.00144324278553">
            <text:p>1.0014</text:p>
          </table:table-cell>
          <table:table-cell table:style-name="ce1" table:formula="of:=2*SQRT([.E31])/4" office:value-type="float" office:value="1.13877112746216">
            <text:p>1.1388</text:p>
          </table:table-cell>
          <table:table-cell table:style-name="ce1" table:formula="of:=2*SQRT([.F31])/4" office:value-type="float" office:value="1.67136495474801">
            <text:p>1.6714</text:p>
          </table:table-cell>
          <table:table-cell table:style-name="ce1" table:formula="of:=2*SQRT([.G31])/4" office:value-type="float" office:value="1.67136495474804">
            <text:p>1.6714</text:p>
          </table:table-cell>
          <table:table-cell table:style-name="ce1" table:formula="of:=2*SQRT([.H31])/4" office:value-type="float" office:value="1.86359106948724">
            <text:p>1.8636</text:p>
          </table:table-cell>
          <table:table-cell table:style-name="ce1" table:formula="of:=2*[.$B$44]*[.A31]/4" office:value-type="float" office:value="1.13883">
            <text:p>1.1388</text:p>
          </table:table-cell>
          <table:table-cell table:style-name="ce1" table:formula="of:=2*[.$B$45]*[.A31]/4" office:value-type="float" office:value="0.569415">
            <text:p>0.5694</text:p>
          </table:table-cell>
          <table:table-cell/>
        </table:table-row>
        <table:table-row table:style-name="ro2">
          <table:table-cell table:style-name="ce1" office:value-type="float" office:value="1.1781">
            <text:p>1.1781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1.38798609843358">
            <text:p>1.3880</text:p>
          </table:table-cell>
          <table:table-cell table:style-name="ce1" office:value-type="float" office:value="3.85575502192551">
            <text:p>3.8558</text:p>
          </table:table-cell>
          <table:table-cell table:style-name="ce1" office:value-type="float" office:value="5.55111176859653">
            <text:p>5.5511</text:p>
          </table:table-cell>
          <table:table-cell table:style-name="ce1" office:value-type="float" office:value="11.2649533427343">
            <text:p>11.2650</text:p>
          </table:table-cell>
          <table:table-cell table:style-name="ce1" office:value-type="float" office:value="11.2649533427348">
            <text:p>11.2650</text:p>
          </table:table-cell>
          <table:table-cell table:style-name="ce1" office:value-type="float" office:value="13.7358777611137">
            <text:p>13.7359</text:p>
          </table:table-cell>
          <table:table-cell/>
          <table:table-cell table:style-name="ce1" table:formula="of:=2*[.A32]/PI()" office:value-type="float" office:value="0.750001753826248">
            <text:p>0.7500</text:p>
          </table:table-cell>
          <table:table-cell table:style-name="ce1" table:formula="of:=2*SQRT([.C32])/4" office:value-type="float" office:value="0.58906410908185">
            <text:p>0.5891</text:p>
          </table:table-cell>
          <table:table-cell table:style-name="ce1" table:formula="of:=2*SQRT([.D32])/4" office:value-type="float" office:value="0.981803827391897">
            <text:p>0.9818</text:p>
          </table:table-cell>
          <table:table-cell table:style-name="ce1" table:formula="of:=2*SQRT([.E32])/4" office:value-type="float" office:value="1.17803987290292">
            <text:p>1.1780</text:p>
          </table:table-cell>
          <table:table-cell table:style-name="ce1" table:formula="of:=2*SQRT([.F32])/4" office:value-type="float" office:value="1.67816516936908">
            <text:p>1.6782</text:p>
          </table:table-cell>
          <table:table-cell table:style-name="ce1" table:formula="of:=2*SQRT([.G32])/4" office:value-type="float" office:value="1.67816516936913">
            <text:p>1.6782</text:p>
          </table:table-cell>
          <table:table-cell table:style-name="ce1" table:formula="of:=2*SQRT([.H32])/4" office:value-type="float" office:value="1.85309725602258">
            <text:p>1.8531</text:p>
          </table:table-cell>
          <table:table-cell table:style-name="ce1" table:formula="of:=2*[.$B$44]*[.A32]/4" office:value-type="float" office:value="1.1781">
            <text:p>1.1781</text:p>
          </table:table-cell>
          <table:table-cell table:style-name="ce1" table:formula="of:=2*[.$B$45]*[.A32]/4" office:value-type="float" office:value="0.58905">
            <text:p>0.5891</text:p>
          </table:table-cell>
          <table:table-cell/>
        </table:table-row>
        <table:table-row table:style-name="ro2">
          <table:table-cell table:style-name="ce1" office:value-type="float" office:value="1.21737">
            <text:p>1.2174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1.48206286735075">
            <text:p>1.4821</text:p>
          </table:table-cell>
          <table:table-cell table:style-name="ce1" office:value-type="float" office:value="3.70304379800203">
            <text:p>3.7030</text:p>
          </table:table-cell>
          <table:table-cell table:style-name="ce1" office:value-type="float" office:value="5.92736240948547">
            <text:p>5.9274</text:p>
          </table:table-cell>
          <table:table-cell table:style-name="ce1" office:value-type="float" office:value="11.3591515435889">
            <text:p>11.3592</text:p>
          </table:table-cell>
          <table:table-cell table:style-name="ce1" office:value-type="float" office:value="11.3591515435899">
            <text:p>11.3592</text:p>
          </table:table-cell>
          <table:table-cell table:style-name="ce1" office:value-type="float" office:value="13.5829633203384">
            <text:p>13.5830</text:p>
          </table:table-cell>
          <table:table-cell/>
          <table:table-cell table:style-name="ce1" table:formula="of:=2*[.A33]/PI()" office:value-type="float" office:value="0.775001812287123">
            <text:p>0.7750</text:p>
          </table:table-cell>
          <table:table-cell table:style-name="ce1" table:formula="of:=2*SQRT([.C33])/4" office:value-type="float" office:value="0.608700022045086">
            <text:p>0.6087</text:p>
          </table:table-cell>
          <table:table-cell table:style-name="ce1" table:formula="of:=2*SQRT([.D33])/4" office:value-type="float" office:value="0.962164720565304">
            <text:p>0.9622</text:p>
          </table:table-cell>
          <table:table-cell table:style-name="ce1" table:formula="of:=2*SQRT([.E33])/4" office:value-type="float" office:value="1.21730875392045">
            <text:p>1.2173</text:p>
          </table:table-cell>
          <table:table-cell table:style-name="ce1" table:formula="of:=2*SQRT([.F33])/4" office:value-type="float" office:value="1.68516702017848">
            <text:p>1.6852</text:p>
          </table:table-cell>
          <table:table-cell table:style-name="ce1" table:formula="of:=2*SQRT([.G33])/4" office:value-type="float" office:value="1.68516702017856">
            <text:p>1.6852</text:p>
          </table:table-cell>
          <table:table-cell table:style-name="ce1" table:formula="of:=2*SQRT([.H33])/4" office:value-type="float" office:value="1.84275359993804">
            <text:p>1.8428</text:p>
          </table:table-cell>
          <table:table-cell table:style-name="ce1" table:formula="of:=2*[.$B$44]*[.A33]/4" office:value-type="float" office:value="1.21737">
            <text:p>1.2174</text:p>
          </table:table-cell>
          <table:table-cell table:style-name="ce1" table:formula="of:=2*[.$B$45]*[.A33]/4" office:value-type="float" office:value="0.608685">
            <text:p>0.6087</text:p>
          </table:table-cell>
          <table:table-cell/>
        </table:table-row>
        <table:table-row table:style-name="ro2">
          <table:table-cell table:style-name="ce1" office:value-type="float" office:value="1.25664">
            <text:p>1.2566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1.57922456463664">
            <text:p>1.5792</text:p>
          </table:table-cell>
          <table:table-cell table:style-name="ce1" office:value-type="float" office:value="3.5534203222955">
            <text:p>3.5534</text:p>
          </table:table-cell>
          <table:table-cell table:style-name="ce1" office:value-type="float" office:value="6.31595091327373">
            <text:p>6.3160</text:p>
          </table:table-cell>
          <table:table-cell table:style-name="ce1" office:value-type="float" office:value="11.4564379363859">
            <text:p>11.4564</text:p>
          </table:table-cell>
          <table:table-cell table:style-name="ce1" office:value-type="float" office:value="11.456437936386">
            <text:p>11.4564</text:p>
          </table:table-cell>
          <table:table-cell table:style-name="ce1" office:value-type="float" office:value="13.4331427800259">
            <text:p>13.4331</text:p>
          </table:table-cell>
          <table:table-cell/>
          <table:table-cell table:style-name="ce1" table:formula="of:=2*[.A34]/PI()" office:value-type="float" office:value="0.800001870747997">
            <text:p>0.8000</text:p>
          </table:table-cell>
          <table:table-cell table:style-name="ce1" table:formula="of:=2*SQRT([.C34])/4" office:value-type="float" office:value="0.628336009758442">
            <text:p>0.6283</text:p>
          </table:table-cell>
          <table:table-cell table:style-name="ce1" table:formula="of:=2*SQRT([.D34])/4" office:value-type="float" office:value="0.942525904457737">
            <text:p>0.9425</text:p>
          </table:table-cell>
          <table:table-cell table:style-name="ce1" table:formula="of:=2*SQRT([.E34])/4" office:value-type="float" office:value="1.25657778442818">
            <text:p>1.2566</text:p>
          </table:table-cell>
          <table:table-cell table:style-name="ce1" table:formula="of:=2*SQRT([.F34])/4" office:value-type="float" office:value="1.69236801083466">
            <text:p>1.6924</text:p>
          </table:table-cell>
          <table:table-cell table:style-name="ce1" table:formula="of:=2*SQRT([.G34])/4" office:value-type="float" office:value="1.69236801083467">
            <text:p>1.6924</text:p>
          </table:table-cell>
          <table:table-cell table:style-name="ce1" table:formula="of:=2*SQRT([.H34])/4" office:value-type="float" office:value="1.83256260329803">
            <text:p>1.8326</text:p>
          </table:table-cell>
          <table:table-cell table:style-name="ce1" table:formula="of:=2*[.$B$44]*[.A34]/4" office:value-type="float" office:value="1.25664">
            <text:p>1.2566</text:p>
          </table:table-cell>
          <table:table-cell table:style-name="ce1" table:formula="of:=2*[.$B$45]*[.A34]/4" office:value-type="float" office:value="0.62832">
            <text:p>0.6283</text:p>
          </table:table-cell>
          <table:table-cell/>
        </table:table-row>
        <table:table-row table:style-name="ro2">
          <table:table-cell table:style-name="ce1" office:value-type="float" office:value="1.29591">
            <text:p>1.2959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1.67947126395185">
            <text:p>1.6795</text:p>
          </table:table-cell>
          <table:table-cell table:style-name="ce1" office:value-type="float" office:value="3.40688433108325">
            <text:p>3.4069</text:p>
          </table:table-cell>
          <table:table-cell table:style-name="ce1" office:value-type="float" office:value="6.71687757453635">
            <text:p>6.7169</text:p>
          </table:table-cell>
          <table:table-cell table:style-name="ce1" office:value-type="float" office:value="11.5568126265852">
            <text:p>11.5568</text:p>
          </table:table-cell>
          <table:table-cell table:style-name="ce1" office:value-type="float" office:value="11.5568126265863">
            <text:p>11.5568</text:p>
          </table:table-cell>
          <table:table-cell table:style-name="ce1" office:value-type="float" office:value="13.2864155782273">
            <text:p>13.2864</text:p>
          </table:table-cell>
          <table:table-cell/>
          <table:table-cell table:style-name="ce1" table:formula="of:=2*[.A35]/PI()" office:value-type="float" office:value="0.825001929208872">
            <text:p>0.8250</text:p>
          </table:table-cell>
          <table:table-cell table:style-name="ce1" table:formula="of:=2*SQRT([.C35])/4" office:value-type="float" office:value="0.647972079636123">
            <text:p>0.6480</text:p>
          </table:table-cell>
          <table:table-cell table:style-name="ce1" table:formula="of:=2*SQRT([.D35])/4" office:value-type="float" office:value="0.922887361908707">
            <text:p>0.9229</text:p>
          </table:table-cell>
          <table:table-cell table:style-name="ce1" table:formula="of:=2*SQRT([.E35])/4" office:value-type="float" office:value="1.29584697925106">
            <text:p>1.2958</text:p>
          </table:table-cell>
          <table:table-cell table:style-name="ce1" table:formula="of:=2*SQRT([.F35])/4" office:value-type="float" office:value="1.69976561815043">
            <text:p>1.6998</text:p>
          </table:table-cell>
          <table:table-cell table:style-name="ce1" table:formula="of:=2*SQRT([.G35])/4" office:value-type="float" office:value="1.69976561815051">
            <text:p>1.6998</text:p>
          </table:table-cell>
          <table:table-cell table:style-name="ce1" table:formula="of:=2*SQRT([.H35])/4" office:value-type="float" office:value="1.82252678843325">
            <text:p>1.8225</text:p>
          </table:table-cell>
          <table:table-cell table:style-name="ce1" table:formula="of:=2*[.$B$44]*[.A35]/4" office:value-type="float" office:value="1.29591">
            <text:p>1.2959</text:p>
          </table:table-cell>
          <table:table-cell table:style-name="ce1" table:formula="of:=2*[.$B$45]*[.A35]/4" office:value-type="float" office:value="0.647955">
            <text:p>0.6480</text:p>
          </table:table-cell>
          <table:table-cell/>
        </table:table-row>
        <table:table-row table:style-name="ro2">
          <table:table-cell table:style-name="ce1" office:value-type="float" office:value="1.33518">
            <text:p>1.3352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1.78280304610922">
            <text:p>1.7828</text:p>
          </table:table-cell>
          <table:table-cell table:style-name="ce1" office:value-type="float" office:value="3.26343557626939">
            <text:p>3.2634</text:p>
          </table:table-cell>
          <table:table-cell table:style-name="ce1" office:value-type="float" office:value="7.13014271649856">
            <text:p>7.1301</text:p>
          </table:table-cell>
          <table:table-cell table:style-name="ce1" office:value-type="float" office:value="11.6602757401046">
            <text:p>11.6603</text:p>
          </table:table-cell>
          <table:table-cell table:style-name="ce1" office:value-type="float" office:value="11.6602757401058">
            <text:p>11.6603</text:p>
          </table:table-cell>
          <table:table-cell table:style-name="ce1" office:value-type="float" office:value="13.0517846352661">
            <text:p>13.0518</text:p>
          </table:table-cell>
          <table:table-cell/>
          <table:table-cell table:style-name="ce1" table:formula="of:=2*[.A36]/PI()" office:value-type="float" office:value="0.850001987669747">
            <text:p>0.8500</text:p>
          </table:table-cell>
          <table:table-cell table:style-name="ce1" table:formula="of:=2*SQRT([.C36])/4" office:value-type="float" office:value="0.667608239559179">
            <text:p>0.6676</text:p>
          </table:table-cell>
          <table:table-cell table:style-name="ce1" table:formula="of:=2*SQRT([.D36])/4" office:value-type="float" office:value="0.903249076427619">
            <text:p>0.9032</text:p>
          </table:table-cell>
          <table:table-cell table:style-name="ce1" table:formula="of:=2*SQRT([.E36])/4" office:value-type="float" office:value="1.33511635415219">
            <text:p>1.3351</text:p>
          </table:table-cell>
          <table:table-cell table:style-name="ce1" table:formula="of:=2*SQRT([.F36])/4" office:value-type="float" office:value="1.70735729565494">
            <text:p>1.7074</text:p>
          </table:table-cell>
          <table:table-cell table:style-name="ce1" table:formula="of:=2*SQRT([.G36])/4" office:value-type="float" office:value="1.70735729565503">
            <text:p>1.7074</text:p>
          </table:table-cell>
          <table:table-cell table:style-name="ce1" table:formula="of:=2*SQRT([.H36])/4" office:value-type="float" office:value="1.80636268750673">
            <text:p>1.8064</text:p>
          </table:table-cell>
          <table:table-cell table:style-name="ce1" table:formula="of:=2*[.$B$44]*[.A36]/4" office:value-type="float" office:value="1.33518">
            <text:p>1.3352</text:p>
          </table:table-cell>
          <table:table-cell table:style-name="ce1" table:formula="of:=2*[.$B$45]*[.A36]/4" office:value-type="float" office:value="0.66759">
            <text:p>0.6676</text:p>
          </table:table-cell>
          <table:table-cell/>
        </table:table-row>
        <table:table-row table:style-name="ro2">
          <table:table-cell table:style-name="ce1" office:value-type="float" office:value="1.37445">
            <text:p>1.3745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1.88921999953495">
            <text:p>1.8892</text:p>
          </table:table-cell>
          <table:table-cell table:style-name="ce1" office:value-type="float" office:value="3.12307382481339">
            <text:p>3.1231</text:p>
          </table:table-cell>
          <table:table-cell table:style-name="ce1" office:value-type="float" office:value="7.55574669280679">
            <text:p>7.5557</text:p>
          </table:table-cell>
          <table:table-cell table:style-name="ce1" office:value-type="float" office:value="11.766827424264">
            <text:p>11.7668</text:p>
          </table:table-cell>
          <table:table-cell table:style-name="ce1" office:value-type="float" office:value="11.7668274242662">
            <text:p>11.7668</text:p>
          </table:table-cell>
          <table:table-cell table:style-name="ce1" office:value-type="float" office:value="12.4904218296518">
            <text:p>12.4904</text:p>
          </table:table-cell>
          <table:table-cell/>
          <table:table-cell table:style-name="ce1" table:formula="of:=2*[.A37]/PI()" office:value-type="float" office:value="0.875002046130622">
            <text:p>0.8750</text:p>
          </table:table-cell>
          <table:table-cell table:style-name="ce1" table:formula="of:=2*SQRT([.C37])/4" office:value-type="float" office:value="0.687244497892663">
            <text:p>0.6872</text:p>
          </table:table-cell>
          <table:table-cell table:style-name="ce1" table:formula="of:=2*SQRT([.D37])/4" office:value-type="float" office:value="0.883611032187437">
            <text:p>0.8836</text:p>
          </table:table-cell>
          <table:table-cell table:style-name="ce1" table:formula="of:=2*SQRT([.E37])/4" office:value-type="float" office:value="1.37438592585987">
            <text:p>1.3744</text:p>
          </table:table-cell>
          <table:table-cell table:style-name="ce1" table:formula="of:=2*SQRT([.F37])/4" office:value-type="float" office:value="1.71514047706478">
            <text:p>1.7151</text:p>
          </table:table-cell>
          <table:table-cell table:style-name="ce1" table:formula="of:=2*SQRT([.G37])/4" office:value-type="float" office:value="1.71514047706494">
            <text:p>1.7151</text:p>
          </table:table-cell>
          <table:table-cell table:style-name="ce1" table:formula="of:=2*SQRT([.H37])/4" office:value-type="float" office:value="1.76708954425432">
            <text:p>1.7671</text:p>
          </table:table-cell>
          <table:table-cell table:style-name="ce1" table:formula="of:=2*[.$B$44]*[.A37]/4" office:value-type="float" office:value="1.37445">
            <text:p>1.3745</text:p>
          </table:table-cell>
          <table:table-cell table:style-name="ce1" table:formula="of:=2*[.$B$45]*[.A37]/4" office:value-type="float" office:value="0.687225">
            <text:p>0.6872</text:p>
          </table:table-cell>
          <table:table-cell/>
        </table:table-row>
        <table:table-row table:style-name="ro2">
          <table:table-cell table:style-name="ce1" office:value-type="float" office:value="1.41372">
            <text:p>1.4137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1.99872222072301">
            <text:p>1.9987</text:p>
          </table:table-cell>
          <table:table-cell table:style-name="ce1" office:value-type="float" office:value="2.98579885810785">
            <text:p>2.9858</text:p>
          </table:table-cell>
          <table:table-cell table:style-name="ce1" office:value-type="float" office:value="7.99368988935795">
            <text:p>7.9937</text:p>
          </table:table-cell>
          <table:table-cell table:style-name="ce1" office:value-type="float" office:value="11.8764678487072">
            <text:p>11.8765</text:p>
          </table:table-cell>
          <table:table-cell table:style-name="ce1" office:value-type="float" office:value="11.8764678487078">
            <text:p>11.8765</text:p>
          </table:table-cell>
          <table:table-cell table:style-name="ce1" office:value-type="float" office:value="11.9414043113297">
            <text:p>11.9414</text:p>
          </table:table-cell>
          <table:table-cell/>
          <table:table-cell table:style-name="ce1" table:formula="of:=2*[.A38]/PI()" office:value-type="float" office:value="0.900002104591497">
            <text:p>0.9000</text:p>
          </table:table-cell>
          <table:table-cell table:style-name="ce1" table:formula="of:=2*SQRT([.C38])/4" office:value-type="float" office:value="0.70688086349876">
            <text:p>0.7069</text:p>
          </table:table-cell>
          <table:table-cell table:style-name="ce1" table:formula="of:=2*SQRT([.D38])/4" office:value-type="float" office:value="0.863973214010112">
            <text:p>0.8640</text:p>
          </table:table-cell>
          <table:table-cell table:style-name="ce1" table:formula="of:=2*SQRT([.E38])/4" office:value-type="float" office:value="1.41365571209524">
            <text:p>1.4137</text:p>
          </table:table-cell>
          <table:table-cell table:style-name="ce1" table:formula="of:=2*SQRT([.F38])/4" office:value-type="float" office:value="1.72311257965833">
            <text:p>1.7231</text:p>
          </table:table-cell>
          <table:table-cell table:style-name="ce1" table:formula="of:=2*SQRT([.G38])/4" office:value-type="float" office:value="1.72311257965838">
            <text:p>1.7231</text:p>
          </table:table-cell>
          <table:table-cell table:style-name="ce1" table:formula="of:=2*SQRT([.H38])/4" office:value-type="float" office:value="1.72781685309306">
            <text:p>1.7278</text:p>
          </table:table-cell>
          <table:table-cell table:style-name="ce1" table:formula="of:=2*[.$B$44]*[.A38]/4" office:value-type="float" office:value="1.41372">
            <text:p>1.4137</text:p>
          </table:table-cell>
          <table:table-cell table:style-name="ce1" table:formula="of:=2*[.$B$45]*[.A38]/4" office:value-type="float" office:value="0.70686">
            <text:p>0.7069</text:p>
          </table:table-cell>
          <table:table-cell/>
        </table:table-row>
        <table:table-row table:style-name="ro2">
          <table:table-cell table:style-name="ce1" office:value-type="float" office:value="1.45299">
            <text:p>1.4530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2.11130981468449">
            <text:p>2.1113</text:p>
          </table:table-cell>
          <table:table-cell table:style-name="ce1" office:value-type="float" office:value="2.85161047137878">
            <text:p>2.8516</text:p>
          </table:table-cell>
          <table:table-cell table:style-name="ce1" office:value-type="float" office:value="8.4439727261576">
            <text:p>8.4440</text:p>
          </table:table-cell>
          <table:table-cell table:style-name="ce1" office:value-type="float" office:value="11.40473126136">
            <text:p>11.4047</text:p>
          </table:table-cell>
          <table:table-cell table:style-name="ce1" office:value-type="float" office:value="11.9891972062769">
            <text:p>11.9892</text:p>
          </table:table-cell>
          <table:table-cell table:style-name="ce1" office:value-type="float" office:value="11.9891972062782">
            <text:p>11.9892</text:p>
          </table:table-cell>
          <table:table-cell/>
          <table:table-cell table:style-name="ce1" table:formula="of:=2*[.A39]/PI()" office:value-type="float" office:value="0.925002163052372">
            <text:p>0.9250</text:p>
          </table:table-cell>
          <table:table-cell table:style-name="ce1" table:formula="of:=2*SQRT([.C39])/4" office:value-type="float" office:value="0.726517345746901">
            <text:p>0.7265</text:p>
          </table:table-cell>
          <table:table-cell table:style-name="ce1" table:formula="of:=2*SQRT([.D39])/4" office:value-type="float" office:value="0.844335607353318">
            <text:p>0.8443</text:p>
          </table:table-cell>
          <table:table-cell table:style-name="ce1" table:formula="of:=2*SQRT([.E39])/4" office:value-type="float" office:value="1.45292573159794">
            <text:p>1.4529</text:p>
          </table:table-cell>
          <table:table-cell table:style-name="ce1" table:formula="of:=2*SQRT([.F39])/4" office:value-type="float" office:value="1.6885445849429">
            <text:p>1.6885</text:p>
          </table:table-cell>
          <table:table-cell table:style-name="ce1" table:formula="of:=2*SQRT([.G39])/4" office:value-type="float" office:value="1.73127100754597">
            <text:p>1.7313</text:p>
          </table:table-cell>
          <table:table-cell table:style-name="ce1" table:formula="of:=2*SQRT([.H39])/4" office:value-type="float" office:value="1.73127100754606">
            <text:p>1.7313</text:p>
          </table:table-cell>
          <table:table-cell table:style-name="ce1" table:formula="of:=2*[.$B$44]*[.A39]/4" office:value-type="float" office:value="1.45299">
            <text:p>1.4530</text:p>
          </table:table-cell>
          <table:table-cell table:style-name="ce1" table:formula="of:=2*[.$B$45]*[.A39]/4" office:value-type="float" office:value="0.726495">
            <text:p>0.7265</text:p>
          </table:table-cell>
          <table:table-cell/>
        </table:table-row>
        <table:table-row table:style-name="ro2">
          <table:table-cell table:style-name="ce1" office:value-type="float" office:value="1.49226">
            <text:p>1.4923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2.22698289545441">
            <text:p>2.2270</text:p>
          </table:table-cell>
          <table:table-cell table:style-name="ce1" office:value-type="float" office:value="2.72050847313423">
            <text:p>2.7205</text:p>
          </table:table-cell>
          <table:table-cell table:style-name="ce1" office:value-type="float" office:value="8.90659565926054">
            <text:p>8.9066</text:p>
          </table:table-cell>
          <table:table-cell table:style-name="ce1" office:value-type="float" office:value="10.880401913847">
            <text:p>10.8804</text:p>
          </table:table-cell>
          <table:table-cell table:style-name="ce1" office:value-type="float" office:value="12.1050157138819">
            <text:p>12.1050</text:p>
          </table:table-cell>
          <table:table-cell table:style-name="ce1" office:value-type="float" office:value="12.1050157138827">
            <text:p>12.1050</text:p>
          </table:table-cell>
          <table:table-cell/>
          <table:table-cell table:style-name="ce1" table:formula="of:=2*[.A40]/PI()" office:value-type="float" office:value="0.950002221513247">
            <text:p>0.9500</text:p>
          </table:table-cell>
          <table:table-cell table:style-name="ce1" table:formula="of:=2*SQRT([.C40])/4" office:value-type="float" office:value="0.746153954531907">
            <text:p>0.7462</text:p>
          </table:table-cell>
          <table:table-cell table:style-name="ce1" table:formula="of:=2*SQRT([.D40])/4" office:value-type="float" office:value="0.824698198302601">
            <text:p>0.8247</text:p>
          </table:table-cell>
          <table:table-cell table:style-name="ce1" table:formula="of:=2*SQRT([.E40])/4" office:value-type="float" office:value="1.49219600415466">
            <text:p>1.4922</text:p>
          </table:table-cell>
          <table:table-cell table:style-name="ce1" table:formula="of:=2*SQRT([.F40])/4" office:value-type="float" office:value="1.6492727119739">
            <text:p>1.6493</text:p>
          </table:table-cell>
          <table:table-cell table:style-name="ce1" table:formula="of:=2*SQRT([.G40])/4" office:value-type="float" office:value="1.7396131548337">
            <text:p>1.7396</text:p>
          </table:table-cell>
          <table:table-cell table:style-name="ce1" table:formula="of:=2*SQRT([.H40])/4" office:value-type="float" office:value="1.73961315483376">
            <text:p>1.7396</text:p>
          </table:table-cell>
          <table:table-cell table:style-name="ce1" table:formula="of:=2*[.$B$44]*[.A40]/4" office:value-type="float" office:value="1.49226">
            <text:p>1.4923</text:p>
          </table:table-cell>
          <table:table-cell table:style-name="ce1" table:formula="of:=2*[.$B$45]*[.A40]/4" office:value-type="float" office:value="0.74613">
            <text:p>0.7461</text:p>
          </table:table-cell>
          <table:table-cell/>
        </table:table-row>
        <table:table-row table:style-name="ro2">
          <table:table-cell table:style-name="ce1" office:value-type="float" office:value="1.53153">
            <text:p>1.5315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2.3457415865563">
            <text:p>2.3457</text:p>
          </table:table-cell>
          <table:table-cell table:style-name="ce1" office:value-type="float" office:value="2.59249268455678">
            <text:p>2.5925</text:p>
          </table:table-cell>
          <table:table-cell table:style-name="ce1" office:value-type="float" office:value="9.38155918270415">
            <text:p>9.3816</text:p>
          </table:table-cell>
          <table:table-cell table:style-name="ce1" office:value-type="float" office:value="10.3684155536545">
            <text:p>10.3684</text:p>
          </table:table-cell>
          <table:table-cell table:style-name="ce1" office:value-type="float" office:value="12.2239236132969">
            <text:p>12.2239</text:p>
          </table:table-cell>
          <table:table-cell table:style-name="ce1" office:value-type="float" office:value="12.2239236132979">
            <text:p>12.2239</text:p>
          </table:table-cell>
          <table:table-cell/>
          <table:table-cell table:style-name="ce1" table:formula="of:=2*[.A41]/PI()" office:value-type="float" office:value="0.975002279974122">
            <text:p>0.9750</text:p>
          </table:table-cell>
          <table:table-cell table:style-name="ce1" table:formula="of:=2*SQRT([.C41])/4" office:value-type="float" office:value="0.765790700282444">
            <text:p>0.7658</text:p>
          </table:table-cell>
          <table:table-cell table:style-name="ce1" table:formula="of:=2*SQRT([.D41])/4" office:value-type="float" office:value="0.805060973553677">
            <text:p>0.8051</text:p>
          </table:table-cell>
          <table:table-cell table:style-name="ce1" table:formula="of:=2*SQRT([.E41])/4" office:value-type="float" office:value="1.53146655062265">
            <text:p>1.5315</text:p>
          </table:table-cell>
          <table:table-cell table:style-name="ce1" table:formula="of:=2*SQRT([.F41])/4" office:value-type="float" office:value="1.61000120758142">
            <text:p>1.6100</text:p>
          </table:table-cell>
          <table:table-cell table:style-name="ce1" table:formula="of:=2*SQRT([.G41])/4" office:value-type="float" office:value="1.74813640867188">
            <text:p>1.7481</text:p>
          </table:table-cell>
          <table:table-cell table:style-name="ce1" table:formula="of:=2*SQRT([.H41])/4" office:value-type="float" office:value="1.74813640867196">
            <text:p>1.7481</text:p>
          </table:table-cell>
          <table:table-cell table:style-name="ce1" table:formula="of:=2*[.$B$44]*[.A41]/4" office:value-type="float" office:value="1.53153">
            <text:p>1.5315</text:p>
          </table:table-cell>
          <table:table-cell table:style-name="ce1" table:formula="of:=2*[.$B$45]*[.A41]/4" office:value-type="float" office:value="0.765765">
            <text:p>0.7658</text:p>
          </table:table-cell>
          <table:table-cell/>
        </table:table-row>
        <table:table-row table:style-name="ro2">
          <table:table-cell table:style-name="ce1" office:value-type="float" office:value="1.5708">
            <text:p>1.5708</text:p>
          </table:table-cell>
          <table:table-cell table:style-name="ce1" office:value-type="float" office:value="0">
            <text:p>0.0000</text:p>
          </table:table-cell>
          <table:table-cell table:style-name="ce1" office:value-type="float" office:value="2.46756293896977">
            <text:p>2.4676</text:p>
          </table:table-cell>
          <table:table-cell table:style-name="ce1" office:value-type="float" office:value="2.46758602152631">
            <text:p>2.4676</text:p>
          </table:table-cell>
          <table:table-cell table:style-name="ce1" office:value-type="float" office:value="9.86877151416281">
            <text:p>9.8688</text:p>
          </table:table-cell>
          <table:table-cell table:style-name="ce1" office:value-type="float" office:value="9.86886383054222">
            <text:p>9.8689</text:p>
          </table:table-cell>
          <table:table-cell table:style-name="ce1" office:value-type="float" office:value="12.3458980604">
            <text:p>12.3459</text:p>
          </table:table-cell>
          <table:table-cell table:style-name="ce1" office:value-type="float" office:value="12.3458980604012">
            <text:p>12.3459</text:p>
          </table:table-cell>
          <table:table-cell/>
          <table:table-cell table:style-name="ce1" table:formula="of:=2*[.A42]/PI()" office:value-type="float" office:value="1.000002338435">
            <text:p>1.0000</text:p>
          </table:table-cell>
          <table:table-cell table:style-name="ce1" table:formula="of:=2*SQRT([.C42])/4" office:value-type="float" office:value="0.78542392040378">
            <text:p>0.7854</text:p>
          </table:table-cell>
          <table:table-cell table:style-name="ce1" table:formula="of:=2*SQRT([.D42])/4" office:value-type="float" office:value="0.785427593977686">
            <text:p>0.7854</text:p>
          </table:table-cell>
          <table:table-cell table:style-name="ce1" table:formula="of:=2*SQRT([.E42])/4" office:value-type="float" office:value="1.57073004636083">
            <text:p>1.5707</text:p>
          </table:table-cell>
          <table:table-cell table:style-name="ce1" table:formula="of:=2*SQRT([.F42])/4" office:value-type="float" office:value="1.5707373929577">
            <text:p>1.5707</text:p>
          </table:table-cell>
          <table:table-cell table:style-name="ce1" table:formula="of:=2*SQRT([.G42])/4" office:value-type="float" office:value="1.75683650778893">
            <text:p>1.7568</text:p>
          </table:table-cell>
          <table:table-cell table:style-name="ce1" table:formula="of:=2*SQRT([.H42])/4" office:value-type="float" office:value="1.75683650778902">
            <text:p>1.7568</text:p>
          </table:table-cell>
          <table:table-cell table:style-name="ce1" table:formula="of:=2*[.$B$44]*[.A42]/4" office:value-type="float" office:value="1.5708">
            <text:p>1.5708</text:p>
          </table:table-cell>
          <table:table-cell table:style-name="ce1" table:formula="of:=2*[.$B$45]*[.A42]/4" office:value-type="float" office:value="0.7854">
            <text:p>0.7854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number-columns-repeated="17"/>
        </table:table-row>
        <table:table-row table:style-name="ro2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number-columns-repeated="17"/>
        </table:table-row>
        <table:table-row table:style-name="ro2" table:number-rows-repeated="1048530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20x20" table:style-name="ta1">
        <table:shapes>
          <draw:frame draw:z-index="0" draw:style-name="gr1" svg:width="6.8323in" svg:height="7.3386in" svg:x="2.6665in" svg:y="7.2374in">
            <draw:object draw:notify-on-update-of-ranges="20x20.J2:20x20.J42 20x20.Q1:20x20.Q1 20x20.Q2:20x20.Q42 20x20.J2:20x20.J42 20x20.R1:20x20.R1 20x20.R2:20x20.R42 20x20.J2:20x20.J42 20x20.K1:20x20.K1 20x20.K2:20x20.K42 20x20.J2:20x20.J42 20x20.L1:20x20.L1 20x20.L2:20x20.L42 20x20.J2:20x20.J42 20x20.M1:20x20.M1 20x20.M2:20x20.M42 20x20.J2:20x20.J42 20x20.N1:20x20.N1 20x20.N2:20x20.N42 20x20.J2:20x20.J42 20x20.O1:20x20.O1 20x20.O2:20x20.O42 20x20.J2:20x20.J42 20x20.P1:20x20.P1 20x20.P2:20x20.P42 20x20.J2:20x20.J42 20x20.Q1:20x20.Q1 20x20.Q2:20x20.Q42 20x20.J2:20x20.J42 20x20.Q1:20x20.Q1 20x20.Q2:20x20.Q42 20x20.J2:20x20.J42 20x20.Q1:20x20.Q1 20x20.Q2:20x20.Q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9"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/>
        </table:table-row>
        <table:table-row table:style-name="ro2">
          <table:table-cell table:number-columns-repeated="2" table:style-name="ce1" office:value-type="float" office:value="0">
            <text:p>0.0000</text:p>
          </table:table-cell>
          <table:table-cell office:value-type="float" office:value="0.0000000000185406527062589">
            <text:p>1.85406527062589E-011</text:p>
          </table:table-cell>
          <table:table-cell table:style-name="ce1" office:value-type="float" office:value="0.0000000000136614445563761">
            <text:p>0.0000</text:p>
          </table:table-cell>
          <table:table-cell table:style-name="ce1" office:value-type="float" office:value="9.8701073659949">
            <text:p>9.8701</text:p>
          </table:table-cell>
          <table:table-cell table:style-name="ce1" office:value-type="float" office:value="9.87010736645249">
            <text:p>9.8701</text:p>
          </table:table-cell>
          <table:table-cell table:style-name="ce1" office:value-type="float" office:value="9.87010736651497">
            <text:p>9.8701</text:p>
          </table:table-cell>
          <table:table-cell table:style-name="ce1" office:value-type="float" office:value="9.87010736695942">
            <text:p>9.8701</text:p>
          </table:table-cell>
          <table:table-cell/>
          <table:table-cell table:style-name="ce1" table:formula="of:=2*[.A2]/PI()" office:value-type="float" office:value="0">
            <text:p>0.0000</text:p>
          </table:table-cell>
          <table:table-cell table:style-name="ce1" table:formula="of:=2*SQRT([.C2])/4" office:value-type="float" office:value="0.00000215294291066083">
            <text:p>0.0000</text:p>
          </table:table-cell>
          <table:table-cell table:style-name="ce1" table:formula="of:=2*SQRT([.D2])/4" office:value-type="float" office:value="0.00000184806957095614">
            <text:p>0.0000</text:p>
          </table:table-cell>
          <table:table-cell table:style-name="ce1" table:formula="of:=2*SQRT([.E2])/4" office:value-type="float" office:value="1.57083635096044">
            <text:p>1.5708</text:p>
          </table:table-cell>
          <table:table-cell table:style-name="ce1" table:formula="of:=2*SQRT([.F2])/4" office:value-type="float" office:value="1.57083635099686">
            <text:p>1.5708</text:p>
          </table:table-cell>
          <table:table-cell table:style-name="ce1" table:formula="of:=2*SQRT([.G2])/4" office:value-type="float" office:value="1.57083635100183">
            <text:p>1.5708</text:p>
          </table:table-cell>
          <table:table-cell table:style-name="ce1" table:formula="of:=2*SQRT([.H2])/4" office:value-type="float" office:value="1.5708363510372">
            <text:p>1.5708</text:p>
          </table:table-cell>
          <table:table-cell table:style-name="ce1" table:formula="of:=2*[.$B$44]*[.A2]/4" office:value-type="float" office:value="0">
            <text:p>0.0000</text:p>
          </table:table-cell>
          <table:table-cell table:style-name="ce1" table:formula="of:=2*[.$B$45]*[.A2]/4" office:value-type="float" office:value="0">
            <text:p>0.0000</text:p>
          </table:table-cell>
          <table:table-cell table:style-name="ce1"/>
        </table:table-row>
        <table:table-row table:style-name="ro2">
          <table:table-cell table:style-name="ce1" office:value-type="float" office:value="0.15708">
            <text:p>0.1571</text:p>
          </table:table-cell>
          <table:table-cell table:style-name="ce1" office:value-type="float" office:value="0">
            <text:p>0.0000</text:p>
          </table:table-cell>
          <table:table-cell office:value-type="float" office:value="0.0246750516998873">
            <text:p>0.0246750517</text:p>
          </table:table-cell>
          <table:table-cell table:style-name="ce1" office:value-type="float" office:value="0.0986854047691023">
            <text:p>0.0987</text:p>
          </table:table-cell>
          <table:table-cell table:style-name="ce1" office:value-type="float" office:value="8.90774751484484">
            <text:p>8.9077</text:p>
          </table:table-cell>
          <table:table-cell table:style-name="ce1" office:value-type="float" office:value="9.89478341205778">
            <text:p>9.8948</text:p>
          </table:table-cell>
          <table:table-cell table:style-name="ce1" office:value-type="float" office:value="9.89478341299933">
            <text:p>9.8948</text:p>
          </table:table-cell>
          <table:table-cell table:style-name="ce1" office:value-type="float" office:value="10.881827265312">
            <text:p>10.8818</text:p>
          </table:table-cell>
          <table:table-cell/>
          <table:table-cell table:style-name="ce1" table:formula="of:=2*[.A3]/PI()" office:value-type="float" office:value="0.1000002338435">
            <text:p>0.1000</text:p>
          </table:table-cell>
          <table:table-cell table:style-name="ce1" table:formula="of:=2*SQRT([.C3])/4" office:value-type="float" office:value="0.0785414726432591">
            <text:p>0.0785</text:p>
          </table:table-cell>
          <table:table-cell table:style-name="ce1" table:formula="of:=2*SQRT([.D3])/4" office:value-type="float" office:value="0.157071166011702">
            <text:p>0.1571</text:p>
          </table:table-cell>
          <table:table-cell table:style-name="ce1" table:formula="of:=2*SQRT([.E3])/4" office:value-type="float" office:value="1.49229249100544">
            <text:p>1.4923</text:p>
          </table:table-cell>
          <table:table-cell table:style-name="ce1" table:formula="of:=2*SQRT([.F3])/4" office:value-type="float" office:value="1.57279873251934">
            <text:p>1.5728</text:p>
          </table:table-cell>
          <table:table-cell table:style-name="ce1" table:formula="of:=2*SQRT([.G3])/4" office:value-type="float" office:value="1.57279873259417">
            <text:p>1.5728</text:p>
          </table:table-cell>
          <table:table-cell table:style-name="ce1" table:formula="of:=2*SQRT([.H3])/4" office:value-type="float" office:value="1.64938073722473">
            <text:p>1.6494</text:p>
          </table:table-cell>
          <table:table-cell table:style-name="ce1" table:formula="of:=2*[.$B$44]*[.A3]/4" office:value-type="float" office:value="0.15708">
            <text:p>0.1571</text:p>
          </table:table-cell>
          <table:table-cell table:style-name="ce1" table:formula="of:=2*[.$B$45]*[.A3]/4" office:value-type="float" office:value="0.07854">
            <text:p>0.0785</text:p>
          </table:table-cell>
          <table:table-cell table:style-name="ce1"/>
        </table:table-row>
        <table:table-row table:style-name="ro2">
          <table:table-cell table:style-name="ce1" office:value-type="float" office:value="0.31416">
            <text:p>0.3142</text:p>
          </table:table-cell>
          <table:table-cell table:style-name="ce1" office:value-type="float" office:value="0">
            <text:p>0.0000</text:p>
          </table:table-cell>
          <table:table-cell office:value-type="float" office:value="0.0987002069200729">
            <text:p>0.0987002069</text:p>
          </table:table-cell>
          <table:table-cell table:style-name="ce1" office:value-type="float" office:value="0.394741619467225">
            <text:p>0.3947</text:p>
          </table:table-cell>
          <table:table-cell table:style-name="ce1" office:value-type="float" office:value="7.99474587562922">
            <text:p>7.9947</text:p>
          </table:table-cell>
          <table:table-cell table:style-name="ce1" office:value-type="float" office:value="9.96881152152875">
            <text:p>9.9688</text:p>
          </table:table-cell>
          <table:table-cell table:style-name="ce1" office:value-type="float" office:value="9.9688115224279">
            <text:p>9.9688</text:p>
          </table:table-cell>
          <table:table-cell table:style-name="ce1" office:value-type="float" office:value="11.9429093397635">
            <text:p>11.9429</text:p>
          </table:table-cell>
          <table:table-cell/>
          <table:table-cell table:style-name="ce1" table:formula="of:=2*[.A4]/PI()" office:value-type="float" office:value="0.200000467686999">
            <text:p>0.2000</text:p>
          </table:table-cell>
          <table:table-cell table:style-name="ce1" table:formula="of:=2*SQRT([.C4])/4" office:value-type="float" office:value="0.157082945382426">
            <text:p>0.1571</text:p>
          </table:table-cell>
          <table:table-cell table:style-name="ce1" table:formula="of:=2*SQRT([.D4])/4" office:value-type="float" office:value="0.314142332178913">
            <text:p>0.3141</text:p>
          </table:table-cell>
          <table:table-cell table:style-name="ce1" table:formula="of:=2*SQRT([.E4])/4" office:value-type="float" office:value="1.41374908272554">
            <text:p>1.4137</text:p>
          </table:table-cell>
          <table:table-cell table:style-name="ce1" table:formula="of:=2*SQRT([.F4])/4" office:value-type="float" office:value="1.57867123885317">
            <text:p>1.5787</text:p>
          </table:table-cell>
          <table:table-cell table:style-name="ce1" table:formula="of:=2*SQRT([.G4])/4" office:value-type="float" office:value="1.57867123892436">
            <text:p>1.5787</text:p>
          </table:table-cell>
          <table:table-cell table:style-name="ce1" table:formula="of:=2*SQRT([.H4])/4" office:value-type="float" office:value="1.72792573189384">
            <text:p>1.7279</text:p>
          </table:table-cell>
          <table:table-cell table:style-name="ce1" table:formula="of:=2*[.$B$44]*[.A4]/4" office:value-type="float" office:value="0.31416">
            <text:p>0.3142</text:p>
          </table:table-cell>
          <table:table-cell table:style-name="ce1" table:formula="of:=2*[.$B$45]*[.A4]/4" office:value-type="float" office:value="0.15708">
            <text:p>0.1571</text:p>
          </table:table-cell>
          <table:table-cell table:style-name="ce1"/>
        </table:table-row>
        <table:table-row table:style-name="ro2">
          <table:table-cell table:style-name="ce1" office:value-type="float" office:value="0.47124">
            <text:p>0.4712</text:p>
          </table:table-cell>
          <table:table-cell table:style-name="ce1" office:value-type="float" office:value="0">
            <text:p>0.0000</text:p>
          </table:table-cell>
          <table:table-cell office:value-type="float" office:value="0.222075466835122">
            <text:p>0.2220754668</text:p>
          </table:table-cell>
          <table:table-cell table:style-name="ce1" office:value-type="float" office:value="0.888168648746939">
            <text:p>0.8882</text:p>
          </table:table-cell>
          <table:table-cell table:style-name="ce1" office:value-type="float" office:value="7.13110087957784">
            <text:p>7.1311</text:p>
          </table:table-cell>
          <table:table-cell table:style-name="ce1" office:value-type="float" office:value="10.0921916131938">
            <text:p>10.0922</text:p>
          </table:table-cell>
          <table:table-cell table:style-name="ce1" office:value-type="float" office:value="10.092191614054">
            <text:p>10.0922</text:p>
          </table:table-cell>
          <table:table-cell table:style-name="ce1" office:value-type="float" office:value="13.0533560410951">
            <text:p>13.0534</text:p>
          </table:table-cell>
          <table:table-cell/>
          <table:table-cell table:style-name="ce1" table:formula="of:=2*[.A5]/PI()" office:value-type="float" office:value="0.300000701530499">
            <text:p>0.3000</text:p>
          </table:table-cell>
          <table:table-cell table:style-name="ce1" table:formula="of:=2*SQRT([.C5])/4" office:value-type="float" office:value="0.235624418744706">
            <text:p>0.2356</text:p>
          </table:table-cell>
          <table:table-cell table:style-name="ce1" table:formula="of:=2*SQRT([.D5])/4" office:value-type="float" office:value="0.471213499580323">
            <text:p>0.4712</text:p>
          </table:table-cell>
          <table:table-cell table:style-name="ce1" table:formula="of:=2*SQRT([.E5])/4" office:value-type="float" office:value="1.33520605896411">
            <text:p>1.3352</text:p>
          </table:table-cell>
          <table:table-cell table:style-name="ce1" table:formula="of:=2*SQRT([.F5])/4" office:value-type="float" office:value="1.58841049584119">
            <text:p>1.5884</text:p>
          </table:table-cell>
          <table:table-cell table:style-name="ce1" table:formula="of:=2*SQRT([.G5])/4" office:value-type="float" office:value="1.58841049590888">
            <text:p>1.5884</text:p>
          </table:table-cell>
          <table:table-cell table:style-name="ce1" table:formula="of:=2*SQRT([.H5])/4" office:value-type="float" office:value="1.80647142525803">
            <text:p>1.8065</text:p>
          </table:table-cell>
          <table:table-cell table:style-name="ce1" table:formula="of:=2*[.$B$44]*[.A5]/4" office:value-type="float" office:value="0.47124">
            <text:p>0.4712</text:p>
          </table:table-cell>
          <table:table-cell table:style-name="ce1" table:formula="of:=2*[.$B$45]*[.A5]/4" office:value-type="float" office:value="0.23562">
            <text:p>0.2356</text:p>
          </table:table-cell>
          <table:table-cell table:style-name="ce1"/>
        </table:table-row>
        <table:table-row table:style-name="ro2">
          <table:table-cell table:style-name="ce1" office:value-type="float" office:value="0.62832">
            <text:p>0.6283</text:p>
          </table:table-cell>
          <table:table-cell table:style-name="ce1" office:value-type="float" office:value="0">
            <text:p>0.0000</text:p>
          </table:table-cell>
          <table:table-cell office:value-type="float" office:value="0.39480083578314">
            <text:p>0.3948008358</text:p>
          </table:table-cell>
          <table:table-cell table:style-name="ce1" office:value-type="float" office:value="1.57896651005694">
            <text:p>1.5790</text:p>
          </table:table-cell>
          <table:table-cell table:style-name="ce1" office:value-type="float" office:value="6.31681119650398">
            <text:p>6.3168</text:p>
          </table:table-cell>
          <table:table-cell table:style-name="ce1" office:value-type="float" office:value="10.2649235681438">
            <text:p>10.2649</text:p>
          </table:table-cell>
          <table:table-cell table:style-name="ce1" office:value-type="float" office:value="10.2649235689371">
            <text:p>10.2649</text:p>
          </table:table-cell>
          <table:table-cell table:style-name="ce1" office:value-type="float" office:value="14.2131701739291">
            <text:p>14.2132</text:p>
          </table:table-cell>
          <table:table-cell/>
          <table:table-cell table:style-name="ce1" table:formula="of:=2*[.A6]/PI()" office:value-type="float" office:value="0.400000935373999">
            <text:p>0.4000</text:p>
          </table:table-cell>
          <table:table-cell table:style-name="ce1" table:formula="of:=2*SQRT([.C6])/4" office:value-type="float" office:value="0.314165893988805">
            <text:p>0.3142</text:p>
          </table:table-cell>
          <table:table-cell table:style-name="ce1" table:formula="of:=2*SQRT([.D6])/4" office:value-type="float" office:value="0.628284670761778">
            <text:p>0.6283</text:p>
          </table:table-cell>
          <table:table-cell table:style-name="ce1" table:formula="of:=2*SQRT([.E6])/4" office:value-type="float" office:value="1.25666335950643">
            <text:p>1.2567</text:p>
          </table:table-cell>
          <table:table-cell table:style-name="ce1" table:formula="of:=2*SQRT([.F6])/4" office:value-type="float" office:value="1.601945970386">
            <text:p>1.6019</text:p>
          </table:table-cell>
          <table:table-cell table:style-name="ce1" table:formula="of:=2*SQRT([.G6])/4" office:value-type="float" office:value="1.6019459704479">
            <text:p>1.6019</text:p>
          </table:table-cell>
          <table:table-cell table:style-name="ce1" table:formula="of:=2*SQRT([.H6])/4" office:value-type="float" office:value="1.8850179159579">
            <text:p>1.8850</text:p>
          </table:table-cell>
          <table:table-cell table:style-name="ce1" table:formula="of:=2*[.$B$44]*[.A6]/4" office:value-type="float" office:value="0.62832">
            <text:p>0.6283</text:p>
          </table:table-cell>
          <table:table-cell table:style-name="ce1" table:formula="of:=2*[.$B$45]*[.A6]/4" office:value-type="float" office:value="0.31416">
            <text:p>0.3142</text:p>
          </table:table-cell>
          <table:table-cell table:style-name="ce1"/>
        </table:table-row>
        <table:table-row table:style-name="ro2">
          <table:table-cell table:style-name="ce1" office:value-type="float" office:value="0.7854">
            <text:p>0.7854</text:p>
          </table:table-cell>
          <table:table-cell table:style-name="ce1" office:value-type="float" office:value="0">
            <text:p>0.0000</text:p>
          </table:table-cell>
          <table:table-cell office:value-type="float" office:value="0.616876325171448">
            <text:p>0.6168763252</text:p>
          </table:table-cell>
          <table:table-cell table:style-name="ce1" office:value-type="float" office:value="2.46713524886317">
            <text:p>2.4671</text:p>
          </table:table-cell>
          <table:table-cell table:style-name="ce1" office:value-type="float" office:value="5.55187570940751">
            <text:p>5.5519</text:p>
          </table:table-cell>
          <table:table-cell table:style-name="ce1" office:value-type="float" office:value="10.4870072523133">
            <text:p>10.4870</text:p>
          </table:table-cell>
          <table:table-cell table:style-name="ce1" office:value-type="float" office:value="10.4870072530022">
            <text:p>10.4870</text:p>
          </table:table-cell>
          <table:table-cell table:style-name="ce1" office:value-type="float" office:value="15.4221732531555">
            <text:p>15.4222</text:p>
          </table:table-cell>
          <table:table-cell/>
          <table:table-cell table:style-name="ce1" table:formula="of:=2*[.A7]/PI()" office:value-type="float" office:value="0.500001169217498">
            <text:p>0.5000</text:p>
          </table:table-cell>
          <table:table-cell table:style-name="ce1" table:formula="of:=2*SQRT([.C7])/4" office:value-type="float" office:value="0.392707373616618">
            <text:p>0.3927</text:p>
          </table:table-cell>
          <table:table-cell table:style-name="ce1" table:formula="of:=2*SQRT([.D7])/4" office:value-type="float" office:value="0.78535585069177">
            <text:p>0.7854</text:p>
          </table:table-cell>
          <table:table-cell table:style-name="ce1" table:formula="of:=2*SQRT([.E7])/4" office:value-type="float" office:value="1.17812093069934">
            <text:p>1.1781</text:p>
          </table:table-cell>
          <table:table-cell table:style-name="ce1" table:formula="of:=2*SQRT([.F7])/4" office:value-type="float" office:value="1.61918245206596">
            <text:p>1.6192</text:p>
          </table:table-cell>
          <table:table-cell table:style-name="ce1" table:formula="of:=2*SQRT([.G7])/4" office:value-type="float" office:value="1.61918245211914">
            <text:p>1.6192</text:p>
          </table:table-cell>
          <table:table-cell table:style-name="ce1" table:formula="of:=2*SQRT([.H7])/4" office:value-type="float" office:value="1.9635537459639">
            <text:p>1.9636</text:p>
          </table:table-cell>
          <table:table-cell table:style-name="ce1" table:formula="of:=2*[.$B$44]*[.A7]/4" office:value-type="float" office:value="0.7854">
            <text:p>0.7854</text:p>
          </table:table-cell>
          <table:table-cell table:style-name="ce1" table:formula="of:=2*[.$B$45]*[.A7]/4" office:value-type="float" office:value="0.3927">
            <text:p>0.3927</text:p>
          </table:table-cell>
          <table:table-cell table:style-name="ce1"/>
        </table:table-row>
        <table:table-row table:style-name="ro2">
          <table:table-cell table:style-name="ce1" office:value-type="float" office:value="0.94248">
            <text:p>0.9425</text:p>
          </table:table-cell>
          <table:table-cell table:style-name="ce1" office:value-type="float" office:value="0">
            <text:p>0.0000</text:p>
          </table:table-cell>
          <table:table-cell office:value-type="float" office:value="0.888301958587354">
            <text:p>0.8883019586</text:p>
          </table:table-cell>
          <table:table-cell table:style-name="ce1" office:value-type="float" office:value="3.55267495977976">
            <text:p>3.5527</text:p>
          </table:table-cell>
          <table:table-cell table:style-name="ce1" office:value-type="float" office:value="4.83629349138847">
            <text:p>4.8363</text:p>
          </table:table-cell>
          <table:table-cell table:style-name="ce1" office:value-type="float" office:value="10.7584425448388">
            <text:p>10.7584</text:p>
          </table:table-cell>
          <table:table-cell table:style-name="ce1" office:value-type="float" office:value="10.7584425453611">
            <text:p>10.7584</text:p>
          </table:table-cell>
          <table:table-cell table:style-name="ce1" office:value-type="float" office:value="14.7065643960924">
            <text:p>14.7066</text:p>
          </table:table-cell>
          <table:table-cell/>
          <table:table-cell table:style-name="ce1" table:formula="of:=2*[.A8]/PI()" office:value-type="float" office:value="0.600001403060998">
            <text:p>0.6000</text:p>
          </table:table-cell>
          <table:table-cell table:style-name="ce1" table:formula="of:=2*SQRT([.C8])/4" office:value-type="float" office:value="0.471248861692884">
            <text:p>0.4712</text:p>
          </table:table-cell>
          <table:table-cell table:style-name="ce1" table:formula="of:=2*SQRT([.D8])/4" office:value-type="float" office:value="0.942427047545294">
            <text:p>0.9424</text:p>
          </table:table-cell>
          <table:table-cell table:style-name="ce1" table:formula="of:=2*SQRT([.E8])/4" office:value-type="float" office:value="1.09957872517029">
            <text:p>1.0996</text:p>
          </table:table-cell>
          <table:table-cell table:style-name="ce1" table:formula="of:=2*SQRT([.F8])/4" office:value-type="float" office:value="1.64000324274365">
            <text:p>1.6400</text:p>
          </table:table-cell>
          <table:table-cell table:style-name="ce1" table:formula="of:=2*SQRT([.G8])/4" office:value-type="float" office:value="1.64000324278346">
            <text:p>1.6400</text:p>
          </table:table-cell>
          <table:table-cell table:style-name="ce1" table:formula="of:=2*SQRT([.H8])/4" office:value-type="float" office:value="1.91745693537641">
            <text:p>1.9175</text:p>
          </table:table-cell>
          <table:table-cell table:style-name="ce1" table:formula="of:=2*[.$B$44]*[.A8]/4" office:value-type="float" office:value="0.94248">
            <text:p>0.9425</text:p>
          </table:table-cell>
          <table:table-cell table:style-name="ce1" table:formula="of:=2*[.$B$45]*[.A8]/4" office:value-type="float" office:value="0.47124">
            <text:p>0.4712</text:p>
          </table:table-cell>
          <table:table-cell table:style-name="ce1"/>
        </table:table-row>
        <table:table-row table:style-name="ro2">
          <table:table-cell table:style-name="ce1" office:value-type="float" office:value="1.09956">
            <text:p>1.0996</text:p>
          </table:table-cell>
          <table:table-cell table:style-name="ce1" office:value-type="float" office:value="0">
            <text:p>0.0000</text:p>
          </table:table-cell>
          <table:table-cell office:value-type="float" office:value="1.20907777873271">
            <text:p>1.2090777787</text:p>
          </table:table-cell>
          <table:table-cell table:style-name="ce1" office:value-type="float" office:value="4.17006378212596">
            <text:p>4.1701</text:p>
          </table:table-cell>
          <table:table-cell table:style-name="ce1" office:value-type="float" office:value="4.83558581340275">
            <text:p>4.8356</text:p>
          </table:table-cell>
          <table:table-cell table:style-name="ce1" office:value-type="float" office:value="11.0792293692454">
            <text:p>11.0792</text:p>
          </table:table-cell>
          <table:table-cell table:style-name="ce1" office:value-type="float" office:value="11.0792293696203">
            <text:p>11.0792</text:p>
          </table:table-cell>
          <table:table-cell table:style-name="ce1" office:value-type="float" office:value="14.0403114094675">
            <text:p>14.0403</text:p>
          </table:table-cell>
          <table:table-cell/>
          <table:table-cell table:style-name="ce1" table:formula="of:=2*[.A9]/PI()" office:value-type="float" office:value="0.700001636904498">
            <text:p>0.7000</text:p>
          </table:table-cell>
          <table:table-cell table:style-name="ce1" table:formula="of:=2*SQRT([.C9])/4" office:value-type="float" office:value="0.549790364305503">
            <text:p>0.5498</text:p>
          </table:table-cell>
          <table:table-cell table:style-name="ce1" table:formula="of:=2*SQRT([.D9])/4" office:value-type="float" office:value="1.02103670136361">
            <text:p>1.0210</text:p>
          </table:table-cell>
          <table:table-cell table:style-name="ce1" table:formula="of:=2*SQRT([.E9])/4" office:value-type="float" office:value="1.09949827346417">
            <text:p>1.0995</text:p>
          </table:table-cell>
          <table:table-cell table:style-name="ce1" table:formula="of:=2*SQRT([.F9])/4" office:value-type="float" office:value="1.66427381830976">
            <text:p>1.6643</text:p>
          </table:table-cell>
          <table:table-cell table:style-name="ce1" table:formula="of:=2*SQRT([.G9])/4" office:value-type="float" office:value="1.66427381833791">
            <text:p>1.6643</text:p>
          </table:table-cell>
          <table:table-cell table:style-name="ce1" table:formula="of:=2*SQRT([.H9])/4" office:value-type="float" office:value="1.87352017666394">
            <text:p>1.8735</text:p>
          </table:table-cell>
          <table:table-cell table:style-name="ce1" table:formula="of:=2*[.$B$44]*[.A9]/4" office:value-type="float" office:value="1.09956">
            <text:p>1.0996</text:p>
          </table:table-cell>
          <table:table-cell table:style-name="ce1" table:formula="of:=2*[.$B$45]*[.A9]/4" office:value-type="float" office:value="0.54978">
            <text:p>0.5498</text:p>
          </table:table-cell>
          <table:table-cell table:style-name="ce1"/>
        </table:table-row>
        <table:table-row table:style-name="ro2">
          <table:table-cell table:style-name="ce1" office:value-type="float" office:value="1.25664">
            <text:p>1.2566</text:p>
          </table:table-cell>
          <table:table-cell table:style-name="ce1" office:value-type="float" office:value="0">
            <text:p>0.0000</text:p>
          </table:table-cell>
          <table:table-cell office:value-type="float" office:value="1.57920385552605">
            <text:p>1.5792038555</text:p>
          </table:table-cell>
          <table:table-cell table:style-name="ce1" office:value-type="float" office:value="3.55318596728433">
            <text:p>3.5532</text:p>
          </table:table-cell>
          <table:table-cell table:style-name="ce1" office:value-type="float" office:value="6.31586808907724">
            <text:p>6.3159</text:p>
          </table:table-cell>
          <table:table-cell table:style-name="ce1" office:value-type="float" office:value="11.4493677253743">
            <text:p>11.4494</text:p>
          </table:table-cell>
          <table:table-cell table:style-name="ce1" office:value-type="float" office:value="11.4493677256176">
            <text:p>11.4494</text:p>
          </table:table-cell>
          <table:table-cell table:style-name="ce1" office:value-type="float" office:value="13.4234130623734">
            <text:p>13.4234</text:p>
          </table:table-cell>
          <table:table-cell/>
          <table:table-cell table:style-name="ce1" table:formula="of:=2*[.A10]/PI()" office:value-type="float" office:value="0.800001870747997">
            <text:p>0.8000</text:p>
          </table:table-cell>
          <table:table-cell table:style-name="ce1" table:formula="of:=2*SQRT([.C10])/4" office:value-type="float" office:value="0.628331889912896">
            <text:p>0.6283</text:p>
          </table:table-cell>
          <table:table-cell table:style-name="ce1" table:formula="of:=2*SQRT([.D10])/4" office:value-type="float" office:value="0.942494823233041">
            <text:p>0.9425</text:p>
          </table:table-cell>
          <table:table-cell table:style-name="ce1" table:formula="of:=2*SQRT([.E10])/4" office:value-type="float" office:value="1.25656954533735">
            <text:p>1.2566</text:p>
          </table:table-cell>
          <table:table-cell table:style-name="ce1" table:formula="of:=2*SQRT([.F10])/4" office:value-type="float" office:value="1.69184571735828">
            <text:p>1.6918</text:p>
          </table:table-cell>
          <table:table-cell table:style-name="ce1" table:formula="of:=2*SQRT([.G10])/4" office:value-type="float" office:value="1.69184571737626">
            <text:p>1.6918</text:p>
          </table:table-cell>
          <table:table-cell table:style-name="ce1" table:formula="of:=2*SQRT([.H10])/4" office:value-type="float" office:value="1.83189881423439">
            <text:p>1.8319</text:p>
          </table:table-cell>
          <table:table-cell table:style-name="ce1" table:formula="of:=2*[.$B$44]*[.A10]/4" office:value-type="float" office:value="1.25664">
            <text:p>1.2566</text:p>
          </table:table-cell>
          <table:table-cell table:style-name="ce1" table:formula="of:=2*[.$B$45]*[.A10]/4" office:value-type="float" office:value="0.62832">
            <text:p>0.6283</text:p>
          </table:table-cell>
          <table:table-cell table:style-name="ce1"/>
        </table:table-row>
        <table:table-row table:style-name="ro2">
          <table:table-cell table:style-name="ce1" office:value-type="float" office:value="1.41372">
            <text:p>1.4137</text:p>
          </table:table-cell>
          <table:table-cell table:style-name="ce1" office:value-type="float" office:value="0">
            <text:p>0.0000</text:p>
          </table:table-cell>
          <table:table-cell office:value-type="float" office:value="1.99868029559081">
            <text:p>1.9986802956</text:p>
          </table:table-cell>
          <table:table-cell table:style-name="ce1" office:value-type="float" office:value="2.98565955814548">
            <text:p>2.9857</text:p>
          </table:table-cell>
          <table:table-cell table:style-name="ce1" office:value-type="float" office:value="7.99352221401721">
            <text:p>7.9935</text:p>
          </table:table-cell>
          <table:table-cell table:style-name="ce1" office:value-type="float" office:value="11.8688577197118">
            <text:p>11.8689</text:p>
          </table:table-cell>
          <table:table-cell table:style-name="ce1" office:value-type="float" office:value="11.8688577197411">
            <text:p>11.8689</text:p>
          </table:table-cell>
          <table:table-cell table:style-name="ce1" office:value-type="float" office:value="11.9408471950069">
            <text:p>11.9408</text:p>
          </table:table-cell>
          <table:table-cell/>
          <table:table-cell table:style-name="ce1" table:formula="of:=2*[.A11]/PI()" office:value-type="float" office:value="0.900002104591497">
            <text:p>0.9000</text:p>
          </table:table-cell>
          <table:table-cell table:style-name="ce1" table:formula="of:=2*SQRT([.C11])/4" office:value-type="float" office:value="0.706873449704897">
            <text:p>0.7069</text:p>
          </table:table-cell>
          <table:table-cell table:style-name="ce1" table:formula="of:=2*SQRT([.D11])/4" office:value-type="float" office:value="0.863953059799183">
            <text:p>0.8640</text:p>
          </table:table-cell>
          <table:table-cell table:style-name="ce1" table:formula="of:=2*SQRT([.E11])/4" office:value-type="float" office:value="1.41364088562276">
            <text:p>1.4136</text:p>
          </table:table-cell>
          <table:table-cell table:style-name="ce1" table:formula="of:=2*SQRT([.F11])/4" office:value-type="float" office:value="1.72256042852724">
            <text:p>1.7226</text:p>
          </table:table-cell>
          <table:table-cell table:style-name="ce1" table:formula="of:=2*SQRT([.G11])/4" office:value-type="float" office:value="1.72256042852937">
            <text:p>1.7226</text:p>
          </table:table-cell>
          <table:table-cell table:style-name="ce1" table:formula="of:=2*SQRT([.H11])/4" office:value-type="float" office:value="1.7277765476912">
            <text:p>1.7278</text:p>
          </table:table-cell>
          <table:table-cell table:style-name="ce1" table:formula="of:=2*[.$B$44]*[.A11]/4" office:value-type="float" office:value="1.41372">
            <text:p>1.4137</text:p>
          </table:table-cell>
          <table:table-cell table:style-name="ce1" table:formula="of:=2*[.$B$45]*[.A11]/4" office:value-type="float" office:value="0.70686">
            <text:p>0.7069</text:p>
          </table:table-cell>
          <table:table-cell table:style-name="ce1"/>
        </table:table-row>
        <table:table-row table:style-name="ro2">
          <table:table-cell table:style-name="ce1" office:value-type="float" office:value="1.5708">
            <text:p>1.5708</text:p>
          </table:table-cell>
          <table:table-cell table:style-name="ce1" office:value-type="float" office:value="0">
            <text:p>0.0000</text:p>
          </table:table-cell>
          <table:table-cell office:value-type="float" office:value="2.46748417372865">
            <text:p>2.4674841737</text:p>
          </table:table-cell>
          <table:table-cell table:style-name="ce1" office:value-type="float" office:value="2.46750725408083">
            <text:p>2.4675</text:p>
          </table:table-cell>
          <table:table-cell table:style-name="ce1" office:value-type="float" office:value="9.86845650035373">
            <text:p>9.8685</text:p>
          </table:table-cell>
          <table:table-cell table:style-name="ce1" office:value-type="float" office:value="9.86854880791718">
            <text:p>9.8685</text:p>
          </table:table-cell>
          <table:table-cell table:style-name="ce1" office:value-type="float" office:value="12.3376765120698">
            <text:p>12.3377</text:p>
          </table:table-cell>
          <table:table-cell table:style-name="ce1" office:value-type="float" office:value="12.3376765122427">
            <text:p>12.3377</text:p>
          </table:table-cell>
          <table:table-cell/>
          <table:table-cell table:style-name="ce1" table:formula="of:=2*[.A12]/PI()" office:value-type="float" office:value="1.000002338435">
            <text:p>1.0000</text:p>
          </table:table-cell>
          <table:table-cell table:style-name="ce1" table:formula="of:=2*SQRT([.C12])/4" office:value-type="float" office:value="0.785411384837374">
            <text:p>0.7854</text:p>
          </table:table-cell>
          <table:table-cell table:style-name="ce1" table:formula="of:=2*SQRT([.D12])/4" office:value-type="float" office:value="0.785415058119087">
            <text:p>0.7854</text:p>
          </table:table-cell>
          <table:table-cell table:style-name="ce1" table:formula="of:=2*SQRT([.E12])/4" office:value-type="float" office:value="1.57070497710055">
            <text:p>1.5707</text:p>
          </table:table-cell>
          <table:table-cell table:style-name="ce1" table:formula="of:=2*SQRT([.F12])/4" office:value-type="float" office:value="1.57071232311308">
            <text:p>1.5707</text:p>
          </table:table-cell>
          <table:table-cell table:style-name="ce1" table:formula="of:=2*SQRT([.G12])/4" office:value-type="float" office:value="1.7562514421396">
            <text:p>1.7563</text:p>
          </table:table-cell>
          <table:table-cell table:style-name="ce1" table:formula="of:=2*SQRT([.H12])/4" office:value-type="float" office:value="1.75625144215191">
            <text:p>1.7563</text:p>
          </table:table-cell>
          <table:table-cell table:style-name="ce1" table:formula="of:=2*[.$B$44]*[.A12]/4" office:value-type="float" office:value="1.5708">
            <text:p>1.5708</text:p>
          </table:table-cell>
          <table:table-cell table:style-name="ce1" table:formula="of:=2*[.$B$45]*[.A12]/4" office:value-type="float" office:value="0.7854">
            <text:p>0.7854</text:p>
          </table:table-cell>
          <table:table-cell table:style-name="ce1"/>
        </table:table-row>
        <table:table-row table:style-name="ro2" table:number-rows-repeated="10"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10"/>
        </table:table-row>
        <table:table-row table:style-name="ro2" table:number-rows-repeated="20">
          <table:table-cell table:style-name="ce1" table:number-columns-repeated="2"/>
          <table:table-cell/>
          <table:table-cell table:style-name="ce1" table:number-columns-repeated="5"/>
          <table:table-cell/>
          <table:table-cell table:style-name="ce1" table:number-columns-repeated="9"/>
          <table:table-cell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Alpha</text:p>
          </table:table-cell>
          <table:table-cell table:style-name="ce2" office:value-type="float" office:value="2">
            <text:p>2.0000</text:p>
          </table:table-cell>
          <table:table-cell table:number-columns-repeated="17"/>
        </table:table-row>
        <table:table-row table:style-name="ro2">
          <table:table-cell table:style-name="ce2" office:value-type="string">
            <text:p>Beta</text:p>
          </table:table-cell>
          <table:table-cell table:style-name="ce2" office:value-type="float" office:value="1">
            <text:p>1.0000</text:p>
          </table:table-cell>
          <table:table-cell table:number-columns-repeated="17"/>
        </table:table-row>
        <table:table-row table:style-name="ro2" table:number-rows-repeated="1048530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arin</meta:initial-creator>
    <meta:creation-date>2012-08-22T17:23:01</meta:creation-date>
    <dc:date>2012-08-25T17:11:21</dc:date>
    <dc:creator>Nicolas Guarin</dc:creator>
    <meta:editing-duration>PT2H10M12S</meta:editing-duration>
    <meta:editing-cycles>17</meta:editing-cycles>
    <meta:generator>LibreOffice/3.5$Linux_X86_64 LibreOffice_project/350m1$Build-2</meta:generator>
    <meta:document-statistic meta:table-count="4" meta:cell-count="30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style-name="ch1">
        <chart:legend chart:legend-position="end" svg:x="15.138cm" svg:y="6.531cm" style:legend-expansion="high" chart:style-name="ch2"/>
        <chart:plot-area chart:style-name="ch3" table:cell-range-address="1x1.J2:1x1.S42 1x1.T1:1x1.U42 1x1.K1:1x1.S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x1.T2:1x1.T42" chart:label-cell-address="1x1.T1:1x1.T1" chart:class="chart:scatter">
            <chart:domain table:cell-range-address="1x1.J2:1x1.J42"/>
            <chart:data-point chart:repeated="41"/>
          </chart:series>
          <chart:series chart:style-name="ch8" chart:values-cell-range-address="1x1.U2:1x1.U42" chart:label-cell-address="1x1.U1:1x1.U1" chart:class="chart:scatter">
            <chart:data-point chart:repeated="41"/>
          </chart:series>
          <chart:series chart:style-name="ch9" chart:values-cell-range-address="1x1.K2:1x1.K42" chart:label-cell-address="1x1.K1:1x1.K1" chart:class="chart:scatter">
            <chart:data-point chart:repeated="41"/>
          </chart:series>
          <chart:series chart:style-name="ch10" chart:values-cell-range-address="1x1.L2:1x1.L42" chart:label-cell-address="1x1.L1:1x1.L1" chart:class="chart:scatter">
            <chart:data-point chart:repeated="41"/>
          </chart:series>
          <chart:series chart:style-name="ch11" chart:values-cell-range-address="1x1.M2:1x1.M42" chart:label-cell-address="1x1.M1:1x1.M1" chart:class="chart:scatter">
            <chart:data-point chart:repeated="41"/>
          </chart:series>
          <chart:series chart:style-name="ch12" chart:values-cell-range-address="1x1.N2:1x1.N42" chart:label-cell-address="1x1.N1:1x1.N1" chart:class="chart:scatter">
            <chart:data-point chart:repeated="41"/>
          </chart:series>
          <chart:series chart:style-name="ch13" chart:values-cell-range-address="1x1.O2:1x1.O42" chart:label-cell-address="1x1.O1:1x1.O1" chart:class="chart:scatter">
            <chart:data-point chart:repeated="41"/>
          </chart:series>
          <chart:series chart:style-name="ch14" chart:values-cell-range-address="1x1.P2:1x1.P42" chart:label-cell-address="1x1.P1:1x1.P1" chart:class="chart:scatter">
            <chart:data-point chart:repeated="41"/>
          </chart:series>
          <chart:series chart:style-name="ch15" chart:values-cell-range-address="1x1.Q2:1x1.Q42" chart:label-cell-address="1x1.Q1:1x1.Q1" chart:class="chart:scatter">
            <chart:data-point chart:repeated="41"/>
          </chart:series>
          <chart:series chart:style-name="ch16" chart:values-cell-range-address="1x1.R2:1x1.R42" chart:label-cell-address="1x1.R1:1x1.R1" chart:class="chart:scatter">
            <chart:data-point chart:repeated="41"/>
          </chart:series>
          <chart:series chart:style-name="ch17" chart:values-cell-range-address="1x1.S2:1x1.S42" chart:label-cell-address="1x1.S1:1x1.S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lpha</text:p>
                <draw:g>
                  <svg:desc>1x1.T1:1x1.T1</svg:desc>
                </draw:g>
              </table:table-cell>
              <table:table-cell office:value-type="string">
                <text:p>Beta</text:p>
                <draw:g>
                  <svg:desc>1x1.U1:1x1.U1</svg:desc>
                </draw:g>
              </table:table-cell>
              <table:table-cell office:value-type="string">
                <text:p>N = 1</text:p>
                <draw:g>
                  <svg:desc>1x1.K1:1x1.K1</svg:desc>
                </draw:g>
              </table:table-cell>
              <table:table-cell office:value-type="string">
                <text:p>N = 2</text:p>
                <draw:g>
                  <svg:desc>1x1.L1:1x1.L1</svg:desc>
                </draw:g>
              </table:table-cell>
              <table:table-cell office:value-type="string">
                <text:p>N = 3</text:p>
                <draw:g>
                  <svg:desc>1x1.M1:1x1.M1</svg:desc>
                </draw:g>
              </table:table-cell>
              <table:table-cell office:value-type="string">
                <text:p>N = 4</text:p>
                <draw:g>
                  <svg:desc>1x1.N1:1x1.N1</svg:desc>
                </draw:g>
              </table:table-cell>
              <table:table-cell office:value-type="string">
                <text:p>N = 5</text:p>
                <draw:g>
                  <svg:desc>1x1.O1:1x1.O1</svg:desc>
                </draw:g>
              </table:table-cell>
              <table:table-cell office:value-type="string">
                <text:p>N = 6</text:p>
                <draw:g>
                  <svg:desc>1x1.P1:1x1.P1</svg:desc>
                </draw:g>
              </table:table-cell>
              <table:table-cell office:value-type="string">
                <text:p>N = 7</text:p>
                <draw:g>
                  <svg:desc>1x1.Q1:1x1.Q1</svg:desc>
                </draw:g>
              </table:table-cell>
              <table:table-cell office:value-type="string">
                <text:p>N = 8</text:p>
                <draw:g>
                  <svg:desc>1x1.R1:1x1.R1</svg:desc>
                </draw:g>
              </table:table-cell>
              <table:table-cell office:value-type="string">
                <text:p>N = 9</text:p>
                <draw:g>
                  <svg:desc>1x1.S1:1x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x1.J2:1x1.J42</svg:desc>
                </draw:g>
              </table:table-cell>
              <table:table-cell office:value-type="float" office:value="0">
                <text:p>0</text:p>
                <draw:g>
                  <svg:desc>1x1.T2:1x1.T42</svg:desc>
                </draw:g>
              </table:table-cell>
              <table:table-cell office:value-type="float" office:value="0">
                <text:p>0</text:p>
                <draw:g>
                  <svg:desc>1x1.U2:1x1.U42</svg:desc>
                </draw:g>
              </table:table-cell>
              <table:table-cell office:value-type="float" office:value="0.0000000219831332206151">
                <text:p>0.0000000219831332206151</text:p>
                <draw:g>
                  <svg:desc>1x1.K2:1x1.K42</svg:desc>
                </draw:g>
              </table:table-cell>
              <table:table-cell office:value-type="float" office:value="0.0000000456030418389274">
                <text:p>0.0000000456030418389274</text:p>
                <draw:g>
                  <svg:desc>1x1.L2:1x1.L42</svg:desc>
                </draw:g>
              </table:table-cell>
              <table:table-cell office:value-type="float" office:value="1.93652798288992">
                <text:p>1.93652798288992</text:p>
                <draw:g>
                  <svg:desc>1x1.M2:1x1.M42</svg:desc>
                </draw:g>
              </table:table-cell>
              <table:table-cell office:value-type="float" office:value="1.93652798288992">
                <text:p>1.93652798288992</text:p>
                <draw:g>
                  <svg:desc>1x1.N2:1x1.N42</svg:desc>
                </draw:g>
              </table:table-cell>
              <table:table-cell office:value-type="float" office:value="3.8727655337772">
                <text:p>3.8727655337772</text:p>
                <draw:g>
                  <svg:desc>1x1.O2:1x1.O42</svg:desc>
                </draw:g>
              </table:table-cell>
              <table:table-cell office:value-type="float" office:value="3.8727655337772">
                <text:p>3.8727655337772</text:p>
                <draw:g>
                  <svg:desc>1x1.P2:1x1.P42</svg:desc>
                </draw:g>
              </table:table-cell>
              <table:table-cell office:value-type="float" office:value="NaN">
                <text:p>NaN</text:p>
                <draw:g>
                  <svg:desc>1x1.Q2:1x1.Q42</svg:desc>
                </draw:g>
              </table:table-cell>
              <table:table-cell office:value-type="float" office:value="NaN">
                <text:p>NaN</text:p>
                <draw:g>
                  <svg:desc>1x1.R2:1x1.R42</svg:desc>
                </draw:g>
              </table:table-cell>
              <table:table-cell office:value-type="float" office:value="NaN">
                <text:p>NaN</text:p>
                <draw:g>
                  <svg:desc>1x1.S2:1x1.S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0.019634954085">
                <text:p>0.019634954085</text:p>
              </table:table-cell>
              <table:table-cell office:value-type="float" office:value="0.0196353227646895">
                <text:p>0.0196353227646895</text:p>
              </table:table-cell>
              <table:table-cell office:value-type="float" office:value="0.0392677007097252">
                <text:p>0.0392677007097252</text:p>
              </table:table-cell>
              <table:table-cell office:value-type="float" office:value="1.93453993066648">
                <text:p>1.93453993066648</text:p>
              </table:table-cell>
              <table:table-cell office:value-type="float" office:value="1.93692626951679">
                <text:p>1.93692626951679</text:p>
              </table:table-cell>
              <table:table-cell office:value-type="float" office:value="3.86878972748971">
                <text:p>3.86878972748971</text:p>
              </table:table-cell>
              <table:table-cell office:value-type="float" office:value="3.87281533560791">
                <text:p>3.8728153356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0.039270661073796">
                <text:p>0.039270661073796</text:p>
              </table:table-cell>
              <table:table-cell office:value-type="float" office:value="0.0785354325054979">
                <text:p>0.0785354325054979</text:p>
              </table:table-cell>
              <table:table-cell office:value-type="float" office:value="1.92860987738919">
                <text:p>1.92860987738919</text:p>
              </table:table-cell>
              <table:table-cell office:value-type="float" office:value="1.93812309462511">
                <text:p>1.93812309462511</text:p>
              </table:table-cell>
              <table:table-cell office:value-type="float" office:value="3.85693051029859">
                <text:p>3.85693051029859</text:p>
              </table:table-cell>
              <table:table-cell office:value-type="float" office:value="3.87296504460352">
                <text:p>3.8729650446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0.058904862255">
                <text:p>0.058904862255</text:p>
              </table:table-cell>
              <table:table-cell office:value-type="float" office:value="0.058906092451735">
                <text:p>0.058906092451735</text:p>
              </table:table-cell>
              <table:table-cell office:value-type="float" office:value="0.117803350425216">
                <text:p>0.117803350425216</text:p>
              </table:table-cell>
              <table:table-cell office:value-type="float" office:value="1.91883846210564">
                <text:p>1.91883846210564</text:p>
              </table:table-cell>
              <table:table-cell office:value-type="float" office:value="1.94012435675191">
                <text:p>1.94012435675191</text:p>
              </table:table-cell>
              <table:table-cell office:value-type="float" office:value="3.83738914520565">
                <text:p>3.83738914520565</text:p>
              </table:table-cell>
              <table:table-cell office:value-type="float" office:value="3.87321557303411">
                <text:p>3.8732155730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785418175501717">
                <text:p>0.0785418175501717</text:p>
              </table:table-cell>
              <table:table-cell office:value-type="float" office:value="0.157071855741869">
                <text:p>0.157071855741869</text:p>
              </table:table-cell>
              <table:table-cell office:value-type="float" office:value="1.9053880043173">
                <text:p>1.9053880043173</text:p>
              </table:table-cell>
              <table:table-cell office:value-type="float" office:value="1.9429398955857">
                <text:p>1.9429398955857</text:p>
              </table:table-cell>
              <table:table-cell office:value-type="float" office:value="3.81049024686985">
                <text:p>3.81049024686985</text:p>
              </table:table-cell>
              <table:table-cell office:value-type="float" office:value="3.87356844714368">
                <text:p>3.8735684471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0.098174770425">
                <text:p>0.098174770425</text:p>
              </table:table-cell>
              <table:table-cell office:value-type="float" office:value="0.0981782196491593">
                <text:p>0.0981782196491593</text:p>
              </table:table-cell>
              <table:table-cell office:value-type="float" office:value="0.196341714958056">
                <text:p>0.196341714958056</text:p>
              </table:table-cell>
              <table:table-cell office:value-type="float" office:value="1.88847491496546">
                <text:p>1.88847491496546</text:p>
              </table:table-cell>
              <table:table-cell office:value-type="float" office:value="1.94658350259355">
                <text:p>1.94658350259355</text:p>
              </table:table-cell>
              <table:table-cell office:value-type="float" office:value="3.77666660471738">
                <text:p>3.77666660471738</text:p>
              </table:table-cell>
              <table:table-cell office:value-type="float" office:value="3.87402581558309">
                <text:p>3.8740258155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0.117815921752284">
                <text:p>0.117815921752284</text:p>
              </table:table-cell>
              <table:table-cell office:value-type="float" office:value="0.235614173987567">
                <text:p>0.235614173987567</text:p>
              </table:table-cell>
              <table:table-cell office:value-type="float" office:value="1.86836004842022">
                <text:p>1.86836004842022</text:p>
              </table:table-cell>
              <table:table-cell office:value-type="float" office:value="1.95107293060465">
                <text:p>1.95107293060465</text:p>
              </table:table-cell>
              <table:table-cell office:value-type="float" office:value="3.73643988836667">
                <text:p>3.73643988836667</text:p>
              </table:table-cell>
              <table:table-cell office:value-type="float" office:value="3.87459046067426">
                <text:p>3.8745904606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0.137444678595">
                <text:p>0.137444678595</text:p>
              </table:table-cell>
              <table:table-cell office:value-type="float" office:value="0.137455840580412">
                <text:p>0.137455840580412</text:p>
              </table:table-cell>
              <table:table-cell office:value-type="float" office:value="0.274891066134637">
                <text:p>0.274891066134637</text:p>
              </table:table-cell>
              <table:table-cell office:value-type="float" office:value="1.84533779891667">
                <text:p>1.84533779891667</text:p>
              </table:table-cell>
              <table:table-cell office:value-type="float" office:value="1.9564298966574">
                <text:p>1.9564298966574</text:p>
              </table:table-cell>
              <table:table-cell office:value-type="float" office:value="3.69039884213592">
                <text:p>3.69039884213592</text:p>
              </table:table-cell>
              <table:table-cell office:value-type="float" office:value="3.87526581189876">
                <text:p>3.87526581189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157099236852597">
                <text:p>0.157099236852597</text:p>
              </table:table-cell>
              <table:table-cell office:value-type="float" office:value="0.3141749126483">
                <text:p>0.3141749126483</text:p>
              </table:table-cell>
              <table:table-cell office:value-type="float" office:value="1.81972476878467">
                <text:p>1.81972476878467</text:p>
              </table:table-cell>
              <table:table-cell office:value-type="float" office:value="1.9626800702036">
                <text:p>1.9626800702036</text:p>
              </table:table-cell>
              <table:table-cell office:value-type="float" office:value="3.63917662320222">
                <text:p>3.63917662320222</text:p>
              </table:table-cell>
              <table:table-cell office:value-type="float" office:value="3.87605596073537">
                <text:p>3.8760559607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0.176714586765">
                <text:p>0.176714586765</text:p>
              </table:table-cell>
              <table:table-cell office:value-type="float" office:value="0.176747761336506">
                <text:p>0.176747761336506</text:p>
              </table:table-cell>
              <table:table-cell office:value-type="float" office:value="0.353469014816283">
                <text:p>0.353469014816283</text:p>
              </table:table-cell>
              <table:table-cell office:value-type="float" office:value="1.79184876534574">
                <text:p>1.79184876534574</text:p>
              </table:table-cell>
              <table:table-cell office:value-type="float" office:value="1.96985303608017">
                <text:p>1.96985303608017</text:p>
              </table:table-cell>
              <table:table-cell office:value-type="float" office:value="3.58342879704551">
                <text:p>3.58342879704551</text:p>
              </table:table-cell>
              <table:table-cell office:value-type="float" office:value="3.87696567562076">
                <text:p>3.8769656756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0.196403496248359">
                <text:p>0.196403496248359</text:p>
              </table:table-cell>
              <table:table-cell office:value-type="float" office:value="0.392777536758805">
                <text:p>0.392777536758805</text:p>
              </table:table-cell>
              <table:table-cell office:value-type="float" office:value="1.76203874297079">
                <text:p>1.76203874297079</text:p>
              </table:table-cell>
              <table:table-cell office:value-type="float" office:value="1.97798221836963">
                <text:p>1.97798221836963</text:p>
              </table:table-cell>
              <table:table-cell office:value-type="float" office:value="3.52381322307248">
                <text:p>3.52381322307248</text:p>
              </table:table-cell>
              <table:table-cell office:value-type="float" office:value="3.87800041535127">
                <text:p>3.8780004153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215984494935">
                <text:p>0.215984494935</text:p>
              </table:table-cell>
              <table:table-cell office:value-type="float" office:value="0.216068991677824">
                <text:p>0.216068991677824</text:p>
              </table:table-cell>
              <table:table-cell office:value-type="float" office:value="0.43210557827268">
                <text:p>0.43210557827268</text:p>
              </table:table-cell>
              <table:table-cell office:value-type="float" office:value="1.73061612770554">
                <text:p>1.73061612770554</text:p>
              </table:table-cell>
              <table:table-cell office:value-type="float" office:value="1.98710474722675">
                <text:p>1.98710474722675</text:p>
              </table:table-cell>
              <table:table-cell office:value-type="float" office:value="3.46097270516847">
                <text:p>3.46097270516847</text:p>
              </table:table-cell>
              <table:table-cell office:value-type="float" office:value="3.87916633864787">
                <text:p>3.87916633864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235747296798136">
                <text:p>0.235747296798136</text:p>
              </table:table-cell>
              <table:table-cell office:value-type="float" office:value="0.47145923724712">
                <text:p>0.47145923724712</text:p>
              </table:table-cell>
              <table:table-cell office:value-type="float" office:value="1.69788777468312">
                <text:p>1.69788777468312</text:p>
              </table:table-cell>
              <table:table-cell office:value-type="float" office:value="1.99726124578267">
                <text:p>1.99726124578267</text:p>
              </table:table-cell>
              <table:table-cell office:value-type="float" office:value="3.39552090757897">
                <text:p>3.39552090757897</text:p>
              </table:table-cell>
              <table:table-cell office:value-type="float" office:value="3.88047030683224">
                <text:p>3.88047030683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255254403105">
                <text:p>0.255254403105</text:p>
              </table:table-cell>
              <table:table-cell office:value-type="float" office:value="0.255441985690318">
                <text:p>0.255441985690318</text:p>
              </table:table-cell>
              <table:table-cell office:value-type="float" office:value="0.510845661308135">
                <text:p>0.510845661308135</text:p>
              </table:table-cell>
              <table:table-cell office:value-type="float" office:value="1.66414063786251">
                <text:p>1.66414063786251</text:p>
              </table:table-cell>
              <table:table-cell office:value-type="float" office:value="2.0084955081826">
                <text:p>2.0084955081826</text:p>
              </table:table-cell>
              <table:table-cell office:value-type="float" office:value="3.32803169518584">
                <text:p>3.32803169518584</text:p>
              </table:table-cell>
              <table:table-cell office:value-type="float" office:value="3.88191987556518">
                <text:p>3.8819198755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0.275157177651933">
                <text:p>0.275157177651933</text:p>
              </table:table-cell>
              <table:table-cell office:value-type="float" office:value="0.550273088433025">
                <text:p>0.550273088433025</text:p>
              </table:table-cell>
              <table:table-cell office:value-type="float" office:value="1.62963809335793">
                <text:p>1.62963809335793</text:p>
              </table:table-cell>
              <table:table-cell office:value-type="float" office:value="2.02085403250059">
                <text:p>2.02085403250059</text:p>
              </table:table-cell>
              <table:table-cell office:value-type="float" office:value="3.2590317807175">
                <text:p>3.2590317807175</text:p>
              </table:table-cell>
              <table:table-cell office:value-type="float" office:value="3.88352327032634">
                <text:p>3.8835232703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294524311275">
                <text:p>0.294524311275</text:p>
              </table:table-cell>
              <table:table-cell office:value-type="float" office:value="0.294897551868386">
                <text:p>0.294897551868386</text:p>
              </table:table-cell>
              <table:table-cell office:value-type="float" office:value="0.589750876290894">
                <text:p>0.589750876290894</text:p>
              </table:table-cell>
              <table:table-cell office:value-type="float" office:value="1.59461775878308">
                <text:p>1.59461775878308</text:p>
              </table:table-cell>
              <table:table-cell office:value-type="float" office:value="2.03438536357434">
                <text:p>2.03438536357434</text:p>
              </table:table-cell>
              <table:table-cell office:value-type="float" office:value="3.18899636376449">
                <text:p>3.18899636376449</text:p>
              </table:table-cell>
              <table:table-cell office:value-type="float" office:value="3.88528933871156">
                <text:p>3.8852893387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314668356286035">
                <text:p>0.314668356286035</text:p>
              </table:table-cell>
              <table:table-cell office:value-type="float" office:value="0.629289519987362">
                <text:p>0.629289519987362</text:p>
              </table:table-cell>
              <table:table-cell office:value-type="float" office:value="1.55929059135768">
                <text:p>1.55929059135768</text:p>
              </table:table-cell>
              <table:table-cell office:value-type="float" office:value="2.0491391906522">
                <text:p>2.0491391906522</text:p>
              </table:table-cell>
              <table:table-cell office:value-type="float" office:value="3.11834732712785">
                <text:p>3.11834732712785</text:p>
              </table:table-cell>
              <table:table-cell office:value-type="float" office:value="3.88722747063555">
                <text:p>3.8872274706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333794219445">
                <text:p>0.333794219445</text:p>
              </table:table-cell>
              <table:table-cell office:value-type="float" office:value="0.334475410426461">
                <text:p>0.334475410426461</text:p>
              </table:table-cell>
              <table:table-cell office:value-type="float" office:value="0.668900657692806">
                <text:p>0.668900657692806</text:p>
              </table:table-cell>
              <table:table-cell office:value-type="float" office:value="1.52384102184319">
                <text:p>1.52384102184319</text:p>
              </table:table-cell>
              <table:table-cell office:value-type="float" office:value="2.06516513322231">
                <text:p>2.06516513322231</text:p>
              </table:table-cell>
              <table:table-cell office:value-type="float" office:value="3.04745350467037">
                <text:p>3.04745350467037</text:p>
              </table:table-cell>
              <table:table-cell office:value-type="float" office:value="3.88934747510785">
                <text:p>3.8893474751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0.354325101701635">
                <text:p>0.354325101701635</text:p>
              </table:table-cell>
              <table:table-cell office:value-type="float" office:value="0.708597063273209">
                <text:p>0.708597063273209</text:p>
              </table:table-cell>
              <table:table-cell office:value-type="float" office:value="1.48842788204024">
                <text:p>1.48842788204024</text:p>
              </table:table-cell>
              <table:table-cell office:value-type="float" office:value="2.0825111358176">
                <text:p>2.0825111358176</text:p>
              </table:table-cell>
              <table:table-cell office:value-type="float" office:value="2.97663253617239">
                <text:p>2.97663253617239</text:p>
              </table:table-cell>
              <table:table-cell office:value-type="float" office:value="3.89165939938028">
                <text:p>3.89165939938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373064127615">
                <text:p>0.373064127615</text:p>
              </table:table-cell>
              <table:table-cell office:value-type="float" office:value="0.374224374499024">
                <text:p>0.374224374499024</text:p>
              </table:table-cell>
              <table:table-cell office:value-type="float" office:value="0.748392624462036">
                <text:p>0.748392624462036</text:p>
              </table:table-cell>
              <table:table-cell office:value-type="float" office:value="1.45318590241815">
                <text:p>1.45318590241815</text:p>
              </table:table-cell>
              <table:table-cell office:value-type="float" office:value="2.10122137966509">
                <text:p>2.10122137966509</text:p>
              </table:table-cell>
              <table:table-cell office:value-type="float" office:value="2.90615386236629">
                <text:p>2.90615386236629</text:p>
              </table:table-cell>
              <table:table-cell office:value-type="float" office:value="3.8941732729781">
                <text:p>3.894173272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394180710860412">
                <text:p>0.394180710860412</text:p>
              </table:table-cell>
              <table:table-cell office:value-type="float" office:value="0.788302304220701">
                <text:p>0.788302304220701</text:p>
              </table:table-cell>
              <table:table-cell office:value-type="float" office:value="1.41822758606585">
                <text:p>1.41822758606585</text:p>
              </table:table-cell>
              <table:table-cell office:value-type="float" office:value="2.12133360707412">
                <text:p>2.12133360707412</text:p>
              </table:table-cell>
              <table:table-cell office:value-type="float" office:value="2.83624247255717">
                <text:p>2.83624247255717</text:p>
              </table:table-cell>
              <table:table-cell office:value-type="float" office:value="3.8968987555542">
                <text:p>3.896898755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412334035785">
                <text:p>0.412334035785</text:p>
              </table:table-cell>
              <table:table-cell office:value-type="float" office:value="0.414202100906634">
                <text:p>0.414202100906634</text:p>
              </table:table-cell>
              <table:table-cell office:value-type="float" office:value="0.828342081592578">
                <text:p>0.828342081592578</text:p>
              </table:table-cell>
              <table:table-cell office:value-type="float" office:value="1.38364529963695">
                <text:p>1.38364529963695</text:p>
              </table:table-cell>
              <table:table-cell office:value-type="float" office:value="2.14287574560851">
                <text:p>2.14287574560851</text:p>
              </table:table-cell>
              <table:table-cell office:value-type="float" office:value="2.76708308619955">
                <text:p>2.76708308619955</text:p>
              </table:table-cell>
              <table:table-cell office:value-type="float" office:value="3.89984466392938">
                <text:p>3.8998446639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434297000150291">
                <text:p>0.434297000150291</text:p>
              </table:table-cell>
              <table:table-cell office:value-type="float" office:value="0.868528866334739">
                <text:p>0.868528866334739</text:p>
              </table:table-cell>
              <table:table-cell office:value-type="float" office:value="1.34951345708183">
                <text:p>1.34951345708183</text:p>
              </table:table-cell>
              <table:table-cell office:value-type="float" office:value="2.16586171675693">
                <text:p>2.16586171675693</text:p>
              </table:table-cell>
              <table:table-cell office:value-type="float" office:value="2.69882452003386">
                <text:p>2.69882452003386</text:p>
              </table:table-cell>
              <table:table-cell office:value-type="float" office:value="3.90301835063085">
                <text:p>3.90301835063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451603943955">
                <text:p>0.451603943955</text:p>
              </table:table-cell>
              <table:table-cell office:value-type="float" office:value="0.454474269302259">
                <text:p>0.454474269302259</text:p>
              </table:table-cell>
              <table:table-cell office:value-type="float" office:value="0.908880378540039">
                <text:p>0.908880378540039</text:p>
              </table:table-cell>
              <table:table-cell office:value-type="float" office:value="1.31589070508937">
                <text:p>1.31589070508937</text:p>
              </table:table-cell>
              <table:table-cell office:value-type="float" office:value="2.19028632301314">
                <text:p>2.19028632301314</text:p>
              </table:table-cell>
              <table:table-cell office:value-type="float" office:value="2.63158405864232">
                <text:p>2.63158405864232</text:p>
              </table:table-cell>
              <table:table-cell office:value-type="float" office:value="3.90642490459281">
                <text:p>3.90642490459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474743089804572">
                <text:p>0.474743089804572</text:p>
              </table:table-cell>
              <table:table-cell office:value-type="float" office:value="0.949414979715557">
                <text:p>0.949414979715557</text:p>
              </table:table-cell>
              <table:table-cell office:value-type="float" office:value="1.28282204905969">
                <text:p>1.28282204905969</text:p>
              </table:table-cell>
              <table:table-cell office:value-type="float" office:value="2.21611913499882">
                <text:p>2.21611913499882</text:p>
              </table:table-cell>
              <table:table-cell office:value-type="float" office:value="2.56545170607546">
                <text:p>2.56545170607546</text:p>
              </table:table-cell>
              <table:table-cell office:value-type="float" office:value="3.91006614580381">
                <text:p>3.9100661458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490873852125">
                <text:p>0.490873852125</text:p>
              </table:table-cell>
              <table:table-cell office:value-type="float" office:value="0.495112844574075">
                <text:p>0.495112844574075</text:p>
              </table:table-cell>
              <table:table-cell office:value-type="float" office:value="0.990151434287775">
                <text:p>0.990151434287775</text:p>
              </table:table-cell>
              <table:table-cell office:value-type="float" office:value="1.25034088501025">
                <text:p>1.25034088501025</text:p>
              </table:table-cell>
              <table:table-cell office:value-type="float" office:value="2.24329735568642">
                <text:p>2.24329735568642</text:p>
              </table:table-cell>
              <table:table-cell office:value-type="float" office:value="2.5004942493596">
                <text:p>2.5004942493596</text:p>
              </table:table-cell>
              <table:table-cell office:value-type="float" office:value="3.91393939154363">
                <text:p>3.9139393915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515592947370409">
                <text:p>0.515592947370409</text:p>
              </table:table-cell>
              <table:table-cell office:value-type="float" office:value="1.03110856836414">
                <text:p>1.03110856836414</text:p>
              </table:table-cell>
              <table:table-cell office:value-type="float" office:value="1.21847092703973">
                <text:p>1.21847092703973</text:p>
              </table:table-cell>
              <table:table-cell office:value-type="float" office:value="2.27171773302668">
                <text:p>2.27171773302668</text:p>
              </table:table-cell>
              <table:table-cell office:value-type="float" office:value="2.43675911313555">
                <text:p>2.43675911313555</text:p>
              </table:table-cell>
              <table:table-cell office:value-type="float" office:value="3.91803598509599">
                <text:p>3.91803598509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530143760295">
                <text:p>0.530143760295</text:p>
              </table:table-cell>
              <table:table-cell office:value-type="float" office:value="0.536192594081582">
                <text:p>0.536192594081582</text:p>
              </table:table-cell>
              <table:table-cell office:value-type="float" office:value="1.07230477234151">
                <text:p>1.07230477234151</text:p>
              </table:table-cell>
              <table:table-cell office:value-type="float" office:value="1.18722804395211">
                <text:p>1.18722804395211</text:p>
              </table:table-cell>
              <table:table-cell office:value-type="float" office:value="2.30122773729863">
                <text:p>2.30122773729863</text:p>
              </table:table-cell>
              <table:table-cell office:value-type="float" office:value="2.37427803263137">
                <text:p>2.37427803263137</text:p>
              </table:table-cell>
              <table:table-cell office:value-type="float" office:value="3.92233960167676">
                <text:p>3.92233960167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556920391797664">
                <text:p>0.556920391797664</text:p>
              </table:table-cell>
              <table:table-cell office:value-type="float" office:value="1.11375725910917">
                <text:p>1.11375725910917</text:p>
              </table:table-cell>
              <table:table-cell office:value-type="float" office:value="1.15662204621098">
                <text:p>1.15662204621098</text:p>
              </table:table-cell>
              <table:table-cell office:value-type="float" office:value="2.31307062730287">
                <text:p>2.31307062730287</text:p>
              </table:table-cell>
              <table:table-cell office:value-type="float" office:value="2.33161642546303">
                <text:p>2.33161642546303</text:p>
              </table:table-cell>
              <table:table-cell office:value-type="float" office:value="3.92682438418617">
                <text:p>3.92682438418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0.569413668465">
                <text:p>0.569413668465</text:p>
              </table:table-cell>
              <table:table-cell office:value-type="float" office:value="0.577783790447225">
                <text:p>0.577783790447225</text:p>
              </table:table-cell>
              <table:table-cell office:value-type="float" office:value="1.12665850256583">
                <text:p>1.12665850256583</text:p>
              </table:table-cell>
              <table:table-cell office:value-type="float" office:value="1.15548092740696">
                <text:p>1.15548092740696</text:p>
              </table:table-cell>
              <table:table-cell office:value-type="float" office:value="2.25314803381388">
                <text:p>2.25314803381388</text:p>
              </table:table-cell>
              <table:table-cell office:value-type="float" office:value="2.36260568543054">
                <text:p>2.36260568543054</text:p>
              </table:table-cell>
              <table:table-cell office:value-type="float" office:value="3.9314530159273">
                <text:p>3.931453015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598788183968889">
                <text:p>0.598788183968889</text:p>
              </table:table-cell>
              <table:table-cell office:value-type="float" office:value="1.09734072812635">
                <text:p>1.09734072812635</text:p>
              </table:table-cell>
              <table:table-cell office:value-type="float" office:value="1.19748656430315">
                <text:p>1.19748656430315</text:p>
              </table:table-cell>
              <table:table-cell office:value-type="float" office:value="2.19451688188658">
                <text:p>2.19451688188658</text:p>
              </table:table-cell>
              <table:table-cell office:value-type="float" office:value="2.39384287841111">
                <text:p>2.39384287841111</text:p>
              </table:table-cell>
              <table:table-cell office:value-type="float" office:value="3.93617490887623">
                <text:p>3.93617490887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0.608683576635">
                <text:p>0.608683576635</text:p>
              </table:table-cell>
              <table:table-cell office:value-type="float" office:value="0.61993543545714">
                <text:p>0.61993543545714</text:p>
              </table:table-cell>
              <table:table-cell office:value-type="float" office:value="1.06867220094266">
                <text:p>1.06867220094266</text:p>
              </table:table-cell>
              <table:table-cell office:value-type="float" office:value="1.2397778957073">
                <text:p>1.2397778957073</text:p>
              </table:table-cell>
              <table:table-cell office:value-type="float" office:value="2.13718412709961">
                <text:p>2.13718412709961</text:p>
              </table:table-cell>
              <table:table-cell office:value-type="float" office:value="2.42489624406915">
                <text:p>2.42489624406915</text:p>
              </table:table-cell>
              <table:table-cell office:value-type="float" office:value="3.94092476982358">
                <text:p>3.94092476982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641221349659884">
                <text:p>0.641221349659884</text:p>
              </table:table-cell>
              <table:table-cell office:value-type="float" office:value="1.04065989655475">
                <text:p>1.04065989655475</text:p>
              </table:table-cell>
              <table:table-cell office:value-type="float" office:value="1.28234653174441">
                <text:p>1.28234653174441</text:p>
              </table:table-cell>
              <table:table-cell office:value-type="float" office:value="2.08116371948676">
                <text:p>2.08116371948676</text:p>
              </table:table-cell>
              <table:table-cell office:value-type="float" office:value="2.45525473474639">
                <text:p>2.45525473474639</text:p>
              </table:table-cell>
              <table:table-cell office:value-type="float" office:value="3.94562189032419">
                <text:p>3.9456218903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0.647953484805">
                <text:p>0.647953484805</text:p>
              </table:table-cell>
              <table:table-cell office:value-type="float" office:value="0.662631111503239">
                <text:p>0.662631111503239</text:p>
              </table:table-cell>
              <table:table-cell office:value-type="float" office:value="1.01331953500382">
                <text:p>1.01331953500382</text:p>
              </table:table-cell>
              <table:table-cell office:value-type="float" office:value="1.32516284448862">
                <text:p>1.32516284448862</text:p>
              </table:table-cell>
              <table:table-cell office:value-type="float" office:value="2.02648709677283">
                <text:p>2.02648709677283</text:p>
              </table:table-cell>
              <table:table-cell office:value-type="float" office:value="2.48433409701016">
                <text:p>2.48433409701016</text:p>
              </table:table-cell>
              <table:table-cell office:value-type="float" office:value="3.9501705673183">
                <text:p>3.950170567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684130523929514">
                <text:p>0.684130523929514</text:p>
              </table:table-cell>
              <table:table-cell office:value-type="float" office:value="0.98668491980651">
                <text:p>0.98668491980651</text:p>
              </table:table-cell>
              <table:table-cell office:value-type="float" office:value="1.36815844495327">
                <text:p>1.36815844495327</text:p>
              </table:table-cell>
              <table:table-cell office:value-type="float" office:value="1.97322186092138">
                <text:p>1.97322186092138</text:p>
              </table:table-cell>
              <table:table-cell office:value-type="float" office:value="2.51149088551056">
                <text:p>2.51149088551056</text:p>
              </table:table-cell>
              <table:table-cell office:value-type="float" office:value="3.95446206694518">
                <text:p>3.95446206694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0.687223392975">
                <text:p>0.687223392975</text:p>
              </table:table-cell>
              <table:table-cell office:value-type="float" office:value="0.705647845145402">
                <text:p>0.705647845145402</text:p>
              </table:table-cell>
              <table:table-cell office:value-type="float" office:value="0.960826580725355">
                <text:p>0.960826580725355</text:p>
              </table:table-cell>
              <table:table-cell office:value-type="float" office:value="1.41118986031125">
                <text:p>1.41118986031125</text:p>
              </table:table-cell>
              <table:table-cell office:value-type="float" office:value="1.92150906087974">
                <text:p>1.92150906087974</text:p>
              </table:table-cell>
              <table:table-cell office:value-type="float" office:value="2.53604553670941">
                <text:p>2.53604553670941</text:p>
              </table:table-cell>
              <table:table-cell office:value-type="float" office:value="3.95837845721071">
                <text:p>3.9583784572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727032442026044">
                <text:p>0.727032442026044</text:p>
              </table:table-cell>
              <table:table-cell office:value-type="float" office:value="0.935893514362485">
                <text:p>0.935893514362485</text:p>
              </table:table-cell>
              <table:table-cell office:value-type="float" office:value="1.45395584690417">
                <text:p>1.45395584690417</text:p>
              </table:table-cell>
              <table:table-cell office:value-type="float" office:value="1.87164666750632">
                <text:p>1.87164666750632</text:p>
              </table:table-cell>
              <table:table-cell office:value-type="float" office:value="2.55731456047595">
                <text:p>2.55731456047595</text:p>
              </table:table-cell>
              <table:table-cell office:value-type="float" office:value="3.96179842646635">
                <text:p>3.9617984264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0.726493301145">
                <text:p>0.726493301145</text:p>
              </table:table-cell>
              <table:table-cell office:value-type="float" office:value="0.747949277365216">
                <text:p>0.747949277365216</text:p>
              </table:table-cell>
              <table:table-cell office:value-type="float" office:value="0.912219014322885">
                <text:p>0.912219014322885</text:p>
              </table:table-cell>
              <table:table-cell office:value-type="float" office:value="1.49578638056697">
                <text:p>1.49578638056697</text:p>
              </table:table-cell>
              <table:table-cell office:value-type="float" office:value="1.82430121802516">
                <text:p>1.82430121802516</text:p>
              </table:table-cell>
              <table:table-cell office:value-type="float" office:value="2.57465036122091">
                <text:p>2.57465036122091</text:p>
              </table:table-cell>
              <table:table-cell office:value-type="float" office:value="3.96460487165678">
                <text:p>3.9646048716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76757301951653">
                <text:p>0.76757301951653</text:p>
              </table:table-cell>
              <table:table-cell office:value-type="float" office:value="0.890626810409776">
                <text:p>0.890626810409776</text:p>
              </table:table-cell>
              <table:table-cell office:value-type="float" office:value="1.53503092178653">
                <text:p>1.53503092178653</text:p>
              </table:table-cell>
              <table:table-cell office:value-type="float" office:value="1.78112004850331">
                <text:p>1.78112004850331</text:p>
              </table:table-cell>
              <table:table-cell office:value-type="float" office:value="2.58748539965273">
                <text:p>2.58748539965273</text:p>
              </table:table-cell>
              <table:table-cell office:value-type="float" office:value="3.96669362638062">
                <text:p>3.96669362638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0.765763209315">
                <text:p>0.765763209315</text:p>
              </table:table-cell>
              <table:table-cell office:value-type="float" office:value="0.783638162579779">
                <text:p>0.783638162579779</text:p>
              </table:table-cell>
              <table:table-cell office:value-type="float" office:value="0.873381135238085">
                <text:p>0.873381135238085</text:p>
              </table:table-cell>
              <table:table-cell office:value-type="float" office:value="1.56715879853308">
                <text:p>1.56715879853308</text:p>
              </table:table-cell>
              <table:table-cell office:value-type="float" office:value="1.7466312845909">
                <text:p>1.7466312845909</text:p>
              </table:table-cell>
              <table:table-cell office:value-type="float" office:value="2.59537577106232">
                <text:p>2.59537577106232</text:p>
              </table:table-cell>
              <table:table-cell office:value-type="float" office:value="3.96798230010462">
                <text:p>3.9679823001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790584238450244">
                <text:p>0.790584238450244</text:p>
              </table:table-cell>
              <table:table-cell office:value-type="float" office:value="0.866041642014482">
                <text:p>0.866041642014482</text:p>
              </table:table-cell>
              <table:table-cell office:value-type="float" office:value="1.58104990853191">
                <text:p>1.58104990853191</text:p>
              </table:table-cell>
              <table:table-cell office:value-type="float" office:value="1.73195339888882">
                <text:p>1.73195339888882</text:p>
              </table:table-cell>
              <table:table-cell office:value-type="float" office:value="2.59803833775374">
                <text:p>2.59803833775374</text:p>
              </table:table-cell>
              <table:table-cell office:value-type="float" office:value="3.96841794740874">
                <text:p>3.9684179474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.0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style-name="ch1">
        <chart:legend chart:legend-position="end" svg:x="15.138cm" svg:y="6.531cm" style:legend-expansion="high" chart:style-name="ch2"/>
        <chart:plot-area chart:style-name="ch3" table:cell-range-address="20x20.J2:20x20.Q42 20x20.Q1:20x20.R42 20x20.K1:20x20.P1" chart:data-source-has-labels="row" svg:x="0.797cm" svg:y="1.623cm" svg:width="13.647cm" svg:height="16.226cm">
          <chartooo:coordinate-region svg:x="1.233cm" svg:y="1.822cm" svg:width="13.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0x20.Q2:20x20.Q42" chart:label-cell-address="20x20.Q1:20x20.Q1" chart:class="chart:scatter">
            <chart:domain table:cell-range-address="20x20.J2:20x20.J42"/>
            <chart:data-point chart:repeated="41"/>
          </chart:series>
          <chart:series chart:style-name="ch8" chart:values-cell-range-address="20x20.R2:20x20.R42" chart:label-cell-address="20x20.R1:20x20.R1" chart:class="chart:scatter">
            <chart:data-point chart:repeated="41"/>
          </chart:series>
          <chart:series chart:style-name="ch9" chart:values-cell-range-address="20x20.K2:20x20.K42" chart:label-cell-address="20x20.K1:20x20.K1" chart:class="chart:scatter">
            <chart:data-point chart:repeated="41"/>
          </chart:series>
          <chart:series chart:style-name="ch10" chart:values-cell-range-address="20x20.L2:20x20.L42" chart:label-cell-address="20x20.L1:20x20.L1" chart:class="chart:scatter">
            <chart:data-point chart:repeated="41"/>
          </chart:series>
          <chart:series chart:style-name="ch11" chart:values-cell-range-address="20x20.M2:20x20.M42" chart:label-cell-address="20x20.M1:20x20.M1" chart:class="chart:scatter">
            <chart:data-point chart:repeated="41"/>
          </chart:series>
          <chart:series chart:style-name="ch12" chart:values-cell-range-address="20x20.N2:20x20.N42" chart:label-cell-address="20x20.N1:20x20.N1" chart:class="chart:scatter">
            <chart:data-point chart:repeated="41"/>
          </chart:series>
          <chart:series chart:style-name="ch13" chart:values-cell-range-address="20x20.O2:20x20.O42" chart:label-cell-address="20x20.O1:20x20.O1" chart:class="chart:scatter">
            <chart:data-point chart:repeated="41"/>
          </chart:series>
          <chart:series chart:style-name="ch14" chart:values-cell-range-address="20x20.P2:20x20.P42" chart:label-cell-address="20x20.P1:20x20.P1" chart:class="chart:scatter">
            <chart:data-point chart:repeated="41"/>
          </chart:series>
          <chart:series chart:style-name="ch15" chart:values-cell-range-address="20x20.Q2:20x20.Q42" chart:label-cell-address="20x20.Q1:20x20.Q1" chart:class="chart:scatter">
            <chart:data-point chart:repeated="41"/>
          </chart:series>
          <chart:series chart:style-name="ch16" chart:values-cell-range-address="20x20.Q2:20x20.Q42" chart:label-cell-address="20x20.Q1:20x20.Q1" chart:class="chart:scatter">
            <chart:data-point chart:repeated="41"/>
          </chart:series>
          <chart:series chart:style-name="ch17" chart:values-cell-range-address="20x20.Q2:20x20.Q42" chart:label-cell-address="20x20.Q1:20x20.Q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lpha</text:p>
                <draw:g>
                  <svg:desc>20x20.Q1:20x20.Q1</svg:desc>
                </draw:g>
              </table:table-cell>
              <table:table-cell office:value-type="string">
                <text:p>Beta</text:p>
                <draw:g>
                  <svg:desc>20x20.R1:20x20.R1</svg:desc>
                </draw:g>
              </table:table-cell>
              <table:table-cell office:value-type="string">
                <text:p>N = 1</text:p>
                <draw:g>
                  <svg:desc>20x20.K1:20x20.K1</svg:desc>
                </draw:g>
              </table:table-cell>
              <table:table-cell office:value-type="string">
                <text:p>N = 2</text:p>
                <draw:g>
                  <svg:desc>20x20.L1:20x20.L1</svg:desc>
                </draw:g>
              </table:table-cell>
              <table:table-cell office:value-type="string">
                <text:p>N = 3</text:p>
                <draw:g>
                  <svg:desc>20x20.M1:20x20.M1</svg:desc>
                </draw:g>
              </table:table-cell>
              <table:table-cell office:value-type="string">
                <text:p>N = 4</text:p>
                <draw:g>
                  <svg:desc>20x20.N1:20x20.N1</svg:desc>
                </draw:g>
              </table:table-cell>
              <table:table-cell office:value-type="string">
                <text:p>N = 5</text:p>
                <draw:g>
                  <svg:desc>20x20.O1:20x20.O1</svg:desc>
                </draw:g>
              </table:table-cell>
              <table:table-cell office:value-type="string">
                <text:p>N = 6</text:p>
                <draw:g>
                  <svg:desc>20x20.P1:20x20.P1</svg:desc>
                </draw:g>
              </table:table-cell>
              <table:table-cell office:value-type="string">
                <text:p>Alpha</text:p>
                <draw:g>
                  <svg:desc>20x20.Q1:20x20.Q1</svg:desc>
                </draw:g>
              </table:table-cell>
              <table:table-cell office:value-type="string">
                <text:p>Alpha</text:p>
                <draw:g>
                  <svg:desc>20x20.Q1:20x20.Q1</svg:desc>
                </draw:g>
              </table:table-cell>
              <table:table-cell office:value-type="string">
                <text:p>Alpha</text:p>
                <draw:g>
                  <svg:desc>20x20.Q1:20x20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x20.J2:20x20.J42</svg:desc>
                </draw:g>
              </table:table-cell>
              <table:table-cell office:value-type="float" office:value="0">
                <text:p>0</text:p>
                <draw:g>
                  <svg:desc>20x20.Q2:20x20.Q42</svg:desc>
                </draw:g>
              </table:table-cell>
              <table:table-cell office:value-type="float" office:value="0">
                <text:p>0</text:p>
                <draw:g>
                  <svg:desc>20x20.R2:20x20.R42</svg:desc>
                </draw:g>
              </table:table-cell>
              <table:table-cell office:value-type="float" office:value="0.00000215294291066083">
                <text:p>0.00000215294291066083</text:p>
                <draw:g>
                  <svg:desc>20x20.K2:20x20.K42</svg:desc>
                </draw:g>
              </table:table-cell>
              <table:table-cell office:value-type="float" office:value="0.00000184806957095614">
                <text:p>0.00000184806957095614</text:p>
                <draw:g>
                  <svg:desc>20x20.L2:20x20.L42</svg:desc>
                </draw:g>
              </table:table-cell>
              <table:table-cell office:value-type="float" office:value="1.57083635096044">
                <text:p>1.57083635096044</text:p>
                <draw:g>
                  <svg:desc>20x20.M2:20x20.M42</svg:desc>
                </draw:g>
              </table:table-cell>
              <table:table-cell office:value-type="float" office:value="1.57083635099686">
                <text:p>1.57083635099686</text:p>
                <draw:g>
                  <svg:desc>20x20.N2:20x20.N42</svg:desc>
                </draw:g>
              </table:table-cell>
              <table:table-cell office:value-type="float" office:value="1.57083635100183">
                <text:p>1.57083635100183</text:p>
                <draw:g>
                  <svg:desc>20x20.O2:20x20.O42</svg:desc>
                </draw:g>
              </table:table-cell>
              <table:table-cell office:value-type="float" office:value="1.5708363510372">
                <text:p>1.5708363510372</text:p>
                <draw:g>
                  <svg:desc>20x20.P2:20x20.P42</svg:desc>
                </draw:g>
              </table:table-cell>
              <table:table-cell office:value-type="float" office:value="0">
                <text:p>0</text:p>
                <draw:g>
                  <svg:desc>20x20.Q2:20x20.Q42</svg:desc>
                </draw:g>
              </table:table-cell>
              <table:table-cell office:value-type="float" office:value="0">
                <text:p>0</text:p>
                <draw:g>
                  <svg:desc>20x20.Q2:20x20.Q42</svg:desc>
                </draw:g>
              </table:table-cell>
              <table:table-cell office:value-type="float" office:value="0">
                <text:p>0</text:p>
                <draw:g>
                  <svg:desc>20x20.Q2:20x20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0002338435">
                <text:p>0.1000002338435</text:p>
              </table:table-cell>
              <table:table-cell office:value-type="float" office:value="0.15708">
                <text:p>0.15708</text:p>
              </table:table-cell>
              <table:table-cell office:value-type="float" office:value="0.07854">
                <text:p>0.07854</text:p>
              </table:table-cell>
              <table:table-cell office:value-type="float" office:value="0.0785414726432591">
                <text:p>0.0785414726432591</text:p>
              </table:table-cell>
              <table:table-cell office:value-type="float" office:value="0.157071166011702">
                <text:p>0.157071166011702</text:p>
              </table:table-cell>
              <table:table-cell office:value-type="float" office:value="1.49229249100544">
                <text:p>1.49229249100544</text:p>
              </table:table-cell>
              <table:table-cell office:value-type="float" office:value="1.57279873251934">
                <text:p>1.57279873251934</text:p>
              </table:table-cell>
              <table:table-cell office:value-type="float" office:value="1.57279873259417">
                <text:p>1.57279873259417</text:p>
              </table:table-cell>
              <table:table-cell office:value-type="float" office:value="1.64938073722473">
                <text:p>1.64938073722473</text:p>
              </table:table-cell>
              <table:table-cell office:value-type="float" office:value="0.15708">
                <text:p>0.15708</text:p>
              </table:table-cell>
              <table:table-cell office:value-type="float" office:value="0.15708">
                <text:p>0.15708</text:p>
              </table:table-cell>
              <table:table-cell office:value-type="float" office:value="0.15708">
                <text:p>0.15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000467686999">
                <text:p>0.200000467686999</text:p>
              </table:table-cell>
              <table:table-cell office:value-type="float" office:value="0.31416">
                <text:p>0.31416</text:p>
              </table:table-cell>
              <table:table-cell office:value-type="float" office:value="0.15708">
                <text:p>0.15708</text:p>
              </table:table-cell>
              <table:table-cell office:value-type="float" office:value="0.157082945382426">
                <text:p>0.157082945382426</text:p>
              </table:table-cell>
              <table:table-cell office:value-type="float" office:value="0.314142332178913">
                <text:p>0.314142332178913</text:p>
              </table:table-cell>
              <table:table-cell office:value-type="float" office:value="1.41374908272554">
                <text:p>1.41374908272554</text:p>
              </table:table-cell>
              <table:table-cell office:value-type="float" office:value="1.57867123885317">
                <text:p>1.57867123885317</text:p>
              </table:table-cell>
              <table:table-cell office:value-type="float" office:value="1.57867123892436">
                <text:p>1.57867123892436</text:p>
              </table:table-cell>
              <table:table-cell office:value-type="float" office:value="1.72792573189384">
                <text:p>1.72792573189384</text:p>
              </table:table-cell>
              <table:table-cell office:value-type="float" office:value="0.31416">
                <text:p>0.31416</text:p>
              </table:table-cell>
              <table:table-cell office:value-type="float" office:value="0.31416">
                <text:p>0.31416</text:p>
              </table:table-cell>
              <table:table-cell office:value-type="float" office:value="0.31416">
                <text:p>0.31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0000701530499">
                <text:p>0.300000701530499</text:p>
              </table:table-cell>
              <table:table-cell office:value-type="float" office:value="0.47124">
                <text:p>0.47124</text:p>
              </table:table-cell>
              <table:table-cell office:value-type="float" office:value="0.23562">
                <text:p>0.23562</text:p>
              </table:table-cell>
              <table:table-cell office:value-type="float" office:value="0.235624418744706">
                <text:p>0.235624418744706</text:p>
              </table:table-cell>
              <table:table-cell office:value-type="float" office:value="0.471213499580323">
                <text:p>0.471213499580323</text:p>
              </table:table-cell>
              <table:table-cell office:value-type="float" office:value="1.33520605896411">
                <text:p>1.33520605896411</text:p>
              </table:table-cell>
              <table:table-cell office:value-type="float" office:value="1.58841049584119">
                <text:p>1.58841049584119</text:p>
              </table:table-cell>
              <table:table-cell office:value-type="float" office:value="1.58841049590888">
                <text:p>1.58841049590888</text:p>
              </table:table-cell>
              <table:table-cell office:value-type="float" office:value="1.80647142525803">
                <text:p>1.80647142525803</text:p>
              </table:table-cell>
              <table:table-cell office:value-type="float" office:value="0.47124">
                <text:p>0.47124</text:p>
              </table:table-cell>
              <table:table-cell office:value-type="float" office:value="0.47124">
                <text:p>0.47124</text:p>
              </table:table-cell>
              <table:table-cell office:value-type="float" office:value="0.47124">
                <text:p>0.47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0000935373999">
                <text:p>0.400000935373999</text:p>
              </table:table-cell>
              <table:table-cell office:value-type="float" office:value="0.62832">
                <text:p>0.62832</text:p>
              </table:table-cell>
              <table:table-cell office:value-type="float" office:value="0.31416">
                <text:p>0.31416</text:p>
              </table:table-cell>
              <table:table-cell office:value-type="float" office:value="0.314165893988805">
                <text:p>0.314165893988805</text:p>
              </table:table-cell>
              <table:table-cell office:value-type="float" office:value="0.628284670761778">
                <text:p>0.628284670761778</text:p>
              </table:table-cell>
              <table:table-cell office:value-type="float" office:value="1.25666335950643">
                <text:p>1.25666335950643</text:p>
              </table:table-cell>
              <table:table-cell office:value-type="float" office:value="1.601945970386">
                <text:p>1.601945970386</text:p>
              </table:table-cell>
              <table:table-cell office:value-type="float" office:value="1.6019459704479">
                <text:p>1.6019459704479</text:p>
              </table:table-cell>
              <table:table-cell office:value-type="float" office:value="1.8850179159579">
                <text:p>1.8850179159579</text:p>
              </table:table-cell>
              <table:table-cell office:value-type="float" office:value="0.62832">
                <text:p>0.62832</text:p>
              </table:table-cell>
              <table:table-cell office:value-type="float" office:value="0.62832">
                <text:p>0.62832</text:p>
              </table:table-cell>
              <table:table-cell office:value-type="float" office:value="0.62832">
                <text:p>0.62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0001169217498">
                <text:p>0.500001169217498</text:p>
              </table:table-cell>
              <table:table-cell office:value-type="float" office:value="0.7854">
                <text:p>0.7854</text:p>
              </table:table-cell>
              <table:table-cell office:value-type="float" office:value="0.3927">
                <text:p>0.3927</text:p>
              </table:table-cell>
              <table:table-cell office:value-type="float" office:value="0.392707373616618">
                <text:p>0.392707373616618</text:p>
              </table:table-cell>
              <table:table-cell office:value-type="float" office:value="0.78535585069177">
                <text:p>0.78535585069177</text:p>
              </table:table-cell>
              <table:table-cell office:value-type="float" office:value="1.17812093069934">
                <text:p>1.17812093069934</text:p>
              </table:table-cell>
              <table:table-cell office:value-type="float" office:value="1.61918245206596">
                <text:p>1.61918245206596</text:p>
              </table:table-cell>
              <table:table-cell office:value-type="float" office:value="1.61918245211914">
                <text:p>1.61918245211914</text:p>
              </table:table-cell>
              <table:table-cell office:value-type="float" office:value="1.9635537459639">
                <text:p>1.9635537459639</text:p>
              </table:table-cell>
              <table:table-cell office:value-type="float" office:value="0.7854">
                <text:p>0.7854</text:p>
              </table:table-cell>
              <table:table-cell office:value-type="float" office:value="0.7854">
                <text:p>0.7854</text:p>
              </table:table-cell>
              <table:table-cell office:value-type="float" office:value="0.7854">
                <text:p>0.7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0001403060998">
                <text:p>0.600001403060998</text:p>
              </table:table-cell>
              <table:table-cell office:value-type="float" office:value="0.94248">
                <text:p>0.94248</text:p>
              </table:table-cell>
              <table:table-cell office:value-type="float" office:value="0.47124">
                <text:p>0.47124</text:p>
              </table:table-cell>
              <table:table-cell office:value-type="float" office:value="0.471248861692884">
                <text:p>0.471248861692884</text:p>
              </table:table-cell>
              <table:table-cell office:value-type="float" office:value="0.942427047545294">
                <text:p>0.942427047545294</text:p>
              </table:table-cell>
              <table:table-cell office:value-type="float" office:value="1.09957872517029">
                <text:p>1.09957872517029</text:p>
              </table:table-cell>
              <table:table-cell office:value-type="float" office:value="1.64000324274365">
                <text:p>1.64000324274365</text:p>
              </table:table-cell>
              <table:table-cell office:value-type="float" office:value="1.64000324278346">
                <text:p>1.64000324278346</text:p>
              </table:table-cell>
              <table:table-cell office:value-type="float" office:value="1.91745693537641">
                <text:p>1.91745693537641</text:p>
              </table:table-cell>
              <table:table-cell office:value-type="float" office:value="0.94248">
                <text:p>0.94248</text:p>
              </table:table-cell>
              <table:table-cell office:value-type="float" office:value="0.94248">
                <text:p>0.94248</text:p>
              </table:table-cell>
              <table:table-cell office:value-type="float" office:value="0.94248">
                <text:p>0.94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0001636904498">
                <text:p>0.700001636904498</text:p>
              </table:table-cell>
              <table:table-cell office:value-type="float" office:value="1.09956">
                <text:p>1.09956</text:p>
              </table:table-cell>
              <table:table-cell office:value-type="float" office:value="0.54978">
                <text:p>0.54978</text:p>
              </table:table-cell>
              <table:table-cell office:value-type="float" office:value="0.549790364305503">
                <text:p>0.549790364305503</text:p>
              </table:table-cell>
              <table:table-cell office:value-type="float" office:value="1.02103670136361">
                <text:p>1.02103670136361</text:p>
              </table:table-cell>
              <table:table-cell office:value-type="float" office:value="1.09949827346417">
                <text:p>1.09949827346417</text:p>
              </table:table-cell>
              <table:table-cell office:value-type="float" office:value="1.66427381830976">
                <text:p>1.66427381830976</text:p>
              </table:table-cell>
              <table:table-cell office:value-type="float" office:value="1.66427381833791">
                <text:p>1.66427381833791</text:p>
              </table:table-cell>
              <table:table-cell office:value-type="float" office:value="1.87352017666394">
                <text:p>1.87352017666394</text:p>
              </table:table-cell>
              <table:table-cell office:value-type="float" office:value="1.09956">
                <text:p>1.09956</text:p>
              </table:table-cell>
              <table:table-cell office:value-type="float" office:value="1.09956">
                <text:p>1.09956</text:p>
              </table:table-cell>
              <table:table-cell office:value-type="float" office:value="1.09956">
                <text:p>1.09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0001870747997">
                <text:p>0.800001870747997</text:p>
              </table:table-cell>
              <table:table-cell office:value-type="float" office:value="1.25664">
                <text:p>1.25664</text:p>
              </table:table-cell>
              <table:table-cell office:value-type="float" office:value="0.62832">
                <text:p>0.62832</text:p>
              </table:table-cell>
              <table:table-cell office:value-type="float" office:value="0.628331889912896">
                <text:p>0.628331889912896</text:p>
              </table:table-cell>
              <table:table-cell office:value-type="float" office:value="0.942494823233041">
                <text:p>0.942494823233041</text:p>
              </table:table-cell>
              <table:table-cell office:value-type="float" office:value="1.25656954533735">
                <text:p>1.25656954533735</text:p>
              </table:table-cell>
              <table:table-cell office:value-type="float" office:value="1.69184571735828">
                <text:p>1.69184571735828</text:p>
              </table:table-cell>
              <table:table-cell office:value-type="float" office:value="1.69184571737626">
                <text:p>1.69184571737626</text:p>
              </table:table-cell>
              <table:table-cell office:value-type="float" office:value="1.83189881423439">
                <text:p>1.83189881423439</text:p>
              </table:table-cell>
              <table:table-cell office:value-type="float" office:value="1.25664">
                <text:p>1.25664</text:p>
              </table:table-cell>
              <table:table-cell office:value-type="float" office:value="1.25664">
                <text:p>1.25664</text:p>
              </table:table-cell>
              <table:table-cell office:value-type="float" office:value="1.25664">
                <text:p>1.25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2104591497">
                <text:p>0.900002104591497</text:p>
              </table:table-cell>
              <table:table-cell office:value-type="float" office:value="1.41372">
                <text:p>1.41372</text:p>
              </table:table-cell>
              <table:table-cell office:value-type="float" office:value="0.70686">
                <text:p>0.70686</text:p>
              </table:table-cell>
              <table:table-cell office:value-type="float" office:value="0.706873449704897">
                <text:p>0.706873449704897</text:p>
              </table:table-cell>
              <table:table-cell office:value-type="float" office:value="0.863953059799183">
                <text:p>0.863953059799183</text:p>
              </table:table-cell>
              <table:table-cell office:value-type="float" office:value="1.41364088562276">
                <text:p>1.41364088562276</text:p>
              </table:table-cell>
              <table:table-cell office:value-type="float" office:value="1.72256042852724">
                <text:p>1.72256042852724</text:p>
              </table:table-cell>
              <table:table-cell office:value-type="float" office:value="1.72256042852937">
                <text:p>1.72256042852937</text:p>
              </table:table-cell>
              <table:table-cell office:value-type="float" office:value="1.7277765476912">
                <text:p>1.7277765476912</text:p>
              </table:table-cell>
              <table:table-cell office:value-type="float" office:value="1.41372">
                <text:p>1.41372</text:p>
              </table:table-cell>
              <table:table-cell office:value-type="float" office:value="1.41372">
                <text:p>1.41372</text:p>
              </table:table-cell>
              <table:table-cell office:value-type="float" office:value="1.41372">
                <text:p>1.41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002338435">
                <text:p>1.000002338435</text:p>
              </table:table-cell>
              <table:table-cell office:value-type="float" office:value="1.5708">
                <text:p>1.5708</text:p>
              </table:table-cell>
              <table:table-cell office:value-type="float" office:value="0.7854">
                <text:p>0.7854</text:p>
              </table:table-cell>
              <table:table-cell office:value-type="float" office:value="0.785411384837374">
                <text:p>0.785411384837374</text:p>
              </table:table-cell>
              <table:table-cell office:value-type="float" office:value="0.785415058119087">
                <text:p>0.785415058119087</text:p>
              </table:table-cell>
              <table:table-cell office:value-type="float" office:value="1.57070497710055">
                <text:p>1.57070497710055</text:p>
              </table:table-cell>
              <table:table-cell office:value-type="float" office:value="1.57071232311308">
                <text:p>1.57071232311308</text:p>
              </table:table-cell>
              <table:table-cell office:value-type="float" office:value="1.7562514421396">
                <text:p>1.7562514421396</text:p>
              </table:table-cell>
              <table:table-cell office:value-type="float" office:value="1.75625144215191">
                <text:p>1.75625144215191</text:p>
              </table:table-cell>
              <table:table-cell office:value-type="float" office:value="1.5708">
                <text:p>1.5708</text:p>
              </table:table-cell>
              <table:table-cell office:value-type="float" office:value="1.5708">
                <text:p>1.5708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style-name="ch1">
        <chart:legend chart:legend-position="end" svg:x="15.138cm" svg:y="6.531cm" style:legend-expansion="high" chart:style-name="ch2"/>
        <chart:plot-area chart:style-name="ch3" table:cell-range-address="4x4.J2:4x4.S42 4x4.T1:4x4.U42 4x4.K1:4x4.S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.T2:4x4.T42" chart:label-cell-address="4x4.T1:4x4.T1" chart:class="chart:scatter">
            <chart:domain table:cell-range-address="4x4.J2:4x4.J42"/>
            <chart:data-point chart:repeated="41"/>
          </chart:series>
          <chart:series chart:style-name="ch8" chart:values-cell-range-address="4x4.U2:4x4.U42" chart:label-cell-address="4x4.U1:4x4.U1" chart:class="chart:scatter">
            <chart:data-point chart:repeated="41"/>
          </chart:series>
          <chart:series chart:style-name="ch9" chart:values-cell-range-address="4x4.K2:4x4.K42" chart:label-cell-address="4x4.K1:4x4.K1" chart:class="chart:scatter">
            <chart:data-point chart:repeated="41"/>
          </chart:series>
          <chart:series chart:style-name="ch10" chart:values-cell-range-address="4x4.L2:4x4.L42" chart:label-cell-address="4x4.L1:4x4.L1" chart:class="chart:scatter">
            <chart:data-point chart:repeated="41"/>
          </chart:series>
          <chart:series chart:style-name="ch11" chart:values-cell-range-address="4x4.M2:4x4.M42" chart:label-cell-address="4x4.M1:4x4.M1" chart:class="chart:scatter">
            <chart:data-point chart:repeated="41"/>
          </chart:series>
          <chart:series chart:style-name="ch12" chart:values-cell-range-address="4x4.N2:4x4.N42" chart:label-cell-address="4x4.N1:4x4.N1" chart:class="chart:scatter">
            <chart:data-point chart:repeated="41"/>
          </chart:series>
          <chart:series chart:style-name="ch13" chart:values-cell-range-address="4x4.O2:4x4.O42" chart:label-cell-address="4x4.O1:4x4.O1" chart:class="chart:scatter">
            <chart:data-point chart:repeated="41"/>
          </chart:series>
          <chart:series chart:style-name="ch14" chart:values-cell-range-address="4x4.P2:4x4.P42" chart:label-cell-address="4x4.P1:4x4.P1" chart:class="chart:scatter">
            <chart:data-point chart:repeated="41"/>
          </chart:series>
          <chart:series chart:style-name="ch15" chart:values-cell-range-address="4x4.Q2:4x4.Q42" chart:label-cell-address="4x4.Q1:4x4.Q1" chart:class="chart:scatter">
            <chart:data-point chart:repeated="41"/>
          </chart:series>
          <chart:series chart:style-name="ch16" chart:values-cell-range-address="4x4.R2:4x4.R42" chart:label-cell-address="4x4.R1:4x4.R1" chart:class="chart:scatter">
            <chart:data-point chart:repeated="41"/>
          </chart:series>
          <chart:series chart:style-name="ch17" chart:values-cell-range-address="4x4.S2:4x4.S42" chart:label-cell-address="4x4.S1:4x4.S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lpha</text:p>
                <draw:g>
                  <svg:desc>4x4.T1:4x4.T1</svg:desc>
                </draw:g>
              </table:table-cell>
              <table:table-cell office:value-type="string">
                <text:p>Beta</text:p>
                <draw:g>
                  <svg:desc>4x4.U1:4x4.U1</svg:desc>
                </draw:g>
              </table:table-cell>
              <table:table-cell office:value-type="string">
                <text:p>N = 1</text:p>
                <draw:g>
                  <svg:desc>4x4.K1:4x4.K1</svg:desc>
                </draw:g>
              </table:table-cell>
              <table:table-cell office:value-type="string">
                <text:p>N = 2</text:p>
                <draw:g>
                  <svg:desc>4x4.L1:4x4.L1</svg:desc>
                </draw:g>
              </table:table-cell>
              <table:table-cell office:value-type="string">
                <text:p>N = 3</text:p>
                <draw:g>
                  <svg:desc>4x4.M1:4x4.M1</svg:desc>
                </draw:g>
              </table:table-cell>
              <table:table-cell office:value-type="string">
                <text:p>N = 4</text:p>
                <draw:g>
                  <svg:desc>4x4.N1:4x4.N1</svg:desc>
                </draw:g>
              </table:table-cell>
              <table:table-cell office:value-type="string">
                <text:p>N = 5</text:p>
                <draw:g>
                  <svg:desc>4x4.O1:4x4.O1</svg:desc>
                </draw:g>
              </table:table-cell>
              <table:table-cell office:value-type="string">
                <text:p>N = 6</text:p>
                <draw:g>
                  <svg:desc>4x4.P1:4x4.P1</svg:desc>
                </draw:g>
              </table:table-cell>
              <table:table-cell office:value-type="string">
                <text:p>N = 7</text:p>
                <draw:g>
                  <svg:desc>4x4.Q1:4x4.Q1</svg:desc>
                </draw:g>
              </table:table-cell>
              <table:table-cell office:value-type="string">
                <text:p>N = 8</text:p>
                <draw:g>
                  <svg:desc>4x4.R1:4x4.R1</svg:desc>
                </draw:g>
              </table:table-cell>
              <table:table-cell office:value-type="string">
                <text:p>N = 9</text:p>
                <draw:g>
                  <svg:desc>4x4.S1:4x4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.J2:4x4.J42</svg:desc>
                </draw:g>
              </table:table-cell>
              <table:table-cell office:value-type="float" office:value="0">
                <text:p>0</text:p>
                <draw:g>
                  <svg:desc>4x4.T2:4x4.T42</svg:desc>
                </draw:g>
              </table:table-cell>
              <table:table-cell office:value-type="float" office:value="0">
                <text:p>0</text:p>
                <draw:g>
                  <svg:desc>4x4.U2:4x4.U42</svg:desc>
                </draw:g>
              </table:table-cell>
              <table:table-cell office:value-type="float" office:value="0.000000238711040976526">
                <text:p>0.000000238711040976526</text:p>
                <draw:g>
                  <svg:desc>4x4.K2:4x4.K42</svg:desc>
                </draw:g>
              </table:table-cell>
              <table:table-cell office:value-type="float" office:value="0.000000270016758143935">
                <text:p>0.000000270016758143935</text:p>
                <draw:g>
                  <svg:desc>4x4.L2:4x4.L42</svg:desc>
                </draw:g>
              </table:table-cell>
              <table:table-cell office:value-type="float" office:value="1.57672284343642">
                <text:p>1.57672284343642</text:p>
                <draw:g>
                  <svg:desc>4x4.M2:4x4.M42</svg:desc>
                </draw:g>
              </table:table-cell>
              <table:table-cell office:value-type="float" office:value="1.57672284343644">
                <text:p>1.57672284343644</text:p>
                <draw:g>
                  <svg:desc>4x4.N2:4x4.N42</svg:desc>
                </draw:g>
              </table:table-cell>
              <table:table-cell office:value-type="float" office:value="1.57672284343645">
                <text:p>1.57672284343645</text:p>
                <draw:g>
                  <svg:desc>4x4.O2:4x4.O42</svg:desc>
                </draw:g>
              </table:table-cell>
              <table:table-cell office:value-type="float" office:value="1.57672284343646">
                <text:p>1.57672284343646</text:p>
                <draw:g>
                  <svg:desc>4x4.P2:4x4.P42</svg:desc>
                </draw:g>
              </table:table-cell>
              <table:table-cell office:value-type="float" office:value="NaN">
                <text:p>NaN</text:p>
                <draw:g>
                  <svg:desc>4x4.Q2:4x4.Q42</svg:desc>
                </draw:g>
              </table:table-cell>
              <table:table-cell office:value-type="float" office:value="NaN">
                <text:p>NaN</text:p>
                <draw:g>
                  <svg:desc>4x4.R2:4x4.R42</svg:desc>
                </draw:g>
              </table:table-cell>
              <table:table-cell office:value-type="float" office:value="NaN">
                <text:p>NaN</text:p>
                <draw:g>
                  <svg:desc>4x4.S2:4x4.S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0.019634954085">
                <text:p>0.019634954085</text:p>
              </table:table-cell>
              <table:table-cell office:value-type="float" office:value="0.0196353222494265">
                <text:p>0.0196353222494265</text:p>
              </table:table-cell>
              <table:table-cell office:value-type="float" office:value="0.0392676996763636">
                <text:p>0.0392676996763636</text:p>
              </table:table-cell>
              <table:table-cell office:value-type="float" office:value="1.55674339373892">
                <text:p>1.55674339373892</text:p>
              </table:table-cell>
              <table:table-cell office:value-type="float" office:value="1.57684795745723">
                <text:p>1.57684795745723</text:p>
              </table:table-cell>
              <table:table-cell office:value-type="float" office:value="1.57684795745723">
                <text:p>1.57684795745723</text:p>
              </table:table-cell>
              <table:table-cell office:value-type="float" office:value="1.59671854742155">
                <text:p>1.5967185474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0.0392706445569698">
                <text:p>0.0392706445569698</text:p>
              </table:table-cell>
              <table:table-cell office:value-type="float" office:value="0.0785353994744911">
                <text:p>0.0785353994744911</text:p>
              </table:table-cell>
              <table:table-cell office:value-type="float" office:value="1.53677968732396">
                <text:p>1.53677968732396</text:p>
              </table:table-cell>
              <table:table-cell office:value-type="float" office:value="1.57722323771402">
                <text:p>1.57722323771402</text:p>
              </table:table-cell>
              <table:table-cell office:value-type="float" office:value="1.57722323771403">
                <text:p>1.57722323771403</text:p>
              </table:table-cell>
              <table:table-cell office:value-type="float" office:value="1.6167310240128">
                <text:p>1.616731024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0.058904862255">
                <text:p>0.058904862255</text:p>
              </table:table-cell>
              <table:table-cell office:value-type="float" office:value="0.0589059672312639">
                <text:p>0.0589059672312639</text:p>
              </table:table-cell>
              <table:table-cell office:value-type="float" office:value="0.117803100002694">
                <text:p>0.117803100002694</text:p>
              </table:table-cell>
              <table:table-cell office:value-type="float" office:value="1.51683122068622">
                <text:p>1.51683122068622</text:p>
              </table:table-cell>
              <table:table-cell office:value-type="float" office:value="1.57784849897801">
                <text:p>1.57784849897801</text:p>
              </table:table-cell>
              <table:table-cell office:value-type="float" office:value="1.57784849897801">
                <text:p>1.57784849897801</text:p>
              </table:table-cell>
              <table:table-cell office:value-type="float" office:value="1.63676079863957">
                <text:p>1.63676079863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785412910593509">
                <text:p>0.0785412910593509</text:p>
              </table:table-cell>
              <table:table-cell office:value-type="float" office:value="0.157070802838983">
                <text:p>0.157070802838983</text:p>
              </table:table-cell>
              <table:table-cell office:value-type="float" office:value="1.49689749799093">
                <text:p>1.49689749799093</text:p>
              </table:table-cell>
              <table:table-cell office:value-type="float" office:value="1.57872343315864">
                <text:p>1.57872343315864</text:p>
              </table:table-cell>
              <table:table-cell office:value-type="float" office:value="1.57872343315865">
                <text:p>1.57872343315865</text:p>
              </table:table-cell>
              <table:table-cell office:value-type="float" office:value="1.65680840362132">
                <text:p>1.6568084036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0.098174770425">
                <text:p>0.098174770425</text:p>
              </table:table-cell>
              <table:table-cell office:value-type="float" office:value="0.0981766175608935">
                <text:p>0.0981766175608935</text:p>
              </table:table-cell>
              <table:table-cell office:value-type="float" office:value="0.196338511021914">
                <text:p>0.196338511021914</text:p>
              </table:table-cell>
              <table:table-cell office:value-type="float" office:value="1.47697803123019">
                <text:p>1.47697803123019</text:p>
              </table:table-cell>
              <table:table-cell office:value-type="float" office:value="1.57984761023596">
                <text:p>1.57984761023596</text:p>
              </table:table-cell>
              <table:table-cell office:value-type="float" office:value="1.57984761023597">
                <text:p>1.57984761023597</text:p>
              </table:table-cell>
              <table:table-cell office:value-type="float" office:value="1.67687437792764">
                <text:p>1.6768743779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0.117811949224917">
                <text:p>0.117811949224917</text:p>
              </table:table-cell>
              <table:table-cell office:value-type="float" office:value="0.235606229529106">
                <text:p>0.235606229529106</text:p>
              </table:table-cell>
              <table:table-cell office:value-type="float" office:value="1.45707234036633">
                <text:p>1.45707234036633</text:p>
              </table:table-cell>
              <table:table-cell office:value-type="float" office:value="1.58122047955674">
                <text:p>1.58122047955674</text:p>
              </table:table-cell>
              <table:table-cell office:value-type="float" office:value="1.58122047955675">
                <text:p>1.58122047955675</text:p>
              </table:table-cell>
              <table:table-cell office:value-type="float" office:value="1.69695926691715">
                <text:p>1.6969592669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0.137444678595">
                <text:p>0.137444678595</text:p>
              </table:table-cell>
              <table:table-cell office:value-type="float" office:value="0.137447289752565">
                <text:p>0.137447289752565</text:p>
              </table:table-cell>
              <table:table-cell office:value-type="float" office:value="0.274873965761226">
                <text:p>0.274873965761226</text:p>
              </table:table-cell>
              <table:table-cell office:value-type="float" office:value="1.43717995346239">
                <text:p>1.43717995346239</text:p>
              </table:table-cell>
              <table:table-cell office:value-type="float" office:value="1.58284137148618">
                <text:p>1.58284137148618</text:p>
              </table:table-cell>
              <table:table-cell office:value-type="float" office:value="1.58284137148619">
                <text:p>1.58284137148619</text:p>
              </table:table-cell>
              <table:table-cell office:value-type="float" office:value="1.71706362205333">
                <text:p>1.7170636220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157082644295214">
                <text:p>0.157082644295214</text:p>
              </table:table-cell>
              <table:table-cell office:value-type="float" office:value="0.314141730022033">
                <text:p>0.314141730022033</text:p>
              </table:table-cell>
              <table:table-cell office:value-type="float" office:value="1.41730040680138">
                <text:p>1.41730040680138</text:p>
              </table:table-cell>
              <table:table-cell office:value-type="float" office:value="1.58470949940444">
                <text:p>1.58470949940444</text:p>
              </table:table-cell>
              <table:table-cell office:value-type="float" office:value="1.58470949940445">
                <text:p>1.58470949940445</text:p>
              </table:table-cell>
              <table:table-cell office:value-type="float" office:value="1.73718800059593">
                <text:p>1.7371880005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0.176714586765">
                <text:p>0.176714586765</text:p>
              </table:table-cell>
              <table:table-cell office:value-type="float" office:value="0.176718019696">
                <text:p>0.176718019696</text:p>
              </table:table-cell>
              <table:table-cell office:value-type="float" office:value="0.353409535995922">
                <text:p>0.353409535995922</text:p>
              </table:table-cell>
              <table:table-cell office:value-type="float" office:value="1.39743324499393">
                <text:p>1.39743324499393</text:p>
              </table:table-cell>
              <table:table-cell office:value-type="float" office:value="1.58682396203469">
                <text:p>1.58682396203469</text:p>
              </table:table-cell>
              <table:table-cell office:value-type="float" office:value="1.5868239620347">
                <text:p>1.5868239620347</text:p>
              </table:table-cell>
              <table:table-cell office:value-type="float" office:value="1.75733296526452">
                <text:p>1.7573329652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0.196353424725942">
                <text:p>0.196353424725942</text:p>
              </table:table-cell>
              <table:table-cell office:value-type="float" office:value="0.392677401223222">
                <text:p>0.392677401223222</text:p>
              </table:table-cell>
              <table:table-cell office:value-type="float" office:value="1.37757802107634">
                <text:p>1.37757802107634</text:p>
              </table:table-cell>
              <table:table-cell office:value-type="float" office:value="1.58918374608786">
                <text:p>1.58918374608786</text:p>
              </table:table-cell>
              <table:table-cell office:value-type="float" office:value="1.58918374608788">
                <text:p>1.58918374608788</text:p>
              </table:table-cell>
              <table:table-cell office:value-type="float" office:value="1.77749908387264">
                <text:p>1.77749908387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215984494935">
                <text:p>0.215984494935</text:p>
              </table:table-cell>
              <table:table-cell office:value-type="float" office:value="0.215988870318917">
                <text:p>0.215988870318917</text:p>
              </table:table-cell>
              <table:table-cell office:value-type="float" office:value="0.431945347570841">
                <text:p>0.431945347570841</text:p>
              </table:table-cell>
              <table:table-cell office:value-type="float" office:value="1.3577342965981">
                <text:p>1.3577342965981</text:p>
              </table:table-cell>
              <table:table-cell office:value-type="float" office:value="1.59178772920738">
                <text:p>1.59178772920738</text:p>
              </table:table-cell>
              <table:table-cell office:value-type="float" office:value="1.59178772920738">
                <text:p>1.59178772920738</text:p>
              </table:table-cell>
              <table:table-cell office:value-type="float" office:value="1.79768692892914">
                <text:p>1.7976869289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235624369806759">
                <text:p>0.235624369806759</text:p>
              </table:table-cell>
              <table:table-cell office:value-type="float" office:value="0.471213401700824">
                <text:p>0.471213401700824</text:p>
              </table:table-cell>
              <table:table-cell office:value-type="float" office:value="1.3379016417007">
                <text:p>1.3379016417007</text:p>
              </table:table-cell>
              <table:table-cell office:value-type="float" office:value="1.59463468319531">
                <text:p>1.59463468319531</text:p>
              </table:table-cell>
              <table:table-cell office:value-type="float" office:value="1.59463468319531">
                <text:p>1.59463468319531</text:p>
              </table:table-cell>
              <table:table-cell office:value-type="float" office:value="1.8178970772038">
                <text:p>1.817897077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255254403105">
                <text:p>0.255254403105</text:p>
              </table:table-cell>
              <table:table-cell office:value-type="float" office:value="0.255259939152071">
                <text:p>0.255259939152071</text:p>
              </table:table-cell>
              <table:table-cell office:value-type="float" office:value="0.510481595534323">
                <text:p>0.510481595534323</text:p>
              </table:table-cell>
              <table:table-cell office:value-type="float" office:value="1.31807963518729">
                <text:p>1.31807963518729</text:p>
              </table:table-cell>
              <table:table-cell office:value-type="float" office:value="1.59772327750029">
                <text:p>1.59772327750029</text:p>
              </table:table-cell>
              <table:table-cell office:value-type="float" office:value="1.59772327750029">
                <text:p>1.59772327750029</text:p>
              </table:table-cell>
              <table:table-cell office:value-type="float" office:value="1.83813010925317">
                <text:p>1.83813010925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0.274895597175455">
                <text:p>0.274895597175455</text:p>
              </table:table-cell>
              <table:table-cell office:value-type="float" office:value="0.549749966710802">
                <text:p>0.549749966710802</text:p>
              </table:table-cell>
              <table:table-cell office:value-type="float" office:value="1.29826786458398">
                <text:p>1.29826786458398</text:p>
              </table:table-cell>
              <table:table-cell office:value-type="float" office:value="1.60105208294604">
                <text:p>1.60105208294604</text:p>
              </table:table-cell>
              <table:table-cell office:value-type="float" office:value="1.60105208294605">
                <text:p>1.60105208294605</text:p>
              </table:table-cell>
              <table:table-cell office:value-type="float" office:value="1.85838660890344">
                <text:p>1.8583866089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294524311275">
                <text:p>0.294524311275</text:p>
              </table:table-cell>
              <table:table-cell office:value-type="float" office:value="0.294531365785014">
                <text:p>0.294531365785014</text:p>
              </table:table-cell>
              <table:table-cell office:value-type="float" office:value="0.589018559043142">
                <text:p>0.589018559043142</text:p>
              </table:table-cell>
              <table:table-cell office:value-type="float" office:value="1.27846592619314">
                <text:p>1.27846592619314</text:p>
              </table:table-cell>
              <table:table-cell office:value-type="float" office:value="1.60461957567885">
                <text:p>1.60461957567885</text:p>
              </table:table-cell>
              <table:table-cell office:value-type="float" office:value="1.60461957567886">
                <text:p>1.60461957567886</text:p>
              </table:table-cell>
              <table:table-cell office:value-type="float" office:value="1.8786671626848">
                <text:p>1.878667162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314167270200859">
                <text:p>0.314167270200859</text:p>
              </table:table-cell>
              <table:table-cell office:value-type="float" office:value="0.628287422967447">
                <text:p>0.628287422967447</text:p>
              </table:table-cell>
              <table:table-cell office:value-type="float" office:value="1.25867342513899">
                <text:p>1.25867342513899</text:p>
              </table:table-cell>
              <table:table-cell office:value-type="float" office:value="1.60842414131104">
                <text:p>1.60842414131104</text:p>
              </table:table-cell>
              <table:table-cell office:value-type="float" office:value="1.60842414131104">
                <text:p>1.60842414131104</text:p>
              </table:table-cell>
              <table:table-cell office:value-type="float" office:value="1.89897235921302">
                <text:p>1.8989723592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333794219445">
                <text:p>0.333794219445</text:p>
              </table:table-cell>
              <table:table-cell office:value-type="float" office:value="0.333803339176598">
                <text:p>0.333803339176598</text:p>
              </table:table-cell>
              <table:table-cell office:value-type="float" office:value="0.667556615987171">
                <text:p>0.667556615987171</text:p>
              </table:table-cell>
              <table:table-cell office:value-type="float" office:value="1.2388899754056">
                <text:p>1.2388899754056</text:p>
              </table:table-cell>
              <table:table-cell office:value-type="float" office:value="1.61246407923745">
                <text:p>1.61246407923745</text:p>
              </table:table-cell>
              <table:table-cell office:value-type="float" office:value="1.61246407923746">
                <text:p>1.61246407923746</text:p>
              </table:table-cell>
              <table:table-cell office:value-type="float" office:value="1.91930278851216">
                <text:p>1.9193027885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0.353439605219336">
                <text:p>0.353439605219336</text:p>
              </table:table-cell>
              <table:table-cell office:value-type="float" office:value="0.706826203111796">
                <text:p>0.706826203111796</text:p>
              </table:table-cell>
              <table:table-cell office:value-type="float" office:value="1.2191151998677">
                <text:p>1.2191151998677</text:p>
              </table:table-cell>
              <table:table-cell office:value-type="float" office:value="1.61673760710172">
                <text:p>1.61673760710172</text:p>
              </table:table-cell>
              <table:table-cell office:value-type="float" office:value="1.61673760710173">
                <text:p>1.61673760710173</text:p>
              </table:table-cell>
              <table:table-cell office:value-type="float" office:value="1.9396590412721">
                <text:p>1.939659041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373064127615">
                <text:p>0.373064127615</text:p>
              </table:table-cell>
              <table:table-cell office:value-type="float" office:value="0.373076104806494">
                <text:p>0.373076104806494</text:p>
              </table:table-cell>
              <table:table-cell office:value-type="float" office:value="0.74609625728929">
                <text:p>0.74609625728929</text:p>
              </table:table-cell>
              <table:table-cell office:value-type="float" office:value="1.19934873031489">
                <text:p>1.19934873031489</text:p>
              </table:table-cell>
              <table:table-cell office:value-type="float" office:value="1.62124286538838">
                <text:p>1.62124286538838</text:p>
              </table:table-cell>
              <table:table-cell office:value-type="float" office:value="1.62124286538839">
                <text:p>1.62124286538839</text:p>
              </table:table-cell>
              <table:table-cell office:value-type="float" office:value="1.96004170803328">
                <text:p>1.9600417080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392712878596703">
                <text:p>0.392712878596703</text:p>
              </table:table-cell>
              <table:table-cell office:value-type="float" office:value="0.785366859832156">
                <text:p>0.785366859832156</text:p>
              </table:table-cell>
              <table:table-cell office:value-type="float" office:value="1.17959020746844">
                <text:p>1.17959020746844</text:p>
              </table:table-cell>
              <table:table-cell office:value-type="float" office:value="1.62597792211813">
                <text:p>1.62597792211813</text:p>
              </table:table-cell>
              <table:table-cell office:value-type="float" office:value="1.62597792211814">
                <text:p>1.62597792211814</text:p>
              </table:table-cell>
              <table:table-cell office:value-type="float" office:value="1.97765877954107">
                <text:p>1.9776587795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412334035785">
                <text:p>0.412334035785</text:p>
              </table:table-cell>
              <table:table-cell office:value-type="float" office:value="0.412349971641702">
                <text:p>0.412349971641702</text:p>
              </table:table-cell>
              <table:table-cell office:value-type="float" office:value="0.82463810083686">
                <text:p>0.82463810083686</text:p>
              </table:table-cell>
              <table:table-cell office:value-type="float" office:value="1.15983928099217">
                <text:p>1.15983928099217</text:p>
              </table:table-cell>
              <table:table-cell office:value-type="float" office:value="1.63094077762301">
                <text:p>1.63094077762301</text:p>
              </table:table-cell>
              <table:table-cell office:value-type="float" office:value="1.63094077762302">
                <text:p>1.63094077762302</text:p>
              </table:table-cell>
              <table:table-cell office:value-type="float" office:value="1.96559800967885">
                <text:p>1.96559800967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431987433591492">
                <text:p>0.431987433591492</text:p>
              </table:table-cell>
              <table:table-cell office:value-type="float" office:value="0.863910079595844">
                <text:p>0.863910079595844</text:p>
              </table:table-cell>
              <table:table-cell office:value-type="float" office:value="1.1400956094964">
                <text:p>1.1400956094964</text:p>
              </table:table-cell>
              <table:table-cell office:value-type="float" office:value="1.6361293693791">
                <text:p>1.6361293693791</text:p>
              </table:table-cell>
              <table:table-cell office:value-type="float" office:value="1.63612936937912">
                <text:p>1.63612936937912</text:p>
              </table:table-cell>
              <table:table-cell office:value-type="float" office:value="1.95367925090435">
                <text:p>1.9536792509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451603943955">
                <text:p>0.451603943955</text:p>
              </table:table-cell>
              <table:table-cell office:value-type="float" office:value="0.451625318897096">
                <text:p>0.451625318897096</text:p>
              </table:table-cell>
              <table:table-cell office:value-type="float" office:value="0.903182905002796">
                <text:p>0.903182905002796</text:p>
              </table:table-cell>
              <table:table-cell office:value-type="float" office:value="1.1203588605362">
                <text:p>1.1203588605362</text:p>
              </table:table-cell>
              <table:table-cell office:value-type="float" office:value="1.64154157687541">
                <text:p>1.64154157687541</text:p>
              </table:table-cell>
              <table:table-cell office:value-type="float" office:value="1.64154157687542">
                <text:p>1.64154157687542</text:p>
              </table:table-cell>
              <table:table-cell office:value-type="float" office:value="1.94190413270945">
                <text:p>1.9419041327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471263687009032">
                <text:p>0.471263687009032</text:p>
              </table:table-cell>
              <table:table-cell office:value-type="float" office:value="0.942456695950247">
                <text:p>0.942456695950247</text:p>
              </table:table-cell>
              <table:table-cell office:value-type="float" office:value="1.10062871060258">
                <text:p>1.10062871060258</text:p>
              </table:table-cell>
              <table:table-cell office:value-type="float" office:value="1.64717522649783">
                <text:p>1.64717522649783</text:p>
              </table:table-cell>
              <table:table-cell office:value-type="float" office:value="1.64717522649784">
                <text:p>1.64717522649784</text:p>
              </table:table-cell>
              <table:table-cell office:value-type="float" office:value="1.93027433796149">
                <text:p>1.9302743379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490873852125">
                <text:p>0.490873852125</text:p>
              </table:table-cell>
              <table:table-cell office:value-type="float" office:value="0.490902602572793">
                <text:p>0.490902602572793</text:p>
              </table:table-cell>
              <table:table-cell office:value-type="float" office:value="0.981731581718923">
                <text:p>0.981731581718923</text:p>
              </table:table-cell>
              <table:table-cell office:value-type="float" office:value="1.08090484510863">
                <text:p>1.08090484510863</text:p>
              </table:table-cell>
              <table:table-cell office:value-type="float" office:value="1.65302809640873">
                <text:p>1.65302809640873</text:p>
              </table:table-cell>
              <table:table-cell office:value-type="float" office:value="1.65302809640874">
                <text:p>1.65302809640874</text:p>
              </table:table-cell>
              <table:table-cell office:value-type="float" office:value="1.91879160196522">
                <text:p>1.9187916019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510542135618787">
                <text:p>0.510542135618787</text:p>
              </table:table-cell>
              <table:table-cell office:value-type="float" office:value="1.02100770235934">
                <text:p>1.02100770235934</text:p>
              </table:table-cell>
              <table:table-cell office:value-type="float" office:value="1.06118695836898">
                <text:p>1.06118695836898</text:p>
              </table:table-cell>
              <table:table-cell office:value-type="float" office:value="1.65909792140314">
                <text:p>1.65909792140314</text:p>
              </table:table-cell>
              <table:table-cell office:value-type="float" office:value="1.65909792140314">
                <text:p>1.65909792140314</text:p>
              </table:table-cell>
              <table:table-cell office:value-type="float" office:value="1.90745771144693">
                <text:p>1.9074577114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530143760295">
                <text:p>0.530143760295</text:p>
              </table:table-cell>
              <table:table-cell office:value-type="float" office:value="0.530182361749249">
                <text:p>0.530182361749249</text:p>
              </table:table-cell>
              <table:table-cell office:value-type="float" office:value="1.0414747535736">
                <text:p>1.0414747535736</text:p>
              </table:table-cell>
              <table:table-cell office:value-type="float" office:value="1.06028520906538">
                <text:p>1.06028520906538</text:p>
              </table:table-cell>
              <table:table-cell office:value-type="float" office:value="1.66538239772458">
                <text:p>1.66538239772458</text:p>
              </table:table-cell>
              <table:table-cell office:value-type="float" office:value="1.66538239772459">
                <text:p>1.66538239772459</text:p>
              </table:table-cell>
              <table:table-cell office:value-type="float" office:value="1.8962745034564">
                <text:p>1.8962745034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549823362321651">
                <text:p>0.549823362321651</text:p>
              </table:table-cell>
              <table:table-cell office:value-type="float" office:value="1.0217679427562">
                <text:p>1.0217679427562</text:p>
              </table:table-cell>
              <table:table-cell office:value-type="float" office:value="1.09956426453856">
                <text:p>1.09956426453856</text:p>
              </table:table-cell>
              <table:table-cell office:value-type="float" office:value="1.67187918782388">
                <text:p>1.67187918782388</text:p>
              </table:table-cell>
              <table:table-cell office:value-type="float" office:value="1.67187918782388">
                <text:p>1.67187918782388</text:p>
              </table:table-cell>
              <table:table-cell office:value-type="float" office:value="1.88524386418284">
                <text:p>1.88524386418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0.569413668465">
                <text:p>0.569413668465</text:p>
              </table:table-cell>
              <table:table-cell office:value-type="float" office:value="0.569465224624872">
                <text:p>0.569465224624872</text:p>
              </table:table-cell>
              <table:table-cell office:value-type="float" office:value="1.00206624675593">
                <text:p>1.00206624675593</text:p>
              </table:table-cell>
              <table:table-cell office:value-type="float" office:value="1.13884504334432">
                <text:p>1.13884504334432</text:p>
              </table:table-cell>
              <table:table-cell office:value-type="float" office:value="1.67858592504632">
                <text:p>1.67858592504632</text:p>
              </table:table-cell>
              <table:table-cell office:value-type="float" office:value="1.67858592504632">
                <text:p>1.67858592504632</text:p>
              </table:table-cell>
              <table:table-cell office:value-type="float" office:value="1.87436772768009">
                <text:p>1.8743677276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589108042054043">
                <text:p>0.589108042054043</text:p>
              </table:table-cell>
              <table:table-cell office:value-type="float" office:value="0.982369395174661">
                <text:p>0.982369395174661</text:p>
              </table:table-cell>
              <table:table-cell office:value-type="float" office:value="1.17812773225905">
                <text:p>1.17812773225905</text:p>
              </table:table-cell>
              <table:table-cell office:value-type="float" office:value="1.6855002182338">
                <text:p>1.6855002182338</text:p>
              </table:table-cell>
              <table:table-cell office:value-type="float" office:value="1.68550021823381">
                <text:p>1.68550021823381</text:p>
              </table:table-cell>
              <table:table-cell office:value-type="float" office:value="1.8636480744971">
                <text:p>1.863648074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0.608683576635">
                <text:p>0.608683576635</text:p>
              </table:table-cell>
              <table:table-cell office:value-type="float" office:value="0.608751914279563">
                <text:p>0.608751914279563</text:p>
              </table:table-cell>
              <table:table-cell office:value-type="float" office:value="0.962677126327251">
                <text:p>0.962677126327251</text:p>
              </table:table-cell>
              <table:table-cell office:value-type="float" office:value="1.21741253060781">
                <text:p>1.21741253060781</text:p>
              </table:table-cell>
              <table:table-cell office:value-type="float" office:value="1.69261965622942">
                <text:p>1.69261965622942</text:p>
              </table:table-cell>
              <table:table-cell office:value-type="float" office:value="1.69261965622943">
                <text:p>1.69261965622943</text:p>
              </table:table-cell>
              <table:table-cell office:value-type="float" office:value="1.85308693020863">
                <text:p>1.85308693020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62839694741042">
                <text:p>0.62839694741042</text:p>
              </table:table-cell>
              <table:table-cell office:value-type="float" office:value="0.942989187187406">
                <text:p>0.942989187187406</text:p>
              </table:table-cell>
              <table:table-cell office:value-type="float" office:value="1.2566996505932">
                <text:p>1.2566996505932</text:p>
              </table:table-cell>
              <table:table-cell office:value-type="float" office:value="1.69994181227432">
                <text:p>1.69994181227432</text:p>
              </table:table-cell>
              <table:table-cell office:value-type="float" office:value="1.69994181227434">
                <text:p>1.69994181227434</text:p>
              </table:table-cell>
              <table:table-cell office:value-type="float" office:value="1.84268636384184">
                <text:p>1.84268636384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0.647953484805">
                <text:p>0.647953484805</text:p>
              </table:table-cell>
              <table:table-cell office:value-type="float" office:value="0.648043254154566">
                <text:p>0.648043254154566</text:p>
              </table:table-cell>
              <table:table-cell office:value-type="float" office:value="0.923305333327385">
                <text:p>0.923305333327385</text:p>
              </table:table-cell>
              <table:table-cell office:value-type="float" office:value="1.29598931761447">
                <text:p>1.29598931761447</text:p>
              </table:table-cell>
              <table:table-cell office:value-type="float" office:value="1.70746424828698">
                <text:p>1.70746424828698</text:p>
              </table:table-cell>
              <table:table-cell office:value-type="float" office:value="1.70746424828699">
                <text:p>1.70746424828699</text:p>
              </table:table-cell>
              <table:table-cell office:value-type="float" office:value="1.83244848619352">
                <text:p>1.83244848619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667690953973816">
                <text:p>0.667690953973816</text:p>
              </table:table-cell>
              <table:table-cell office:value-type="float" office:value="0.903625328852079">
                <text:p>0.903625328852079</text:p>
              </table:table-cell>
              <table:table-cell office:value-type="float" office:value="1.33528177057677">
                <text:p>1.33528177057677</text:p>
              </table:table-cell>
              <table:table-cell office:value-type="float" office:value="1.71518451901704">
                <text:p>1.71518451901704</text:p>
              </table:table-cell>
              <table:table-cell office:value-type="float" office:value="1.71518451901705">
                <text:p>1.71518451901705</text:p>
              </table:table-cell>
              <table:table-cell office:value-type="float" office:value="1.80711513592691">
                <text:p>1.80711513592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0.687223392975">
                <text:p>0.687223392975</text:p>
              </table:table-cell>
              <table:table-cell office:value-type="float" office:value="0.687340173233113">
                <text:p>0.687340173233113</text:p>
              </table:table-cell>
              <table:table-cell office:value-type="float" office:value="0.883948946327881">
                <text:p>0.883948946327881</text:p>
              </table:table-cell>
              <table:table-cell office:value-type="float" office:value="1.37457726219134">
                <text:p>1.37457726219134</text:p>
              </table:table-cell>
              <table:table-cell office:value-type="float" office:value="1.72310017606706">
                <text:p>1.72310017606706</text:p>
              </table:table-cell>
              <table:table-cell office:value-type="float" office:value="1.72310017606707">
                <text:p>1.72310017606707</text:p>
              </table:table-cell>
              <table:table-cell office:value-type="float" office:value="1.76776532185641">
                <text:p>1.76776532185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706991045346013">
                <text:p>0.706991045346013</text:p>
              </table:table-cell>
              <table:table-cell office:value-type="float" office:value="0.864275966706228">
                <text:p>0.864275966706228</text:p>
              </table:table-cell>
              <table:table-cell office:value-type="float" office:value="1.41387605926517">
                <text:p>1.41387605926517</text:p>
              </table:table-cell>
              <table:table-cell office:value-type="float" office:value="1.72842231308048">
                <text:p>1.72842231308048</text:p>
              </table:table-cell>
              <table:table-cell office:value-type="float" office:value="1.73120877177651">
                <text:p>1.73120877177651</text:p>
              </table:table-cell>
              <table:table-cell office:value-type="float" office:value="1.73120877177653">
                <text:p>1.73120877177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0.726493301145">
                <text:p>0.726493301145</text:p>
              </table:table-cell>
              <table:table-cell office:value-type="float" office:value="0.72664371091434">
                <text:p>0.72664371091434</text:p>
              </table:table-cell>
              <table:table-cell office:value-type="float" office:value="0.844606179240952">
                <text:p>0.844606179240952</text:p>
              </table:table-cell>
              <table:table-cell office:value-type="float" office:value="1.45317844298089">
                <text:p>1.45317844298089</text:p>
              </table:table-cell>
              <table:table-cell office:value-type="float" office:value="1.68908568813874">
                <text:p>1.68908568813874</text:p>
              </table:table-cell>
              <table:table-cell office:value-type="float" office:value="1.73950786296387">
                <text:p>1.73950786296387</text:p>
              </table:table-cell>
              <table:table-cell office:value-type="float" office:value="1.73950786296388">
                <text:p>1.7395078629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746298317863197">
                <text:p>0.746298317863197</text:p>
              </table:table-cell>
              <table:table-cell office:value-type="float" office:value="0.824939381401328">
                <text:p>0.824939381401328</text:p>
              </table:table-cell>
              <table:table-cell office:value-type="float" office:value="1.49248470916665">
                <text:p>1.49248470916665</text:p>
              </table:table-cell>
              <table:table-cell office:value-type="float" office:value="1.64975504199988">
                <text:p>1.64975504199988</text:p>
              </table:table-cell>
              <table:table-cell office:value-type="float" office:value="1.74799501452353">
                <text:p>1.74799501452353</text:p>
              </table:table-cell>
              <table:table-cell office:value-type="float" office:value="1.74799501452355">
                <text:p>1.7479950145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0.765763209315">
                <text:p>0.765763209315</text:p>
              </table:table-cell>
              <table:table-cell office:value-type="float" office:value="0.765955021570955">
                <text:p>0.765955021570955</text:p>
              </table:table-cell>
              <table:table-cell office:value-type="float" office:value="0.805275378778666">
                <text:p>0.805275378778666</text:p>
              </table:table-cell>
              <table:table-cell office:value-type="float" office:value="1.53179516855562">
                <text:p>1.53179516855562</text:p>
              </table:table-cell>
              <table:table-cell office:value-type="float" office:value="1.61042998587579">
                <text:p>1.61042998587579</text:p>
              </table:table-cell>
              <table:table-cell office:value-type="float" office:value="1.75666780287552">
                <text:p>1.75666780287552</text:p>
              </table:table-cell>
              <table:table-cell office:value-type="float" office:value="1.75666780287552">
                <text:p>1.75666780287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785613984988293">
                <text:p>0.785613984988293</text:p>
              </table:table-cell>
              <table:table-cell office:value-type="float" office:value="0.785613984993406">
                <text:p>0.785613984993406</text:p>
              </table:table-cell>
              <table:table-cell office:value-type="float" office:value="1.571110147025">
                <text:p>1.571110147025</text:p>
              </table:table-cell>
              <table:table-cell office:value-type="float" office:value="1.57111014703522">
                <text:p>1.57111014703522</text:p>
              </table:table-cell>
              <table:table-cell office:value-type="float" office:value="1.76552381926439">
                <text:p>1.76552381926439</text:p>
              </table:table-cell>
              <table:table-cell office:value-type="float" office:value="1.7655238192644">
                <text:p>1.765523819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style-name="ch1">
        <chart:legend chart:legend-position="end" svg:x="15.138cm" svg:y="6.531cm" style:legend-expansion="high" chart:style-name="ch2"/>
        <chart:plot-area chart:style-name="ch3" table:cell-range-address="8x8.J2:8x8.Q42 8x8.Q1:8x8.R42 8x8.K1:8x8.P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8x8.Q2:8x8.Q42" chart:label-cell-address="8x8.Q1:8x8.Q1" chart:class="chart:scatter">
            <chart:domain table:cell-range-address="8x8.J2:8x8.J42"/>
            <chart:data-point chart:repeated="41"/>
          </chart:series>
          <chart:series chart:style-name="ch8" chart:values-cell-range-address="8x8.R2:8x8.R42" chart:label-cell-address="8x8.R1:8x8.R1" chart:class="chart:scatter">
            <chart:data-point chart:repeated="41"/>
          </chart:series>
          <chart:series chart:style-name="ch9" chart:values-cell-range-address="8x8.K2:8x8.K42" chart:label-cell-address="8x8.K1:8x8.K1" chart:class="chart:scatter">
            <chart:data-point chart:repeated="41"/>
          </chart:series>
          <chart:series chart:style-name="ch10" chart:values-cell-range-address="8x8.L2:8x8.L42" chart:label-cell-address="8x8.L1:8x8.L1" chart:class="chart:scatter">
            <chart:data-point chart:repeated="41"/>
          </chart:series>
          <chart:series chart:style-name="ch11" chart:values-cell-range-address="8x8.M2:8x8.M42" chart:label-cell-address="8x8.M1:8x8.M1" chart:class="chart:scatter">
            <chart:data-point chart:repeated="41"/>
          </chart:series>
          <chart:series chart:style-name="ch12" chart:values-cell-range-address="8x8.N2:8x8.N42" chart:label-cell-address="8x8.N1:8x8.N1" chart:class="chart:scatter">
            <chart:data-point chart:repeated="41"/>
          </chart:series>
          <chart:series chart:style-name="ch13" chart:values-cell-range-address="8x8.O2:8x8.O42" chart:label-cell-address="8x8.O1:8x8.O1" chart:class="chart:scatter">
            <chart:data-point chart:repeated="41"/>
          </chart:series>
          <chart:series chart:style-name="ch14" chart:values-cell-range-address="8x8.P2:8x8.P42" chart:label-cell-address="8x8.P1:8x8.P1" chart:class="chart:scatter">
            <chart:data-point chart:repeated="41"/>
          </chart:series>
          <chart:series chart:style-name="ch15" chart:values-cell-range-address="8x8.Q2:8x8.Q42" chart:label-cell-address="8x8.Q1:8x8.Q1" chart:class="chart:scatter">
            <chart:data-point chart:repeated="41"/>
          </chart:series>
          <chart:series chart:style-name="ch16" chart:values-cell-range-address="8x8.Q2:8x8.Q42" chart:label-cell-address="8x8.Q1:8x8.Q1" chart:class="chart:scatter">
            <chart:data-point chart:repeated="41"/>
          </chart:series>
          <chart:series chart:style-name="ch17" chart:values-cell-range-address="8x8.Q2:8x8.Q42" chart:label-cell-address="8x8.Q1:8x8.Q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lpha</text:p>
                <draw:g>
                  <svg:desc>8x8.Q1:8x8.Q1</svg:desc>
                </draw:g>
              </table:table-cell>
              <table:table-cell office:value-type="string">
                <text:p>Beta</text:p>
                <draw:g>
                  <svg:desc>8x8.R1:8x8.R1</svg:desc>
                </draw:g>
              </table:table-cell>
              <table:table-cell office:value-type="string">
                <text:p>N = 1</text:p>
                <draw:g>
                  <svg:desc>8x8.K1:8x8.K1</svg:desc>
                </draw:g>
              </table:table-cell>
              <table:table-cell office:value-type="string">
                <text:p>N = 2</text:p>
                <draw:g>
                  <svg:desc>8x8.L1:8x8.L1</svg:desc>
                </draw:g>
              </table:table-cell>
              <table:table-cell office:value-type="string">
                <text:p>N = 3</text:p>
                <draw:g>
                  <svg:desc>8x8.M1:8x8.M1</svg:desc>
                </draw:g>
              </table:table-cell>
              <table:table-cell office:value-type="string">
                <text:p>N = 4</text:p>
                <draw:g>
                  <svg:desc>8x8.N1:8x8.N1</svg:desc>
                </draw:g>
              </table:table-cell>
              <table:table-cell office:value-type="string">
                <text:p>N = 5</text:p>
                <draw:g>
                  <svg:desc>8x8.O1:8x8.O1</svg:desc>
                </draw:g>
              </table:table-cell>
              <table:table-cell office:value-type="string">
                <text:p>N = 6</text:p>
                <draw:g>
                  <svg:desc>8x8.P1:8x8.P1</svg:desc>
                </draw:g>
              </table:table-cell>
              <table:table-cell office:value-type="string">
                <text:p>Alpha</text:p>
                <draw:g>
                  <svg:desc>8x8.Q1:8x8.Q1</svg:desc>
                </draw:g>
              </table:table-cell>
              <table:table-cell office:value-type="string">
                <text:p>Alpha</text:p>
                <draw:g>
                  <svg:desc>8x8.Q1:8x8.Q1</svg:desc>
                </draw:g>
              </table:table-cell>
              <table:table-cell office:value-type="string">
                <text:p>Alpha</text:p>
                <draw:g>
                  <svg:desc>8x8.Q1:8x8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8x8.J2:8x8.J42</svg:desc>
                </draw:g>
              </table:table-cell>
              <table:table-cell office:value-type="float" office:value="0">
                <text:p>0</text:p>
                <draw:g>
                  <svg:desc>8x8.Q2:8x8.Q42</svg:desc>
                </draw:g>
              </table:table-cell>
              <table:table-cell office:value-type="float" office:value="0">
                <text:p>0</text:p>
                <draw:g>
                  <svg:desc>8x8.R2:8x8.R42</svg:desc>
                </draw:g>
              </table:table-cell>
              <table:table-cell office:value-type="float" office:value="0.000000721507049366167">
                <text:p>0.000000721507049366167</text:p>
                <draw:g>
                  <svg:desc>8x8.K2:8x8.K42</svg:desc>
                </draw:g>
              </table:table-cell>
              <table:table-cell office:value-type="float" office:value="0.000000431723071407227">
                <text:p>0.000000431723071407227</text:p>
                <draw:g>
                  <svg:desc>8x8.L2:8x8.L42</svg:desc>
                </draw:g>
              </table:table-cell>
              <table:table-cell office:value-type="float" office:value="1.57122796998162">
                <text:p>1.57122796998162</text:p>
                <draw:g>
                  <svg:desc>8x8.M2:8x8.M42</svg:desc>
                </draw:g>
              </table:table-cell>
              <table:table-cell office:value-type="float" office:value="1.57122796998178">
                <text:p>1.57122796998178</text:p>
                <draw:g>
                  <svg:desc>8x8.N2:8x8.N42</svg:desc>
                </draw:g>
              </table:table-cell>
              <table:table-cell office:value-type="float" office:value="1.57122796998182">
                <text:p>1.57122796998182</text:p>
                <draw:g>
                  <svg:desc>8x8.O2:8x8.O42</svg:desc>
                </draw:g>
              </table:table-cell>
              <table:table-cell office:value-type="float" office:value="1.57122796998185">
                <text:p>1.57122796998185</text:p>
                <draw:g>
                  <svg:desc>8x8.P2:8x8.P42</svg:desc>
                </draw:g>
              </table:table-cell>
              <table:table-cell office:value-type="float" office:value="0">
                <text:p>0</text:p>
                <draw:g>
                  <svg:desc>8x8.Q2:8x8.Q42</svg:desc>
                </draw:g>
              </table:table-cell>
              <table:table-cell office:value-type="float" office:value="0">
                <text:p>0</text:p>
                <draw:g>
                  <svg:desc>8x8.Q2:8x8.Q42</svg:desc>
                </draw:g>
              </table:table-cell>
              <table:table-cell office:value-type="float" office:value="0">
                <text:p>0</text:p>
                <draw:g>
                  <svg:desc>8x8.Q2:8x8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584608749">
                <text:p>0.0250000584608749</text:p>
              </table:table-cell>
              <table:table-cell office:value-type="float" office:value="0.03927">
                <text:p>0.03927</text:p>
              </table:table-cell>
              <table:table-cell office:value-type="float" office:value="0.019635">
                <text:p>0.019635</text:p>
              </table:table-cell>
              <table:table-cell office:value-type="float" office:value="0.0196353681644335">
                <text:p>0.0196353681644335</text:p>
              </table:table-cell>
              <table:table-cell office:value-type="float" office:value="0.0392677914950537">
                <text:p>0.0392677914950537</text:p>
              </table:table-cell>
              <table:table-cell office:value-type="float" office:value="1.55156837469133">
                <text:p>1.55156837469133</text:p>
              </table:table-cell>
              <table:table-cell office:value-type="float" office:value="1.57135084451454">
                <text:p>1.57135084451454</text:p>
              </table:table-cell>
              <table:table-cell office:value-type="float" office:value="1.57135084451463">
                <text:p>1.57135084451463</text:p>
              </table:table-cell>
              <table:table-cell office:value-type="float" office:value="1.59088878021768">
                <text:p>1.59088878021768</text:p>
              </table:table-cell>
              <table:table-cell office:value-type="float" office:value="0.03927">
                <text:p>0.03927</text:p>
              </table:table-cell>
              <table:table-cell office:value-type="float" office:value="0.03927">
                <text:p>0.03927</text:p>
              </table:table-cell>
              <table:table-cell office:value-type="float" office:value="0.03927">
                <text:p>0.0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1169217498">
                <text:p>0.0500001169217498</text:p>
              </table:table-cell>
              <table:table-cell office:value-type="float" office:value="0.07854">
                <text:p>0.07854</text:p>
              </table:table-cell>
              <table:table-cell office:value-type="float" office:value="0.03927">
                <text:p>0.03927</text:p>
              </table:table-cell>
              <table:table-cell office:value-type="float" office:value="0.0392707363303205">
                <text:p>0.0392707363303205</text:p>
              </table:table-cell>
              <table:table-cell office:value-type="float" office:value="0.0785355830030056">
                <text:p>0.0785355830030056</text:p>
              </table:table-cell>
              <table:table-cell office:value-type="float" office:value="1.53190995119991">
                <text:p>1.53190995119991</text:p>
              </table:table-cell>
              <table:table-cell office:value-type="float" office:value="1.57171941014828">
                <text:p>1.57171941014828</text:p>
              </table:table-cell>
              <table:table-cell office:value-type="float" office:value="1.57171941014839">
                <text:p>1.57171941014839</text:p>
              </table:table-cell>
              <table:table-cell office:value-type="float" office:value="1.61055084952198">
                <text:p>1.61055084952198</text:p>
              </table:table-cell>
              <table:table-cell office:value-type="float" office:value="0.07854">
                <text:p>0.07854</text:p>
              </table:table-cell>
              <table:table-cell office:value-type="float" office:value="0.07854">
                <text:p>0.07854</text:p>
              </table:table-cell>
              <table:table-cell office:value-type="float" office:value="0.07854">
                <text:p>0.07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1753826248">
                <text:p>0.0750001753826248</text:p>
              </table:table-cell>
              <table:table-cell office:value-type="float" office:value="0.11781">
                <text:p>0.11781</text:p>
              </table:table-cell>
              <table:table-cell office:value-type="float" office:value="0.058905">
                <text:p>0.058905</text:p>
              </table:table-cell>
              <table:table-cell office:value-type="float" office:value="0.0589061045140475">
                <text:p>0.0589061045140475</text:p>
              </table:table-cell>
              <table:table-cell office:value-type="float" office:value="0.117803374552873">
                <text:p>0.117803374552873</text:p>
              </table:table-cell>
              <table:table-cell office:value-type="float" office:value="1.51225265733036">
                <text:p>1.51225265733036</text:p>
              </table:table-cell>
              <table:table-cell office:value-type="float" office:value="1.5723334931293">
                <text:p>1.5723334931293</text:p>
              </table:table-cell>
              <table:table-cell office:value-type="float" office:value="1.57233349312942">
                <text:p>1.57233349312942</text:p>
              </table:table-cell>
              <table:table-cell office:value-type="float" office:value="1.63021422300141">
                <text:p>1.63021422300141</text:p>
              </table:table-cell>
              <table:table-cell office:value-type="float" office:value="0.11781">
                <text:p>0.11781</text:p>
              </table:table-cell>
              <table:table-cell office:value-type="float" office:value="0.11781">
                <text:p>0.11781</text:p>
              </table:table-cell>
              <table:table-cell office:value-type="float" office:value="0.11781">
                <text:p>0.11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2338435">
                <text:p>0.1000002338435</text:p>
              </table:table-cell>
              <table:table-cell office:value-type="float" office:value="0.15708">
                <text:p>0.15708</text:p>
              </table:table-cell>
              <table:table-cell office:value-type="float" office:value="0.07854">
                <text:p>0.07854</text:p>
              </table:table-cell>
              <table:table-cell office:value-type="float" office:value="0.0785414727802276">
                <text:p>0.0785414727802276</text:p>
              </table:table-cell>
              <table:table-cell office:value-type="float" office:value="0.157071166247095">
                <text:p>0.157071166247095</text:p>
              </table:table-cell>
              <table:table-cell office:value-type="float" office:value="1.49259645186769">
                <text:p>1.49259645186769</text:p>
              </table:table-cell>
              <table:table-cell office:value-type="float" office:value="1.57319280433224">
                <text:p>1.57319280433224</text:p>
              </table:table-cell>
              <table:table-cell office:value-type="float" office:value="1.57319280433229">
                <text:p>1.57319280433229</text:p>
              </table:table-cell>
              <table:table-cell office:value-type="float" office:value="1.64987894675227">
                <text:p>1.64987894675227</text:p>
              </table:table-cell>
              <table:table-cell office:value-type="float" office:value="0.15708">
                <text:p>0.15708</text:p>
              </table:table-cell>
              <table:table-cell office:value-type="float" office:value="0.15708">
                <text:p>0.15708</text:p>
              </table:table-cell>
              <table:table-cell office:value-type="float" office:value="0.15708">
                <text:p>0.15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292304375">
                <text:p>0.125000292304375</text:p>
              </table:table-cell>
              <table:table-cell office:value-type="float" office:value="0.19635">
                <text:p>0.19635</text:p>
              </table:table-cell>
              <table:table-cell office:value-type="float" office:value="0.098175">
                <text:p>0.098175</text:p>
              </table:table-cell>
              <table:table-cell office:value-type="float" office:value="0.0981768412046355">
                <text:p>0.0981768412046355</text:p>
              </table:table-cell>
              <table:table-cell office:value-type="float" office:value="0.196338958278517">
                <text:p>0.196338958278517</text:p>
              </table:table-cell>
              <table:table-cell office:value-type="float" office:value="1.47294129455282">
                <text:p>1.47294129455282</text:p>
              </table:table-cell>
              <table:table-cell office:value-type="float" office:value="1.57429693995617">
                <text:p>1.57429693995617</text:p>
              </table:table-cell>
              <table:table-cell office:value-type="float" office:value="1.57429693995625">
                <text:p>1.57429693995625</text:p>
              </table:table-cell>
              <table:table-cell office:value-type="float" office:value="1.66954506786777">
                <text:p>1.66954506786777</text:p>
              </table:table-cell>
              <table:table-cell office:value-type="float" office:value="0.19635">
                <text:p>0.19635</text:p>
              </table:table-cell>
              <table:table-cell office:value-type="float" office:value="0.19635">
                <text:p>0.19635</text:p>
              </table:table-cell>
              <table:table-cell office:value-type="float" office:value="0.19635">
                <text:p>0.19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35076525">
                <text:p>0.15000035076525</text:p>
              </table:table-cell>
              <table:table-cell office:value-type="float" office:value="0.23562">
                <text:p>0.23562</text:p>
              </table:table-cell>
              <table:table-cell office:value-type="float" office:value="0.11781">
                <text:p>0.11781</text:p>
              </table:table-cell>
              <table:table-cell office:value-type="float" office:value="0.117812209954238">
                <text:p>0.117812209954238</text:p>
              </table:table-cell>
              <table:table-cell office:value-type="float" office:value="0.235606750952901">
                <text:p>0.235606750952901</text:p>
              </table:table-cell>
              <table:table-cell office:value-type="float" office:value="1.45328714607178">
                <text:p>1.45328714607178</text:p>
              </table:table-cell>
              <table:table-cell office:value-type="float" office:value="1.57564538249025">
                <text:p>1.57564538249025</text:p>
              </table:table-cell>
              <table:table-cell office:value-type="float" office:value="1.57564538249027">
                <text:p>1.57564538249027</text:p>
              </table:table-cell>
              <table:table-cell office:value-type="float" office:value="1.68921263444421">
                <text:p>1.68921263444421</text:p>
              </table:table-cell>
              <table:table-cell office:value-type="float" office:value="0.23562">
                <text:p>0.23562</text:p>
              </table:table-cell>
              <table:table-cell office:value-type="float" office:value="0.23562">
                <text:p>0.23562</text:p>
              </table:table-cell>
              <table:table-cell office:value-type="float" office:value="0.23562">
                <text:p>0.23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409226124">
                <text:p>0.175000409226124</text:p>
              </table:table-cell>
              <table:table-cell office:value-type="float" office:value="0.27489">
                <text:p>0.27489</text:p>
              </table:table-cell>
              <table:table-cell office:value-type="float" office:value="0.137445">
                <text:p>0.137445</text:p>
              </table:table-cell>
              <table:table-cell office:value-type="float" office:value="0.137447579258653">
                <text:p>0.137447579258653</text:p>
              </table:table-cell>
              <table:table-cell office:value-type="float" office:value="0.274874544737419">
                <text:p>0.274874544737419</text:p>
              </table:table-cell>
              <table:table-cell office:value-type="float" office:value="1.4336339680522">
                <text:p>1.4336339680522</text:p>
              </table:table-cell>
              <table:table-cell office:value-type="float" office:value="1.57723750194863">
                <text:p>1.57723750194863</text:p>
              </table:table-cell>
              <table:table-cell office:value-type="float" office:value="1.5772375019487">
                <text:p>1.5772375019487</text:p>
              </table:table-cell>
              <table:table-cell office:value-type="float" office:value="1.70888169558755">
                <text:p>1.70888169558755</text:p>
              </table:table-cell>
              <table:table-cell office:value-type="float" office:value="0.27489">
                <text:p>0.27489</text:p>
              </table:table-cell>
              <table:table-cell office:value-type="float" office:value="0.27489">
                <text:p>0.27489</text:p>
              </table:table-cell>
              <table:table-cell office:value-type="float" office:value="0.27489">
                <text:p>0.27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467686999">
                <text:p>0.200000467686999</text:p>
              </table:table-cell>
              <table:table-cell office:value-type="float" office:value="0.31416">
                <text:p>0.31416</text:p>
              </table:table-cell>
              <table:table-cell office:value-type="float" office:value="0.15708">
                <text:p>0.15708</text:p>
              </table:table-cell>
              <table:table-cell office:value-type="float" office:value="0.157082949443362">
                <text:p>0.157082949443362</text:p>
              </table:table-cell>
              <table:table-cell office:value-type="float" office:value="0.314142340276514">
                <text:p>0.314142340276514</text:p>
              </table:table-cell>
              <table:table-cell office:value-type="float" office:value="1.41398172305263">
                <text:p>1.41398172305263</text:p>
              </table:table-cell>
              <table:table-cell office:value-type="float" office:value="1.57907255736428">
                <text:p>1.57907255736428</text:p>
              </table:table-cell>
              <table:table-cell office:value-type="float" office:value="1.57907255736433">
                <text:p>1.57907255736433</text:p>
              </table:table-cell>
              <table:table-cell office:value-type="float" office:value="1.72855230141824">
                <text:p>1.72855230141824</text:p>
              </table:table-cell>
              <table:table-cell office:value-type="float" office:value="0.31416">
                <text:p>0.31416</text:p>
              </table:table-cell>
              <table:table-cell office:value-type="float" office:value="0.31416">
                <text:p>0.31416</text:p>
              </table:table-cell>
              <table:table-cell office:value-type="float" office:value="0.31416">
                <text:p>0.31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526147874">
                <text:p>0.225000526147874</text:p>
              </table:table-cell>
              <table:table-cell office:value-type="float" office:value="0.35343">
                <text:p>0.35343</text:p>
              </table:table-cell>
              <table:table-cell office:value-type="float" office:value="0.176715">
                <text:p>0.176715</text:p>
              </table:table-cell>
              <table:table-cell office:value-type="float" office:value="0.176718320934081">
                <text:p>0.176718320934081</text:p>
              </table:table-cell>
              <table:table-cell office:value-type="float" office:value="0.353410138428189">
                <text:p>0.353410138428189</text:p>
              </table:table-cell>
              <table:table-cell office:value-type="float" office:value="1.39433037455567">
                <text:p>1.39433037455567</text:p>
              </table:table-cell>
              <table:table-cell office:value-type="float" office:value="1.58114969853452">
                <text:p>1.58114969853452</text:p>
              </table:table-cell>
              <table:table-cell office:value-type="float" office:value="1.58114969853462">
                <text:p>1.58114969853462</text:p>
              </table:table-cell>
              <table:table-cell office:value-type="float" office:value="1.74822450307907">
                <text:p>1.74822450307907</text:p>
              </table:table-cell>
              <table:table-cell office:value-type="float" office:value="0.35343">
                <text:p>0.35343</text:p>
              </table:table-cell>
              <table:table-cell office:value-type="float" office:value="0.35343">
                <text:p>0.35343</text:p>
              </table:table-cell>
              <table:table-cell office:value-type="float" office:value="0.35343">
                <text:p>0.35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584608749">
                <text:p>0.250000584608749</text:p>
              </table:table-cell>
              <table:table-cell office:value-type="float" office:value="0.3927">
                <text:p>0.3927</text:p>
              </table:table-cell>
              <table:table-cell office:value-type="float" office:value="0.19635">
                <text:p>0.19635</text:p>
              </table:table-cell>
              <table:table-cell office:value-type="float" office:value="0.196353694282891">
                <text:p>0.196353694282891</text:p>
              </table:table-cell>
              <table:table-cell office:value-type="float" office:value="0.392677940292832">
                <text:p>0.392677940292832</text:p>
              </table:table-cell>
              <table:table-cell office:value-type="float" office:value="1.37467988695884">
                <text:p>1.37467988695884</text:p>
              </table:table-cell>
              <table:table-cell office:value-type="float" office:value="1.5834679680105">
                <text:p>1.5834679680105</text:p>
              </table:table-cell>
              <table:table-cell office:value-type="float" office:value="1.58346796801056">
                <text:p>1.58346796801056</text:p>
              </table:table-cell>
              <table:table-cell office:value-type="float" office:value="1.76789835273913">
                <text:p>1.76789835273913</text:p>
              </table:table-cell>
              <table:table-cell office:value-type="float" office:value="0.3927">
                <text:p>0.3927</text:p>
              </table:table-cell>
              <table:table-cell office:value-type="float" office:value="0.3927">
                <text:p>0.3927</text:p>
              </table:table-cell>
              <table:table-cell office:value-type="float" office:value="0.3927">
                <text:p>0.3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643069624">
                <text:p>0.275000643069624</text:p>
              </table:table-cell>
              <table:table-cell office:value-type="float" office:value="0.43197">
                <text:p>0.43197</text:p>
              </table:table-cell>
              <table:table-cell office:value-type="float" office:value="0.215985">
                <text:p>0.215985</text:p>
              </table:table-cell>
              <table:table-cell office:value-type="float" office:value="0.215989070169342">
                <text:p>0.215989070169342</text:p>
              </table:table-cell>
              <table:table-cell office:value-type="float" office:value="0.431945747243916">
                <text:p>0.431945747243916</text:p>
              </table:table-cell>
              <table:table-cell office:value-type="float" office:value="1.35503022556703">
                <text:p>1.35503022556703</text:p>
              </table:table-cell>
              <table:table-cell office:value-type="float" office:value="1.58602630331605">
                <text:p>1.58602630331605</text:p>
              </table:table-cell>
              <table:table-cell office:value-type="float" office:value="1.58602630331618">
                <text:p>1.58602630331618</text:p>
              </table:table-cell>
              <table:table-cell office:value-type="float" office:value="1.78757390359994">
                <text:p>1.78757390359994</text:p>
              </table:table-cell>
              <table:table-cell office:value-type="float" office:value="0.43197">
                <text:p>0.43197</text:p>
              </table:table-cell>
              <table:table-cell office:value-type="float" office:value="0.43197">
                <text:p>0.43197</text:p>
              </table:table-cell>
              <table:table-cell office:value-type="float" office:value="0.43197">
                <text:p>0.43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701530499">
                <text:p>0.300000701530499</text:p>
              </table:table-cell>
              <table:table-cell office:value-type="float" office:value="0.47124">
                <text:p>0.47124</text:p>
              </table:table-cell>
              <table:table-cell office:value-type="float" office:value="0.23562">
                <text:p>0.23562</text:p>
              </table:table-cell>
              <table:table-cell office:value-type="float" office:value="0.235624449441611">
                <text:p>0.235624449441611</text:p>
              </table:table-cell>
              <table:table-cell office:value-type="float" office:value="0.471213560956496">
                <text:p>0.471213560956496</text:p>
              </table:table-cell>
              <table:table-cell office:value-type="float" office:value="1.33538135658416">
                <text:p>1.33538135658416</text:p>
              </table:table-cell>
              <table:table-cell office:value-type="float" office:value="1.58882353938724">
                <text:p>1.58882353938724</text:p>
              </table:table-cell>
              <table:table-cell office:value-type="float" office:value="1.58882353938734">
                <text:p>1.58882353938734</text:p>
              </table:table-cell>
              <table:table-cell office:value-type="float" office:value="1.8072512099016">
                <text:p>1.8072512099016</text:p>
              </table:table-cell>
              <table:table-cell office:value-type="float" office:value="0.47124">
                <text:p>0.47124</text:p>
              </table:table-cell>
              <table:table-cell office:value-type="float" office:value="0.47124">
                <text:p>0.47124</text:p>
              </table:table-cell>
              <table:table-cell office:value-type="float" office:value="0.47124">
                <text:p>0.47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759991374">
                <text:p>0.325000759991374</text:p>
              </table:table-cell>
              <table:table-cell office:value-type="float" office:value="0.51051">
                <text:p>0.51051</text:p>
              </table:table-cell>
              <table:table-cell office:value-type="float" office:value="0.255255">
                <text:p>0.255255</text:p>
              </table:table-cell>
              <table:table-cell office:value-type="float" office:value="0.255259833097667">
                <text:p>0.255259833097667</text:p>
              </table:table-cell>
              <table:table-cell office:value-type="float" office:value="0.510481383442764">
                <text:p>0.510481383442764</text:p>
              </table:table-cell>
              <table:table-cell office:value-type="float" office:value="1.31573324710366">
                <text:p>1.31573324710366</text:p>
              </table:table-cell>
              <table:table-cell office:value-type="float" office:value="1.59185841121998">
                <text:p>1.59185841121998</text:p>
              </table:table-cell>
              <table:table-cell office:value-type="float" office:value="1.59185841122005">
                <text:p>1.59185841122005</text:p>
              </table:table-cell>
              <table:table-cell office:value-type="float" office:value="1.82693032692678">
                <text:p>1.82693032692678</text:p>
              </table:table-cell>
              <table:table-cell office:value-type="float" office:value="0.51051">
                <text:p>0.51051</text:p>
              </table:table-cell>
              <table:table-cell office:value-type="float" office:value="0.51051">
                <text:p>0.51051</text:p>
              </table:table-cell>
              <table:table-cell office:value-type="float" office:value="0.51051">
                <text:p>0.51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818452249">
                <text:p>0.350000818452249</text:p>
              </table:table-cell>
              <table:table-cell office:value-type="float" office:value="0.54978">
                <text:p>0.54978</text:p>
              </table:table-cell>
              <table:table-cell office:value-type="float" office:value="0.27489">
                <text:p>0.27489</text:p>
              </table:table-cell>
              <table:table-cell office:value-type="float" office:value="0.27489522232793">
                <text:p>0.27489522232793</text:p>
              </table:table-cell>
              <table:table-cell office:value-type="float" office:value="0.549749217071572">
                <text:p>0.549749217071572</text:p>
              </table:table-cell>
              <table:table-cell office:value-type="float" office:value="1.29608586510034">
                <text:p>1.29608586510034</text:p>
              </table:table-cell>
              <table:table-cell office:value-type="float" office:value="1.59512955670809">
                <text:p>1.59512955670809</text:p>
              </table:table-cell>
              <table:table-cell office:value-type="float" office:value="1.59512955670812">
                <text:p>1.59512955670812</text:p>
              </table:table-cell>
              <table:table-cell office:value-type="float" office:value="1.84661131100653">
                <text:p>1.84661131100653</text:p>
              </table:table-cell>
              <table:table-cell office:value-type="float" office:value="0.54978">
                <text:p>0.54978</text:p>
              </table:table-cell>
              <table:table-cell office:value-type="float" office:value="0.54978">
                <text:p>0.54978</text:p>
              </table:table-cell>
              <table:table-cell office:value-type="float" office:value="0.54978">
                <text:p>0.54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876913124">
                <text:p>0.375000876913124</text:p>
              </table:table-cell>
              <table:table-cell office:value-type="float" office:value="0.58905">
                <text:p>0.58905</text:p>
              </table:table-cell>
              <table:table-cell office:value-type="float" office:value="0.294525">
                <text:p>0.294525</text:p>
              </table:table-cell>
              <table:table-cell office:value-type="float" office:value="0.294530618513079">
                <text:p>0.294530618513079</text:p>
              </table:table-cell>
              <table:table-cell office:value-type="float" office:value="0.589017064609869">
                <text:p>0.589017064609869</text:p>
              </table:table-cell>
              <table:table-cell office:value-type="float" office:value="1.27643917942099">
                <text:p>1.27643917942099</text:p>
              </table:table-cell>
              <table:table-cell office:value-type="float" office:value="1.59863551966303">
                <text:p>1.59863551966303</text:p>
              </table:table-cell>
              <table:table-cell office:value-type="float" office:value="1.59863551966323">
                <text:p>1.59863551966323</text:p>
              </table:table-cell>
              <table:table-cell office:value-type="float" office:value="1.86629421952514">
                <text:p>1.86629421952514</text:p>
              </table:table-cell>
              <table:table-cell office:value-type="float" office:value="0.58905">
                <text:p>0.58905</text:p>
              </table:table-cell>
              <table:table-cell office:value-type="float" office:value="0.58905">
                <text:p>0.58905</text:p>
              </table:table-cell>
              <table:table-cell office:value-type="float" office:value="0.58905">
                <text:p>0.58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935373999">
                <text:p>0.400000935373999</text:p>
              </table:table-cell>
              <table:table-cell office:value-type="float" office:value="0.62832">
                <text:p>0.62832</text:p>
              </table:table-cell>
              <table:table-cell office:value-type="float" office:value="0.31416">
                <text:p>0.31416</text:p>
              </table:table-cell>
              <table:table-cell office:value-type="float" office:value="0.314166023246177">
                <text:p>0.314166023246177</text:p>
              </table:table-cell>
              <table:table-cell office:value-type="float" office:value="0.6282849292438">
                <text:p>0.6282849292438</text:p>
              </table:table-cell>
              <table:table-cell office:value-type="float" office:value="1.25679315977561">
                <text:p>1.25679315977561</text:p>
              </table:table-cell>
              <table:table-cell office:value-type="float" office:value="1.60237475299581">
                <text:p>1.60237475299581</text:p>
              </table:table-cell>
              <table:table-cell office:value-type="float" office:value="1.60237475299583">
                <text:p>1.60237475299583</text:p>
              </table:table-cell>
              <table:table-cell office:value-type="float" office:value="1.88597911092444">
                <text:p>1.88597911092444</text:p>
              </table:table-cell>
              <table:table-cell office:value-type="float" office:value="0.62832">
                <text:p>0.62832</text:p>
              </table:table-cell>
              <table:table-cell office:value-type="float" office:value="0.62832">
                <text:p>0.62832</text:p>
              </table:table-cell>
              <table:table-cell office:value-type="float" office:value="0.62832">
                <text:p>0.62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993834874">
                <text:p>0.425000993834874</text:p>
              </table:table-cell>
              <table:table-cell office:value-type="float" office:value="0.66759">
                <text:p>0.66759</text:p>
              </table:table-cell>
              <table:table-cell office:value-type="float" office:value="0.333795">
                <text:p>0.333795</text:p>
              </table:table-cell>
              <table:table-cell office:value-type="float" office:value="0.333801438347856">
                <text:p>0.333801438347856</text:p>
              </table:table-cell>
              <table:table-cell office:value-type="float" office:value="0.667552814615339">
                <text:p>0.667552814615339</text:p>
              </table:table-cell>
              <table:table-cell office:value-type="float" office:value="1.23714777672743">
                <text:p>1.23714777672743</text:p>
              </table:table-cell>
              <table:table-cell office:value-type="float" office:value="1.6063456220456">
                <text:p>1.6063456220456</text:p>
              </table:table-cell>
              <table:table-cell office:value-type="float" office:value="1.60634562204561">
                <text:p>1.60634562204561</text:p>
              </table:table-cell>
              <table:table-cell office:value-type="float" office:value="1.90566604470891">
                <text:p>1.90566604470891</text:p>
              </table:table-cell>
              <table:table-cell office:value-type="float" office:value="0.66759">
                <text:p>0.66759</text:p>
              </table:table-cell>
              <table:table-cell office:value-type="float" office:value="0.66759">
                <text:p>0.66759</text:p>
              </table:table-cell>
              <table:table-cell office:value-type="float" office:value="0.66759">
                <text:p>0.66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1052295749">
                <text:p>0.450001052295749</text:p>
              </table:table-cell>
              <table:table-cell office:value-type="float" office:value="0.70686">
                <text:p>0.70686</text:p>
              </table:table-cell>
              <table:table-cell office:value-type="float" office:value="0.35343">
                <text:p>0.35343</text:p>
              </table:table-cell>
              <table:table-cell office:value-type="float" office:value="0.353436865879741">
                <text:p>0.353436865879741</text:p>
              </table:table-cell>
              <table:table-cell office:value-type="float" office:value="0.70682072484473">
                <text:p>0.70682072484473</text:p>
              </table:table-cell>
              <table:table-cell office:value-type="float" office:value="1.21750300168498">
                <text:p>1.21750300168498</text:p>
              </table:table-cell>
              <table:table-cell office:value-type="float" office:value="1.61054640804399">
                <text:p>1.61054640804399</text:p>
              </table:table-cell>
              <table:table-cell office:value-type="float" office:value="1.61054640804402">
                <text:p>1.61054640804402</text:p>
              </table:table-cell>
              <table:table-cell office:value-type="float" office:value="1.92535508144923">
                <text:p>1.92535508144923</text:p>
              </table:table-cell>
              <table:table-cell office:value-type="float" office:value="0.70686">
                <text:p>0.70686</text:p>
              </table:table-cell>
              <table:table-cell office:value-type="float" office:value="0.70686">
                <text:p>0.70686</text:p>
              </table:table-cell>
              <table:table-cell office:value-type="float" office:value="0.70686">
                <text:p>0.70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1110756624">
                <text:p>0.475001110756624</text:p>
              </table:table-cell>
              <table:table-cell office:value-type="float" office:value="0.74613">
                <text:p>0.74613</text:p>
              </table:table-cell>
              <table:table-cell office:value-type="float" office:value="0.373065">
                <text:p>0.373065</text:p>
              </table:table-cell>
              <table:table-cell office:value-type="float" office:value="0.373072308159863">
                <text:p>0.373072308159863</text:p>
              </table:table-cell>
              <table:table-cell office:value-type="float" office:value="0.746088664565614">
                <text:p>0.746088664565614</text:p>
              </table:table-cell>
              <table:table-cell office:value-type="float" office:value="1.19785880689076">
                <text:p>1.19785880689076</text:p>
              </table:table-cell>
              <table:table-cell office:value-type="float" office:value="1.6149753116921">
                <text:p>1.6149753116921</text:p>
              </table:table-cell>
              <table:table-cell office:value-type="float" office:value="1.61497531169214">
                <text:p>1.61497531169214</text:p>
              </table:table-cell>
              <table:table-cell office:value-type="float" office:value="1.94504628278744">
                <text:p>1.94504628278744</text:p>
              </table:table-cell>
              <table:table-cell office:value-type="float" office:value="0.74613">
                <text:p>0.74613</text:p>
              </table:table-cell>
              <table:table-cell office:value-type="float" office:value="0.74613">
                <text:p>0.74613</text:p>
              </table:table-cell>
              <table:table-cell office:value-type="float" office:value="0.74613">
                <text:p>0.746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1169217499">
                <text:p>0.500001169217499</text:p>
              </table:table-cell>
              <table:table-cell office:value-type="float" office:value="0.7854">
                <text:p>0.7854</text:p>
              </table:table-cell>
              <table:table-cell office:value-type="float" office:value="0.3927">
                <text:p>0.3927</text:p>
              </table:table-cell>
              <table:table-cell office:value-type="float" office:value="0.392707767774346">
                <text:p>0.392707767774346</text:p>
              </table:table-cell>
              <table:table-cell office:value-type="float" office:value="0.785356638952497">
                <text:p>0.785356638952497</text:p>
              </table:table-cell>
              <table:table-cell office:value-type="float" office:value="1.17821516541167">
                <text:p>1.17821516541167</text:p>
              </table:table-cell>
              <table:table-cell office:value-type="float" office:value="1.61963045683914">
                <text:p>1.61963045683914</text:p>
              </table:table-cell>
              <table:table-cell office:value-type="float" office:value="1.61963045683917">
                <text:p>1.61963045683917</text:p>
              </table:table-cell>
              <table:table-cell office:value-type="float" office:value="1.96439141081924">
                <text:p>1.96439141081924</text:p>
              </table:table-cell>
              <table:table-cell office:value-type="float" office:value="0.7854">
                <text:p>0.7854</text:p>
              </table:table-cell>
              <table:table-cell office:value-type="float" office:value="0.7854">
                <text:p>0.7854</text:p>
              </table:table-cell>
              <table:table-cell office:value-type="float" office:value="0.7854">
                <text:p>0.7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1227678374">
                <text:p>0.525001227678374</text:p>
              </table:table-cell>
              <table:table-cell office:value-type="float" office:value="0.82467">
                <text:p>0.82467</text:p>
              </table:table-cell>
              <table:table-cell office:value-type="float" office:value="0.412335">
                <text:p>0.412335</text:p>
              </table:table-cell>
              <table:table-cell office:value-type="float" office:value="0.412343247593768">
                <text:p>0.412343247593768</text:p>
              </table:table-cell>
              <table:table-cell office:value-type="float" office:value="0.824624653750499">
                <text:p>0.824624653750499</text:p>
              </table:table-cell>
              <table:table-cell office:value-type="float" office:value="1.15857205113079">
                <text:p>1.15857205113079</text:p>
              </table:table-cell>
              <table:table-cell office:value-type="float" office:value="1.62450989424401">
                <text:p>1.62450989424401</text:p>
              </table:table-cell>
              <table:table-cell office:value-type="float" office:value="1.62450989424415">
                <text:p>1.62450989424415</text:p>
              </table:table-cell>
              <table:table-cell office:value-type="float" office:value="1.95265477156693">
                <text:p>1.95265477156693</text:p>
              </table:table-cell>
              <table:table-cell office:value-type="float" office:value="0.82467">
                <text:p>0.82467</text:p>
              </table:table-cell>
              <table:table-cell office:value-type="float" office:value="0.82467">
                <text:p>0.82467</text:p>
              </table:table-cell>
              <table:table-cell office:value-type="float" office:value="0.82467">
                <text:p>0.82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1286139248">
                <text:p>0.550001286139248</text:p>
              </table:table-cell>
              <table:table-cell office:value-type="float" office:value="0.86394">
                <text:p>0.86394</text:p>
              </table:table-cell>
              <table:table-cell office:value-type="float" office:value="0.43197">
                <text:p>0.43197</text:p>
              </table:table-cell>
              <table:table-cell office:value-type="float" office:value="0.431978750794164">
                <text:p>0.431978750794164</text:p>
              </table:table-cell>
              <table:table-cell office:value-type="float" office:value="0.863892715302922">
                <text:p>0.863892715302922</text:p>
              </table:table-cell>
              <table:table-cell office:value-type="float" office:value="1.13892943873556">
                <text:p>1.13892943873556</text:p>
              </table:table-cell>
              <table:table-cell office:value-type="float" office:value="1.62961160540524">
                <text:p>1.62961160540524</text:p>
              </table:table-cell>
              <table:table-cell office:value-type="float" office:value="1.6296116054053">
                <text:p>1.6296116054053</text:p>
              </table:table-cell>
              <table:table-cell office:value-type="float" office:value="1.94104689584342">
                <text:p>1.94104689584342</text:p>
              </table:table-cell>
              <table:table-cell office:value-type="float" office:value="0.86394">
                <text:p>0.86394</text:p>
              </table:table-cell>
              <table:table-cell office:value-type="float" office:value="0.86394">
                <text:p>0.86394</text:p>
              </table:table-cell>
              <table:table-cell office:value-type="float" office:value="0.86394">
                <text:p>0.863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1344600123">
                <text:p>0.575001344600123</text:p>
              </table:table-cell>
              <table:table-cell office:value-type="float" office:value="0.90321">
                <text:p>0.90321</text:p>
              </table:table-cell>
              <table:table-cell office:value-type="float" office:value="0.451605">
                <text:p>0.451605</text:p>
              </table:table-cell>
              <table:table-cell office:value-type="float" office:value="0.451614280860321">
                <text:p>0.451614280860321</text:p>
              </table:table-cell>
              <table:table-cell office:value-type="float" office:value="0.903160830583581">
                <text:p>0.903160830583581</text:p>
              </table:table-cell>
              <table:table-cell office:value-type="float" office:value="1.11928730370828">
                <text:p>1.11928730370828</text:p>
              </table:table-cell>
              <table:table-cell office:value-type="float" office:value="1.63493350644123">
                <text:p>1.63493350644123</text:p>
              </table:table-cell>
              <table:table-cell office:value-type="float" office:value="1.63493350644128">
                <text:p>1.63493350644128</text:p>
              </table:table-cell>
              <table:table-cell office:value-type="float" office:value="1.9295700482915">
                <text:p>1.9295700482915</text:p>
              </table:table-cell>
              <table:table-cell office:value-type="float" office:value="0.90321">
                <text:p>0.90321</text:p>
              </table:table-cell>
              <table:table-cell office:value-type="float" office:value="0.90321">
                <text:p>0.90321</text:p>
              </table:table-cell>
              <table:table-cell office:value-type="float" office:value="0.90321">
                <text:p>0.90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1403060998">
                <text:p>0.600001403060998</text:p>
              </table:table-cell>
              <table:table-cell office:value-type="float" office:value="0.942480000000001">
                <text:p>0.942480000000001</text:p>
              </table:table-cell>
              <table:table-cell office:value-type="float" office:value="0.47124">
                <text:p>0.47124</text:p>
              </table:table-cell>
              <table:table-cell office:value-type="float" office:value="0.47124984160615">
                <text:p>0.47124984160615</text:p>
              </table:table-cell>
              <table:table-cell office:value-type="float" office:value="0.942429007221499">
                <text:p>0.942429007221499</text:p>
              </table:table-cell>
              <table:table-cell office:value-type="float" office:value="1.09964562231542">
                <text:p>1.09964562231542</text:p>
              </table:table-cell>
              <table:table-cell office:value-type="float" office:value="1.64047345200795">
                <text:p>1.64047345200795</text:p>
              </table:table-cell>
              <table:table-cell office:value-type="float" office:value="1.64047345200798">
                <text:p>1.64047345200798</text:p>
              </table:table-cell>
              <table:table-cell office:value-type="float" office:value="1.91822652365592">
                <text:p>1.91822652365592</text:p>
              </table:table-cell>
              <table:table-cell office:value-type="float" office:value="0.942480000000001">
                <text:p>0.942480000000001</text:p>
              </table:table-cell>
              <table:table-cell office:value-type="float" office:value="0.942480000000001">
                <text:p>0.942480000000001</text:p>
              </table:table-cell>
              <table:table-cell office:value-type="float" office:value="0.942480000000001">
                <text:p>0.94248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1461521873">
                <text:p>0.625001461521873</text:p>
              </table:table-cell>
              <table:table-cell office:value-type="float" office:value="0.98175">
                <text:p>0.98175</text:p>
              </table:table-cell>
              <table:table-cell office:value-type="float" office:value="0.490875">
                <text:p>0.490875</text:p>
              </table:table-cell>
              <table:table-cell office:value-type="float" office:value="0.49088543719252">
                <text:p>0.49088543719252</text:p>
              </table:table-cell>
              <table:table-cell office:value-type="float" office:value="0.981697253533003">
                <text:p>0.981697253533003</text:p>
              </table:table-cell>
              <table:table-cell office:value-type="float" office:value="1.08000437159817">
                <text:p>1.08000437159817</text:p>
              </table:table-cell>
              <table:table-cell office:value-type="float" office:value="1.64622923923774">
                <text:p>1.64622923923774</text:p>
              </table:table-cell>
              <table:table-cell office:value-type="float" office:value="1.64622923923787">
                <text:p>1.64622923923787</text:p>
              </table:table-cell>
              <table:table-cell office:value-type="float" office:value="1.90701864606347">
                <text:p>1.90701864606347</text:p>
              </table:table-cell>
              <table:table-cell office:value-type="float" office:value="0.98175">
                <text:p>0.98175</text:p>
              </table:table-cell>
              <table:table-cell office:value-type="float" office:value="0.98175">
                <text:p>0.98175</text:p>
              </table:table-cell>
              <table:table-cell office:value-type="float" office:value="0.98175">
                <text:p>0.98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1519982748">
                <text:p>0.650001519982748</text:p>
              </table:table-cell>
              <table:table-cell office:value-type="float" office:value="1.02102">
                <text:p>1.02102</text:p>
              </table:table-cell>
              <table:table-cell office:value-type="float" office:value="0.51051">
                <text:p>0.51051</text:p>
              </table:table-cell>
              <table:table-cell office:value-type="float" office:value="0.510521072133912">
                <text:p>0.510521072133912</text:p>
              </table:table-cell>
              <table:table-cell office:value-type="float" office:value="1.02096557854939">
                <text:p>1.02096557854939</text:p>
              </table:table-cell>
              <table:table-cell office:value-type="float" office:value="1.06036352936044">
                <text:p>1.06036352936044</text:p>
              </table:table-cell>
              <table:table-cell office:value-type="float" office:value="1.65219861168489">
                <text:p>1.65219861168489</text:p>
              </table:table-cell>
              <table:table-cell office:value-type="float" office:value="1.65219861168492">
                <text:p>1.65219861168492</text:p>
              </table:table-cell>
              <table:table-cell office:value-type="float" office:value="1.8959487682189">
                <text:p>1.8959487682189</text:p>
              </table:table-cell>
              <table:table-cell office:value-type="float" office:value="1.02102">
                <text:p>1.02102</text:p>
              </table:table-cell>
              <table:table-cell office:value-type="float" office:value="1.02102">
                <text:p>1.02102</text:p>
              </table:table-cell>
              <table:table-cell office:value-type="float" office:value="1.02102">
                <text:p>1.02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1578443623">
                <text:p>0.675001578443623</text:p>
              </table:table-cell>
              <table:table-cell office:value-type="float" office:value="1.06029">
                <text:p>1.06029</text:p>
              </table:table-cell>
              <table:table-cell office:value-type="float" office:value="0.530145">
                <text:p>0.530145</text:p>
              </table:table-cell>
              <table:table-cell office:value-type="float" office:value="0.530156751318921">
                <text:p>0.530156751318921</text:p>
              </table:table-cell>
              <table:table-cell office:value-type="float" office:value="1.04072307415838">
                <text:p>1.04072307415838</text:p>
              </table:table-cell>
              <table:table-cell office:value-type="float" office:value="1.06023399204565">
                <text:p>1.06023399204565</text:p>
              </table:table-cell>
              <table:table-cell office:value-type="float" office:value="1.65837926326364">
                <text:p>1.65837926326364</text:p>
              </table:table-cell>
              <table:table-cell office:value-type="float" office:value="1.65837926326376">
                <text:p>1.65837926326376</text:p>
              </table:table-cell>
              <table:table-cell office:value-type="float" office:value="1.8850192705121">
                <text:p>1.8850192705121</text:p>
              </table:table-cell>
              <table:table-cell office:value-type="float" office:value="1.06029">
                <text:p>1.06029</text:p>
              </table:table-cell>
              <table:table-cell office:value-type="float" office:value="1.06029">
                <text:p>1.06029</text:p>
              </table:table-cell>
              <table:table-cell office:value-type="float" office:value="1.06029">
                <text:p>1.06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1636904498">
                <text:p>0.700001636904498</text:p>
              </table:table-cell>
              <table:table-cell office:value-type="float" office:value="1.09956">
                <text:p>1.09956</text:p>
              </table:table-cell>
              <table:table-cell office:value-type="float" office:value="0.54978">
                <text:p>0.54978</text:p>
              </table:table-cell>
              <table:table-cell office:value-type="float" office:value="0.549792480020812">
                <text:p>0.549792480020812</text:p>
              </table:table-cell>
              <table:table-cell office:value-type="float" office:value="1.02108298529074">
                <text:p>1.02108298529074</text:p>
              </table:table-cell>
              <table:table-cell office:value-type="float" office:value="1.09950250456784">
                <text:p>1.09950250456784</text:p>
              </table:table-cell>
              <table:table-cell office:value-type="float" office:value="1.66476884216607">
                <text:p>1.66476884216607</text:p>
              </table:table-cell>
              <table:table-cell office:value-type="float" office:value="1.66476884216614">
                <text:p>1.66476884216614</text:p>
              </table:table-cell>
              <table:table-cell office:value-type="float" office:value="1.87423256003225">
                <text:p>1.87423256003225</text:p>
              </table:table-cell>
              <table:table-cell office:value-type="float" office:value="1.09956">
                <text:p>1.09956</text:p>
              </table:table-cell>
              <table:table-cell office:value-type="float" office:value="1.09956">
                <text:p>1.09956</text:p>
              </table:table-cell>
              <table:table-cell office:value-type="float" office:value="1.09956">
                <text:p>1.09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1695365373">
                <text:p>0.725001695365373</text:p>
              </table:table-cell>
              <table:table-cell office:value-type="float" office:value="1.13883">
                <text:p>1.13883</text:p>
              </table:table-cell>
              <table:table-cell office:value-type="float" office:value="0.569415">
                <text:p>0.569415</text:p>
              </table:table-cell>
              <table:table-cell office:value-type="float" office:value="0.569428263911676">
                <text:p>0.569428263911676</text:p>
              </table:table-cell>
              <table:table-cell office:value-type="float" office:value="1.00144324278553">
                <text:p>1.00144324278553</text:p>
              </table:table-cell>
              <table:table-cell office:value-type="float" office:value="1.13877112746216">
                <text:p>1.13877112746216</text:p>
              </table:table-cell>
              <table:table-cell office:value-type="float" office:value="1.67136495474801">
                <text:p>1.67136495474801</text:p>
              </table:table-cell>
              <table:table-cell office:value-type="float" office:value="1.67136495474804">
                <text:p>1.67136495474804</text:p>
              </table:table-cell>
              <table:table-cell office:value-type="float" office:value="1.86359106948724">
                <text:p>1.86359106948724</text:p>
              </table:table-cell>
              <table:table-cell office:value-type="float" office:value="1.13883">
                <text:p>1.13883</text:p>
              </table:table-cell>
              <table:table-cell office:value-type="float" office:value="1.13883">
                <text:p>1.13883</text:p>
              </table:table-cell>
              <table:table-cell office:value-type="float" office:value="1.13883">
                <text:p>1.13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1753826248">
                <text:p>0.750001753826248</text:p>
              </table:table-cell>
              <table:table-cell office:value-type="float" office:value="1.1781">
                <text:p>1.1781</text:p>
              </table:table-cell>
              <table:table-cell office:value-type="float" office:value="0.58905">
                <text:p>0.58905</text:p>
              </table:table-cell>
              <table:table-cell office:value-type="float" office:value="0.58906410908185">
                <text:p>0.58906410908185</text:p>
              </table:table-cell>
              <table:table-cell office:value-type="float" office:value="0.981803827391897">
                <text:p>0.981803827391897</text:p>
              </table:table-cell>
              <table:table-cell office:value-type="float" office:value="1.17803987290292">
                <text:p>1.17803987290292</text:p>
              </table:table-cell>
              <table:table-cell office:value-type="float" office:value="1.67816516936908">
                <text:p>1.67816516936908</text:p>
              </table:table-cell>
              <table:table-cell office:value-type="float" office:value="1.67816516936913">
                <text:p>1.67816516936913</text:p>
              </table:table-cell>
              <table:table-cell office:value-type="float" office:value="1.85309725602258">
                <text:p>1.85309725602258</text:p>
              </table:table-cell>
              <table:table-cell office:value-type="float" office:value="1.1781">
                <text:p>1.1781</text:p>
              </table:table-cell>
              <table:table-cell office:value-type="float" office:value="1.1781">
                <text:p>1.1781</text:p>
              </table:table-cell>
              <table:table-cell office:value-type="float" office:value="1.1781">
                <text:p>1.1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1812287123">
                <text:p>0.775001812287123</text:p>
              </table:table-cell>
              <table:table-cell office:value-type="float" office:value="1.21737">
                <text:p>1.21737</text:p>
              </table:table-cell>
              <table:table-cell office:value-type="float" office:value="0.608685">
                <text:p>0.608685</text:p>
              </table:table-cell>
              <table:table-cell office:value-type="float" office:value="0.608700022045086">
                <text:p>0.608700022045086</text:p>
              </table:table-cell>
              <table:table-cell office:value-type="float" office:value="0.962164720565304">
                <text:p>0.962164720565304</text:p>
              </table:table-cell>
              <table:table-cell office:value-type="float" office:value="1.21730875392045">
                <text:p>1.21730875392045</text:p>
              </table:table-cell>
              <table:table-cell office:value-type="float" office:value="1.68516702017848">
                <text:p>1.68516702017848</text:p>
              </table:table-cell>
              <table:table-cell office:value-type="float" office:value="1.68516702017856">
                <text:p>1.68516702017856</text:p>
              </table:table-cell>
              <table:table-cell office:value-type="float" office:value="1.84275359993804">
                <text:p>1.84275359993804</text:p>
              </table:table-cell>
              <table:table-cell office:value-type="float" office:value="1.21737">
                <text:p>1.21737</text:p>
              </table:table-cell>
              <table:table-cell office:value-type="float" office:value="1.21737">
                <text:p>1.21737</text:p>
              </table:table-cell>
              <table:table-cell office:value-type="float" office:value="1.21737">
                <text:p>1.21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1870747997">
                <text:p>0.800001870747997</text:p>
              </table:table-cell>
              <table:table-cell office:value-type="float" office:value="1.25664">
                <text:p>1.25664</text:p>
              </table:table-cell>
              <table:table-cell office:value-type="float" office:value="0.62832">
                <text:p>0.62832</text:p>
              </table:table-cell>
              <table:table-cell office:value-type="float" office:value="0.628336009758442">
                <text:p>0.628336009758442</text:p>
              </table:table-cell>
              <table:table-cell office:value-type="float" office:value="0.942525904457737">
                <text:p>0.942525904457737</text:p>
              </table:table-cell>
              <table:table-cell office:value-type="float" office:value="1.25657778442818">
                <text:p>1.25657778442818</text:p>
              </table:table-cell>
              <table:table-cell office:value-type="float" office:value="1.69236801083466">
                <text:p>1.69236801083466</text:p>
              </table:table-cell>
              <table:table-cell office:value-type="float" office:value="1.69236801083467">
                <text:p>1.69236801083467</text:p>
              </table:table-cell>
              <table:table-cell office:value-type="float" office:value="1.83256260329803">
                <text:p>1.83256260329803</text:p>
              </table:table-cell>
              <table:table-cell office:value-type="float" office:value="1.25664">
                <text:p>1.25664</text:p>
              </table:table-cell>
              <table:table-cell office:value-type="float" office:value="1.25664">
                <text:p>1.25664</text:p>
              </table:table-cell>
              <table:table-cell office:value-type="float" office:value="1.25664">
                <text:p>1.256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1929208872">
                <text:p>0.825001929208872</text:p>
              </table:table-cell>
              <table:table-cell office:value-type="float" office:value="1.29591">
                <text:p>1.29591</text:p>
              </table:table-cell>
              <table:table-cell office:value-type="float" office:value="0.647955">
                <text:p>0.647955</text:p>
              </table:table-cell>
              <table:table-cell office:value-type="float" office:value="0.647972079636123">
                <text:p>0.647972079636123</text:p>
              </table:table-cell>
              <table:table-cell office:value-type="float" office:value="0.922887361908707">
                <text:p>0.922887361908707</text:p>
              </table:table-cell>
              <table:table-cell office:value-type="float" office:value="1.29584697925106">
                <text:p>1.29584697925106</text:p>
              </table:table-cell>
              <table:table-cell office:value-type="float" office:value="1.69976561815043">
                <text:p>1.69976561815043</text:p>
              </table:table-cell>
              <table:table-cell office:value-type="float" office:value="1.69976561815051">
                <text:p>1.69976561815051</text:p>
              </table:table-cell>
              <table:table-cell office:value-type="float" office:value="1.82252678843325">
                <text:p>1.82252678843325</text:p>
              </table:table-cell>
              <table:table-cell office:value-type="float" office:value="1.29591">
                <text:p>1.29591</text:p>
              </table:table-cell>
              <table:table-cell office:value-type="float" office:value="1.29591">
                <text:p>1.29591</text:p>
              </table:table-cell>
              <table:table-cell office:value-type="float" office:value="1.29591">
                <text:p>1.295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1987669747">
                <text:p>0.850001987669747</text:p>
              </table:table-cell>
              <table:table-cell office:value-type="float" office:value="1.33518">
                <text:p>1.33518</text:p>
              </table:table-cell>
              <table:table-cell office:value-type="float" office:value="0.66759">
                <text:p>0.66759</text:p>
              </table:table-cell>
              <table:table-cell office:value-type="float" office:value="0.667608239559179">
                <text:p>0.667608239559179</text:p>
              </table:table-cell>
              <table:table-cell office:value-type="float" office:value="0.903249076427619">
                <text:p>0.903249076427619</text:p>
              </table:table-cell>
              <table:table-cell office:value-type="float" office:value="1.33511635415219">
                <text:p>1.33511635415219</text:p>
              </table:table-cell>
              <table:table-cell office:value-type="float" office:value="1.70735729565494">
                <text:p>1.70735729565494</text:p>
              </table:table-cell>
              <table:table-cell office:value-type="float" office:value="1.70735729565503">
                <text:p>1.70735729565503</text:p>
              </table:table-cell>
              <table:table-cell office:value-type="float" office:value="1.80636268750673">
                <text:p>1.80636268750673</text:p>
              </table:table-cell>
              <table:table-cell office:value-type="float" office:value="1.33518">
                <text:p>1.33518</text:p>
              </table:table-cell>
              <table:table-cell office:value-type="float" office:value="1.33518">
                <text:p>1.33518</text:p>
              </table:table-cell>
              <table:table-cell office:value-type="float" office:value="1.33518">
                <text:p>1.335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2046130622">
                <text:p>0.875002046130622</text:p>
              </table:table-cell>
              <table:table-cell office:value-type="float" office:value="1.37445">
                <text:p>1.37445</text:p>
              </table:table-cell>
              <table:table-cell office:value-type="float" office:value="0.687225">
                <text:p>0.687225</text:p>
              </table:table-cell>
              <table:table-cell office:value-type="float" office:value="0.687244497892663">
                <text:p>0.687244497892663</text:p>
              </table:table-cell>
              <table:table-cell office:value-type="float" office:value="0.883611032187437">
                <text:p>0.883611032187437</text:p>
              </table:table-cell>
              <table:table-cell office:value-type="float" office:value="1.37438592585987">
                <text:p>1.37438592585987</text:p>
              </table:table-cell>
              <table:table-cell office:value-type="float" office:value="1.71514047706478">
                <text:p>1.71514047706478</text:p>
              </table:table-cell>
              <table:table-cell office:value-type="float" office:value="1.71514047706494">
                <text:p>1.71514047706494</text:p>
              </table:table-cell>
              <table:table-cell office:value-type="float" office:value="1.76708954425432">
                <text:p>1.76708954425432</text:p>
              </table:table-cell>
              <table:table-cell office:value-type="float" office:value="1.37445">
                <text:p>1.37445</text:p>
              </table:table-cell>
              <table:table-cell office:value-type="float" office:value="1.37445">
                <text:p>1.37445</text:p>
              </table:table-cell>
              <table:table-cell office:value-type="float" office:value="1.37445">
                <text:p>1.374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2104591497">
                <text:p>0.900002104591497</text:p>
              </table:table-cell>
              <table:table-cell office:value-type="float" office:value="1.41372">
                <text:p>1.41372</text:p>
              </table:table-cell>
              <table:table-cell office:value-type="float" office:value="0.70686">
                <text:p>0.70686</text:p>
              </table:table-cell>
              <table:table-cell office:value-type="float" office:value="0.70688086349876">
                <text:p>0.70688086349876</text:p>
              </table:table-cell>
              <table:table-cell office:value-type="float" office:value="0.863973214010112">
                <text:p>0.863973214010112</text:p>
              </table:table-cell>
              <table:table-cell office:value-type="float" office:value="1.41365571209524">
                <text:p>1.41365571209524</text:p>
              </table:table-cell>
              <table:table-cell office:value-type="float" office:value="1.72311257965833">
                <text:p>1.72311257965833</text:p>
              </table:table-cell>
              <table:table-cell office:value-type="float" office:value="1.72311257965838">
                <text:p>1.72311257965838</text:p>
              </table:table-cell>
              <table:table-cell office:value-type="float" office:value="1.72781685309306">
                <text:p>1.72781685309306</text:p>
              </table:table-cell>
              <table:table-cell office:value-type="float" office:value="1.41372">
                <text:p>1.41372</text:p>
              </table:table-cell>
              <table:table-cell office:value-type="float" office:value="1.41372">
                <text:p>1.41372</text:p>
              </table:table-cell>
              <table:table-cell office:value-type="float" office:value="1.41372">
                <text:p>1.413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2163052372">
                <text:p>0.925002163052372</text:p>
              </table:table-cell>
              <table:table-cell office:value-type="float" office:value="1.45299">
                <text:p>1.45299</text:p>
              </table:table-cell>
              <table:table-cell office:value-type="float" office:value="0.726495">
                <text:p>0.726495</text:p>
              </table:table-cell>
              <table:table-cell office:value-type="float" office:value="0.726517345746901">
                <text:p>0.726517345746901</text:p>
              </table:table-cell>
              <table:table-cell office:value-type="float" office:value="0.844335607353318">
                <text:p>0.844335607353318</text:p>
              </table:table-cell>
              <table:table-cell office:value-type="float" office:value="1.45292573159794">
                <text:p>1.45292573159794</text:p>
              </table:table-cell>
              <table:table-cell office:value-type="float" office:value="1.6885445849429">
                <text:p>1.6885445849429</text:p>
              </table:table-cell>
              <table:table-cell office:value-type="float" office:value="1.73127100754597">
                <text:p>1.73127100754597</text:p>
              </table:table-cell>
              <table:table-cell office:value-type="float" office:value="1.73127100754606">
                <text:p>1.73127100754606</text:p>
              </table:table-cell>
              <table:table-cell office:value-type="float" office:value="1.45299">
                <text:p>1.45299</text:p>
              </table:table-cell>
              <table:table-cell office:value-type="float" office:value="1.45299">
                <text:p>1.45299</text:p>
              </table:table-cell>
              <table:table-cell office:value-type="float" office:value="1.45299">
                <text:p>1.452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2221513247">
                <text:p>0.950002221513247</text:p>
              </table:table-cell>
              <table:table-cell office:value-type="float" office:value="1.49226">
                <text:p>1.49226</text:p>
              </table:table-cell>
              <table:table-cell office:value-type="float" office:value="0.74613">
                <text:p>0.74613</text:p>
              </table:table-cell>
              <table:table-cell office:value-type="float" office:value="0.746153954531907">
                <text:p>0.746153954531907</text:p>
              </table:table-cell>
              <table:table-cell office:value-type="float" office:value="0.824698198302601">
                <text:p>0.824698198302601</text:p>
              </table:table-cell>
              <table:table-cell office:value-type="float" office:value="1.49219600415466">
                <text:p>1.49219600415466</text:p>
              </table:table-cell>
              <table:table-cell office:value-type="float" office:value="1.6492727119739">
                <text:p>1.6492727119739</text:p>
              </table:table-cell>
              <table:table-cell office:value-type="float" office:value="1.7396131548337">
                <text:p>1.7396131548337</text:p>
              </table:table-cell>
              <table:table-cell office:value-type="float" office:value="1.73961315483376">
                <text:p>1.73961315483376</text:p>
              </table:table-cell>
              <table:table-cell office:value-type="float" office:value="1.49226">
                <text:p>1.49226</text:p>
              </table:table-cell>
              <table:table-cell office:value-type="float" office:value="1.49226">
                <text:p>1.49226</text:p>
              </table:table-cell>
              <table:table-cell office:value-type="float" office:value="1.49226">
                <text:p>1.492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2279974122">
                <text:p>0.975002279974122</text:p>
              </table:table-cell>
              <table:table-cell office:value-type="float" office:value="1.53153">
                <text:p>1.53153</text:p>
              </table:table-cell>
              <table:table-cell office:value-type="float" office:value="0.765765">
                <text:p>0.765765</text:p>
              </table:table-cell>
              <table:table-cell office:value-type="float" office:value="0.765790700282444">
                <text:p>0.765790700282444</text:p>
              </table:table-cell>
              <table:table-cell office:value-type="float" office:value="0.805060973553677">
                <text:p>0.805060973553677</text:p>
              </table:table-cell>
              <table:table-cell office:value-type="float" office:value="1.53146655062265">
                <text:p>1.53146655062265</text:p>
              </table:table-cell>
              <table:table-cell office:value-type="float" office:value="1.61000120758142">
                <text:p>1.61000120758142</text:p>
              </table:table-cell>
              <table:table-cell office:value-type="float" office:value="1.74813640867188">
                <text:p>1.74813640867188</text:p>
              </table:table-cell>
              <table:table-cell office:value-type="float" office:value="1.74813640867196">
                <text:p>1.74813640867196</text:p>
              </table:table-cell>
              <table:table-cell office:value-type="float" office:value="1.53153">
                <text:p>1.53153</text:p>
              </table:table-cell>
              <table:table-cell office:value-type="float" office:value="1.53153">
                <text:p>1.53153</text:p>
              </table:table-cell>
              <table:table-cell office:value-type="float" office:value="1.53153">
                <text:p>1.53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2338435">
                <text:p>1.000002338435</text:p>
              </table:table-cell>
              <table:table-cell office:value-type="float" office:value="1.5708">
                <text:p>1.5708</text:p>
              </table:table-cell>
              <table:table-cell office:value-type="float" office:value="0.7854">
                <text:p>0.7854</text:p>
              </table:table-cell>
              <table:table-cell office:value-type="float" office:value="0.78542392040378">
                <text:p>0.78542392040378</text:p>
              </table:table-cell>
              <table:table-cell office:value-type="float" office:value="0.785427593977686">
                <text:p>0.785427593977686</text:p>
              </table:table-cell>
              <table:table-cell office:value-type="float" office:value="1.57073004636083">
                <text:p>1.57073004636083</text:p>
              </table:table-cell>
              <table:table-cell office:value-type="float" office:value="1.5707373929577">
                <text:p>1.5707373929577</text:p>
              </table:table-cell>
              <table:table-cell office:value-type="float" office:value="1.75683650778893">
                <text:p>1.75683650778893</text:p>
              </table:table-cell>
              <table:table-cell office:value-type="float" office:value="1.75683650778902">
                <text:p>1.75683650778902</text:p>
              </table:table-cell>
              <table:table-cell office:value-type="float" office:value="1.5708">
                <text:p>1.5708</text:p>
              </table:table-cell>
              <table:table-cell office:value-type="float" office:value="1.5708">
                <text:p>1.5708</text:p>
              </table:table-cell>
              <table:table-cell office:value-type="float" office:value="1.5708">
                <text:p>1.57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